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1.55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1" table:style-name="ta1">
        <table:shapes>
          <draw:frame draw:z-index="0" draw:style-name="gr1" draw:text-style-name="P1" svg:width="12.565in" svg:height="3.5421in" svg:x="6.213in" svg:y="0.6323in">
            <draw:object draw:notify-on-update-of-ranges="x1.A3:x1.A533 x1.B3:x1.B533 x1.C3:x1.C533 x1.D3:x1.D533 x1.E3:x1.E5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SPY: Loaded 791 history records</text:p>
          </table:table-cell>
          <table:table-cell office:value-type="string" calcext:value-type="string">
            <text:p><text:s/>earlist date 2022-01-0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A 200</text:p>
          </table:table-cell>
          <table:table-cell office:value-type="string" calcext:value-type="string">
            <text:p>MA 5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float" office:value="397.14" calcext:value-type="float">
            <text:p>397.14</text:p>
          </table:table-cell>
          <table:table-cell office:value-type="float" office:value="386.79" calcext:value-type="float">
            <text:p>386.79</text:p>
          </table:table-cell>
          <table:table-cell office:value-type="float" office:value="386.998" calcext:value-type="float">
            <text:p>386.998</text:p>
          </table:table-cell>
          <table:table-cell office:value-type="float" office:value="386.786" calcext:value-type="float">
            <text:p>386.786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office:value-type="float" office:value="396.82" calcext:value-type="float">
            <text:p>396.82</text:p>
          </table:table-cell>
          <table:table-cell office:value-type="float" office:value="388.73" calcext:value-type="float">
            <text:p>388.73</text:p>
          </table:table-cell>
          <table:table-cell office:value-type="float" office:value="386.727" calcext:value-type="float">
            <text:p>386.727</text:p>
          </table:table-cell>
          <table:table-cell office:value-type="float" office:value="388.732" calcext:value-type="float">
            <text:p>388.732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office:value-type="float" office:value="396.51" calcext:value-type="float">
            <text:p>396.51</text:p>
          </table:table-cell>
          <table:table-cell office:value-type="float" office:value="388.91" calcext:value-type="float">
            <text:p>388.91</text:p>
          </table:table-cell>
          <table:table-cell office:value-type="float" office:value="386.461" calcext:value-type="float">
            <text:p>386.461</text:p>
          </table:table-cell>
          <table:table-cell office:value-type="float" office:value="388.91" calcext:value-type="float">
            <text:p>388.91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office:value-type="float" office:value="396.26" calcext:value-type="float">
            <text:p>396.26</text:p>
          </table:table-cell>
          <table:table-cell office:value-type="float" office:value="387.56" calcext:value-type="float">
            <text:p>387.56</text:p>
          </table:table-cell>
          <table:table-cell office:value-type="float" office:value="386.174" calcext:value-type="float">
            <text:p>386.174</text:p>
          </table:table-cell>
          <table:table-cell office:value-type="float" office:value="387.56" calcext:value-type="float">
            <text:p>387.56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float" office:value="396.02" calcext:value-type="float">
            <text:p>396.02</text:p>
          </table:table-cell>
          <table:table-cell office:value-type="float" office:value="387.35" calcext:value-type="float">
            <text:p>387.35</text:p>
          </table:table-cell>
          <table:table-cell office:value-type="float" office:value="385.904" calcext:value-type="float">
            <text:p>385.904</text:p>
          </table:table-cell>
          <table:table-cell office:value-type="float" office:value="387.348" calcext:value-type="float">
            <text:p>387.348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office:value-type="float" office:value="395.78" calcext:value-type="float">
            <text:p>395.78</text:p>
          </table:table-cell>
          <table:table-cell office:value-type="float" office:value="387.77" calcext:value-type="float">
            <text:p>387.77</text:p>
          </table:table-cell>
          <table:table-cell office:value-type="float" office:value="385.685" calcext:value-type="float">
            <text:p>385.685</text:p>
          </table:table-cell>
          <table:table-cell office:value-type="float" office:value="387.766" calcext:value-type="float">
            <text:p>387.766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office:value-type="float" office:value="395.55" calcext:value-type="float">
            <text:p>395.55</text:p>
          </table:table-cell>
          <table:table-cell office:value-type="float" office:value="388.24" calcext:value-type="float">
            <text:p>388.24</text:p>
          </table:table-cell>
          <table:table-cell office:value-type="float" office:value="385.486" calcext:value-type="float">
            <text:p>385.486</text:p>
          </table:table-cell>
          <table:table-cell office:value-type="float" office:value="388.244" calcext:value-type="float">
            <text:p>388.244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office:value-type="float" office:value="395.28" calcext:value-type="float">
            <text:p>395.28</text:p>
          </table:table-cell>
          <table:table-cell office:value-type="float" office:value="389.98" calcext:value-type="float">
            <text:p>389.98</text:p>
          </table:table-cell>
          <table:table-cell office:value-type="float" office:value="385.276" calcext:value-type="float">
            <text:p>385.276</text:p>
          </table:table-cell>
          <table:table-cell office:value-type="float" office:value="389.984" calcext:value-type="float">
            <text:p>389.984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office:value-type="float" office:value="394.99" calcext:value-type="float">
            <text:p>394.99</text:p>
          </table:table-cell>
          <table:table-cell office:value-type="float" office:value="393.15" calcext:value-type="float">
            <text:p>393.15</text:p>
          </table:table-cell>
          <table:table-cell office:value-type="float" office:value="385.095" calcext:value-type="float">
            <text:p>385.095</text:p>
          </table:table-cell>
          <table:table-cell office:value-type="float" office:value="393.148" calcext:value-type="float">
            <text:p>393.148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float" office:value="394.76" calcext:value-type="float">
            <text:p>394.76</text:p>
          </table:table-cell>
          <table:table-cell office:value-type="float" office:value="395.07" calcext:value-type="float">
            <text:p>395.07</text:p>
          </table:table-cell>
          <table:table-cell office:value-type="float" office:value="384.954" calcext:value-type="float">
            <text:p>384.954</text:p>
          </table:table-cell>
          <table:table-cell office:value-type="float" office:value="395.072" calcext:value-type="float">
            <text:p>395.072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office:value-type="float" office:value="394.54" calcext:value-type="float">
            <text:p>394.54</text:p>
          </table:table-cell>
          <table:table-cell office:value-type="float" office:value="395.06" calcext:value-type="float">
            <text:p>395.06</text:p>
          </table:table-cell>
          <table:table-cell office:value-type="float" office:value="384.797" calcext:value-type="float">
            <text:p>384.797</text:p>
          </table:table-cell>
          <table:table-cell office:value-type="float" office:value="395.064" calcext:value-type="float">
            <text:p>395.064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394.35" calcext:value-type="float">
            <text:p>394.35</text:p>
          </table:table-cell>
          <table:table-cell office:value-type="float" office:value="396.3" calcext:value-type="float">
            <text:p>396.3</text:p>
          </table:table-cell>
          <table:table-cell office:value-type="float" office:value="384.644" calcext:value-type="float">
            <text:p>384.644</text:p>
          </table:table-cell>
          <table:table-cell office:value-type="float" office:value="396.296" calcext:value-type="float">
            <text:p>396.296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float" office:value="394.18" calcext:value-type="float">
            <text:p>394.18</text:p>
          </table:table-cell>
          <table:table-cell office:value-type="float" office:value="398.35" calcext:value-type="float">
            <text:p>398.35</text:p>
          </table:table-cell>
          <table:table-cell office:value-type="float" office:value="384.539" calcext:value-type="float">
            <text:p>384.539</text:p>
          </table:table-cell>
          <table:table-cell office:value-type="float" office:value="398.35" calcext:value-type="float">
            <text:p>398.35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office:value-type="float" office:value="394.04" calcext:value-type="float">
            <text:p>394.04</text:p>
          </table:table-cell>
          <table:table-cell office:value-type="float" office:value="400.71" calcext:value-type="float">
            <text:p>400.71</text:p>
          </table:table-cell>
          <table:table-cell office:value-type="float" office:value="384.463" calcext:value-type="float">
            <text:p>384.463</text:p>
          </table:table-cell>
          <table:table-cell office:value-type="float" office:value="400.712" calcext:value-type="float">
            <text:p>400.712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office:value-type="float" office:value="393.95" calcext:value-type="float">
            <text:p>393.95</text:p>
          </table:table-cell>
          <table:table-cell office:value-type="float" office:value="402.02" calcext:value-type="float">
            <text:p>402.02</text:p>
          </table:table-cell>
          <table:table-cell office:value-type="float" office:value="384.331" calcext:value-type="float">
            <text:p>384.331</text:p>
          </table:table-cell>
          <table:table-cell office:value-type="float" office:value="402.022" calcext:value-type="float">
            <text:p>402.022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office:value-type="float" office:value="393.82" calcext:value-type="float">
            <text:p>393.82</text:p>
          </table:table-cell>
          <table:table-cell office:value-type="float" office:value="403.84" calcext:value-type="float">
            <text:p>403.84</text:p>
          </table:table-cell>
          <table:table-cell office:value-type="float" office:value="384.188" calcext:value-type="float">
            <text:p>384.188</text:p>
          </table:table-cell>
          <table:table-cell office:value-type="float" office:value="403.836" calcext:value-type="float">
            <text:p>403.836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office:value-type="float" office:value="393.74" calcext:value-type="float">
            <text:p>393.74</text:p>
          </table:table-cell>
          <table:table-cell office:value-type="float" office:value="405.55" calcext:value-type="float">
            <text:p>405.55</text:p>
          </table:table-cell>
          <table:table-cell office:value-type="float" office:value="384.103" calcext:value-type="float">
            <text:p>384.103</text:p>
          </table:table-cell>
          <table:table-cell office:value-type="float" office:value="405.548" calcext:value-type="float">
            <text:p>405.548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office:value-type="float" office:value="393.68" calcext:value-type="float">
            <text:p>393.68</text:p>
          </table:table-cell>
          <table:table-cell office:value-type="float" office:value="405.52" calcext:value-type="float">
            <text:p>405.52</text:p>
          </table:table-cell>
          <table:table-cell office:value-type="float" office:value="384.055" calcext:value-type="float">
            <text:p>384.055</text:p>
          </table:table-cell>
          <table:table-cell office:value-type="float" office:value="405.518" calcext:value-type="float">
            <text:p>405.518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office:value-type="float" office:value="393.65" calcext:value-type="float">
            <text:p>393.65</text:p>
          </table:table-cell>
          <table:table-cell office:value-type="float" office:value="403.61" calcext:value-type="float">
            <text:p>403.61</text:p>
          </table:table-cell>
          <table:table-cell office:value-type="float" office:value="383.977" calcext:value-type="float">
            <text:p>383.977</text:p>
          </table:table-cell>
          <table:table-cell office:value-type="float" office:value="403.614" calcext:value-type="float">
            <text:p>403.614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office:value-type="float" office:value="393.57" calcext:value-type="float">
            <text:p>393.57</text:p>
          </table:table-cell>
          <table:table-cell office:value-type="float" office:value="402.77" calcext:value-type="float">
            <text:p>402.77</text:p>
          </table:table-cell>
          <table:table-cell office:value-type="float" office:value="383.963" calcext:value-type="float">
            <text:p>383.963</text:p>
          </table:table-cell>
          <table:table-cell office:value-type="float" office:value="402.768" calcext:value-type="float">
            <text:p>402.768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office:value-type="float" office:value="393.44" calcext:value-type="float">
            <text:p>393.44</text:p>
          </table:table-cell>
          <table:table-cell office:value-type="float" office:value="403.36" calcext:value-type="float">
            <text:p>403.36</text:p>
          </table:table-cell>
          <table:table-cell office:value-type="float" office:value="383.968" calcext:value-type="float">
            <text:p>383.968</text:p>
          </table:table-cell>
          <table:table-cell office:value-type="float" office:value="403.358" calcext:value-type="float">
            <text:p>403.358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float" office:value="393.32" calcext:value-type="float">
            <text:p>393.32</text:p>
          </table:table-cell>
          <table:table-cell office:value-type="float" office:value="402.86" calcext:value-type="float">
            <text:p>402.86</text:p>
          </table:table-cell>
          <table:table-cell office:value-type="float" office:value="383.921" calcext:value-type="float">
            <text:p>383.921</text:p>
          </table:table-cell>
          <table:table-cell office:value-type="float" office:value="402.856" calcext:value-type="float">
            <text:p>402.856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float" office:value="393.17" calcext:value-type="float">
            <text:p>393.17</text:p>
          </table:table-cell>
          <table:table-cell office:value-type="float" office:value="403.51" calcext:value-type="float">
            <text:p>403.51</text:p>
          </table:table-cell>
          <table:table-cell office:value-type="float" office:value="383.957" calcext:value-type="float">
            <text:p>383.957</text:p>
          </table:table-cell>
          <table:table-cell office:value-type="float" office:value="403.51" calcext:value-type="float">
            <text:p>403.51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office:value-type="float" office:value="393.04" calcext:value-type="float">
            <text:p>393.04</text:p>
          </table:table-cell>
          <table:table-cell office:value-type="float" office:value="403.74" calcext:value-type="float">
            <text:p>403.74</text:p>
          </table:table-cell>
          <table:table-cell office:value-type="float" office:value="383.952" calcext:value-type="float">
            <text:p>383.952</text:p>
          </table:table-cell>
          <table:table-cell office:value-type="float" office:value="403.744" calcext:value-type="float">
            <text:p>403.744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office:value-type="float" office:value="392.92" calcext:value-type="float">
            <text:p>392.92</text:p>
          </table:table-cell>
          <table:table-cell office:value-type="float" office:value="403.59" calcext:value-type="float">
            <text:p>403.59</text:p>
          </table:table-cell>
          <table:table-cell office:value-type="float" office:value="383.934" calcext:value-type="float">
            <text:p>383.934</text:p>
          </table:table-cell>
          <table:table-cell office:value-type="float" office:value="403.59" calcext:value-type="float">
            <text:p>403.59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office:value-type="float" office:value="392.81" calcext:value-type="float">
            <text:p>392.81</text:p>
          </table:table-cell>
          <table:table-cell office:value-type="float" office:value="400.89" calcext:value-type="float">
            <text:p>400.89</text:p>
          </table:table-cell>
          <table:table-cell office:value-type="float" office:value="383.814" calcext:value-type="float">
            <text:p>383.814</text:p>
          </table:table-cell>
          <table:table-cell office:value-type="float" office:value="400.892" calcext:value-type="float">
            <text:p>400.892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office:value-type="float" office:value="392.69" calcext:value-type="float">
            <text:p>392.69</text:p>
          </table:table-cell>
          <table:table-cell office:value-type="float" office:value="398.12" calcext:value-type="float">
            <text:p>398.12</text:p>
          </table:table-cell>
          <table:table-cell office:value-type="float" office:value="383.765" calcext:value-type="float">
            <text:p>383.765</text:p>
          </table:table-cell>
          <table:table-cell office:value-type="float" office:value="398.124" calcext:value-type="float">
            <text:p>398.124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office:value-type="float" office:value="392.55" calcext:value-type="float">
            <text:p>392.55</text:p>
          </table:table-cell>
          <table:table-cell office:value-type="float" office:value="395.51" calcext:value-type="float">
            <text:p>395.51</text:p>
          </table:table-cell>
          <table:table-cell office:value-type="float" office:value="383.739" calcext:value-type="float">
            <text:p>383.739</text:p>
          </table:table-cell>
          <table:table-cell office:value-type="float" office:value="395.508" calcext:value-type="float">
            <text:p>395.508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office:value-type="float" office:value="392.42" calcext:value-type="float">
            <text:p>392.42</text:p>
          </table:table-cell>
          <table:table-cell office:value-type="float" office:value="393.17" calcext:value-type="float">
            <text:p>393.17</text:p>
          </table:table-cell>
          <table:table-cell office:value-type="float" office:value="383.755" calcext:value-type="float">
            <text:p>383.755</text:p>
          </table:table-cell>
          <table:table-cell office:value-type="float" office:value="393.172" calcext:value-type="float">
            <text:p>393.172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office:value-type="float" office:value="392.32" calcext:value-type="float">
            <text:p>392.32</text:p>
          </table:table-cell>
          <table:table-cell office:value-type="float" office:value="391.3" calcext:value-type="float">
            <text:p>391.3</text:p>
          </table:table-cell>
          <table:table-cell office:value-type="float" office:value="383.774" calcext:value-type="float">
            <text:p>383.774</text:p>
          </table:table-cell>
          <table:table-cell office:value-type="float" office:value="391.3" calcext:value-type="float">
            <text:p>391.3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392.19" calcext:value-type="float">
            <text:p>392.19</text:p>
          </table:table-cell>
          <table:table-cell office:value-type="float" office:value="390.74" calcext:value-type="float">
            <text:p>390.74</text:p>
          </table:table-cell>
          <table:table-cell office:value-type="float" office:value="383.816" calcext:value-type="float">
            <text:p>383.816</text:p>
          </table:table-cell>
          <table:table-cell office:value-type="float" office:value="390.744" calcext:value-type="float">
            <text:p>390.744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392.04" calcext:value-type="float">
            <text:p>392.04</text:p>
          </table:table-cell>
          <table:table-cell office:value-type="float" office:value="390" calcext:value-type="float">
            <text:p>390</text:p>
          </table:table-cell>
          <table:table-cell office:value-type="float" office:value="383.853" calcext:value-type="float">
            <text:p>383.853</text:p>
          </table:table-cell>
          <table:table-cell office:value-type="float" office:value="389.998" calcext:value-type="float">
            <text:p>389.998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float" office:value="391.89" calcext:value-type="float">
            <text:p>391.89</text:p>
          </table:table-cell>
          <table:table-cell office:value-type="float" office:value="389.44" calcext:value-type="float">
            <text:p>389.44</text:p>
          </table:table-cell>
          <table:table-cell office:value-type="float" office:value="383.859" calcext:value-type="float">
            <text:p>383.859</text:p>
          </table:table-cell>
          <table:table-cell office:value-type="float" office:value="389.438" calcext:value-type="float">
            <text:p>389.438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office:value-type="float" office:value="391.76" calcext:value-type="float">
            <text:p>391.76</text:p>
          </table:table-cell>
          <table:table-cell office:value-type="float" office:value="390.97" calcext:value-type="float">
            <text:p>390.97</text:p>
          </table:table-cell>
          <table:table-cell office:value-type="float" office:value="383.905" calcext:value-type="float">
            <text:p>383.905</text:p>
          </table:table-cell>
          <table:table-cell office:value-type="float" office:value="390.972" calcext:value-type="float">
            <text:p>390.972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office:value-type="float" office:value="391.64" calcext:value-type="float">
            <text:p>391.64</text:p>
          </table:table-cell>
          <table:table-cell office:value-type="float" office:value="392.3" calcext:value-type="float">
            <text:p>392.3</text:p>
          </table:table-cell>
          <table:table-cell office:value-type="float" office:value="383.911" calcext:value-type="float">
            <text:p>383.911</text:p>
          </table:table-cell>
          <table:table-cell office:value-type="float" office:value="392.296" calcext:value-type="float">
            <text:p>392.296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office:value-type="float" office:value="391.54" calcext:value-type="float">
            <text:p>391.54</text:p>
          </table:table-cell>
          <table:table-cell office:value-type="float" office:value="392.69" calcext:value-type="float">
            <text:p>392.69</text:p>
          </table:table-cell>
          <table:table-cell office:value-type="float" office:value="383.968" calcext:value-type="float">
            <text:p>383.968</text:p>
          </table:table-cell>
          <table:table-cell office:value-type="float" office:value="392.69" calcext:value-type="float">
            <text:p>392.69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office:value-type="float" office:value="391.46" calcext:value-type="float">
            <text:p>391.46</text:p>
          </table:table-cell>
          <table:table-cell office:value-type="float" office:value="393.51" calcext:value-type="float">
            <text:p>393.51</text:p>
          </table:table-cell>
          <table:table-cell office:value-type="float" office:value="384.039" calcext:value-type="float">
            <text:p>384.039</text:p>
          </table:table-cell>
          <table:table-cell office:value-type="float" office:value="393.51" calcext:value-type="float">
            <text:p>393.51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office:value-type="float" office:value="391.37" calcext:value-type="float">
            <text:p>391.37</text:p>
          </table:table-cell>
          <table:table-cell office:value-type="float" office:value="392.28" calcext:value-type="float">
            <text:p>392.28</text:p>
          </table:table-cell>
          <table:table-cell office:value-type="float" office:value="384.073" calcext:value-type="float">
            <text:p>384.073</text:p>
          </table:table-cell>
          <table:table-cell office:value-type="float" office:value="392.282" calcext:value-type="float">
            <text:p>392.282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office:value-type="float" office:value="391.27" calcext:value-type="float">
            <text:p>391.27</text:p>
          </table:table-cell>
          <table:table-cell office:value-type="float" office:value="388.69" calcext:value-type="float">
            <text:p>388.69</text:p>
          </table:table-cell>
          <table:table-cell office:value-type="float" office:value="384.044" calcext:value-type="float">
            <text:p>384.044</text:p>
          </table:table-cell>
          <table:table-cell office:value-type="float" office:value="388.692" calcext:value-type="float">
            <text:p>388.692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office:value-type="float" office:value="391.17" calcext:value-type="float">
            <text:p>391.17</text:p>
          </table:table-cell>
          <table:table-cell office:value-type="float" office:value="384.94" calcext:value-type="float">
            <text:p>384.94</text:p>
          </table:table-cell>
          <table:table-cell office:value-type="float" office:value="384.027" calcext:value-type="float">
            <text:p>384.027</text:p>
          </table:table-cell>
          <table:table-cell office:value-type="float" office:value="384.938" calcext:value-type="float">
            <text:p>384.938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office:value-type="float" office:value="391.08" calcext:value-type="float">
            <text:p>391.08</text:p>
          </table:table-cell>
          <table:table-cell office:value-type="float" office:value="383.65" calcext:value-type="float">
            <text:p>383.65</text:p>
          </table:table-cell>
          <table:table-cell office:value-type="float" office:value="384.025" calcext:value-type="float">
            <text:p>384.025</text:p>
          </table:table-cell>
          <table:table-cell office:value-type="float" office:value="383.654" calcext:value-type="float">
            <text:p>383.654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390.95" calcext:value-type="float">
            <text:p>390.95</text:p>
          </table:table-cell>
          <table:table-cell office:value-type="float" office:value="381.76" calcext:value-type="float">
            <text:p>381.76</text:p>
          </table:table-cell>
          <table:table-cell office:value-type="float" office:value="383.972" calcext:value-type="float">
            <text:p>383.972</text:p>
          </table:table-cell>
          <table:table-cell office:value-type="float" office:value="381.76" calcext:value-type="float">
            <text:p>381.76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office:value-type="float" office:value="390.81" calcext:value-type="float">
            <text:p>390.81</text:p>
          </table:table-cell>
          <table:table-cell office:value-type="float" office:value="382.65" calcext:value-type="float">
            <text:p>382.65</text:p>
          </table:table-cell>
          <table:table-cell office:value-type="float" office:value="383.904" calcext:value-type="float">
            <text:p>383.904</text:p>
          </table:table-cell>
          <table:table-cell office:value-type="float" office:value="382.654" calcext:value-type="float">
            <text:p>382.654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office:value-type="float" office:value="390.66" calcext:value-type="float">
            <text:p>390.66</text:p>
          </table:table-cell>
          <table:table-cell office:value-type="float" office:value="383.75" calcext:value-type="float">
            <text:p>383.75</text:p>
          </table:table-cell>
          <table:table-cell office:value-type="float" office:value="383.825" calcext:value-type="float">
            <text:p>383.825</text:p>
          </table:table-cell>
          <table:table-cell office:value-type="float" office:value="383.746" calcext:value-type="float">
            <text:p>383.746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office:value-type="float" office:value="390.55" calcext:value-type="float">
            <text:p>390.55</text:p>
          </table:table-cell>
          <table:table-cell office:value-type="float" office:value="385.69" calcext:value-type="float">
            <text:p>385.69</text:p>
          </table:table-cell>
          <table:table-cell office:value-type="float" office:value="383.78" calcext:value-type="float">
            <text:p>383.78</text:p>
          </table:table-cell>
          <table:table-cell office:value-type="float" office:value="385.688" calcext:value-type="float">
            <text:p>385.688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office:value-type="float" office:value="390.49" calcext:value-type="float">
            <text:p>390.49</text:p>
          </table:table-cell>
          <table:table-cell office:value-type="float" office:value="387.4" calcext:value-type="float">
            <text:p>387.4</text:p>
          </table:table-cell>
          <table:table-cell office:value-type="float" office:value="383.723" calcext:value-type="float">
            <text:p>383.723</text:p>
          </table:table-cell>
          <table:table-cell office:value-type="float" office:value="387.398" calcext:value-type="float">
            <text:p>387.398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office:value-type="float" office:value="390.37" calcext:value-type="float">
            <text:p>390.37</text:p>
          </table:table-cell>
          <table:table-cell office:value-type="float" office:value="388.25" calcext:value-type="float">
            <text:p>388.25</text:p>
          </table:table-cell>
          <table:table-cell office:value-type="float" office:value="383.666" calcext:value-type="float">
            <text:p>383.666</text:p>
          </table:table-cell>
          <table:table-cell office:value-type="float" office:value="388.248" calcext:value-type="float">
            <text:p>388.248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office:value-type="float" office:value="390.28" calcext:value-type="float">
            <text:p>390.28</text:p>
          </table:table-cell>
          <table:table-cell office:value-type="float" office:value="387.97" calcext:value-type="float">
            <text:p>387.97</text:p>
          </table:table-cell>
          <table:table-cell office:value-type="float" office:value="383.608" calcext:value-type="float">
            <text:p>383.608</text:p>
          </table:table-cell>
          <table:table-cell office:value-type="float" office:value="387.966" calcext:value-type="float">
            <text:p>387.966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office:value-type="float" office:value="390.19" calcext:value-type="float">
            <text:p>390.19</text:p>
          </table:table-cell>
          <table:table-cell office:value-type="float" office:value="389.1" calcext:value-type="float">
            <text:p>389.1</text:p>
          </table:table-cell>
          <table:table-cell office:value-type="float" office:value="383.544" calcext:value-type="float">
            <text:p>383.544</text:p>
          </table:table-cell>
          <table:table-cell office:value-type="float" office:value="389.102" calcext:value-type="float">
            <text:p>389.102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office:value-type="float" office:value="390.14" calcext:value-type="float">
            <text:p>390.14</text:p>
          </table:table-cell>
          <table:table-cell office:value-type="float" office:value="389.64" calcext:value-type="float">
            <text:p>389.64</text:p>
          </table:table-cell>
          <table:table-cell office:value-type="float" office:value="383.505" calcext:value-type="float">
            <text:p>383.505</text:p>
          </table:table-cell>
          <table:table-cell office:value-type="float" office:value="389.644" calcext:value-type="float">
            <text:p>389.644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office:value-type="float" office:value="390.06" calcext:value-type="float">
            <text:p>390.06</text:p>
          </table:table-cell>
          <table:table-cell office:value-type="float" office:value="388.99" calcext:value-type="float">
            <text:p>388.99</text:p>
          </table:table-cell>
          <table:table-cell office:value-type="float" office:value="383.509" calcext:value-type="float">
            <text:p>383.509</text:p>
          </table:table-cell>
          <table:table-cell office:value-type="float" office:value="388.99" calcext:value-type="float">
            <text:p>388.99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389.93" calcext:value-type="float">
            <text:p>389.93</text:p>
          </table:table-cell>
          <table:table-cell office:value-type="float" office:value="390.81" calcext:value-type="float">
            <text:p>390.81</text:p>
          </table:table-cell>
          <table:table-cell office:value-type="float" office:value="383.598" calcext:value-type="float">
            <text:p>383.598</text:p>
          </table:table-cell>
          <table:table-cell office:value-type="float" office:value="390.812" calcext:value-type="float">
            <text:p>390.812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office:value-type="float" office:value="389.78" calcext:value-type="float">
            <text:p>389.78</text:p>
          </table:table-cell>
          <table:table-cell office:value-type="float" office:value="392.89" calcext:value-type="float">
            <text:p>392.89</text:p>
          </table:table-cell>
          <table:table-cell office:value-type="float" office:value="383.77" calcext:value-type="float">
            <text:p>383.77</text:p>
          </table:table-cell>
          <table:table-cell office:value-type="float" office:value="392.888" calcext:value-type="float">
            <text:p>392.888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389.62" calcext:value-type="float">
            <text:p>389.62</text:p>
          </table:table-cell>
          <table:table-cell office:value-type="float" office:value="395.58" calcext:value-type="float">
            <text:p>395.58</text:p>
          </table:table-cell>
          <table:table-cell office:value-type="float" office:value="383.976" calcext:value-type="float">
            <text:p>383.976</text:p>
          </table:table-cell>
          <table:table-cell office:value-type="float" office:value="395.578" calcext:value-type="float">
            <text:p>395.578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office:value-type="float" office:value="389.46" calcext:value-type="float">
            <text:p>389.46</text:p>
          </table:table-cell>
          <table:table-cell office:value-type="float" office:value="398.43" calcext:value-type="float">
            <text:p>398.43</text:p>
          </table:table-cell>
          <table:table-cell office:value-type="float" office:value="384.164" calcext:value-type="float">
            <text:p>384.164</text:p>
          </table:table-cell>
          <table:table-cell office:value-type="float" office:value="398.428" calcext:value-type="float">
            <text:p>398.428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office:value-type="float" office:value="389.28" calcext:value-type="float">
            <text:p>389.28</text:p>
          </table:table-cell>
          <table:table-cell office:value-type="float" office:value="401.01" calcext:value-type="float">
            <text:p>401.01</text:p>
          </table:table-cell>
          <table:table-cell office:value-type="float" office:value="384.401" calcext:value-type="float">
            <text:p>384.401</text:p>
          </table:table-cell>
          <table:table-cell office:value-type="float" office:value="401.006" calcext:value-type="float">
            <text:p>401.006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office:value-type="float" office:value="389.14" calcext:value-type="float">
            <text:p>389.14</text:p>
          </table:table-cell>
          <table:table-cell office:value-type="float" office:value="402.24" calcext:value-type="float">
            <text:p>402.24</text:p>
          </table:table-cell>
          <table:table-cell office:value-type="float" office:value="384.629" calcext:value-type="float">
            <text:p>384.629</text:p>
          </table:table-cell>
          <table:table-cell office:value-type="float" office:value="402.238" calcext:value-type="float">
            <text:p>402.238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office:value-type="float" office:value="388.99" calcext:value-type="float">
            <text:p>388.99</text:p>
          </table:table-cell>
          <table:table-cell office:value-type="float" office:value="403.32" calcext:value-type="float">
            <text:p>403.32</text:p>
          </table:table-cell>
          <table:table-cell office:value-type="float" office:value="384.82" calcext:value-type="float">
            <text:p>384.82</text:p>
          </table:table-cell>
          <table:table-cell office:value-type="float" office:value="403.32" calcext:value-type="float">
            <text:p>403.32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office:value-type="float" office:value="388.85" calcext:value-type="float">
            <text:p>388.85</text:p>
          </table:table-cell>
          <table:table-cell office:value-type="float" office:value="403.36" calcext:value-type="float">
            <text:p>403.36</text:p>
          </table:table-cell>
          <table:table-cell office:value-type="float" office:value="385.017" calcext:value-type="float">
            <text:p>385.017</text:p>
          </table:table-cell>
          <table:table-cell office:value-type="float" office:value="403.362" calcext:value-type="float">
            <text:p>403.362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office:value-type="float" office:value="388.71" calcext:value-type="float">
            <text:p>388.71</text:p>
          </table:table-cell>
          <table:table-cell office:value-type="float" office:value="403.12" calcext:value-type="float">
            <text:p>403.12</text:p>
          </table:table-cell>
          <table:table-cell office:value-type="float" office:value="385.196" calcext:value-type="float">
            <text:p>385.196</text:p>
          </table:table-cell>
          <table:table-cell office:value-type="float" office:value="403.12" calcext:value-type="float">
            <text:p>403.12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office:value-type="float" office:value="388.54" calcext:value-type="float">
            <text:p>388.54</text:p>
          </table:table-cell>
          <table:table-cell office:value-type="float" office:value="403" calcext:value-type="float">
            <text:p>403</text:p>
          </table:table-cell>
          <table:table-cell office:value-type="float" office:value="385.308" calcext:value-type="float">
            <text:p>385.308</text:p>
          </table:table-cell>
          <table:table-cell office:value-type="float" office:value="402.998" calcext:value-type="float">
            <text:p>402.998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office:value-type="float" office:value="388.37" calcext:value-type="float">
            <text:p>388.37</text:p>
          </table:table-cell>
          <table:table-cell office:value-type="float" office:value="404.16" calcext:value-type="float">
            <text:p>404.16</text:p>
          </table:table-cell>
          <table:table-cell office:value-type="float" office:value="385.455" calcext:value-type="float">
            <text:p>385.455</text:p>
          </table:table-cell>
          <table:table-cell office:value-type="float" office:value="404.156" calcext:value-type="float">
            <text:p>404.156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office:value-type="float" office:value="388.23" calcext:value-type="float">
            <text:p>388.23</text:p>
          </table:table-cell>
          <table:table-cell office:value-type="float" office:value="404.8" calcext:value-type="float">
            <text:p>404.8</text:p>
          </table:table-cell>
          <table:table-cell office:value-type="float" office:value="385.635" calcext:value-type="float">
            <text:p>385.635</text:p>
          </table:table-cell>
          <table:table-cell office:value-type="float" office:value="404.8" calcext:value-type="float">
            <text:p>404.8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office:value-type="float" office:value="388.09" calcext:value-type="float">
            <text:p>388.09</text:p>
          </table:table-cell>
          <table:table-cell office:value-type="float" office:value="405.65" calcext:value-type="float">
            <text:p>405.65</text:p>
          </table:table-cell>
          <table:table-cell office:value-type="float" office:value="385.824" calcext:value-type="float">
            <text:p>385.824</text:p>
          </table:table-cell>
          <table:table-cell office:value-type="float" office:value="405.654" calcext:value-type="float">
            <text:p>405.654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office:value-type="float" office:value="387.94" calcext:value-type="float">
            <text:p>387.94</text:p>
          </table:table-cell>
          <table:table-cell office:value-type="float" office:value="406.54" calcext:value-type="float">
            <text:p>406.54</text:p>
          </table:table-cell>
          <table:table-cell office:value-type="float" office:value="386.029" calcext:value-type="float">
            <text:p>386.029</text:p>
          </table:table-cell>
          <table:table-cell office:value-type="float" office:value="406.54" calcext:value-type="float">
            <text:p>406.54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office:value-type="float" office:value="387.8" calcext:value-type="float">
            <text:p>387.8</text:p>
          </table:table-cell>
          <table:table-cell office:value-type="float" office:value="407.74" calcext:value-type="float">
            <text:p>407.74</text:p>
          </table:table-cell>
          <table:table-cell office:value-type="float" office:value="386.214" calcext:value-type="float">
            <text:p>386.214</text:p>
          </table:table-cell>
          <table:table-cell office:value-type="float" office:value="407.74" calcext:value-type="float">
            <text:p>407.74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office:value-type="float" office:value="387.71" calcext:value-type="float">
            <text:p>387.71</text:p>
          </table:table-cell>
          <table:table-cell office:value-type="float" office:value="407.43" calcext:value-type="float">
            <text:p>407.43</text:p>
          </table:table-cell>
          <table:table-cell office:value-type="float" office:value="386.385" calcext:value-type="float">
            <text:p>386.385</text:p>
          </table:table-cell>
          <table:table-cell office:value-type="float" office:value="407.426" calcext:value-type="float">
            <text:p>407.426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office:value-type="float" office:value="387.59" calcext:value-type="float">
            <text:p>387.59</text:p>
          </table:table-cell>
          <table:table-cell office:value-type="float" office:value="407.38" calcext:value-type="float">
            <text:p>407.38</text:p>
          </table:table-cell>
          <table:table-cell office:value-type="float" office:value="386.551" calcext:value-type="float">
            <text:p>386.551</text:p>
          </table:table-cell>
          <table:table-cell office:value-type="float" office:value="407.376" calcext:value-type="float">
            <text:p>407.376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office:value-type="float" office:value="387.49" calcext:value-type="float">
            <text:p>387.49</text:p>
          </table:table-cell>
          <table:table-cell office:value-type="float" office:value="407.12" calcext:value-type="float">
            <text:p>407.12</text:p>
          </table:table-cell>
          <table:table-cell office:value-type="float" office:value="386.692" calcext:value-type="float">
            <text:p>386.692</text:p>
          </table:table-cell>
          <table:table-cell office:value-type="float" office:value="407.118" calcext:value-type="float">
            <text:p>407.118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office:value-type="float" office:value="387.42" calcext:value-type="float">
            <text:p>387.42</text:p>
          </table:table-cell>
          <table:table-cell office:value-type="float" office:value="405.51" calcext:value-type="float">
            <text:p>405.51</text:p>
          </table:table-cell>
          <table:table-cell office:value-type="float" office:value="386.801" calcext:value-type="float">
            <text:p>386.801</text:p>
          </table:table-cell>
          <table:table-cell office:value-type="float" office:value="405.514" calcext:value-type="float">
            <text:p>405.514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office:value-type="float" office:value="387.36" calcext:value-type="float">
            <text:p>387.36</text:p>
          </table:table-cell>
          <table:table-cell office:value-type="float" office:value="403.59" calcext:value-type="float">
            <text:p>403.59</text:p>
          </table:table-cell>
          <table:table-cell office:value-type="float" office:value="386.924" calcext:value-type="float">
            <text:p>386.924</text:p>
          </table:table-cell>
          <table:table-cell office:value-type="float" office:value="403.586" calcext:value-type="float">
            <text:p>403.586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office:value-type="float" office:value="387.26" calcext:value-type="float">
            <text:p>387.26</text:p>
          </table:table-cell>
          <table:table-cell office:value-type="float" office:value="403.69" calcext:value-type="float">
            <text:p>403.69</text:p>
          </table:table-cell>
          <table:table-cell office:value-type="float" office:value="387.103" calcext:value-type="float">
            <text:p>387.103</text:p>
          </table:table-cell>
          <table:table-cell office:value-type="float" office:value="403.69" calcext:value-type="float">
            <text:p>403.69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office:value-type="float" office:value="387.19" calcext:value-type="float">
            <text:p>387.19</text:p>
          </table:table-cell>
          <table:table-cell office:value-type="float" office:value="404.42" calcext:value-type="float">
            <text:p>404.42</text:p>
          </table:table-cell>
          <table:table-cell office:value-type="float" office:value="387.309" calcext:value-type="float">
            <text:p>387.309</text:p>
          </table:table-cell>
          <table:table-cell office:value-type="float" office:value="404.424" calcext:value-type="float">
            <text:p>404.424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387.12" calcext:value-type="float">
            <text:p>387.12</text:p>
          </table:table-cell>
          <table:table-cell office:value-type="float" office:value="404.99" calcext:value-type="float">
            <text:p>404.99</text:p>
          </table:table-cell>
          <table:table-cell office:value-type="float" office:value="387.517" calcext:value-type="float">
            <text:p>387.517</text:p>
          </table:table-cell>
          <table:table-cell office:value-type="float" office:value="404.992" calcext:value-type="float">
            <text:p>404.992</text:p>
          </table:table-cell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office:value-type="float" office:value="387" calcext:value-type="float">
            <text:p>387</text:p>
          </table:table-cell>
          <table:table-cell office:value-type="float" office:value="405.93" calcext:value-type="float">
            <text:p>405.93</text:p>
          </table:table-cell>
          <table:table-cell office:value-type="float" office:value="387.668" calcext:value-type="float">
            <text:p>387.668</text:p>
          </table:table-cell>
          <table:table-cell office:value-type="float" office:value="405.932" calcext:value-type="float">
            <text:p>405.932</text:p>
          </table:table-cell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office:value-type="float" office:value="386.87" calcext:value-type="float">
            <text:p>386.87</text:p>
          </table:table-cell>
          <table:table-cell office:value-type="float" office:value="406.65" calcext:value-type="float">
            <text:p>406.65</text:p>
          </table:table-cell>
          <table:table-cell office:value-type="float" office:value="387.82" calcext:value-type="float">
            <text:p>387.82</text:p>
          </table:table-cell>
          <table:table-cell office:value-type="float" office:value="406.654" calcext:value-type="float">
            <text:p>406.654</text:p>
          </table:table-cell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office:value-type="float" office:value="386.8" calcext:value-type="float">
            <text:p>386.8</text:p>
          </table:table-cell>
          <table:table-cell office:value-type="float" office:value="405.22" calcext:value-type="float">
            <text:p>405.22</text:p>
          </table:table-cell>
          <table:table-cell office:value-type="float" office:value="387.907" calcext:value-type="float">
            <text:p>387.907</text:p>
          </table:table-cell>
          <table:table-cell office:value-type="float" office:value="405.22" calcext:value-type="float">
            <text:p>405.22</text:p>
          </table:table-cell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office:value-type="float" office:value="386.79" calcext:value-type="float">
            <text:p>386.79</text:p>
          </table:table-cell>
          <table:table-cell office:value-type="float" office:value="404.57" calcext:value-type="float">
            <text:p>404.57</text:p>
          </table:table-cell>
          <table:table-cell office:value-type="float" office:value="388.019" calcext:value-type="float">
            <text:p>388.019</text:p>
          </table:table-cell>
          <table:table-cell office:value-type="float" office:value="404.57" calcext:value-type="float">
            <text:p>404.57</text:p>
          </table:table-cell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office:value-type="float" office:value="386.77" calcext:value-type="float">
            <text:p>386.77</text:p>
          </table:table-cell>
          <table:table-cell office:value-type="float" office:value="404.02" calcext:value-type="float">
            <text:p>404.02</text:p>
          </table:table-cell>
          <table:table-cell office:value-type="float" office:value="388.112" calcext:value-type="float">
            <text:p>388.112</text:p>
          </table:table-cell>
          <table:table-cell office:value-type="float" office:value="404.024" calcext:value-type="float">
            <text:p>404.024</text:p>
          </table:table-cell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office:value-type="float" office:value="386.78" calcext:value-type="float">
            <text:p>386.78</text:p>
          </table:table-cell>
          <table:table-cell office:value-type="float" office:value="404.04" calcext:value-type="float">
            <text:p>404.04</text:p>
          </table:table-cell>
          <table:table-cell office:value-type="float" office:value="388.215" calcext:value-type="float">
            <text:p>388.215</text:p>
          </table:table-cell>
          <table:table-cell office:value-type="float" office:value="404.04" calcext:value-type="float">
            <text:p>404.04</text:p>
          </table:table-cell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office:value-type="float" office:value="386.77" calcext:value-type="float">
            <text:p>386.77</text:p>
          </table:table-cell>
          <table:table-cell office:value-type="float" office:value="404.99" calcext:value-type="float">
            <text:p>404.99</text:p>
          </table:table-cell>
          <table:table-cell office:value-type="float" office:value="388.324" calcext:value-type="float">
            <text:p>388.324</text:p>
          </table:table-cell>
          <table:table-cell office:value-type="float" office:value="404.992" calcext:value-type="float">
            <text:p>404.992</text:p>
          </table:table-cell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office:value-type="float" office:value="386.71" calcext:value-type="float">
            <text:p>386.71</text:p>
          </table:table-cell>
          <table:table-cell office:value-type="float" office:value="406.37" calcext:value-type="float">
            <text:p>406.37</text:p>
          </table:table-cell>
          <table:table-cell office:value-type="float" office:value="388.453" calcext:value-type="float">
            <text:p>388.453</text:p>
          </table:table-cell>
          <table:table-cell office:value-type="float" office:value="406.372" calcext:value-type="float">
            <text:p>406.372</text:p>
          </table:table-cell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office:value-type="float" office:value="386.74" calcext:value-type="float">
            <text:p>386.74</text:p>
          </table:table-cell>
          <table:table-cell office:value-type="float" office:value="406.17" calcext:value-type="float">
            <text:p>406.17</text:p>
          </table:table-cell>
          <table:table-cell office:value-type="float" office:value="388.529" calcext:value-type="float">
            <text:p>388.529</text:p>
          </table:table-cell>
          <table:table-cell office:value-type="float" office:value="406.166" calcext:value-type="float">
            <text:p>406.166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office:value-type="float" office:value="386.76" calcext:value-type="float">
            <text:p>386.76</text:p>
          </table:table-cell>
          <table:table-cell office:value-type="float" office:value="406.22" calcext:value-type="float">
            <text:p>406.22</text:p>
          </table:table-cell>
          <table:table-cell office:value-type="float" office:value="388.588" calcext:value-type="float">
            <text:p>388.588</text:p>
          </table:table-cell>
          <table:table-cell office:value-type="float" office:value="406.218" calcext:value-type="float">
            <text:p>406.218</text:p>
          </table:table-cell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office:value-type="float" office:value="386.76" calcext:value-type="float">
            <text:p>386.76</text:p>
          </table:table-cell>
          <table:table-cell office:value-type="float" office:value="406.08" calcext:value-type="float">
            <text:p>406.08</text:p>
          </table:table-cell>
          <table:table-cell office:value-type="float" office:value="388.605" calcext:value-type="float">
            <text:p>388.605</text:p>
          </table:table-cell>
          <table:table-cell office:value-type="float" office:value="406.084" calcext:value-type="float">
            <text:p>406.084</text:p>
          </table:table-cell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office:value-type="float" office:value="386.73" calcext:value-type="float">
            <text:p>386.73</text:p>
          </table:table-cell>
          <table:table-cell office:value-type="float" office:value="406.55" calcext:value-type="float">
            <text:p>406.55</text:p>
          </table:table-cell>
          <table:table-cell office:value-type="float" office:value="388.652" calcext:value-type="float">
            <text:p>388.652</text:p>
          </table:table-cell>
          <table:table-cell office:value-type="float" office:value="406.552" calcext:value-type="float">
            <text:p>406.552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office:value-type="float" office:value="386.75" calcext:value-type="float">
            <text:p>386.75</text:p>
          </table:table-cell>
          <table:table-cell office:value-type="float" office:value="407.95" calcext:value-type="float">
            <text:p>407.95</text:p>
          </table:table-cell>
          <table:table-cell office:value-type="float" office:value="388.732" calcext:value-type="float">
            <text:p>388.732</text:p>
          </table:table-cell>
          <table:table-cell office:value-type="float" office:value="407.952" calcext:value-type="float">
            <text:p>407.952</text:p>
          </table:table-cell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office:value-type="float" office:value="386.77" calcext:value-type="float">
            <text:p>386.77</text:p>
          </table:table-cell>
          <table:table-cell office:value-type="float" office:value="409.34" calcext:value-type="float">
            <text:p>409.34</text:p>
          </table:table-cell>
          <table:table-cell office:value-type="float" office:value="388.778" calcext:value-type="float">
            <text:p>388.778</text:p>
          </table:table-cell>
          <table:table-cell office:value-type="float" office:value="409.338" calcext:value-type="float">
            <text:p>409.338</text:p>
          </table:table-cell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office:value-type="float" office:value="386.86" calcext:value-type="float">
            <text:p>386.86</text:p>
          </table:table-cell>
          <table:table-cell office:value-type="float" office:value="410.48" calcext:value-type="float">
            <text:p>410.48</text:p>
          </table:table-cell>
          <table:table-cell office:value-type="float" office:value="388.826" calcext:value-type="float">
            <text:p>388.826</text:p>
          </table:table-cell>
          <table:table-cell office:value-type="float" office:value="410.478" calcext:value-type="float">
            <text:p>410.478</text:p>
          </table:table-cell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office:value-type="float" office:value="386.93" calcext:value-type="float">
            <text:p>386.93</text:p>
          </table:table-cell>
          <table:table-cell office:value-type="float" office:value="411.24" calcext:value-type="float">
            <text:p>411.24</text:p>
          </table:table-cell>
          <table:table-cell office:value-type="float" office:value="388.854" calcext:value-type="float">
            <text:p>388.854</text:p>
          </table:table-cell>
          <table:table-cell office:value-type="float" office:value="411.236" calcext:value-type="float">
            <text:p>411.236</text:p>
          </table:table-cell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office:value-type="float" office:value="387.04" calcext:value-type="float">
            <text:p>387.04</text:p>
          </table:table-cell>
          <table:table-cell office:value-type="float" office:value="410.42" calcext:value-type="float">
            <text:p>410.42</text:p>
          </table:table-cell>
          <table:table-cell office:value-type="float" office:value="388.87" calcext:value-type="float">
            <text:p>388.87</text:p>
          </table:table-cell>
          <table:table-cell office:value-type="float" office:value="410.42" calcext:value-type="float">
            <text:p>410.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float" office:value="387.17" calcext:value-type="float">
            <text:p>387.17</text:p>
          </table:table-cell>
          <table:table-cell office:value-type="float" office:value="409.52" calcext:value-type="float">
            <text:p>409.52</text:p>
          </table:table-cell>
          <table:table-cell office:value-type="float" office:value="388.912" calcext:value-type="float">
            <text:p>388.912</text:p>
          </table:table-cell>
          <table:table-cell office:value-type="float" office:value="409.516" calcext:value-type="float">
            <text:p>409.516</text:p>
          </table:table-cell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office:value-type="float" office:value="387.26" calcext:value-type="float">
            <text:p>387.26</text:p>
          </table:table-cell>
          <table:table-cell office:value-type="float" office:value="409.79" calcext:value-type="float">
            <text:p>409.79</text:p>
          </table:table-cell>
          <table:table-cell office:value-type="float" office:value="388.937" calcext:value-type="float">
            <text:p>388.937</text:p>
          </table:table-cell>
          <table:table-cell office:value-type="float" office:value="409.792" calcext:value-type="float">
            <text:p>409.792</text:p>
          </table:table-cell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office:value-type="float" office:value="387.36" calcext:value-type="float">
            <text:p>387.36</text:p>
          </table:table-cell>
          <table:table-cell office:value-type="float" office:value="410.07" calcext:value-type="float">
            <text:p>410.07</text:p>
          </table:table-cell>
          <table:table-cell office:value-type="float" office:value="388.964" calcext:value-type="float">
            <text:p>388.964</text:p>
          </table:table-cell>
          <table:table-cell office:value-type="float" office:value="410.066" calcext:value-type="float">
            <text:p>410.066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387.4" calcext:value-type="float">
            <text:p>387.4</text:p>
          </table:table-cell>
          <table:table-cell office:value-type="float" office:value="410.81" calcext:value-type="float">
            <text:p>410.81</text:p>
          </table:table-cell>
          <table:table-cell office:value-type="float" office:value="388.944" calcext:value-type="float">
            <text:p>388.944</text:p>
          </table:table-cell>
          <table:table-cell office:value-type="float" office:value="410.808" calcext:value-type="float">
            <text:p>410.808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float" office:value="387.5" calcext:value-type="float">
            <text:p>387.5</text:p>
          </table:table-cell>
          <table:table-cell office:value-type="float" office:value="412.92" calcext:value-type="float">
            <text:p>412.92</text:p>
          </table:table-cell>
          <table:table-cell office:value-type="float" office:value="388.936" calcext:value-type="float">
            <text:p>388.936</text:p>
          </table:table-cell>
          <table:table-cell office:value-type="float" office:value="412.924" calcext:value-type="float">
            <text:p>412.924</text:p>
          </table:table-cell>
        </table:table-row>
        <table:table-row table:style-name="ro1">
          <table:table-cell office:value-type="date" office:date-value="2023-06-02" calcext:value-type="date">
            <text:p>2023-06-02</text:p>
          </table:table-cell>
          <table:table-cell office:value-type="float" office:value="387.63" calcext:value-type="float">
            <text:p>387.63</text:p>
          </table:table-cell>
          <table:table-cell office:value-type="float" office:value="415.54" calcext:value-type="float">
            <text:p>415.54</text:p>
          </table:table-cell>
          <table:table-cell office:value-type="float" office:value="388.954" calcext:value-type="float">
            <text:p>388.954</text:p>
          </table:table-cell>
          <table:table-cell office:value-type="float" office:value="415.54" calcext:value-type="float">
            <text:p>415.54</text:p>
          </table:table-cell>
        </table:table-row>
        <table:table-row table:style-name="ro1">
          <table:table-cell office:value-type="date" office:date-value="2023-06-05" calcext:value-type="date">
            <text:p>2023-06-05</text:p>
          </table:table-cell>
          <table:table-cell office:value-type="float" office:value="387.77" calcext:value-type="float">
            <text:p>387.77</text:p>
          </table:table-cell>
          <table:table-cell office:value-type="float" office:value="416.94" calcext:value-type="float">
            <text:p>416.94</text:p>
          </table:table-cell>
          <table:table-cell office:value-type="float" office:value="388.982" calcext:value-type="float">
            <text:p>388.982</text:p>
          </table:table-cell>
          <table:table-cell office:value-type="float" office:value="416.936" calcext:value-type="float">
            <text:p>416.936</text:p>
          </table:table-cell>
        </table:table-row>
        <table:table-row table:style-name="ro1">
          <table:table-cell office:value-type="date" office:date-value="2023-06-06" calcext:value-type="date">
            <text:p>2023-06-06</text:p>
          </table:table-cell>
          <table:table-cell office:value-type="float" office:value="387.88" calcext:value-type="float">
            <text:p>387.88</text:p>
          </table:table-cell>
          <table:table-cell office:value-type="float" office:value="418.48" calcext:value-type="float">
            <text:p>418.48</text:p>
          </table:table-cell>
          <table:table-cell office:value-type="float" office:value="389.009" calcext:value-type="float">
            <text:p>389.009</text:p>
          </table:table-cell>
          <table:table-cell office:value-type="float" office:value="418.484" calcext:value-type="float">
            <text:p>418.484</text:p>
          </table:table-cell>
        </table:table-row>
        <table:table-row table:style-name="ro1">
          <table:table-cell office:value-type="date" office:date-value="2023-06-07" calcext:value-type="date">
            <text:p>2023-06-07</text:p>
          </table:table-cell>
          <table:table-cell office:value-type="float" office:value="388" calcext:value-type="float">
            <text:p>388</text:p>
          </table:table-cell>
          <table:table-cell office:value-type="float" office:value="420.2" calcext:value-type="float">
            <text:p>420.2</text:p>
          </table:table-cell>
          <table:table-cell office:value-type="float" office:value="389.056" calcext:value-type="float">
            <text:p>389.056</text:p>
          </table:table-cell>
          <table:table-cell office:value-type="float" office:value="420.198" calcext:value-type="float">
            <text:p>420.198</text:p>
          </table:table-cell>
        </table:table-row>
        <table:table-row table:style-name="ro1">
          <table:table-cell office:value-type="date" office:date-value="2023-06-08" calcext:value-type="date">
            <text:p>2023-06-08</text:p>
          </table:table-cell>
          <table:table-cell office:value-type="float" office:value="388.12" calcext:value-type="float">
            <text:p>388.12</text:p>
          </table:table-cell>
          <table:table-cell office:value-type="float" office:value="421.64" calcext:value-type="float">
            <text:p>421.64</text:p>
          </table:table-cell>
          <table:table-cell office:value-type="float" office:value="389.159" calcext:value-type="float">
            <text:p>389.159</text:p>
          </table:table-cell>
          <table:table-cell office:value-type="float" office:value="421.638" calcext:value-type="float">
            <text:p>421.638</text:p>
          </table:table-cell>
        </table:table-row>
        <table:table-row table:style-name="ro1">
          <table:table-cell office:value-type="date" office:date-value="2023-06-09" calcext:value-type="date">
            <text:p>2023-06-09</text:p>
          </table:table-cell>
          <table:table-cell office:value-type="float" office:value="388.24" calcext:value-type="float">
            <text:p>388.24</text:p>
          </table:table-cell>
          <table:table-cell office:value-type="float" office:value="422.03" calcext:value-type="float">
            <text:p>422.03</text:p>
          </table:table-cell>
          <table:table-cell office:value-type="float" office:value="389.271" calcext:value-type="float">
            <text:p>389.271</text:p>
          </table:table-cell>
          <table:table-cell office:value-type="float" office:value="422.028" calcext:value-type="float">
            <text:p>422.028</text:p>
          </table:table-cell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float" office:value="388.31" calcext:value-type="float">
            <text:p>388.31</text:p>
          </table:table-cell>
          <table:table-cell office:value-type="float" office:value="423.35" calcext:value-type="float">
            <text:p>423.35</text:p>
          </table:table-cell>
          <table:table-cell office:value-type="float" office:value="389.396" calcext:value-type="float">
            <text:p>389.396</text:p>
          </table:table-cell>
          <table:table-cell office:value-type="float" office:value="423.35" calcext:value-type="float">
            <text:p>423.35</text:p>
          </table:table-cell>
        </table:table-row>
        <table:table-row table:style-name="ro1">
          <table:table-cell office:value-type="date" office:date-value="2023-06-13" calcext:value-type="date">
            <text:p>2023-06-13</text:p>
          </table:table-cell>
          <table:table-cell office:value-type="float" office:value="388.39" calcext:value-type="float">
            <text:p>388.39</text:p>
          </table:table-cell>
          <table:table-cell office:value-type="float" office:value="425.05" calcext:value-type="float">
            <text:p>425.05</text:p>
          </table:table-cell>
          <table:table-cell office:value-type="float" office:value="389.506" calcext:value-type="float">
            <text:p>389.506</text:p>
          </table:table-cell>
          <table:table-cell office:value-type="float" office:value="425.052" calcext:value-type="float">
            <text:p>425.052</text:p>
          </table:table-cell>
        </table:table-row>
        <table:table-row table:style-name="ro1">
          <table:table-cell office:value-type="date" office:date-value="2023-06-14" calcext:value-type="date">
            <text:p>2023-06-14</text:p>
          </table:table-cell>
          <table:table-cell office:value-type="float" office:value="388.49" calcext:value-type="float">
            <text:p>388.49</text:p>
          </table:table-cell>
          <table:table-cell office:value-type="float" office:value="427.15" calcext:value-type="float">
            <text:p>427.15</text:p>
          </table:table-cell>
          <table:table-cell office:value-type="float" office:value="389.688" calcext:value-type="float">
            <text:p>389.688</text:p>
          </table:table-cell>
          <table:table-cell office:value-type="float" office:value="427.148" calcext:value-type="float">
            <text:p>427.148</text:p>
          </table:table-cell>
        </table:table-row>
        <table:table-row table:style-name="ro1">
          <table:table-cell office:value-type="date" office:date-value="2023-06-15" calcext:value-type="date">
            <text:p>2023-06-15</text:p>
          </table:table-cell>
          <table:table-cell office:value-type="float" office:value="388.56" calcext:value-type="float">
            <text:p>388.56</text:p>
          </table:table-cell>
          <table:table-cell office:value-type="float" office:value="429.8" calcext:value-type="float">
            <text:p>429.8</text:p>
          </table:table-cell>
          <table:table-cell office:value-type="float" office:value="389.909" calcext:value-type="float">
            <text:p>389.909</text:p>
          </table:table-cell>
          <table:table-cell office:value-type="float" office:value="429.804" calcext:value-type="float">
            <text:p>429.804</text:p>
          </table:table-cell>
        </table:table-row>
        <table:table-row table:style-name="ro1">
          <table:table-cell office:value-type="date" office:date-value="2023-06-16" calcext:value-type="date">
            <text:p>2023-06-16</text:p>
          </table:table-cell>
          <table:table-cell office:value-type="float" office:value="388.66" calcext:value-type="float">
            <text:p>388.66</text:p>
          </table:table-cell>
          <table:table-cell office:value-type="float" office:value="432.01" calcext:value-type="float">
            <text:p>432.01</text:p>
          </table:table-cell>
          <table:table-cell office:value-type="float" office:value="390.145" calcext:value-type="float">
            <text:p>390.145</text:p>
          </table:table-cell>
          <table:table-cell office:value-type="float" office:value="432.012" calcext:value-type="float">
            <text:p>432.012</text:p>
          </table:table-cell>
        </table:table-row>
        <table:table-row table:style-name="ro1">
          <table:table-cell office:value-type="date" office:date-value="2023-06-20" calcext:value-type="date">
            <text:p>2023-06-20</text:p>
          </table:table-cell>
          <table:table-cell office:value-type="float" office:value="388.77" calcext:value-type="float">
            <text:p>388.77</text:p>
          </table:table-cell>
          <table:table-cell office:value-type="float" office:value="433" calcext:value-type="float">
            <text:p>433</text:p>
          </table:table-cell>
          <table:table-cell office:value-type="float" office:value="390.384" calcext:value-type="float">
            <text:p>390.384</text:p>
          </table:table-cell>
          <table:table-cell office:value-type="float" office:value="432.998" calcext:value-type="float">
            <text:p>432.998</text:p>
          </table:table-cell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float" office:value="388.88" calcext:value-type="float">
            <text:p>388.88</text:p>
          </table:table-cell>
          <table:table-cell office:value-type="float" office:value="432.98" calcext:value-type="float">
            <text:p>432.98</text:p>
          </table:table-cell>
          <table:table-cell office:value-type="float" office:value="390.606" calcext:value-type="float">
            <text:p>390.606</text:p>
          </table:table-cell>
          <table:table-cell office:value-type="float" office:value="432.976" calcext:value-type="float">
            <text:p>432.976</text:p>
          </table:table-cell>
        </table:table-row>
        <table:table-row table:style-name="ro1">
          <table:table-cell office:value-type="date" office:date-value="2023-06-22" calcext:value-type="date">
            <text:p>2023-06-22</text:p>
          </table:table-cell>
          <table:table-cell office:value-type="float" office:value="389" calcext:value-type="float">
            <text:p>389</text:p>
          </table:table-cell>
          <table:table-cell office:value-type="float" office:value="433.16" calcext:value-type="float">
            <text:p>433.16</text:p>
          </table:table-cell>
          <table:table-cell office:value-type="float" office:value="390.856" calcext:value-type="float">
            <text:p>390.856</text:p>
          </table:table-cell>
          <table:table-cell office:value-type="float" office:value="433.164" calcext:value-type="float">
            <text:p>433.164</text:p>
          </table:table-cell>
        </table:table-row>
        <table:table-row table:style-name="ro1">
          <table:table-cell office:value-type="date" office:date-value="2023-06-23" calcext:value-type="date">
            <text:p>2023-06-23</text:p>
          </table:table-cell>
          <table:table-cell office:value-type="float" office:value="389.19" calcext:value-type="float">
            <text:p>389.19</text:p>
          </table:table-cell>
          <table:table-cell office:value-type="float" office:value="431.63" calcext:value-type="float">
            <text:p>431.63</text:p>
          </table:table-cell>
          <table:table-cell office:value-type="float" office:value="391.097" calcext:value-type="float">
            <text:p>391.097</text:p>
          </table:table-cell>
          <table:table-cell office:value-type="float" office:value="431.63" calcext:value-type="float">
            <text:p>431.63</text:p>
          </table:table-cell>
        </table:table-row>
        <table:table-row table:style-name="ro1">
          <table:table-cell office:value-type="date" office:date-value="2023-06-26" calcext:value-type="date">
            <text:p>2023-06-26</text:p>
          </table:table-cell>
          <table:table-cell office:value-type="float" office:value="389.41" calcext:value-type="float">
            <text:p>389.41</text:p>
          </table:table-cell>
          <table:table-cell office:value-type="float" office:value="430.04" calcext:value-type="float">
            <text:p>430.04</text:p>
          </table:table-cell>
          <table:table-cell office:value-type="float" office:value="391.296" calcext:value-type="float">
            <text:p>391.296</text:p>
          </table:table-cell>
          <table:table-cell office:value-type="float" office:value="430.042" calcext:value-type="float">
            <text:p>430.042</text:p>
          </table:table-cell>
        </table:table-row>
        <table:table-row table:style-name="ro1">
          <table:table-cell office:value-type="date" office:date-value="2023-06-27" calcext:value-type="date">
            <text:p>2023-06-27</text:p>
          </table:table-cell>
          <table:table-cell office:value-type="float" office:value="389.68" calcext:value-type="float">
            <text:p>389.68</text:p>
          </table:table-cell>
          <table:table-cell office:value-type="float" office:value="429.84" calcext:value-type="float">
            <text:p>429.84</text:p>
          </table:table-cell>
          <table:table-cell office:value-type="float" office:value="391.504" calcext:value-type="float">
            <text:p>391.504</text:p>
          </table:table-cell>
          <table:table-cell office:value-type="float" office:value="429.842" calcext:value-type="float">
            <text:p>429.842</text:p>
          </table:table-cell>
        </table:table-row>
        <table:table-row table:style-name="ro1">
          <table:table-cell office:value-type="date" office:date-value="2023-06-28" calcext:value-type="date">
            <text:p>2023-06-28</text:p>
          </table:table-cell>
          <table:table-cell office:value-type="float" office:value="389.95" calcext:value-type="float">
            <text:p>389.95</text:p>
          </table:table-cell>
          <table:table-cell office:value-type="float" office:value="430.13" calcext:value-type="float">
            <text:p>430.13</text:p>
          </table:table-cell>
          <table:table-cell office:value-type="float" office:value="391.684" calcext:value-type="float">
            <text:p>391.684</text:p>
          </table:table-cell>
          <table:table-cell office:value-type="float" office:value="430.13" calcext:value-type="float">
            <text:p>430.13</text:p>
          </table:table-cell>
        </table:table-row>
        <table:table-row table:style-name="ro1">
          <table:table-cell office:value-type="date" office:date-value="2023-06-29" calcext:value-type="date">
            <text:p>2023-06-29</text:p>
          </table:table-cell>
          <table:table-cell office:value-type="float" office:value="390.2" calcext:value-type="float">
            <text:p>390.2</text:p>
          </table:table-cell>
          <table:table-cell office:value-type="float" office:value="430.45" calcext:value-type="float">
            <text:p>430.45</text:p>
          </table:table-cell>
          <table:table-cell office:value-type="float" office:value="391.851" calcext:value-type="float">
            <text:p>391.851</text:p>
          </table:table-cell>
          <table:table-cell office:value-type="float" office:value="430.446" calcext:value-type="float">
            <text:p>430.446</text:p>
          </table:table-cell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390.49" calcext:value-type="float">
            <text:p>390.49</text:p>
          </table:table-cell>
          <table:table-cell office:value-type="float" office:value="432.44" calcext:value-type="float">
            <text:p>432.44</text:p>
          </table:table-cell>
          <table:table-cell office:value-type="float" office:value="392.13" calcext:value-type="float">
            <text:p>392.13</text:p>
          </table:table-cell>
          <table:table-cell office:value-type="float" office:value="432.44" calcext:value-type="float">
            <text:p>432.44</text:p>
          </table:table-cell>
        </table:table-row>
        <table:table-row table:style-name="ro1">
          <table:table-cell office:value-type="date" office:date-value="2023-07-03" calcext:value-type="date">
            <text:p>2023-07-03</text:p>
          </table:table-cell>
          <table:table-cell office:value-type="float" office:value="390.77" calcext:value-type="float">
            <text:p>390.77</text:p>
          </table:table-cell>
          <table:table-cell office:value-type="float" office:value="434.88" calcext:value-type="float">
            <text:p>434.88</text:p>
          </table:table-cell>
          <table:table-cell office:value-type="float" office:value="392.405" calcext:value-type="float">
            <text:p>392.405</text:p>
          </table:table-cell>
          <table:table-cell office:value-type="float" office:value="434.884" calcext:value-type="float">
            <text:p>434.884</text:p>
          </table:table-cell>
        </table:table-row>
        <table:table-row table:style-name="ro1">
          <table:table-cell office:value-type="date" office:date-value="2023-07-05" calcext:value-type="date">
            <text:p>2023-07-05</text:p>
          </table:table-cell>
          <table:table-cell office:value-type="float" office:value="391.03" calcext:value-type="float">
            <text:p>391.03</text:p>
          </table:table-cell>
          <table:table-cell office:value-type="float" office:value="436.26" calcext:value-type="float">
            <text:p>436.26</text:p>
          </table:table-cell>
          <table:table-cell office:value-type="float" office:value="392.698" calcext:value-type="float">
            <text:p>392.698</text:p>
          </table:table-cell>
          <table:table-cell office:value-type="float" office:value="436.262" calcext:value-type="float">
            <text:p>436.262</text:p>
          </table:table-cell>
        </table:table-row>
        <table:table-row table:style-name="ro1">
          <table:table-cell office:value-type="date" office:date-value="2023-07-06" calcext:value-type="date">
            <text:p>2023-07-06</text:p>
          </table:table-cell>
          <table:table-cell office:value-type="float" office:value="391.29" calcext:value-type="float">
            <text:p>391.29</text:p>
          </table:table-cell>
          <table:table-cell office:value-type="float" office:value="436.91" calcext:value-type="float">
            <text:p>436.91</text:p>
          </table:table-cell>
          <table:table-cell office:value-type="float" office:value="392.989" calcext:value-type="float">
            <text:p>392.989</text:p>
          </table:table-cell>
          <table:table-cell office:value-type="float" office:value="436.908" calcext:value-type="float">
            <text:p>436.908</text:p>
          </table:table-cell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float" office:value="391.55" calcext:value-type="float">
            <text:p>391.55</text:p>
          </table:table-cell>
          <table:table-cell office:value-type="float" office:value="437" calcext:value-type="float">
            <text:p>437</text:p>
          </table:table-cell>
          <table:table-cell office:value-type="float" office:value="393.259" calcext:value-type="float">
            <text:p>393.259</text:p>
          </table:table-cell>
          <table:table-cell office:value-type="float" office:value="436.996" calcext:value-type="float">
            <text:p>436.996</text:p>
          </table:table-cell>
        </table:table-row>
        <table:table-row table:style-name="ro1">
          <table:table-cell office:value-type="date" office:date-value="2023-07-10" calcext:value-type="date">
            <text:p>2023-07-10</text:p>
          </table:table-cell>
          <table:table-cell office:value-type="float" office:value="391.78" calcext:value-type="float">
            <text:p>391.78</text:p>
          </table:table-cell>
          <table:table-cell office:value-type="float" office:value="436.28" calcext:value-type="float">
            <text:p>436.28</text:p>
          </table:table-cell>
          <table:table-cell office:value-type="float" office:value="393.557" calcext:value-type="float">
            <text:p>393.557</text:p>
          </table:table-cell>
          <table:table-cell office:value-type="float" office:value="436.278" calcext:value-type="float">
            <text:p>436.278</text:p>
          </table:table-cell>
        </table:table-row>
        <table:table-row table:style-name="ro1">
          <table:table-cell office:value-type="date" office:date-value="2023-07-11" calcext:value-type="date">
            <text:p>2023-07-11</text:p>
          </table:table-cell>
          <table:table-cell office:value-type="float" office:value="392.02" calcext:value-type="float">
            <text:p>392.02</text:p>
          </table:table-cell>
          <table:table-cell office:value-type="float" office:value="436.01" calcext:value-type="float">
            <text:p>436.01</text:p>
          </table:table-cell>
          <table:table-cell office:value-type="float" office:value="393.902" calcext:value-type="float">
            <text:p>393.902</text:p>
          </table:table-cell>
          <table:table-cell office:value-type="float" office:value="436.014" calcext:value-type="float">
            <text:p>436.014</text:p>
          </table:table-cell>
        </table:table-row>
        <table:table-row table:style-name="ro1">
          <table:table-cell office:value-type="date" office:date-value="2023-07-12" calcext:value-type="date">
            <text:p>2023-07-12</text:p>
          </table:table-cell>
          <table:table-cell office:value-type="float" office:value="392.28" calcext:value-type="float">
            <text:p>392.28</text:p>
          </table:table-cell>
          <table:table-cell office:value-type="float" office:value="436.59" calcext:value-type="float">
            <text:p>436.59</text:p>
          </table:table-cell>
          <table:table-cell office:value-type="float" office:value="394.279" calcext:value-type="float">
            <text:p>394.279</text:p>
          </table:table-cell>
          <table:table-cell office:value-type="float" office:value="436.586" calcext:value-type="float">
            <text:p>436.586</text:p>
          </table:table-cell>
        </table:table-row>
        <table:table-row table:style-name="ro1">
          <table:table-cell office:value-type="date" office:date-value="2023-07-13" calcext:value-type="date">
            <text:p>2023-07-13</text:p>
          </table:table-cell>
          <table:table-cell office:value-type="float" office:value="392.54" calcext:value-type="float">
            <text:p>392.54</text:p>
          </table:table-cell>
          <table:table-cell office:value-type="float" office:value="438.55" calcext:value-type="float">
            <text:p>438.55</text:p>
          </table:table-cell>
          <table:table-cell office:value-type="float" office:value="394.705" calcext:value-type="float">
            <text:p>394.705</text:p>
          </table:table-cell>
          <table:table-cell office:value-type="float" office:value="438.546" calcext:value-type="float">
            <text:p>438.546</text:p>
          </table:table-cell>
        </table:table-row>
        <table:table-row table:style-name="ro1">
          <table:table-cell office:value-type="date" office:date-value="2023-07-14" calcext:value-type="date">
            <text:p>2023-07-14</text:p>
          </table:table-cell>
          <table:table-cell office:value-type="float" office:value="392.8" calcext:value-type="float">
            <text:p>392.8</text:p>
          </table:table-cell>
          <table:table-cell office:value-type="float" office:value="440.67" calcext:value-type="float">
            <text:p>440.67</text:p>
          </table:table-cell>
          <table:table-cell office:value-type="float" office:value="395.147" calcext:value-type="float">
            <text:p>395.147</text:p>
          </table:table-cell>
          <table:table-cell office:value-type="float" office:value="440.668" calcext:value-type="float">
            <text:p>440.668</text:p>
          </table:table-cell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float" office:value="393.05" calcext:value-type="float">
            <text:p>393.05</text:p>
          </table:table-cell>
          <table:table-cell office:value-type="float" office:value="442.88" calcext:value-type="float">
            <text:p>442.88</text:p>
          </table:table-cell>
          <table:table-cell office:value-type="float" office:value="395.601" calcext:value-type="float">
            <text:p>395.601</text:p>
          </table:table-cell>
          <table:table-cell office:value-type="float" office:value="442.882" calcext:value-type="float">
            <text:p>442.882</text:p>
          </table:table-cell>
        </table:table-row>
        <table:table-row table:style-name="ro1">
          <table:table-cell office:value-type="date" office:date-value="2023-07-18" calcext:value-type="date">
            <text:p>2023-07-18</text:p>
          </table:table-cell>
          <table:table-cell office:value-type="float" office:value="393.31" calcext:value-type="float">
            <text:p>393.31</text:p>
          </table:table-cell>
          <table:table-cell office:value-type="float" office:value="445.2" calcext:value-type="float">
            <text:p>445.2</text:p>
          </table:table-cell>
          <table:table-cell office:value-type="float" office:value="396.037" calcext:value-type="float">
            <text:p>396.037</text:p>
          </table:table-cell>
          <table:table-cell office:value-type="float" office:value="445.204" calcext:value-type="float">
            <text:p>445.204</text:p>
          </table:table-cell>
        </table:table-row>
        <table:table-row table:style-name="ro1">
          <table:table-cell office:value-type="date" office:date-value="2023-07-19" calcext:value-type="date">
            <text:p>2023-07-19</text:p>
          </table:table-cell>
          <table:table-cell office:value-type="float" office:value="393.57" calcext:value-type="float">
            <text:p>393.57</text:p>
          </table:table-cell>
          <table:table-cell office:value-type="float" office:value="447.02" calcext:value-type="float">
            <text:p>447.02</text:p>
          </table:table-cell>
          <table:table-cell office:value-type="float" office:value="396.516" calcext:value-type="float">
            <text:p>396.516</text:p>
          </table:table-cell>
          <table:table-cell office:value-type="float" office:value="447.02" calcext:value-type="float">
            <text:p>447.02</text:p>
          </table:table-cell>
        </table:table-row>
        <table:table-row table:style-name="ro1">
          <table:table-cell office:value-type="date" office:date-value="2023-07-20" calcext:value-type="date">
            <text:p>2023-07-20</text:p>
          </table:table-cell>
          <table:table-cell office:value-type="float" office:value="393.83" calcext:value-type="float">
            <text:p>393.83</text:p>
          </table:table-cell>
          <table:table-cell office:value-type="float" office:value="447.54" calcext:value-type="float">
            <text:p>447.54</text:p>
          </table:table-cell>
          <table:table-cell office:value-type="float" office:value="397.007" calcext:value-type="float">
            <text:p>397.007</text:p>
          </table:table-cell>
          <table:table-cell office:value-type="float" office:value="447.538" calcext:value-type="float">
            <text:p>447.538</text:p>
          </table:table-cell>
        </table:table-row>
        <table:table-row table:style-name="ro1">
          <table:table-cell office:value-type="date" office:date-value="2023-07-21" calcext:value-type="date">
            <text:p>2023-07-21</text:p>
          </table:table-cell>
          <table:table-cell office:value-type="float" office:value="394.09" calcext:value-type="float">
            <text:p>394.09</text:p>
          </table:table-cell>
          <table:table-cell office:value-type="float" office:value="448.11" calcext:value-type="float">
            <text:p>448.11</text:p>
          </table:table-cell>
          <table:table-cell office:value-type="float" office:value="397.452" calcext:value-type="float">
            <text:p>397.452</text:p>
          </table:table-cell>
          <table:table-cell office:value-type="float" office:value="448.112" calcext:value-type="float">
            <text:p>448.112</text:p>
          </table:table-cell>
        </table:table-row>
        <table:table-row table:style-name="ro1">
          <table:table-cell office:value-type="date" office:date-value="2023-07-24" calcext:value-type="date">
            <text:p>2023-07-24</text:p>
          </table:table-cell>
          <table:table-cell office:value-type="float" office:value="394.38" calcext:value-type="float">
            <text:p>394.38</text:p>
          </table:table-cell>
          <table:table-cell office:value-type="float" office:value="448.78" calcext:value-type="float">
            <text:p>448.78</text:p>
          </table:table-cell>
          <table:table-cell office:value-type="float" office:value="397.851" calcext:value-type="float">
            <text:p>397.851</text:p>
          </table:table-cell>
          <table:table-cell office:value-type="float" office:value="448.776" calcext:value-type="float">
            <text:p>448.776</text:p>
          </table:table-cell>
        </table:table-row>
        <table:table-row table:style-name="ro1">
          <table:table-cell office:value-type="date" office:date-value="2023-07-25" calcext:value-type="date">
            <text:p>2023-07-25</text:p>
          </table:table-cell>
          <table:table-cell office:value-type="float" office:value="394.68" calcext:value-type="float">
            <text:p>394.68</text:p>
          </table:table-cell>
          <table:table-cell office:value-type="float" office:value="449.02" calcext:value-type="float">
            <text:p>449.02</text:p>
          </table:table-cell>
          <table:table-cell office:value-type="float" office:value="398.262" calcext:value-type="float">
            <text:p>398.262</text:p>
          </table:table-cell>
          <table:table-cell office:value-type="float" office:value="449.024" calcext:value-type="float">
            <text:p>449.024</text:p>
          </table:table-cell>
        </table:table-row>
        <table:table-row table:style-name="ro1">
          <table:table-cell office:value-type="date" office:date-value="2023-07-26" calcext:value-type="date">
            <text:p>2023-07-26</text:p>
          </table:table-cell>
          <table:table-cell office:value-type="float" office:value="395" calcext:value-type="float">
            <text:p>395</text:p>
          </table:table-cell>
          <table:table-cell office:value-type="float" office:value="449.09" calcext:value-type="float">
            <text:p>449.09</text:p>
          </table:table-cell>
          <table:table-cell office:value-type="float" office:value="398.691" calcext:value-type="float">
            <text:p>398.691</text:p>
          </table:table-cell>
          <table:table-cell office:value-type="float" office:value="449.086" calcext:value-type="float">
            <text:p>449.086</text:p>
          </table:table-cell>
        </table:table-row>
        <table:table-row table:style-name="ro1">
          <table:table-cell office:value-type="date" office:date-value="2023-07-27" calcext:value-type="date">
            <text:p>2023-07-27</text:p>
          </table:table-cell>
          <table:table-cell office:value-type="float" office:value="395.32" calcext:value-type="float">
            <text:p>395.32</text:p>
          </table:table-cell>
          <table:table-cell office:value-type="float" office:value="449.15" calcext:value-type="float">
            <text:p>449.15</text:p>
          </table:table-cell>
          <table:table-cell office:value-type="float" office:value="399.156" calcext:value-type="float">
            <text:p>399.156</text:p>
          </table:table-cell>
          <table:table-cell office:value-type="float" office:value="449.148" calcext:value-type="float">
            <text:p>449.148</text:p>
          </table:table-cell>
        </table:table-row>
        <table:table-row table:style-name="ro1">
          <table:table-cell office:value-type="date" office:date-value="2023-07-28" calcext:value-type="date">
            <text:p>2023-07-28</text:p>
          </table:table-cell>
          <table:table-cell office:value-type="float" office:value="395.6" calcext:value-type="float">
            <text:p>395.6</text:p>
          </table:table-cell>
          <table:table-cell office:value-type="float" office:value="450.09" calcext:value-type="float">
            <text:p>450.09</text:p>
          </table:table-cell>
          <table:table-cell office:value-type="float" office:value="399.657" calcext:value-type="float">
            <text:p>399.657</text:p>
          </table:table-cell>
          <table:table-cell office:value-type="float" office:value="450.086" calcext:value-type="float">
            <text:p>450.086</text:p>
          </table:table-cell>
        </table:table-row>
        <table:table-row table:style-name="ro1">
          <table:table-cell office:value-type="date" office:date-value="2023-07-31" calcext:value-type="date">
            <text:p>2023-07-31</text:p>
          </table:table-cell>
          <table:table-cell office:value-type="float" office:value="395.9" calcext:value-type="float">
            <text:p>395.9</text:p>
          </table:table-cell>
          <table:table-cell office:value-type="float" office:value="450.8" calcext:value-type="float">
            <text:p>450.8</text:p>
          </table:table-cell>
          <table:table-cell office:value-type="float" office:value="400.173" calcext:value-type="float">
            <text:p>400.173</text:p>
          </table:table-cell>
          <table:table-cell office:value-type="float" office:value="450.796" calcext:value-type="float">
            <text:p>450.796</text:p>
          </table:table-cell>
        </table:table-row>
        <table:table-row table:style-name="ro1">
          <table:table-cell office:value-type="date" office:date-value="2023-08-01" calcext:value-type="date">
            <text:p>2023-08-01</text:p>
          </table:table-cell>
          <table:table-cell office:value-type="float" office:value="396.17" calcext:value-type="float">
            <text:p>396.17</text:p>
          </table:table-cell>
          <table:table-cell office:value-type="float" office:value="451" calcext:value-type="float">
            <text:p>451</text:p>
          </table:table-cell>
          <table:table-cell office:value-type="float" office:value="400.689" calcext:value-type="float">
            <text:p>400.689</text:p>
          </table:table-cell>
          <table:table-cell office:value-type="float" office:value="451.002" calcext:value-type="float">
            <text:p>451.002</text:p>
          </table:table-cell>
        </table:table-row>
        <table:table-row table:style-name="ro1">
          <table:table-cell office:value-type="date" office:date-value="2023-08-02" calcext:value-type="date">
            <text:p>2023-08-02</text:p>
          </table:table-cell>
          <table:table-cell office:value-type="float" office:value="396.43" calcext:value-type="float">
            <text:p>396.43</text:p>
          </table:table-cell>
          <table:table-cell office:value-type="float" office:value="449.94" calcext:value-type="float">
            <text:p>449.94</text:p>
          </table:table-cell>
          <table:table-cell office:value-type="float" office:value="401.127" calcext:value-type="float">
            <text:p>401.127</text:p>
          </table:table-cell>
          <table:table-cell office:value-type="float" office:value="449.936" calcext:value-type="float">
            <text:p>449.936</text:p>
          </table:table-cell>
        </table:table-row>
        <table:table-row table:style-name="ro1">
          <table:table-cell office:value-type="date" office:date-value="2023-08-03" calcext:value-type="date">
            <text:p>2023-08-03</text:p>
          </table:table-cell>
          <table:table-cell office:value-type="float" office:value="396.67" calcext:value-type="float">
            <text:p>396.67</text:p>
          </table:table-cell>
          <table:table-cell office:value-type="float" office:value="449.21" calcext:value-type="float">
            <text:p>449.21</text:p>
          </table:table-cell>
          <table:table-cell office:value-type="float" office:value="401.599" calcext:value-type="float">
            <text:p>401.599</text:p>
          </table:table-cell>
          <table:table-cell office:value-type="float" office:value="449.214" calcext:value-type="float">
            <text:p>449.214</text:p>
          </table:table-cell>
        </table:table-row>
        <table:table-row table:style-name="ro1">
          <table:table-cell office:value-type="date" office:date-value="2023-08-04" calcext:value-type="date">
            <text:p>2023-08-04</text:p>
          </table:table-cell>
          <table:table-cell office:value-type="float" office:value="396.93" calcext:value-type="float">
            <text:p>396.93</text:p>
          </table:table-cell>
          <table:table-cell office:value-type="float" office:value="447.21" calcext:value-type="float">
            <text:p>447.21</text:p>
          </table:table-cell>
          <table:table-cell office:value-type="float" office:value="402.017" calcext:value-type="float">
            <text:p>402.017</text:p>
          </table:table-cell>
          <table:table-cell office:value-type="float" office:value="447.214" calcext:value-type="float">
            <text:p>447.214</text:p>
          </table:table-cell>
        </table:table-row>
        <table:table-row table:style-name="ro1">
          <table:table-cell office:value-type="date" office:date-value="2023-08-07" calcext:value-type="date">
            <text:p>2023-08-07</text:p>
          </table:table-cell>
          <table:table-cell office:value-type="float" office:value="397.2" calcext:value-type="float">
            <text:p>397.2</text:p>
          </table:table-cell>
          <table:table-cell office:value-type="float" office:value="445.81" calcext:value-type="float">
            <text:p>445.81</text:p>
          </table:table-cell>
          <table:table-cell office:value-type="float" office:value="402.433" calcext:value-type="float">
            <text:p>402.433</text:p>
          </table:table-cell>
          <table:table-cell office:value-type="float" office:value="445.814" calcext:value-type="float">
            <text:p>445.814</text:p>
          </table:table-cell>
        </table:table-row>
        <table:table-row table:style-name="ro1">
          <table:table-cell office:value-type="date" office:date-value="2023-08-08" calcext:value-type="date">
            <text:p>2023-08-08</text:p>
          </table:table-cell>
          <table:table-cell office:value-type="float" office:value="397.48" calcext:value-type="float">
            <text:p>397.48</text:p>
          </table:table-cell>
          <table:table-cell office:value-type="float" office:value="444.28" calcext:value-type="float">
            <text:p>444.28</text:p>
          </table:table-cell>
          <table:table-cell office:value-type="float" office:value="402.852" calcext:value-type="float">
            <text:p>402.852</text:p>
          </table:table-cell>
          <table:table-cell office:value-type="float" office:value="444.284" calcext:value-type="float">
            <text:p>444.284</text:p>
          </table:table-cell>
        </table:table-row>
        <table:table-row table:style-name="ro1">
          <table:table-cell office:value-type="date" office:date-value="2023-08-09" calcext:value-type="date">
            <text:p>2023-08-09</text:p>
          </table:table-cell>
          <table:table-cell office:value-type="float" office:value="397.69" calcext:value-type="float">
            <text:p>397.69</text:p>
          </table:table-cell>
          <table:table-cell office:value-type="float" office:value="443.42" calcext:value-type="float">
            <text:p>443.42</text:p>
          </table:table-cell>
          <table:table-cell office:value-type="float" office:value="403.271" calcext:value-type="float">
            <text:p>403.271</text:p>
          </table:table-cell>
          <table:table-cell office:value-type="float" office:value="443.418" calcext:value-type="float">
            <text:p>443.418</text:p>
          </table:table-cell>
        </table:table-row>
        <table:table-row table:style-name="ro1">
          <table:table-cell office:value-type="date" office:date-value="2023-08-10" calcext:value-type="date">
            <text:p>2023-08-10</text:p>
          </table:table-cell>
          <table:table-cell office:value-type="float" office:value="397.88" calcext:value-type="float">
            <text:p>397.88</text:p>
          </table:table-cell>
          <table:table-cell office:value-type="float" office:value="442.84" calcext:value-type="float">
            <text:p>442.84</text:p>
          </table:table-cell>
          <table:table-cell office:value-type="float" office:value="403.647" calcext:value-type="float">
            <text:p>403.647</text:p>
          </table:table-cell>
          <table:table-cell office:value-type="float" office:value="442.838" calcext:value-type="float">
            <text:p>442.838</text:p>
          </table:table-cell>
        </table:table-row>
        <table:table-row table:style-name="ro1">
          <table:table-cell office:value-type="date" office:date-value="2023-08-11" calcext:value-type="date">
            <text:p>2023-08-11</text:p>
          </table:table-cell>
          <table:table-cell office:value-type="float" office:value="398.04" calcext:value-type="float">
            <text:p>398.04</text:p>
          </table:table-cell>
          <table:table-cell office:value-type="float" office:value="442.61" calcext:value-type="float">
            <text:p>442.61</text:p>
          </table:table-cell>
          <table:table-cell office:value-type="float" office:value="404" calcext:value-type="float">
            <text:p>404</text:p>
          </table:table-cell>
          <table:table-cell office:value-type="float" office:value="442.608" calcext:value-type="float">
            <text:p>442.608</text:p>
          </table:table-cell>
        </table:table-row>
        <table:table-row table:style-name="ro1">
          <table:table-cell office:value-type="date" office:date-value="2023-08-14" calcext:value-type="date">
            <text:p>2023-08-14</text:p>
          </table:table-cell>
          <table:table-cell office:value-type="float" office:value="398.22" calcext:value-type="float">
            <text:p>398.22</text:p>
          </table:table-cell>
          <table:table-cell office:value-type="float" office:value="442.09" calcext:value-type="float">
            <text:p>442.09</text:p>
          </table:table-cell>
          <table:table-cell office:value-type="float" office:value="404.336" calcext:value-type="float">
            <text:p>404.336</text:p>
          </table:table-cell>
          <table:table-cell office:value-type="float" office:value="442.092" calcext:value-type="float">
            <text:p>442.092</text:p>
          </table:table-cell>
        </table:table-row>
        <table:table-row table:style-name="ro1">
          <table:table-cell office:value-type="date" office:date-value="2023-08-15" calcext:value-type="date">
            <text:p>2023-08-15</text:p>
          </table:table-cell>
          <table:table-cell office:value-type="float" office:value="398.41" calcext:value-type="float">
            <text:p>398.41</text:p>
          </table:table-cell>
          <table:table-cell office:value-type="float" office:value="440.93" calcext:value-type="float">
            <text:p>440.93</text:p>
          </table:table-cell>
          <table:table-cell office:value-type="float" office:value="404.66" calcext:value-type="float">
            <text:p>404.66</text:p>
          </table:table-cell>
          <table:table-cell office:value-type="float" office:value="440.932" calcext:value-type="float">
            <text:p>440.932</text:p>
          </table:table-cell>
        </table:table-row>
        <table:table-row table:style-name="ro1">
          <table:table-cell office:value-type="date" office:date-value="2023-08-16" calcext:value-type="date">
            <text:p>2023-08-16</text:p>
          </table:table-cell>
          <table:table-cell office:value-type="float" office:value="398.56" calcext:value-type="float">
            <text:p>398.56</text:p>
          </table:table-cell>
          <table:table-cell office:value-type="float" office:value="439.72" calcext:value-type="float">
            <text:p>439.72</text:p>
          </table:table-cell>
          <table:table-cell office:value-type="float" office:value="404.977" calcext:value-type="float">
            <text:p>404.977</text:p>
          </table:table-cell>
          <table:table-cell office:value-type="float" office:value="439.722" calcext:value-type="float">
            <text:p>439.722</text:p>
          </table:table-cell>
        </table:table-row>
        <table:table-row table:style-name="ro1">
          <table:table-cell office:value-type="date" office:date-value="2023-08-17" calcext:value-type="date">
            <text:p>2023-08-17</text:p>
          </table:table-cell>
          <table:table-cell office:value-type="float" office:value="398.7" calcext:value-type="float">
            <text:p>398.7</text:p>
          </table:table-cell>
          <table:table-cell office:value-type="float" office:value="437.82" calcext:value-type="float">
            <text:p>437.82</text:p>
          </table:table-cell>
          <table:table-cell office:value-type="float" office:value="405.234" calcext:value-type="float">
            <text:p>405.234</text:p>
          </table:table-cell>
          <table:table-cell office:value-type="float" office:value="437.818" calcext:value-type="float">
            <text:p>437.818</text:p>
          </table:table-cell>
        </table:table-row>
        <table:table-row table:style-name="ro1">
          <table:table-cell office:value-type="date" office:date-value="2023-08-18" calcext:value-type="date">
            <text:p>2023-08-1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36.01" calcext:value-type="float">
            <text:p>436.01</text:p>
          </table:table-cell>
          <table:table-cell office:value-type="float" office:value="405.506" calcext:value-type="float">
            <text:p>405.506</text:p>
          </table:table-cell>
          <table:table-cell office:value-type="float" office:value="436.008" calcext:value-type="float">
            <text:p>436.008</text:p>
          </table:table-cell>
        </table:table-row>
        <table:table-row table:style-name="ro1">
          <table:table-cell office:value-type="date" office:date-value="2023-08-21" calcext:value-type="date">
            <text:p>2023-08-21</text:p>
          </table:table-cell>
          <table:table-cell office:value-type="float" office:value="399.02" calcext:value-type="float">
            <text:p>399.02</text:p>
          </table:table-cell>
          <table:table-cell office:value-type="float" office:value="434.27" calcext:value-type="float">
            <text:p>434.27</text:p>
          </table:table-cell>
          <table:table-cell office:value-type="float" office:value="405.8" calcext:value-type="float">
            <text:p>405.8</text:p>
          </table:table-cell>
          <table:table-cell office:value-type="float" office:value="434.274" calcext:value-type="float">
            <text:p>434.274</text:p>
          </table:table-cell>
        </table:table-row>
        <table:table-row table:style-name="ro1">
          <table:table-cell office:value-type="date" office:date-value="2023-08-22" calcext:value-type="date">
            <text:p>2023-08-22</text:p>
          </table:table-cell>
          <table:table-cell office:value-type="float" office:value="399.17" calcext:value-type="float">
            <text:p>399.17</text:p>
          </table:table-cell>
          <table:table-cell office:value-type="float" office:value="433.34" calcext:value-type="float">
            <text:p>433.34</text:p>
          </table:table-cell>
          <table:table-cell office:value-type="float" office:value="406.136" calcext:value-type="float">
            <text:p>406.136</text:p>
          </table:table-cell>
          <table:table-cell office:value-type="float" office:value="433.336" calcext:value-type="float">
            <text:p>433.336</text:p>
          </table:table-cell>
        </table:table-row>
        <table:table-row table:style-name="ro1">
          <table:table-cell office:value-type="date" office:date-value="2023-08-23" calcext:value-type="date">
            <text:p>2023-08-23</text:p>
          </table:table-cell>
          <table:table-cell office:value-type="float" office:value="399.27" calcext:value-type="float">
            <text:p>399.27</text:p>
          </table:table-cell>
          <table:table-cell office:value-type="float" office:value="434.01" calcext:value-type="float">
            <text:p>434.01</text:p>
          </table:table-cell>
          <table:table-cell office:value-type="float" office:value="406.514" calcext:value-type="float">
            <text:p>406.514</text:p>
          </table:table-cell>
          <table:table-cell office:value-type="float" office:value="434.008" calcext:value-type="float">
            <text:p>434.008</text:p>
          </table:table-cell>
        </table:table-row>
        <table:table-row table:style-name="ro1">
          <table:table-cell office:value-type="date" office:date-value="2023-08-24" calcext:value-type="date">
            <text:p>2023-08-24</text:p>
          </table:table-cell>
          <table:table-cell office:value-type="float" office:value="399.36" calcext:value-type="float">
            <text:p>399.36</text:p>
          </table:table-cell>
          <table:table-cell office:value-type="float" office:value="434.13" calcext:value-type="float">
            <text:p>434.13</text:p>
          </table:table-cell>
          <table:table-cell office:value-type="float" office:value="406.836" calcext:value-type="float">
            <text:p>406.836</text:p>
          </table:table-cell>
          <table:table-cell office:value-type="float" office:value="434.126" calcext:value-type="float">
            <text:p>434.126</text:p>
          </table:table-cell>
        </table:table-row>
        <table:table-row table:style-name="ro1">
          <table:table-cell office:value-type="date" office:date-value="2023-08-25" calcext:value-type="date">
            <text:p>2023-08-25</text:p>
          </table:table-cell>
          <table:table-cell office:value-type="float" office:value="399.42" calcext:value-type="float">
            <text:p>399.42</text:p>
          </table:table-cell>
          <table:table-cell office:value-type="float" office:value="434.81" calcext:value-type="float">
            <text:p>434.81</text:p>
          </table:table-cell>
          <table:table-cell office:value-type="float" office:value="407.155" calcext:value-type="float">
            <text:p>407.155</text:p>
          </table:table-cell>
          <table:table-cell office:value-type="float" office:value="434.812" calcext:value-type="float">
            <text:p>434.812</text:p>
          </table:table-cell>
        </table:table-row>
        <table:table-row table:style-name="ro1">
          <table:table-cell office:value-type="date" office:date-value="2023-08-28" calcext:value-type="date">
            <text:p>2023-08-28</text:p>
          </table:table-cell>
          <table:table-cell office:value-type="float" office:value="399.49" calcext:value-type="float">
            <text:p>399.49</text:p>
          </table:table-cell>
          <table:table-cell office:value-type="float" office:value="435.49" calcext:value-type="float">
            <text:p>435.49</text:p>
          </table:table-cell>
          <table:table-cell office:value-type="float" office:value="407.479" calcext:value-type="float">
            <text:p>407.479</text:p>
          </table:table-cell>
          <table:table-cell office:value-type="float" office:value="435.488" calcext:value-type="float">
            <text:p>435.488</text:p>
          </table:table-cell>
        </table:table-row>
        <table:table-row table:style-name="ro1">
          <table:table-cell office:value-type="date" office:date-value="2023-08-29" calcext:value-type="date">
            <text:p>2023-08-29</text:p>
          </table:table-cell>
          <table:table-cell office:value-type="float" office:value="399.55" calcext:value-type="float">
            <text:p>399.55</text:p>
          </table:table-cell>
          <table:table-cell office:value-type="float" office:value="437.67" calcext:value-type="float">
            <text:p>437.67</text:p>
          </table:table-cell>
          <table:table-cell office:value-type="float" office:value="407.872" calcext:value-type="float">
            <text:p>407.872</text:p>
          </table:table-cell>
          <table:table-cell office:value-type="float" office:value="437.666" calcext:value-type="float">
            <text:p>437.666</text:p>
          </table:table-cell>
        </table:table-row>
        <table:table-row table:style-name="ro1">
          <table:table-cell office:value-type="date" office:date-value="2023-08-30" calcext:value-type="date">
            <text:p>2023-08-30</text:p>
          </table:table-cell>
          <table:table-cell office:value-type="float" office:value="399.64" calcext:value-type="float">
            <text:p>399.64</text:p>
          </table:table-cell>
          <table:table-cell office:value-type="float" office:value="439.24" calcext:value-type="float">
            <text:p>439.24</text:p>
          </table:table-cell>
          <table:table-cell office:value-type="float" office:value="408.174" calcext:value-type="float">
            <text:p>408.174</text:p>
          </table:table-cell>
          <table:table-cell office:value-type="float" office:value="439.244" calcext:value-type="float">
            <text:p>439.244</text:p>
          </table:table-cell>
        </table:table-row>
        <table:table-row table:style-name="ro1">
          <table:table-cell office:value-type="date" office:date-value="2023-08-31" calcext:value-type="date">
            <text:p>2023-08-31</text:p>
          </table:table-cell>
          <table:table-cell office:value-type="float" office:value="399.7" calcext:value-type="float">
            <text:p>399.7</text:p>
          </table:table-cell>
          <table:table-cell office:value-type="float" office:value="441.91" calcext:value-type="float">
            <text:p>441.91</text:p>
          </table:table-cell>
          <table:table-cell office:value-type="float" office:value="408.454" calcext:value-type="float">
            <text:p>408.454</text:p>
          </table:table-cell>
          <table:table-cell office:value-type="float" office:value="441.908" calcext:value-type="float">
            <text:p>441.908</text:p>
          </table:table-cell>
        </table:table-row>
        <table:table-row table:style-name="ro1">
          <table:table-cell office:value-type="date" office:date-value="2023-09-01" calcext:value-type="date">
            <text:p>2023-09-01</text:p>
          </table:table-cell>
          <table:table-cell office:value-type="float" office:value="399.79" calcext:value-type="float">
            <text:p>399.79</text:p>
          </table:table-cell>
          <table:table-cell office:value-type="float" office:value="444.13" calcext:value-type="float">
            <text:p>444.13</text:p>
          </table:table-cell>
          <table:table-cell office:value-type="float" office:value="408.755" calcext:value-type="float">
            <text:p>408.755</text:p>
          </table:table-cell>
          <table:table-cell office:value-type="float" office:value="444.128" calcext:value-type="float">
            <text:p>444.128</text:p>
          </table:table-cell>
        </table:table-row>
        <table:table-row table:style-name="ro1">
          <table:table-cell office:value-type="date" office:date-value="2023-09-05" calcext:value-type="date">
            <text:p>2023-09-05</text:p>
          </table:table-cell>
          <table:table-cell office:value-type="float" office:value="399.93" calcext:value-type="float">
            <text:p>399.93</text:p>
          </table:table-cell>
          <table:table-cell office:value-type="float" office:value="445.41" calcext:value-type="float">
            <text:p>445.41</text:p>
          </table:table-cell>
          <table:table-cell office:value-type="float" office:value="409.03" calcext:value-type="float">
            <text:p>409.03</text:p>
          </table:table-cell>
          <table:table-cell office:value-type="float" office:value="445.41" calcext:value-type="float">
            <text:p>445.41</text:p>
          </table:table-cell>
        </table:table-row>
        <table:table-row table:style-name="ro1">
          <table:table-cell office:value-type="date" office:date-value="2023-09-06" calcext:value-type="date">
            <text:p>2023-09-06</text:p>
          </table:table-cell>
          <table:table-cell office:value-type="float" office:value="400.1" calcext:value-type="float">
            <text:p>400.1</text:p>
          </table:table-cell>
          <table:table-cell office:value-type="float" office:value="444.83" calcext:value-type="float">
            <text:p>444.83</text:p>
          </table:table-cell>
          <table:table-cell office:value-type="float" office:value="409.304" calcext:value-type="float">
            <text:p>409.304</text:p>
          </table:table-cell>
          <table:table-cell office:value-type="float" office:value="444.828" calcext:value-type="float">
            <text:p>444.828</text:p>
          </table:table-cell>
        </table:table-row>
        <table:table-row table:style-name="ro1">
          <table:table-cell office:value-type="date" office:date-value="2023-09-07" calcext:value-type="date">
            <text:p>2023-09-07</text:p>
          </table:table-cell>
          <table:table-cell office:value-type="float" office:value="400.27" calcext:value-type="float">
            <text:p>400.27</text:p>
          </table:table-cell>
          <table:table-cell office:value-type="float" office:value="443.61" calcext:value-type="float">
            <text:p>443.61</text:p>
          </table:table-cell>
          <table:table-cell office:value-type="float" office:value="409.578" calcext:value-type="float">
            <text:p>409.578</text:p>
          </table:table-cell>
          <table:table-cell office:value-type="float" office:value="443.61" calcext:value-type="float">
            <text:p>443.61</text:p>
          </table:table-cell>
        </table:table-row>
        <table:table-row table:style-name="ro1">
          <table:table-cell office:value-type="date" office:date-value="2023-09-08" calcext:value-type="date">
            <text:p>2023-09-08</text:p>
          </table:table-cell>
          <table:table-cell office:value-type="float" office:value="400.42" calcext:value-type="float">
            <text:p>400.42</text:p>
          </table:table-cell>
          <table:table-cell office:value-type="float" office:value="442.65" calcext:value-type="float">
            <text:p>442.65</text:p>
          </table:table-cell>
          <table:table-cell office:value-type="float" office:value="409.847" calcext:value-type="float">
            <text:p>409.847</text:p>
          </table:table-cell>
          <table:table-cell office:value-type="float" office:value="442.654" calcext:value-type="float">
            <text:p>442.654</text:p>
          </table:table-cell>
        </table:table-row>
        <table:table-row table:style-name="ro1">
          <table:table-cell office:value-type="date" office:date-value="2023-09-11" calcext:value-type="date">
            <text:p>2023-09-11</text:p>
          </table:table-cell>
          <table:table-cell office:value-type="float" office:value="400.62" calcext:value-type="float">
            <text:p>400.62</text:p>
          </table:table-cell>
          <table:table-cell office:value-type="float" office:value="442.11" calcext:value-type="float">
            <text:p>442.11</text:p>
          </table:table-cell>
          <table:table-cell office:value-type="float" office:value="410.136" calcext:value-type="float">
            <text:p>410.136</text:p>
          </table:table-cell>
          <table:table-cell office:value-type="float" office:value="442.112" calcext:value-type="float">
            <text:p>442.112</text:p>
          </table:table-cell>
        </table:table-row>
        <table:table-row table:style-name="ro1">
          <table:table-cell office:value-type="date" office:date-value="2023-09-12" calcext:value-type="date">
            <text:p>2023-09-12</text:p>
          </table:table-cell>
          <table:table-cell office:value-type="float" office:value="400.83" calcext:value-type="float">
            <text:p>400.83</text:p>
          </table:table-cell>
          <table:table-cell office:value-type="float" office:value="441.47" calcext:value-type="float">
            <text:p>441.47</text:p>
          </table:table-cell>
          <table:table-cell office:value-type="float" office:value="410.388" calcext:value-type="float">
            <text:p>410.388</text:p>
          </table:table-cell>
          <table:table-cell office:value-type="float" office:value="441.47" calcext:value-type="float">
            <text:p>441.47</text:p>
          </table:table-cell>
        </table:table-row>
        <table:table-row table:style-name="ro1">
          <table:table-cell office:value-type="date" office:date-value="2023-09-13" calcext:value-type="date">
            <text:p>2023-09-13</text:p>
          </table:table-cell>
          <table:table-cell office:value-type="float" office:value="401.04" calcext:value-type="float">
            <text:p>401.04</text:p>
          </table:table-cell>
          <table:table-cell office:value-type="float" office:value="441.53" calcext:value-type="float">
            <text:p>441.53</text:p>
          </table:table-cell>
          <table:table-cell office:value-type="float" office:value="410.63" calcext:value-type="float">
            <text:p>410.63</text:p>
          </table:table-cell>
          <table:table-cell office:value-type="float" office:value="441.528" calcext:value-type="float">
            <text:p>441.528</text:p>
          </table:table-cell>
        </table:table-row>
        <table:table-row table:style-name="ro1">
          <table:table-cell office:value-type="date" office:date-value="2023-09-14" calcext:value-type="date">
            <text:p>2023-09-14</text:p>
          </table:table-cell>
          <table:table-cell office:value-type="float" office:value="401.26" calcext:value-type="float">
            <text:p>401.26</text:p>
          </table:table-cell>
          <table:table-cell office:value-type="float" office:value="442.62" calcext:value-type="float">
            <text:p>442.62</text:p>
          </table:table-cell>
          <table:table-cell office:value-type="float" office:value="410.892" calcext:value-type="float">
            <text:p>410.892</text:p>
          </table:table-cell>
          <table:table-cell office:value-type="float" office:value="442.618" calcext:value-type="float">
            <text:p>442.618</text:p>
          </table:table-cell>
        </table:table-row>
        <table:table-row table:style-name="ro1">
          <table:table-cell office:value-type="date" office:date-value="2023-09-15" calcext:value-type="date">
            <text:p>2023-09-15</text:p>
          </table:table-cell>
          <table:table-cell office:value-type="float" office:value="401.47" calcext:value-type="float">
            <text:p>401.47</text:p>
          </table:table-cell>
          <table:table-cell office:value-type="float" office:value="442.5" calcext:value-type="float">
            <text:p>442.5</text:p>
          </table:table-cell>
          <table:table-cell office:value-type="float" office:value="411.158" calcext:value-type="float">
            <text:p>411.158</text:p>
          </table:table-cell>
          <table:table-cell office:value-type="float" office:value="442.502" calcext:value-type="float">
            <text:p>442.502</text:p>
          </table:table-cell>
        </table:table-row>
        <table:table-row table:style-name="ro1">
          <table:table-cell office:value-type="date" office:date-value="2023-09-18" calcext:value-type="date">
            <text:p>2023-09-18</text:p>
          </table:table-cell>
          <table:table-cell office:value-type="float" office:value="401.71" calcext:value-type="float">
            <text:p>401.71</text:p>
          </table:table-cell>
          <table:table-cell office:value-type="float" office:value="441.86" calcext:value-type="float">
            <text:p>441.86</text:p>
          </table:table-cell>
          <table:table-cell office:value-type="float" office:value="411.429" calcext:value-type="float">
            <text:p>411.429</text:p>
          </table:table-cell>
          <table:table-cell office:value-type="float" office:value="441.858" calcext:value-type="float">
            <text:p>441.858</text:p>
          </table:table-cell>
        </table:table-row>
        <table:table-row table:style-name="ro1">
          <table:table-cell office:value-type="date" office:date-value="2023-09-19" calcext:value-type="date">
            <text:p>2023-09-19</text:p>
          </table:table-cell>
          <table:table-cell office:value-type="float" office:value="401.95" calcext:value-type="float">
            <text:p>401.95</text:p>
          </table:table-cell>
          <table:table-cell office:value-type="float" office:value="441.52" calcext:value-type="float">
            <text:p>441.52</text:p>
          </table:table-cell>
          <table:table-cell office:value-type="float" office:value="411.634" calcext:value-type="float">
            <text:p>411.634</text:p>
          </table:table-cell>
          <table:table-cell office:value-type="float" office:value="441.518" calcext:value-type="float">
            <text:p>441.518</text:p>
          </table:table-cell>
        </table:table-row>
        <table:table-row table:style-name="ro1">
          <table:table-cell office:value-type="date" office:date-value="2023-09-20" calcext:value-type="date">
            <text:p>2023-09-20</text:p>
          </table:table-cell>
          <table:table-cell office:value-type="float" office:value="402.17" calcext:value-type="float">
            <text:p>402.17</text:p>
          </table:table-cell>
          <table:table-cell office:value-type="float" office:value="440.27" calcext:value-type="float">
            <text:p>440.27</text:p>
          </table:table-cell>
          <table:table-cell office:value-type="float" office:value="411.82" calcext:value-type="float">
            <text:p>411.82</text:p>
          </table:table-cell>
          <table:table-cell office:value-type="float" office:value="440.268" calcext:value-type="float">
            <text:p>440.268</text:p>
          </table:table-cell>
        </table:table-row>
        <table:table-row table:style-name="ro1">
          <table:table-cell office:value-type="date" office:date-value="2023-09-21" calcext:value-type="date">
            <text:p>2023-09-21</text:p>
          </table:table-cell>
          <table:table-cell office:value-type="float" office:value="402.39" calcext:value-type="float">
            <text:p>402.39</text:p>
          </table:table-cell>
          <table:table-cell office:value-type="float" office:value="436.82" calcext:value-type="float">
            <text:p>436.82</text:p>
          </table:table-cell>
          <table:table-cell office:value-type="float" office:value="411.973" calcext:value-type="float">
            <text:p>411.973</text:p>
          </table:table-cell>
          <table:table-cell office:value-type="float" office:value="436.816" calcext:value-type="float">
            <text:p>436.816</text:p>
          </table:table-cell>
        </table:table-row>
        <table:table-row table:style-name="ro1">
          <table:table-cell office:value-type="date" office:date-value="2023-09-22" calcext:value-type="date">
            <text:p>2023-09-22</text:p>
          </table:table-cell>
          <table:table-cell office:value-type="float" office:value="402.56" calcext:value-type="float">
            <text:p>402.56</text:p>
          </table:table-cell>
          <table:table-cell office:value-type="float" office:value="434.24" calcext:value-type="float">
            <text:p>434.24</text:p>
          </table:table-cell>
          <table:table-cell office:value-type="float" office:value="412.157" calcext:value-type="float">
            <text:p>412.157</text:p>
          </table:table-cell>
          <table:table-cell office:value-type="float" office:value="434.244" calcext:value-type="float">
            <text:p>434.244</text:p>
          </table:table-cell>
        </table:table-row>
        <table:table-row table:style-name="ro1">
          <table:table-cell office:value-type="date" office:date-value="2023-09-25" calcext:value-type="date">
            <text:p>2023-09-25</text:p>
          </table:table-cell>
          <table:table-cell office:value-type="float" office:value="402.72" calcext:value-type="float">
            <text:p>402.72</text:p>
          </table:table-cell>
          <table:table-cell office:value-type="float" office:value="431.98" calcext:value-type="float">
            <text:p>431.98</text:p>
          </table:table-cell>
          <table:table-cell office:value-type="float" office:value="412.378" calcext:value-type="float">
            <text:p>412.378</text:p>
          </table:table-cell>
          <table:table-cell office:value-type="float" office:value="431.98" calcext:value-type="float">
            <text:p>431.98</text:p>
          </table:table-cell>
        </table:table-row>
        <table:table-row table:style-name="ro1">
          <table:table-cell office:value-type="date" office:date-value="2023-09-26" calcext:value-type="date">
            <text:p>2023-09-26</text:p>
          </table:table-cell>
          <table:table-cell office:value-type="float" office:value="402.94" calcext:value-type="float">
            <text:p>402.94</text:p>
          </table:table-cell>
          <table:table-cell office:value-type="float" office:value="428.64" calcext:value-type="float">
            <text:p>428.64</text:p>
          </table:table-cell>
          <table:table-cell office:value-type="float" office:value="412.571" calcext:value-type="float">
            <text:p>412.571</text:p>
          </table:table-cell>
          <table:table-cell office:value-type="float" office:value="428.638" calcext:value-type="float">
            <text:p>428.638</text:p>
          </table:table-cell>
        </table:table-row>
        <table:table-row table:style-name="ro1">
          <table:table-cell office:value-type="date" office:date-value="2023-09-27" calcext:value-type="date">
            <text:p>2023-09-27</text:p>
          </table:table-cell>
          <table:table-cell office:value-type="float" office:value="403.14" calcext:value-type="float">
            <text:p>403.14</text:p>
          </table:table-cell>
          <table:table-cell office:value-type="float" office:value="426.14" calcext:value-type="float">
            <text:p>426.14</text:p>
          </table:table-cell>
          <table:table-cell office:value-type="float" office:value="412.749" calcext:value-type="float">
            <text:p>412.749</text:p>
          </table:table-cell>
          <table:table-cell office:value-type="float" office:value="426.138" calcext:value-type="float">
            <text:p>426.138</text:p>
          </table:table-cell>
        </table:table-row>
        <table:table-row table:style-name="ro1">
          <table:table-cell office:value-type="date" office:date-value="2023-09-28" calcext:value-type="date">
            <text:p>2023-09-28</text:p>
          </table:table-cell>
          <table:table-cell office:value-type="float" office:value="403.33" calcext:value-type="float">
            <text:p>403.33</text:p>
          </table:table-cell>
          <table:table-cell office:value-type="float" office:value="425.57" calcext:value-type="float">
            <text:p>425.57</text:p>
          </table:table-cell>
          <table:table-cell office:value-type="float" office:value="412.954" calcext:value-type="float">
            <text:p>412.954</text:p>
          </table:table-cell>
          <table:table-cell office:value-type="float" office:value="425.568" calcext:value-type="float">
            <text:p>425.568</text:p>
          </table:table-cell>
        </table:table-row>
        <table:table-row table:style-name="ro1">
          <table:table-cell office:value-type="date" office:date-value="2023-09-29" calcext:value-type="date">
            <text:p>2023-09-29</text:p>
          </table:table-cell>
          <table:table-cell office:value-type="float" office:value="403.53" calcext:value-type="float">
            <text:p>403.53</text:p>
          </table:table-cell>
          <table:table-cell office:value-type="float" office:value="424.99" calcext:value-type="float">
            <text:p>424.99</text:p>
          </table:table-cell>
          <table:table-cell office:value-type="float" office:value="413.127" calcext:value-type="float">
            <text:p>413.127</text:p>
          </table:table-cell>
          <table:table-cell office:value-type="float" office:value="424.986" calcext:value-type="float">
            <text:p>424.986</text:p>
          </table:table-cell>
        </table:table-row>
        <table:table-row table:style-name="ro1">
          <table:table-cell office:value-type="date" office:date-value="2023-10-02" calcext:value-type="date">
            <text:p>2023-10-02</text:p>
          </table:table-cell>
          <table:table-cell office:value-type="float" office:value="403.72" calcext:value-type="float">
            <text:p>403.72</text:p>
          </table:table-cell>
          <table:table-cell office:value-type="float" office:value="424.01" calcext:value-type="float">
            <text:p>424.01</text:p>
          </table:table-cell>
          <table:table-cell office:value-type="float" office:value="413.284" calcext:value-type="float">
            <text:p>413.284</text:p>
          </table:table-cell>
          <table:table-cell office:value-type="float" office:value="424.01" calcext:value-type="float">
            <text:p>424.01</text:p>
          </table:table-cell>
        </table:table-row>
        <table:table-row table:style-name="ro1">
          <table:table-cell office:value-type="date" office:date-value="2023-10-03" calcext:value-type="date">
            <text:p>2023-10-03</text:p>
          </table:table-cell>
          <table:table-cell office:value-type="float" office:value="403.91" calcext:value-type="float">
            <text:p>403.91</text:p>
          </table:table-cell>
          <table:table-cell office:value-type="float" office:value="423.16" calcext:value-type="float">
            <text:p>423.16</text:p>
          </table:table-cell>
          <table:table-cell office:value-type="float" office:value="413.424" calcext:value-type="float">
            <text:p>413.424</text:p>
          </table:table-cell>
          <table:table-cell office:value-type="float" office:value="423.158" calcext:value-type="float">
            <text:p>423.158</text:p>
          </table:table-cell>
        </table:table-row>
        <table:table-row table:style-name="ro1">
          <table:table-cell office:value-type="date" office:date-value="2023-10-04" calcext:value-type="date">
            <text:p>2023-10-04</text:p>
          </table:table-cell>
          <table:table-cell office:value-type="float" office:value="404.12" calcext:value-type="float">
            <text:p>404.12</text:p>
          </table:table-cell>
          <table:table-cell office:value-type="float" office:value="422.88" calcext:value-type="float">
            <text:p>422.88</text:p>
          </table:table-cell>
          <table:table-cell office:value-type="float" office:value="413.628" calcext:value-type="float">
            <text:p>413.628</text:p>
          </table:table-cell>
          <table:table-cell office:value-type="float" office:value="422.882" calcext:value-type="float">
            <text:p>422.882</text:p>
          </table:table-cell>
        </table:table-row>
        <table:table-row table:style-name="ro1">
          <table:table-cell office:value-type="date" office:date-value="2023-10-05" calcext:value-type="date">
            <text:p>2023-10-05</text:p>
          </table:table-cell>
          <table:table-cell office:value-type="float" office:value="404.36" calcext:value-type="float">
            <text:p>404.36</text:p>
          </table:table-cell>
          <table:table-cell office:value-type="float" office:value="422.08" calcext:value-type="float">
            <text:p>422.08</text:p>
          </table:table-cell>
          <table:table-cell office:value-type="float" office:value="413.854" calcext:value-type="float">
            <text:p>413.854</text:p>
          </table:table-cell>
          <table:table-cell office:value-type="float" office:value="422.084" calcext:value-type="float">
            <text:p>422.084</text:p>
          </table:table-cell>
        </table:table-row>
        <table:table-row table:style-name="ro1">
          <table:table-cell office:value-type="date" office:date-value="2023-10-06" calcext:value-type="date">
            <text:p>2023-10-06</text:p>
          </table:table-cell>
          <table:table-cell office:value-type="float" office:value="404.61" calcext:value-type="float">
            <text:p>404.61</text:p>
          </table:table-cell>
          <table:table-cell office:value-type="float" office:value="422.49" calcext:value-type="float">
            <text:p>422.49</text:p>
          </table:table-cell>
          <table:table-cell office:value-type="float" office:value="414.121" calcext:value-type="float">
            <text:p>414.121</text:p>
          </table:table-cell>
          <table:table-cell office:value-type="float" office:value="422.492" calcext:value-type="float">
            <text:p>422.492</text:p>
          </table:table-cell>
        </table:table-row>
        <table:table-row table:style-name="ro1">
          <table:table-cell office:value-type="date" office:date-value="2023-10-09" calcext:value-type="date">
            <text:p>2023-10-09</text:p>
          </table:table-cell>
          <table:table-cell office:value-type="float" office:value="404.88" calcext:value-type="float">
            <text:p>404.88</text:p>
          </table:table-cell>
          <table:table-cell office:value-type="float" office:value="423.48" calcext:value-type="float">
            <text:p>423.48</text:p>
          </table:table-cell>
          <table:table-cell office:value-type="float" office:value="414.398" calcext:value-type="float">
            <text:p>414.398</text:p>
          </table:table-cell>
          <table:table-cell office:value-type="float" office:value="423.48" calcext:value-type="float">
            <text:p>423.48</text:p>
          </table:table-cell>
        </table:table-row>
        <table:table-row table:style-name="ro1">
          <table:table-cell office:value-type="date" office:date-value="2023-10-10" calcext:value-type="date">
            <text:p>2023-10-10</text:p>
          </table:table-cell>
          <table:table-cell office:value-type="float" office:value="405.13" calcext:value-type="float">
            <text:p>405.13</text:p>
          </table:table-cell>
          <table:table-cell office:value-type="float" office:value="426.05" calcext:value-type="float">
            <text:p>426.05</text:p>
          </table:table-cell>
          <table:table-cell office:value-type="float" office:value="414.659" calcext:value-type="float">
            <text:p>414.659</text:p>
          </table:table-cell>
          <table:table-cell office:value-type="float" office:value="426.05" calcext:value-type="float">
            <text:p>426.05</text:p>
          </table:table-cell>
        </table:table-row>
        <table:table-row table:style-name="ro1">
          <table:table-cell office:value-type="date" office:date-value="2023-10-11" calcext:value-type="date">
            <text:p>2023-10-11</text:p>
          </table:table-cell>
          <table:table-cell office:value-type="float" office:value="405.36" calcext:value-type="float">
            <text:p>405.36</text:p>
          </table:table-cell>
          <table:table-cell office:value-type="float" office:value="428.36" calcext:value-type="float">
            <text:p>428.36</text:p>
          </table:table-cell>
          <table:table-cell office:value-type="float" office:value="414.956" calcext:value-type="float">
            <text:p>414.956</text:p>
          </table:table-cell>
          <table:table-cell office:value-type="float" office:value="428.364" calcext:value-type="float">
            <text:p>428.364</text:p>
          </table:table-cell>
        </table:table-row>
        <table:table-row table:style-name="ro1">
          <table:table-cell office:value-type="date" office:date-value="2023-10-12" calcext:value-type="date">
            <text:p>2023-10-12</text:p>
          </table:table-cell>
          <table:table-cell office:value-type="float" office:value="405.62" calcext:value-type="float">
            <text:p>405.62</text:p>
          </table:table-cell>
          <table:table-cell office:value-type="float" office:value="430.18" calcext:value-type="float">
            <text:p>430.18</text:p>
          </table:table-cell>
          <table:table-cell office:value-type="float" office:value="415.229" calcext:value-type="float">
            <text:p>415.229</text:p>
          </table:table-cell>
          <table:table-cell office:value-type="float" office:value="430.182" calcext:value-type="float">
            <text:p>430.182</text:p>
          </table:table-cell>
        </table:table-row>
        <table:table-row table:style-name="ro1">
          <table:table-cell office:value-type="date" office:date-value="2023-10-13" calcext:value-type="date">
            <text:p>2023-10-13</text:p>
          </table:table-cell>
          <table:table-cell office:value-type="float" office:value="405.93" calcext:value-type="float">
            <text:p>405.93</text:p>
          </table:table-cell>
          <table:table-cell office:value-type="float" office:value="430.57" calcext:value-type="float">
            <text:p>430.57</text:p>
          </table:table-cell>
          <table:table-cell office:value-type="float" office:value="415.498" calcext:value-type="float">
            <text:p>415.498</text:p>
          </table:table-cell>
          <table:table-cell office:value-type="float" office:value="430.572" calcext:value-type="float">
            <text:p>430.572</text:p>
          </table:table-cell>
        </table:table-row>
        <table:table-row table:style-name="ro1">
          <table:table-cell office:value-type="date" office:date-value="2023-10-16" calcext:value-type="date">
            <text:p>2023-10-16</text:p>
          </table:table-cell>
          <table:table-cell office:value-type="float" office:value="406.2" calcext:value-type="float">
            <text:p>406.2</text:p>
          </table:table-cell>
          <table:table-cell office:value-type="float" office:value="431.32" calcext:value-type="float">
            <text:p>431.32</text:p>
          </table:table-cell>
          <table:table-cell office:value-type="float" office:value="415.813" calcext:value-type="float">
            <text:p>415.813</text:p>
          </table:table-cell>
          <table:table-cell office:value-type="float" office:value="431.316" calcext:value-type="float">
            <text:p>431.316</text:p>
          </table:table-cell>
        </table:table-row>
        <table:table-row table:style-name="ro1">
          <table:table-cell office:value-type="date" office:date-value="2023-10-17" calcext:value-type="date">
            <text:p>2023-10-17</text:p>
          </table:table-cell>
          <table:table-cell office:value-type="float" office:value="406.45" calcext:value-type="float">
            <text:p>406.45</text:p>
          </table:table-cell>
          <table:table-cell office:value-type="float" office:value="431.61" calcext:value-type="float">
            <text:p>431.61</text:p>
          </table:table-cell>
          <table:table-cell office:value-type="float" office:value="416.095" calcext:value-type="float">
            <text:p>416.095</text:p>
          </table:table-cell>
          <table:table-cell office:value-type="float" office:value="431.61" calcext:value-type="float">
            <text:p>431.61</text:p>
          </table:table-cell>
        </table:table-row>
        <table:table-row table:style-name="ro1">
          <table:table-cell office:value-type="date" office:date-value="2023-10-18" calcext:value-type="date">
            <text:p>2023-10-18</text:p>
          </table:table-cell>
          <table:table-cell office:value-type="float" office:value="406.7" calcext:value-type="float">
            <text:p>406.7</text:p>
          </table:table-cell>
          <table:table-cell office:value-type="float" office:value="430.4" calcext:value-type="float">
            <text:p>430.4</text:p>
          </table:table-cell>
          <table:table-cell office:value-type="float" office:value="416.353" calcext:value-type="float">
            <text:p>416.353</text:p>
          </table:table-cell>
          <table:table-cell office:value-type="float" office:value="430.398" calcext:value-type="float">
            <text:p>430.398</text:p>
          </table:table-cell>
        </table:table-row>
        <table:table-row table:style-name="ro1">
          <table:table-cell office:value-type="date" office:date-value="2023-10-19" calcext:value-type="date">
            <text:p>2023-10-19</text:p>
          </table:table-cell>
          <table:table-cell office:value-type="float" office:value="406.96" calcext:value-type="float">
            <text:p>406.96</text:p>
          </table:table-cell>
          <table:table-cell office:value-type="float" office:value="428.96" calcext:value-type="float">
            <text:p>428.96</text:p>
          </table:table-cell>
          <table:table-cell office:value-type="float" office:value="416.6" calcext:value-type="float">
            <text:p>416.6</text:p>
          </table:table-cell>
          <table:table-cell office:value-type="float" office:value="428.962" calcext:value-type="float">
            <text:p>428.962</text:p>
          </table:table-cell>
        </table:table-row>
        <table:table-row table:style-name="ro1">
          <table:table-cell office:value-type="date" office:date-value="2023-10-20" calcext:value-type="date">
            <text:p>2023-10-20</text:p>
          </table:table-cell>
          <table:table-cell office:value-type="float" office:value="407.25" calcext:value-type="float">
            <text:p>407.25</text:p>
          </table:table-cell>
          <table:table-cell office:value-type="float" office:value="426.91" calcext:value-type="float">
            <text:p>426.91</text:p>
          </table:table-cell>
          <table:table-cell office:value-type="float" office:value="416.807" calcext:value-type="float">
            <text:p>416.807</text:p>
          </table:table-cell>
          <table:table-cell office:value-type="float" office:value="426.914" calcext:value-type="float">
            <text:p>426.914</text:p>
          </table:table-cell>
        </table:table-row>
        <table:table-row table:style-name="ro1">
          <table:table-cell office:value-type="date" office:date-value="2023-10-23" calcext:value-type="date">
            <text:p>2023-10-23</text:p>
          </table:table-cell>
          <table:table-cell office:value-type="float" office:value="407.56" calcext:value-type="float">
            <text:p>407.56</text:p>
          </table:table-cell>
          <table:table-cell office:value-type="float" office:value="423.82" calcext:value-type="float">
            <text:p>423.82</text:p>
          </table:table-cell>
          <table:table-cell office:value-type="float" office:value="417.032" calcext:value-type="float">
            <text:p>417.032</text:p>
          </table:table-cell>
          <table:table-cell office:value-type="float" office:value="423.822" calcext:value-type="float">
            <text:p>423.822</text:p>
          </table:table-cell>
        </table:table-row>
        <table:table-row table:style-name="ro1">
          <table:table-cell office:value-type="date" office:date-value="2023-10-24" calcext:value-type="date">
            <text:p>2023-10-24</text:p>
          </table:table-cell>
          <table:table-cell office:value-type="float" office:value="407.89" calcext:value-type="float">
            <text:p>407.89</text:p>
          </table:table-cell>
          <table:table-cell office:value-type="float" office:value="421.36" calcext:value-type="float">
            <text:p>421.36</text:p>
          </table:table-cell>
          <table:table-cell office:value-type="float" office:value="417.229" calcext:value-type="float">
            <text:p>417.229</text:p>
          </table:table-cell>
          <table:table-cell office:value-type="float" office:value="421.362" calcext:value-type="float">
            <text:p>421.362</text:p>
          </table:table-cell>
        </table:table-row>
        <table:table-row table:style-name="ro1">
          <table:table-cell office:value-type="date" office:date-value="2023-10-25" calcext:value-type="date">
            <text:p>2023-10-25</text:p>
          </table:table-cell>
          <table:table-cell office:value-type="float" office:value="408.2" calcext:value-type="float">
            <text:p>408.2</text:p>
          </table:table-cell>
          <table:table-cell office:value-type="float" office:value="418.85" calcext:value-type="float">
            <text:p>418.85</text:p>
          </table:table-cell>
          <table:table-cell office:value-type="float" office:value="417.398" calcext:value-type="float">
            <text:p>417.398</text:p>
          </table:table-cell>
          <table:table-cell office:value-type="float" office:value="418.848" calcext:value-type="float">
            <text:p>418.848</text:p>
          </table:table-cell>
        </table:table-row>
        <table:table-row table:style-name="ro1">
          <table:table-cell office:value-type="date" office:date-value="2023-10-26" calcext:value-type="date">
            <text:p>2023-10-26</text:p>
          </table:table-cell>
          <table:table-cell office:value-type="float" office:value="408.46" calcext:value-type="float">
            <text:p>408.46</text:p>
          </table:table-cell>
          <table:table-cell office:value-type="float" office:value="416.09" calcext:value-type="float">
            <text:p>416.09</text:p>
          </table:table-cell>
          <table:table-cell office:value-type="float" office:value="417.528" calcext:value-type="float">
            <text:p>417.528</text:p>
          </table:table-cell>
          <table:table-cell office:value-type="float" office:value="416.092" calcext:value-type="float">
            <text:p>416.092</text:p>
          </table:table-cell>
        </table:table-row>
        <table:table-row table:style-name="ro1">
          <table:table-cell office:value-type="date" office:date-value="2023-10-27" calcext:value-type="date">
            <text:p>2023-10-27</text:p>
          </table:table-cell>
          <table:table-cell office:value-type="float" office:value="408.73" calcext:value-type="float">
            <text:p>408.73</text:p>
          </table:table-cell>
          <table:table-cell office:value-type="float" office:value="414" calcext:value-type="float">
            <text:p>414</text:p>
          </table:table-cell>
          <table:table-cell office:value-type="float" office:value="417.625" calcext:value-type="float">
            <text:p>417.625</text:p>
          </table:table-cell>
          <table:table-cell office:value-type="float" office:value="414.004" calcext:value-type="float">
            <text:p>414.004</text:p>
          </table:table-cell>
        </table:table-row>
        <table:table-row table:style-name="ro1">
          <table:table-cell office:value-type="date" office:date-value="2023-10-30" calcext:value-type="date">
            <text:p>2023-10-30</text:p>
          </table:table-cell>
          <table:table-cell office:value-type="float" office:value="408.96" calcext:value-type="float">
            <text:p>408.96</text:p>
          </table:table-cell>
          <table:table-cell office:value-type="float" office:value="413.04" calcext:value-type="float">
            <text:p>413.04</text:p>
          </table:table-cell>
          <table:table-cell office:value-type="float" office:value="417.739" calcext:value-type="float">
            <text:p>417.739</text:p>
          </table:table-cell>
          <table:table-cell office:value-type="float" office:value="413.036" calcext:value-type="float">
            <text:p>413.036</text:p>
          </table:table-cell>
        </table:table-row>
        <table:table-row table:style-name="ro1">
          <table:table-cell office:value-type="date" office:date-value="2023-10-31" calcext:value-type="date">
            <text:p>2023-10-31</text:p>
          </table:table-cell>
          <table:table-cell office:value-type="float" office:value="409.18" calcext:value-type="float">
            <text:p>409.18</text:p>
          </table:table-cell>
          <table:table-cell office:value-type="float" office:value="411.96" calcext:value-type="float">
            <text:p>411.96</text:p>
          </table:table-cell>
          <table:table-cell office:value-type="float" office:value="417.859" calcext:value-type="float">
            <text:p>417.859</text:p>
          </table:table-cell>
          <table:table-cell office:value-type="float" office:value="411.958" calcext:value-type="float">
            <text:p>411.958</text:p>
          </table:table-cell>
        </table:table-row>
        <table:table-row table:style-name="ro1">
          <table:table-cell office:value-type="date" office:date-value="2023-11-01" calcext:value-type="date">
            <text:p>2023-11-01</text:p>
          </table:table-cell>
          <table:table-cell office:value-type="float" office:value="409.4" calcext:value-type="float">
            <text:p>409.4</text:p>
          </table:table-cell>
          <table:table-cell office:value-type="float" office:value="412.97" calcext:value-type="float">
            <text:p>412.97</text:p>
          </table:table-cell>
          <table:table-cell office:value-type="float" office:value="418.004" calcext:value-type="float">
            <text:p>418.004</text:p>
          </table:table-cell>
          <table:table-cell office:value-type="float" office:value="412.972" calcext:value-type="float">
            <text:p>412.972</text:p>
          </table:table-cell>
        </table:table-row>
        <table:table-row table:style-name="ro1">
          <table:table-cell office:value-type="date" office:date-value="2023-11-02" calcext:value-type="date">
            <text:p>2023-11-02</text:p>
          </table:table-cell>
          <table:table-cell office:value-type="float" office:value="409.6" calcext:value-type="float">
            <text:p>409.6</text:p>
          </table:table-cell>
          <table:table-cell office:value-type="float" office:value="416.59" calcext:value-type="float">
            <text:p>416.59</text:p>
          </table:table-cell>
          <table:table-cell office:value-type="float" office:value="418.22" calcext:value-type="float">
            <text:p>418.22</text:p>
          </table:table-cell>
          <table:table-cell office:value-type="float" office:value="416.588" calcext:value-type="float">
            <text:p>416.588</text:p>
          </table:table-cell>
        </table:table-row>
        <table:table-row table:style-name="ro1">
          <table:table-cell office:value-type="date" office:date-value="2023-11-03" calcext:value-type="date">
            <text:p>2023-11-03</text:p>
          </table:table-cell>
          <table:table-cell office:value-type="float" office:value="409.77" calcext:value-type="float">
            <text:p>409.77</text:p>
          </table:table-cell>
          <table:table-cell office:value-type="float" office:value="421.36" calcext:value-type="float">
            <text:p>421.36</text:p>
          </table:table-cell>
          <table:table-cell office:value-type="float" office:value="418.47" calcext:value-type="float">
            <text:p>418.47</text:p>
          </table:table-cell>
          <table:table-cell office:value-type="float" office:value="421.356" calcext:value-type="float">
            <text:p>421.356</text:p>
          </table:table-cell>
        </table:table-row>
        <table:table-row table:style-name="ro1">
          <table:table-cell office:value-type="date" office:date-value="2023-11-06" calcext:value-type="date">
            <text:p>2023-11-06</text:p>
          </table:table-cell>
          <table:table-cell office:value-type="float" office:value="409.93" calcext:value-type="float">
            <text:p>409.93</text:p>
          </table:table-cell>
          <table:table-cell office:value-type="float" office:value="425.35" calcext:value-type="float">
            <text:p>425.35</text:p>
          </table:table-cell>
          <table:table-cell office:value-type="float" office:value="418.689" calcext:value-type="float">
            <text:p>418.689</text:p>
          </table:table-cell>
          <table:table-cell office:value-type="float" office:value="425.348" calcext:value-type="float">
            <text:p>425.348</text:p>
          </table:table-cell>
        </table:table-row>
        <table:table-row table:style-name="ro1">
          <table:table-cell office:value-type="date" office:date-value="2023-11-07" calcext:value-type="date">
            <text:p>2023-11-07</text:p>
          </table:table-cell>
          <table:table-cell office:value-type="float" office:value="410.09" calcext:value-type="float">
            <text:p>410.09</text:p>
          </table:table-cell>
          <table:table-cell office:value-type="float" office:value="429.07" calcext:value-type="float">
            <text:p>429.07</text:p>
          </table:table-cell>
          <table:table-cell office:value-type="float" office:value="418.891" calcext:value-type="float">
            <text:p>418.891</text:p>
          </table:table-cell>
          <table:table-cell office:value-type="float" office:value="429.068" calcext:value-type="float">
            <text:p>429.068</text:p>
          </table:table-cell>
        </table:table-row>
        <table:table-row table:style-name="ro1">
          <table:table-cell office:value-type="date" office:date-value="2023-11-08" calcext:value-type="date">
            <text:p>2023-11-08</text:p>
          </table:table-cell>
          <table:table-cell office:value-type="float" office:value="410.27" calcext:value-type="float">
            <text:p>410.27</text:p>
          </table:table-cell>
          <table:table-cell office:value-type="float" office:value="431.97" calcext:value-type="float">
            <text:p>431.97</text:p>
          </table:table-cell>
          <table:table-cell office:value-type="float" office:value="419.097" calcext:value-type="float">
            <text:p>419.097</text:p>
          </table:table-cell>
          <table:table-cell office:value-type="float" office:value="431.966" calcext:value-type="float">
            <text:p>431.966</text:p>
          </table:table-cell>
        </table:table-row>
        <table:table-row table:style-name="ro1">
          <table:table-cell office:value-type="date" office:date-value="2023-11-09" calcext:value-type="date">
            <text:p>2023-11-09</text:p>
          </table:table-cell>
          <table:table-cell office:value-type="float" office:value="410.49" calcext:value-type="float">
            <text:p>410.49</text:p>
          </table:table-cell>
          <table:table-cell office:value-type="float" office:value="432.58" calcext:value-type="float">
            <text:p>432.58</text:p>
          </table:table-cell>
          <table:table-cell office:value-type="float" office:value="419.285" calcext:value-type="float">
            <text:p>419.285</text:p>
          </table:table-cell>
          <table:table-cell office:value-type="float" office:value="432.578" calcext:value-type="float">
            <text:p>432.578</text:p>
          </table:table-cell>
        </table:table-row>
        <table:table-row table:style-name="ro1">
          <table:table-cell office:value-type="date" office:date-value="2023-11-10" calcext:value-type="date">
            <text:p>2023-11-10</text:p>
          </table:table-cell>
          <table:table-cell office:value-type="float" office:value="410.69" calcext:value-type="float">
            <text:p>410.69</text:p>
          </table:table-cell>
          <table:table-cell office:value-type="float" office:value="433.75" calcext:value-type="float">
            <text:p>433.75</text:p>
          </table:table-cell>
          <table:table-cell office:value-type="float" office:value="419.485" calcext:value-type="float">
            <text:p>419.485</text:p>
          </table:table-cell>
          <table:table-cell office:value-type="float" office:value="433.754" calcext:value-type="float">
            <text:p>433.754</text:p>
          </table:table-cell>
        </table:table-row>
        <table:table-row table:style-name="ro1">
          <table:table-cell office:value-type="date" office:date-value="2023-11-13" calcext:value-type="date">
            <text:p>2023-11-13</text:p>
          </table:table-cell>
          <table:table-cell office:value-type="float" office:value="410.9" calcext:value-type="float">
            <text:p>410.9</text:p>
          </table:table-cell>
          <table:table-cell office:value-type="float" office:value="434.65" calcext:value-type="float">
            <text:p>434.65</text:p>
          </table:table-cell>
          <table:table-cell office:value-type="float" office:value="419.679" calcext:value-type="float">
            <text:p>419.679</text:p>
          </table:table-cell>
          <table:table-cell office:value-type="float" office:value="434.646" calcext:value-type="float">
            <text:p>434.646</text:p>
          </table:table-cell>
        </table:table-row>
        <table:table-row table:style-name="ro1">
          <table:table-cell office:value-type="date" office:date-value="2023-11-14" calcext:value-type="date">
            <text:p>2023-11-14</text:p>
          </table:table-cell>
          <table:table-cell office:value-type="float" office:value="411.13" calcext:value-type="float">
            <text:p>411.13</text:p>
          </table:table-cell>
          <table:table-cell office:value-type="float" office:value="436.99" calcext:value-type="float">
            <text:p>436.99</text:p>
          </table:table-cell>
          <table:table-cell office:value-type="float" office:value="419.939" calcext:value-type="float">
            <text:p>419.939</text:p>
          </table:table-cell>
          <table:table-cell office:value-type="float" office:value="436.988" calcext:value-type="float">
            <text:p>436.988</text:p>
          </table:table-cell>
        </table:table-row>
        <table:table-row table:style-name="ro1">
          <table:table-cell office:value-type="date" office:date-value="2023-11-15" calcext:value-type="date">
            <text:p>2023-11-15</text:p>
          </table:table-cell>
          <table:table-cell office:value-type="float" office:value="411.4" calcext:value-type="float">
            <text:p>411.4</text:p>
          </table:table-cell>
          <table:table-cell office:value-type="float" office:value="439.46" calcext:value-type="float">
            <text:p>439.46</text:p>
          </table:table-cell>
          <table:table-cell office:value-type="float" office:value="420.176" calcext:value-type="float">
            <text:p>420.176</text:p>
          </table:table-cell>
          <table:table-cell office:value-type="float" office:value="439.456" calcext:value-type="float">
            <text:p>439.456</text:p>
          </table:table-cell>
        </table:table-row>
        <table:table-row table:style-name="ro1">
          <table:table-cell office:value-type="date" office:date-value="2023-11-16" calcext:value-type="date">
            <text:p>2023-11-16</text:p>
          </table:table-cell>
          <table:table-cell office:value-type="float" office:value="411.66" calcext:value-type="float">
            <text:p>411.66</text:p>
          </table:table-cell>
          <table:table-cell office:value-type="float" office:value="442.71" calcext:value-type="float">
            <text:p>442.71</text:p>
          </table:table-cell>
          <table:table-cell office:value-type="float" office:value="420.394" calcext:value-type="float">
            <text:p>420.394</text:p>
          </table:table-cell>
          <table:table-cell office:value-type="float" office:value="442.71" calcext:value-type="float">
            <text:p>442.71</text:p>
          </table:table-cell>
        </table:table-row>
        <table:table-row table:style-name="ro1">
          <table:table-cell office:value-type="date" office:date-value="2023-11-17" calcext:value-type="date">
            <text:p>2023-11-17</text:p>
          </table:table-cell>
          <table:table-cell office:value-type="float" office:value="411.94" calcext:value-type="float">
            <text:p>411.94</text:p>
          </table:table-cell>
          <table:table-cell office:value-type="float" office:value="444.73" calcext:value-type="float">
            <text:p>444.73</text:p>
          </table:table-cell>
          <table:table-cell office:value-type="float" office:value="420.586" calcext:value-type="float">
            <text:p>420.586</text:p>
          </table:table-cell>
          <table:table-cell office:value-type="float" office:value="444.732" calcext:value-type="float">
            <text:p>444.732</text:p>
          </table:table-cell>
        </table:table-row>
        <table:table-row table:style-name="ro1">
          <table:table-cell office:value-type="date" office:date-value="2023-11-20" calcext:value-type="date">
            <text:p>2023-11-20</text:p>
          </table:table-cell>
          <table:table-cell office:value-type="float" office:value="412.2" calcext:value-type="float">
            <text:p>412.2</text:p>
          </table:table-cell>
          <table:table-cell office:value-type="float" office:value="447.53" calcext:value-type="float">
            <text:p>447.53</text:p>
          </table:table-cell>
          <table:table-cell office:value-type="float" office:value="420.816" calcext:value-type="float">
            <text:p>420.816</text:p>
          </table:table-cell>
          <table:table-cell office:value-type="float" office:value="447.526" calcext:value-type="float">
            <text:p>447.526</text:p>
          </table:table-cell>
        </table:table-row>
        <table:table-row table:style-name="ro1">
          <table:table-cell office:value-type="date" office:date-value="2023-11-21" calcext:value-type="date">
            <text:p>2023-11-21</text:p>
          </table:table-cell>
          <table:table-cell office:value-type="float" office:value="412.48" calcext:value-type="float">
            <text:p>412.48</text:p>
          </table:table-cell>
          <table:table-cell office:value-type="float" office:value="448.43" calcext:value-type="float">
            <text:p>448.43</text:p>
          </table:table-cell>
          <table:table-cell office:value-type="float" office:value="421.054" calcext:value-type="float">
            <text:p>421.054</text:p>
          </table:table-cell>
          <table:table-cell office:value-type="float" office:value="448.428" calcext:value-type="float">
            <text:p>448.428</text:p>
          </table:table-cell>
        </table:table-row>
        <table:table-row table:style-name="ro1">
          <table:table-cell office:value-type="date" office:date-value="2023-11-22" calcext:value-type="date">
            <text:p>2023-11-22</text:p>
          </table:table-cell>
          <table:table-cell office:value-type="float" office:value="412.79" calcext:value-type="float">
            <text:p>412.79</text:p>
          </table:table-cell>
          <table:table-cell office:value-type="float" office:value="449.49" calcext:value-type="float">
            <text:p>449.49</text:p>
          </table:table-cell>
          <table:table-cell office:value-type="float" office:value="421.275" calcext:value-type="float">
            <text:p>421.275</text:p>
          </table:table-cell>
          <table:table-cell office:value-type="float" office:value="449.488" calcext:value-type="float">
            <text:p>449.488</text:p>
          </table:table-cell>
        </table:table-row>
        <table:table-row table:style-name="ro1">
          <table:table-cell office:value-type="date" office:date-value="2023-11-24" calcext:value-type="date">
            <text:p>2023-11-24</text:p>
          </table:table-cell>
          <table:table-cell office:value-type="float" office:value="413.03" calcext:value-type="float">
            <text:p>413.03</text:p>
          </table:table-cell>
          <table:table-cell office:value-type="float" office:value="450.5" calcext:value-type="float">
            <text:p>450.5</text:p>
          </table:table-cell>
          <table:table-cell office:value-type="float" office:value="421.519" calcext:value-type="float">
            <text:p>421.519</text:p>
          </table:table-cell>
          <table:table-cell office:value-type="float" office:value="450.496" calcext:value-type="float">
            <text:p>450.496</text:p>
          </table:table-cell>
        </table:table-row>
        <table:table-row table:style-name="ro1">
          <table:table-cell office:value-type="date" office:date-value="2023-11-27" calcext:value-type="date">
            <text:p>2023-11-27</text:p>
          </table:table-cell>
          <table:table-cell office:value-type="float" office:value="413.26" calcext:value-type="float">
            <text:p>413.26</text:p>
          </table:table-cell>
          <table:table-cell office:value-type="float" office:value="451.23" calcext:value-type="float">
            <text:p>451.23</text:p>
          </table:table-cell>
          <table:table-cell office:value-type="float" office:value="421.776" calcext:value-type="float">
            <text:p>421.776</text:p>
          </table:table-cell>
          <table:table-cell office:value-type="float" office:value="451.228" calcext:value-type="float">
            <text:p>451.228</text:p>
          </table:table-cell>
        </table:table-row>
        <table:table-row table:style-name="ro1">
          <table:table-cell office:value-type="date" office:date-value="2023-11-28" calcext:value-type="date">
            <text:p>2023-11-28</text:p>
          </table:table-cell>
          <table:table-cell office:value-type="float" office:value="413.52" calcext:value-type="float">
            <text:p>413.52</text:p>
          </table:table-cell>
          <table:table-cell office:value-type="float" office:value="451.36" calcext:value-type="float">
            <text:p>451.36</text:p>
          </table:table-cell>
          <table:table-cell office:value-type="float" office:value="422.031" calcext:value-type="float">
            <text:p>422.031</text:p>
          </table:table-cell>
          <table:table-cell office:value-type="float" office:value="451.362" calcext:value-type="float">
            <text:p>451.362</text:p>
          </table:table-cell>
        </table:table-row>
        <table:table-row table:style-name="ro1">
          <table:table-cell office:value-type="date" office:date-value="2023-11-29" calcext:value-type="date">
            <text:p>2023-11-29</text:p>
          </table:table-cell>
          <table:table-cell office:value-type="float" office:value="413.75" calcext:value-type="float">
            <text:p>413.75</text:p>
          </table:table-cell>
          <table:table-cell office:value-type="float" office:value="451.63" calcext:value-type="float">
            <text:p>451.63</text:p>
          </table:table-cell>
          <table:table-cell office:value-type="float" office:value="422.261" calcext:value-type="float">
            <text:p>422.261</text:p>
          </table:table-cell>
          <table:table-cell office:value-type="float" office:value="451.628" calcext:value-type="float">
            <text:p>451.628</text:p>
          </table:table-cell>
        </table:table-row>
        <table:table-row table:style-name="ro1">
          <table:table-cell office:value-type="date" office:date-value="2023-11-30" calcext:value-type="date">
            <text:p>2023-11-30</text:p>
          </table:table-cell>
          <table:table-cell office:value-type="float" office:value="414.01" calcext:value-type="float">
            <text:p>414.01</text:p>
          </table:table-cell>
          <table:table-cell office:value-type="float" office:value="451.9" calcext:value-type="float">
            <text:p>451.9</text:p>
          </table:table-cell>
          <table:table-cell office:value-type="float" office:value="422.501" calcext:value-type="float">
            <text:p>422.501</text:p>
          </table:table-cell>
          <table:table-cell office:value-type="float" office:value="451.902" calcext:value-type="float">
            <text:p>451.902</text:p>
          </table:table-cell>
        </table:table-row>
        <table:table-row table:style-name="ro1">
          <table:table-cell office:value-type="date" office:date-value="2023-12-01" calcext:value-type="date">
            <text:p>2023-12-01</text:p>
          </table:table-cell>
          <table:table-cell office:value-type="float" office:value="414.27" calcext:value-type="float">
            <text:p>414.27</text:p>
          </table:table-cell>
          <table:table-cell office:value-type="float" office:value="452.66" calcext:value-type="float">
            <text:p>452.66</text:p>
          </table:table-cell>
          <table:table-cell office:value-type="float" office:value="422.747" calcext:value-type="float">
            <text:p>422.747</text:p>
          </table:table-cell>
          <table:table-cell office:value-type="float" office:value="452.656" calcext:value-type="float">
            <text:p>452.656</text:p>
          </table:table-cell>
        </table:table-row>
        <table:table-row table:style-name="ro1">
          <table:table-cell office:value-type="date" office:date-value="2023-12-04" calcext:value-type="date">
            <text:p>2023-12-04</text:p>
          </table:table-cell>
          <table:table-cell office:value-type="float" office:value="414.52" calcext:value-type="float">
            <text:p>414.52</text:p>
          </table:table-cell>
          <table:table-cell office:value-type="float" office:value="453.1" calcext:value-type="float">
            <text:p>453.1</text:p>
          </table:table-cell>
          <table:table-cell office:value-type="float" office:value="423.01" calcext:value-type="float">
            <text:p>423.01</text:p>
          </table:table-cell>
          <table:table-cell office:value-type="float" office:value="453.096" calcext:value-type="float">
            <text:p>453.096</text:p>
          </table:table-cell>
        </table:table-row>
        <table:table-row table:style-name="ro1">
          <table:table-cell office:value-type="date" office:date-value="2023-12-05" calcext:value-type="date">
            <text:p>2023-12-05</text:p>
          </table:table-cell>
          <table:table-cell office:value-type="float" office:value="414.78" calcext:value-type="float">
            <text:p>414.78</text:p>
          </table:table-cell>
          <table:table-cell office:value-type="float" office:value="453.43" calcext:value-type="float">
            <text:p>453.43</text:p>
          </table:table-cell>
          <table:table-cell office:value-type="float" office:value="423.277" calcext:value-type="float">
            <text:p>423.277</text:p>
          </table:table-cell>
          <table:table-cell office:value-type="float" office:value="453.428" calcext:value-type="float">
            <text:p>453.428</text:p>
          </table:table-cell>
        </table:table-row>
        <table:table-row table:style-name="ro1">
          <table:table-cell office:value-type="date" office:date-value="2023-12-06" calcext:value-type="date">
            <text:p>2023-12-06</text:p>
          </table:table-cell>
          <table:table-cell office:value-type="float" office:value="415.02" calcext:value-type="float">
            <text:p>415.02</text:p>
          </table:table-cell>
          <table:table-cell office:value-type="float" office:value="453.46" calcext:value-type="float">
            <text:p>453.46</text:p>
          </table:table-cell>
          <table:table-cell office:value-type="float" office:value="423.575" calcext:value-type="float">
            <text:p>423.575</text:p>
          </table:table-cell>
          <table:table-cell office:value-type="float" office:value="453.458" calcext:value-type="float">
            <text:p>453.458</text:p>
          </table:table-cell>
        </table:table-row>
        <table:table-row table:style-name="ro1">
          <table:table-cell office:value-type="date" office:date-value="2023-12-07" calcext:value-type="date">
            <text:p>2023-12-07</text:p>
          </table:table-cell>
          <table:table-cell office:value-type="float" office:value="415.25" calcext:value-type="float">
            <text:p>415.25</text:p>
          </table:table-cell>
          <table:table-cell office:value-type="float" office:value="453.82" calcext:value-type="float">
            <text:p>453.82</text:p>
          </table:table-cell>
          <table:table-cell office:value-type="float" office:value="423.893" calcext:value-type="float">
            <text:p>423.893</text:p>
          </table:table-cell>
          <table:table-cell office:value-type="float" office:value="453.822" calcext:value-type="float">
            <text:p>453.822</text:p>
          </table:table-cell>
        </table:table-row>
        <table:table-row table:style-name="ro1">
          <table:table-cell office:value-type="date" office:date-value="2023-12-08" calcext:value-type="date">
            <text:p>2023-12-08</text:p>
          </table:table-cell>
          <table:table-cell office:value-type="float" office:value="415.5" calcext:value-type="float">
            <text:p>415.5</text:p>
          </table:table-cell>
          <table:table-cell office:value-type="float" office:value="454.04" calcext:value-type="float">
            <text:p>454.04</text:p>
          </table:table-cell>
          <table:table-cell office:value-type="float" office:value="424.211" calcext:value-type="float">
            <text:p>424.211</text:p>
          </table:table-cell>
          <table:table-cell office:value-type="float" office:value="454.04" calcext:value-type="float">
            <text:p>454.04</text:p>
          </table:table-cell>
        </table:table-row>
        <table:table-row table:style-name="ro1">
          <table:table-cell office:value-type="date" office:date-value="2023-12-11" calcext:value-type="date">
            <text:p>2023-12-11</text:p>
          </table:table-cell>
          <table:table-cell office:value-type="float" office:value="415.76" calcext:value-type="float">
            <text:p>415.76</text:p>
          </table:table-cell>
          <table:table-cell office:value-type="float" office:value="455.09" calcext:value-type="float">
            <text:p>455.09</text:p>
          </table:table-cell>
          <table:table-cell office:value-type="float" office:value="424.558" calcext:value-type="float">
            <text:p>424.558</text:p>
          </table:table-cell>
          <table:table-cell office:value-type="float" office:value="455.092" calcext:value-type="float">
            <text:p>455.092</text:p>
          </table:table-cell>
        </table:table-row>
        <table:table-row table:style-name="ro1">
          <table:table-cell office:value-type="date" office:date-value="2023-12-12" calcext:value-type="date">
            <text:p>2023-12-12</text:p>
          </table:table-cell>
          <table:table-cell office:value-type="float" office:value="416.02" calcext:value-type="float">
            <text:p>416.02</text:p>
          </table:table-cell>
          <table:table-cell office:value-type="float" office:value="456.58" calcext:value-type="float">
            <text:p>456.58</text:p>
          </table:table-cell>
          <table:table-cell office:value-type="float" office:value="424.909" calcext:value-type="float">
            <text:p>424.909</text:p>
          </table:table-cell>
          <table:table-cell office:value-type="float" office:value="456.58" calcext:value-type="float">
            <text:p>456.58</text:p>
          </table:table-cell>
        </table:table-row>
        <table:table-row table:style-name="ro1">
          <table:table-cell office:value-type="date" office:date-value="2023-12-13" calcext:value-type="date">
            <text:p>2023-12-13</text:p>
          </table:table-cell>
          <table:table-cell office:value-type="float" office:value="416.23" calcext:value-type="float">
            <text:p>416.23</text:p>
          </table:table-cell>
          <table:table-cell office:value-type="float" office:value="459.71" calcext:value-type="float">
            <text:p>459.71</text:p>
          </table:table-cell>
          <table:table-cell office:value-type="float" office:value="425.299" calcext:value-type="float">
            <text:p>425.299</text:p>
          </table:table-cell>
          <table:table-cell office:value-type="float" office:value="459.706" calcext:value-type="float">
            <text:p>459.706</text:p>
          </table:table-cell>
        </table:table-row>
        <table:table-row table:style-name="ro1">
          <table:table-cell office:value-type="date" office:date-value="2023-12-14" calcext:value-type="date">
            <text:p>2023-12-14</text:p>
          </table:table-cell>
          <table:table-cell office:value-type="float" office:value="416.45" calcext:value-type="float">
            <text:p>416.45</text:p>
          </table:table-cell>
          <table:table-cell office:value-type="float" office:value="462.44" calcext:value-type="float">
            <text:p>462.44</text:p>
          </table:table-cell>
          <table:table-cell office:value-type="float" office:value="425.704" calcext:value-type="float">
            <text:p>425.704</text:p>
          </table:table-cell>
          <table:table-cell office:value-type="float" office:value="462.442" calcext:value-type="float">
            <text:p>462.442</text:p>
          </table:table-cell>
        </table:table-row>
        <table:table-row table:style-name="ro1">
          <table:table-cell office:value-type="date" office:date-value="2023-12-15" calcext:value-type="date">
            <text:p>2023-12-15</text:p>
          </table:table-cell>
          <table:table-cell office:value-type="float" office:value="416.68" calcext:value-type="float">
            <text:p>416.68</text:p>
          </table:table-cell>
          <table:table-cell office:value-type="float" office:value="464.63" calcext:value-type="float">
            <text:p>464.63</text:p>
          </table:table-cell>
          <table:table-cell office:value-type="float" office:value="426.09" calcext:value-type="float">
            <text:p>426.09</text:p>
          </table:table-cell>
          <table:table-cell office:value-type="float" office:value="464.634" calcext:value-type="float">
            <text:p>464.634</text:p>
          </table:table-cell>
        </table:table-row>
        <table:table-row table:style-name="ro1">
          <table:table-cell office:value-type="date" office:date-value="2023-12-18" calcext:value-type="date">
            <text:p>2023-12-18</text:p>
          </table:table-cell>
          <table:table-cell office:value-type="float" office:value="416.95" calcext:value-type="float">
            <text:p>416.95</text:p>
          </table:table-cell>
          <table:table-cell office:value-type="float" office:value="467" calcext:value-type="float">
            <text:p>467</text:p>
          </table:table-cell>
          <table:table-cell office:value-type="float" office:value="426.458" calcext:value-type="float">
            <text:p>426.458</text:p>
          </table:table-cell>
          <table:table-cell office:value-type="float" office:value="466.996" calcext:value-type="float">
            <text:p>466.996</text:p>
          </table:table-cell>
        </table:table-row>
        <table:table-row table:style-name="ro1">
          <table:table-cell office:value-type="date" office:date-value="2023-12-19" calcext:value-type="date">
            <text:p>2023-12-19</text:p>
          </table:table-cell>
          <table:table-cell office:value-type="float" office:value="417.25" calcext:value-type="float">
            <text:p>417.25</text:p>
          </table:table-cell>
          <table:table-cell office:value-type="float" office:value="469.51" calcext:value-type="float">
            <text:p>469.51</text:p>
          </table:table-cell>
          <table:table-cell office:value-type="float" office:value="426.839" calcext:value-type="float">
            <text:p>426.839</text:p>
          </table:table-cell>
          <table:table-cell office:value-type="float" office:value="469.512" calcext:value-type="float">
            <text:p>469.512</text:p>
          </table:table-cell>
        </table:table-row>
        <table:table-row table:style-name="ro1">
          <table:table-cell office:value-type="date" office:date-value="2023-12-20" calcext:value-type="date">
            <text:p>2023-12-20</text:p>
          </table:table-cell>
          <table:table-cell office:value-type="float" office:value="417.57" calcext:value-type="float">
            <text:p>417.57</text:p>
          </table:table-cell>
          <table:table-cell office:value-type="float" office:value="469.44" calcext:value-type="float">
            <text:p>469.44</text:p>
          </table:table-cell>
          <table:table-cell office:value-type="float" office:value="427.218" calcext:value-type="float">
            <text:p>427.218</text:p>
          </table:table-cell>
          <table:table-cell office:value-type="float" office:value="469.444" calcext:value-type="float">
            <text:p>469.444</text:p>
          </table:table-cell>
        </table:table-row>
        <table:table-row table:style-name="ro1">
          <table:table-cell office:value-type="date" office:date-value="2023-12-21" calcext:value-type="date">
            <text:p>2023-12-21</text:p>
          </table:table-cell>
          <table:table-cell office:value-type="float" office:value="417.89" calcext:value-type="float">
            <text:p>417.89</text:p>
          </table:table-cell>
          <table:table-cell office:value-type="float" office:value="469.96" calcext:value-type="float">
            <text:p>469.96</text:p>
          </table:table-cell>
          <table:table-cell office:value-type="float" office:value="427.616" calcext:value-type="float">
            <text:p>427.616</text:p>
          </table:table-cell>
          <table:table-cell office:value-type="float" office:value="469.962" calcext:value-type="float">
            <text:p>469.962</text:p>
          </table:table-cell>
        </table:table-row>
        <table:table-row table:style-name="ro1">
          <table:table-cell office:value-type="date" office:date-value="2023-12-22" calcext:value-type="date">
            <text:p>2023-12-22</text:p>
          </table:table-cell>
          <table:table-cell office:value-type="float" office:value="418.22" calcext:value-type="float">
            <text:p>418.22</text:p>
          </table:table-cell>
          <table:table-cell office:value-type="float" office:value="470.82" calcext:value-type="float">
            <text:p>470.82</text:p>
          </table:table-cell>
          <table:table-cell office:value-type="float" office:value="428.054" calcext:value-type="float">
            <text:p>428.054</text:p>
          </table:table-cell>
          <table:table-cell office:value-type="float" office:value="470.822" calcext:value-type="float">
            <text:p>470.822</text:p>
          </table:table-cell>
        </table:table-row>
        <table:table-row table:style-name="ro1">
          <table:table-cell office:value-type="date" office:date-value="2023-12-26" calcext:value-type="date">
            <text:p>2023-12-26</text:p>
          </table:table-cell>
          <table:table-cell office:value-type="float" office:value="418.54" calcext:value-type="float">
            <text:p>418.54</text:p>
          </table:table-cell>
          <table:table-cell office:value-type="float" office:value="471.56" calcext:value-type="float">
            <text:p>471.56</text:p>
          </table:table-cell>
          <table:table-cell office:value-type="float" office:value="428.53" calcext:value-type="float">
            <text:p>428.53</text:p>
          </table:table-cell>
          <table:table-cell office:value-type="float" office:value="471.556" calcext:value-type="float">
            <text:p>471.556</text:p>
          </table:table-cell>
        </table:table-row>
        <table:table-row table:style-name="ro1">
          <table:table-cell office:value-type="date" office:date-value="2023-12-27" calcext:value-type="date">
            <text:p>2023-12-27</text:p>
          </table:table-cell>
          <table:table-cell office:value-type="float" office:value="418.85" calcext:value-type="float">
            <text:p>418.85</text:p>
          </table:table-cell>
          <table:table-cell office:value-type="float" office:value="471.89" calcext:value-type="float">
            <text:p>471.89</text:p>
          </table:table-cell>
          <table:table-cell office:value-type="float" office:value="429.013" calcext:value-type="float">
            <text:p>429.013</text:p>
          </table:table-cell>
          <table:table-cell office:value-type="float" office:value="471.888" calcext:value-type="float">
            <text:p>471.888</text:p>
          </table:table-cell>
        </table:table-row>
        <table:table-row table:style-name="ro1">
          <table:table-cell office:value-type="date" office:date-value="2023-12-28" calcext:value-type="date">
            <text:p>2023-12-28</text:p>
          </table:table-cell>
          <table:table-cell office:value-type="float" office:value="419.15" calcext:value-type="float">
            <text:p>419.15</text:p>
          </table:table-cell>
          <table:table-cell office:value-type="float" office:value="473.57" calcext:value-type="float">
            <text:p>473.57</text:p>
          </table:table-cell>
          <table:table-cell office:value-type="float" office:value="429.466" calcext:value-type="float">
            <text:p>429.466</text:p>
          </table:table-cell>
          <table:table-cell office:value-type="float" office:value="473.568" calcext:value-type="float">
            <text:p>473.568</text:p>
          </table:table-cell>
        </table:table-row>
        <table:table-row table:style-name="ro1">
          <table:table-cell office:value-type="date" office:date-value="2023-12-29" calcext:value-type="date">
            <text:p>2023-12-29</text:p>
          </table:table-cell>
          <table:table-cell office:value-type="float" office:value="419.5" calcext:value-type="float">
            <text:p>419.5</text:p>
          </table:table-cell>
          <table:table-cell office:value-type="float" office:value="474.09" calcext:value-type="float">
            <text:p>474.09</text:p>
          </table:table-cell>
          <table:table-cell office:value-type="float" office:value="429.924" calcext:value-type="float">
            <text:p>429.924</text:p>
          </table:table-cell>
          <table:table-cell office:value-type="float" office:value="474.088" calcext:value-type="float">
            <text:p>474.088</text:p>
          </table:table-cell>
        </table:table-row>
        <table:table-row table:style-name="ro1">
          <table:table-cell office:value-type="date" office:date-value="2024-01-02" calcext:value-type="date">
            <text:p>2024-01-02</text:p>
          </table:table-cell>
          <table:table-cell office:value-type="float" office:value="419.88" calcext:value-type="float">
            <text:p>419.88</text:p>
          </table:table-cell>
          <table:table-cell office:value-type="float" office:value="473.89" calcext:value-type="float">
            <text:p>473.89</text:p>
          </table:table-cell>
          <table:table-cell office:value-type="float" office:value="430.335" calcext:value-type="float">
            <text:p>430.335</text:p>
          </table:table-cell>
          <table:table-cell office:value-type="float" office:value="473.89" calcext:value-type="float">
            <text:p>473.89</text:p>
          </table:table-cell>
        </table:table-row>
        <table:table-row table:style-name="ro1">
          <table:table-cell office:value-type="date" office:date-value="2024-01-03" calcext:value-type="date">
            <text:p>2024-01-03</text:p>
          </table:table-cell>
          <table:table-cell office:value-type="float" office:value="420.28" calcext:value-type="float">
            <text:p>420.28</text:p>
          </table:table-cell>
          <table:table-cell office:value-type="float" office:value="472.52" calcext:value-type="float">
            <text:p>472.52</text:p>
          </table:table-cell>
          <table:table-cell office:value-type="float" office:value="430.749" calcext:value-type="float">
            <text:p>430.749</text:p>
          </table:table-cell>
          <table:table-cell office:value-type="float" office:value="472.522" calcext:value-type="float">
            <text:p>472.522</text:p>
          </table:table-cell>
        </table:table-row>
        <table:table-row table:style-name="ro1">
          <table:table-cell office:value-type="date" office:date-value="2024-01-04" calcext:value-type="date">
            <text:p>2024-01-04</text:p>
          </table:table-cell>
          <table:table-cell office:value-type="float" office:value="420.67" calcext:value-type="float">
            <text:p>420.67</text:p>
          </table:table-cell>
          <table:table-cell office:value-type="float" office:value="470.68" calcext:value-type="float">
            <text:p>470.68</text:p>
          </table:table-cell>
          <table:table-cell office:value-type="float" office:value="431.138" calcext:value-type="float">
            <text:p>431.138</text:p>
          </table:table-cell>
          <table:table-cell office:value-type="float" office:value="470.682" calcext:value-type="float">
            <text:p>470.682</text:p>
          </table:table-cell>
        </table:table-row>
        <table:table-row table:style-name="ro1">
          <table:table-cell office:value-type="date" office:date-value="2024-01-05" calcext:value-type="date">
            <text:p>2024-01-05</text:p>
          </table:table-cell>
          <table:table-cell office:value-type="float" office:value="421.05" calcext:value-type="float">
            <text:p>421.05</text:p>
          </table:table-cell>
          <table:table-cell office:value-type="float" office:value="468.93" calcext:value-type="float">
            <text:p>468.93</text:p>
          </table:table-cell>
          <table:table-cell office:value-type="float" office:value="431.504" calcext:value-type="float">
            <text:p>431.504</text:p>
          </table:table-cell>
          <table:table-cell office:value-type="float" office:value="468.934" calcext:value-type="float">
            <text:p>468.934</text:p>
          </table:table-cell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421.44" calcext:value-type="float">
            <text:p>421.44</text:p>
          </table:table-cell>
          <table:table-cell office:value-type="float" office:value="468.79" calcext:value-type="float">
            <text:p>468.79</text:p>
          </table:table-cell>
          <table:table-cell office:value-type="float" office:value="431.937" calcext:value-type="float">
            <text:p>431.937</text:p>
          </table:table-cell>
          <table:table-cell office:value-type="float" office:value="468.792" calcext:value-type="float">
            <text:p>468.792</text:p>
          </table:table-cell>
        </table:table-row>
        <table:table-row table:style-name="ro1">
          <table:table-cell office:value-type="date" office:date-value="2024-01-09" calcext:value-type="date">
            <text:p>2024-01-09</text:p>
          </table:table-cell>
          <table:table-cell office:value-type="float" office:value="421.82" calcext:value-type="float">
            <text:p>421.82</text:p>
          </table:table-cell>
          <table:table-cell office:value-type="float" office:value="469.04" calcext:value-type="float">
            <text:p>469.04</text:p>
          </table:table-cell>
          <table:table-cell office:value-type="float" office:value="432.362" calcext:value-type="float">
            <text:p>432.362</text:p>
          </table:table-cell>
          <table:table-cell office:value-type="float" office:value="469.036" calcext:value-type="float">
            <text:p>469.036</text:p>
          </table:table-cell>
        </table:table-row>
        <table:table-row table:style-name="ro1">
          <table:table-cell office:value-type="date" office:date-value="2024-01-10" calcext:value-type="date">
            <text:p>2024-01-10</text:p>
          </table:table-cell>
          <table:table-cell office:value-type="float" office:value="422.18" calcext:value-type="float">
            <text:p>422.18</text:p>
          </table:table-cell>
          <table:table-cell office:value-type="float" office:value="470.58" calcext:value-type="float">
            <text:p>470.58</text:p>
          </table:table-cell>
          <table:table-cell office:value-type="float" office:value="432.786" calcext:value-type="float">
            <text:p>432.786</text:p>
          </table:table-cell>
          <table:table-cell office:value-type="float" office:value="470.584" calcext:value-type="float">
            <text:p>470.584</text:p>
          </table:table-cell>
        </table:table-row>
        <table:table-row table:style-name="ro1">
          <table:table-cell office:value-type="date" office:date-value="2024-01-11" calcext:value-type="date">
            <text:p>2024-01-11</text:p>
          </table:table-cell>
          <table:table-cell office:value-type="float" office:value="422.56" calcext:value-type="float">
            <text:p>422.56</text:p>
          </table:table-cell>
          <table:table-cell office:value-type="float" office:value="472.39" calcext:value-type="float">
            <text:p>472.39</text:p>
          </table:table-cell>
          <table:table-cell office:value-type="float" office:value="433.207" calcext:value-type="float">
            <text:p>433.207</text:p>
          </table:table-cell>
          <table:table-cell office:value-type="float" office:value="472.392" calcext:value-type="float">
            <text:p>472.392</text:p>
          </table:table-cell>
        </table:table-row>
        <table:table-row table:style-name="ro1">
          <table:table-cell office:value-type="date" office:date-value="2024-01-12" calcext:value-type="date">
            <text:p>2024-01-12</text:p>
          </table:table-cell>
          <table:table-cell office:value-type="float" office:value="422.91" calcext:value-type="float">
            <text:p>422.91</text:p>
          </table:table-cell>
          <table:table-cell office:value-type="float" office:value="474.14" calcext:value-type="float">
            <text:p>474.14</text:p>
          </table:table-cell>
          <table:table-cell office:value-type="float" office:value="433.633" calcext:value-type="float">
            <text:p>433.633</text:p>
          </table:table-cell>
          <table:table-cell office:value-type="float" office:value="474.138" calcext:value-type="float">
            <text:p>474.138</text:p>
          </table:table-cell>
        </table:table-row>
        <table:table-row table:style-name="ro1">
          <table:table-cell office:value-type="date" office:date-value="2024-01-16" calcext:value-type="date">
            <text:p>2024-01-16</text:p>
          </table:table-cell>
          <table:table-cell office:value-type="float" office:value="423.29" calcext:value-type="float">
            <text:p>423.29</text:p>
          </table:table-cell>
          <table:table-cell office:value-type="float" office:value="474.2" calcext:value-type="float">
            <text:p>474.2</text:p>
          </table:table-cell>
          <table:table-cell office:value-type="float" office:value="434.022" calcext:value-type="float">
            <text:p>434.022</text:p>
          </table:table-cell>
          <table:table-cell office:value-type="float" office:value="474.204" calcext:value-type="float">
            <text:p>474.204</text:p>
          </table:table-cell>
        </table:table-row>
        <table:table-row table:style-name="ro1">
          <table:table-cell office:value-type="date" office:date-value="2024-01-17" calcext:value-type="date">
            <text:p>2024-01-17</text:p>
          </table:table-cell>
          <table:table-cell office:value-type="float" office:value="423.68" calcext:value-type="float">
            <text:p>423.68</text:p>
          </table:table-cell>
          <table:table-cell office:value-type="float" office:value="473.89" calcext:value-type="float">
            <text:p>473.89</text:p>
          </table:table-cell>
          <table:table-cell office:value-type="float" office:value="434.387" calcext:value-type="float">
            <text:p>434.387</text:p>
          </table:table-cell>
          <table:table-cell office:value-type="float" office:value="473.888" calcext:value-type="float">
            <text:p>473.888</text:p>
          </table:table-cell>
        </table:table-row>
        <table:table-row table:style-name="ro1">
          <table:table-cell office:value-type="date" office:date-value="2024-01-18" calcext:value-type="date">
            <text:p>2024-01-18</text:p>
          </table:table-cell>
          <table:table-cell office:value-type="float" office:value="424.06" calcext:value-type="float">
            <text:p>424.06</text:p>
          </table:table-cell>
          <table:table-cell office:value-type="float" office:value="473.87" calcext:value-type="float">
            <text:p>473.87</text:p>
          </table:table-cell>
          <table:table-cell office:value-type="float" office:value="434.744" calcext:value-type="float">
            <text:p>434.744</text:p>
          </table:table-cell>
          <table:table-cell office:value-type="float" office:value="473.874" calcext:value-type="float">
            <text:p>473.874</text:p>
          </table:table-cell>
        </table:table-row>
        <table:table-row table:style-name="ro1">
          <table:table-cell office:value-type="date" office:date-value="2024-01-19" calcext:value-type="date">
            <text:p>2024-01-19</text:p>
          </table:table-cell>
          <table:table-cell office:value-type="float" office:value="424.46" calcext:value-type="float">
            <text:p>424.46</text:p>
          </table:table-cell>
          <table:table-cell office:value-type="float" office:value="475.09" calcext:value-type="float">
            <text:p>475.09</text:p>
          </table:table-cell>
          <table:table-cell office:value-type="float" office:value="435.123" calcext:value-type="float">
            <text:p>435.123</text:p>
          </table:table-cell>
          <table:table-cell office:value-type="float" office:value="475.088" calcext:value-type="float">
            <text:p>475.088</text:p>
          </table:table-cell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424.83" calcext:value-type="float">
            <text:p>424.83</text:p>
          </table:table-cell>
          <table:table-cell office:value-type="float" office:value="476.44" calcext:value-type="float">
            <text:p>476.44</text:p>
          </table:table-cell>
          <table:table-cell office:value-type="float" office:value="435.519" calcext:value-type="float">
            <text:p>435.519</text:p>
          </table:table-cell>
          <table:table-cell office:value-type="float" office:value="476.438" calcext:value-type="float">
            <text:p>476.438</text:p>
          </table:table-cell>
        </table:table-row>
        <table:table-row table:style-name="ro1">
          <table:table-cell office:value-type="date" office:date-value="2024-01-23" calcext:value-type="date">
            <text:p>2024-01-23</text:p>
          </table:table-cell>
          <table:table-cell office:value-type="float" office:value="425.2" calcext:value-type="float">
            <text:p>425.2</text:p>
          </table:table-cell>
          <table:table-cell office:value-type="float" office:value="478.42" calcext:value-type="float">
            <text:p>478.42</text:p>
          </table:table-cell>
          <table:table-cell office:value-type="float" office:value="435.927" calcext:value-type="float">
            <text:p>435.927</text:p>
          </table:table-cell>
          <table:table-cell office:value-type="float" office:value="478.418" calcext:value-type="float">
            <text:p>478.418</text:p>
          </table:table-cell>
        </table:table-row>
        <table:table-row table:style-name="ro1">
          <table:table-cell office:value-type="date" office:date-value="2024-01-24" calcext:value-type="date">
            <text:p>2024-01-24</text:p>
          </table:table-cell>
          <table:table-cell office:value-type="float" office:value="425.54" calcext:value-type="float">
            <text:p>425.54</text:p>
          </table:table-cell>
          <table:table-cell office:value-type="float" office:value="481.03" calcext:value-type="float">
            <text:p>481.03</text:p>
          </table:table-cell>
          <table:table-cell office:value-type="float" office:value="436.329" calcext:value-type="float">
            <text:p>436.329</text:p>
          </table:table-cell>
          <table:table-cell office:value-type="float" office:value="481.03" calcext:value-type="float">
            <text:p>481.03</text:p>
          </table:table-cell>
        </table:table-row>
        <table:table-row table:style-name="ro1">
          <table:table-cell office:value-type="date" office:date-value="2024-01-25" calcext:value-type="date">
            <text:p>2024-01-25</text:p>
          </table:table-cell>
          <table:table-cell office:value-type="float" office:value="425.88" calcext:value-type="float">
            <text:p>425.88</text:p>
          </table:table-cell>
          <table:table-cell office:value-type="float" office:value="483.33" calcext:value-type="float">
            <text:p>483.33</text:p>
          </table:table-cell>
          <table:table-cell office:value-type="float" office:value="436.743" calcext:value-type="float">
            <text:p>436.743</text:p>
          </table:table-cell>
          <table:table-cell office:value-type="float" office:value="483.332" calcext:value-type="float">
            <text:p>483.332</text:p>
          </table:table-cell>
        </table:table-row>
        <table:table-row table:style-name="ro1">
          <table:table-cell office:value-type="date" office:date-value="2024-01-26" calcext:value-type="date">
            <text:p>2024-01-26</text:p>
          </table:table-cell>
          <table:table-cell office:value-type="float" office:value="426.24" calcext:value-type="float">
            <text:p>426.24</text:p>
          </table:table-cell>
          <table:table-cell office:value-type="float" office:value="484.32" calcext:value-type="float">
            <text:p>484.32</text:p>
          </table:table-cell>
          <table:table-cell office:value-type="float" office:value="437.153" calcext:value-type="float">
            <text:p>437.153</text:p>
          </table:table-cell>
          <table:table-cell office:value-type="float" office:value="484.324" calcext:value-type="float">
            <text:p>484.324</text:p>
          </table:table-cell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426.59" calcext:value-type="float">
            <text:p>426.59</text:p>
          </table:table-cell>
          <table:table-cell office:value-type="float" office:value="485.88" calcext:value-type="float">
            <text:p>485.88</text:p>
          </table:table-cell>
          <table:table-cell office:value-type="float" office:value="437.591" calcext:value-type="float">
            <text:p>437.591</text:p>
          </table:table-cell>
          <table:table-cell office:value-type="float" office:value="485.884" calcext:value-type="float">
            <text:p>485.884</text:p>
          </table:table-cell>
        </table:table-row>
        <table:table-row table:style-name="ro1">
          <table:table-cell office:value-type="date" office:date-value="2024-01-30" calcext:value-type="date">
            <text:p>2024-01-30</text:p>
          </table:table-cell>
          <table:table-cell office:value-type="float" office:value="426.95" calcext:value-type="float">
            <text:p>426.95</text:p>
          </table:table-cell>
          <table:table-cell office:value-type="float" office:value="487.09" calcext:value-type="float">
            <text:p>487.09</text:p>
          </table:table-cell>
          <table:table-cell office:value-type="float" office:value="438" calcext:value-type="float">
            <text:p>438</text:p>
          </table:table-cell>
          <table:table-cell office:value-type="float" office:value="487.086" calcext:value-type="float">
            <text:p>487.086</text:p>
          </table:table-cell>
        </table:table-row>
        <table:table-row table:style-name="ro1">
          <table:table-cell office:value-type="date" office:date-value="2024-01-31" calcext:value-type="date">
            <text:p>2024-01-31</text:p>
          </table:table-cell>
          <table:table-cell office:value-type="float" office:value="427.34" calcext:value-type="float">
            <text:p>427.34</text:p>
          </table:table-cell>
          <table:table-cell office:value-type="float" office:value="486.58" calcext:value-type="float">
            <text:p>486.58</text:p>
          </table:table-cell>
          <table:table-cell office:value-type="float" office:value="438.374" calcext:value-type="float">
            <text:p>438.374</text:p>
          </table:table-cell>
          <table:table-cell office:value-type="float" office:value="486.584" calcext:value-type="float">
            <text:p>486.584</text:p>
          </table:table-cell>
        </table:table-row>
        <table:table-row table:style-name="ro1">
          <table:table-cell office:value-type="date" office:date-value="2024-02-01" calcext:value-type="date">
            <text:p>2024-02-01</text:p>
          </table:table-cell>
          <table:table-cell office:value-type="float" office:value="427.76" calcext:value-type="float">
            <text:p>427.76</text:p>
          </table:table-cell>
          <table:table-cell office:value-type="float" office:value="486.82" calcext:value-type="float">
            <text:p>486.82</text:p>
          </table:table-cell>
          <table:table-cell office:value-type="float" office:value="438.772" calcext:value-type="float">
            <text:p>438.772</text:p>
          </table:table-cell>
          <table:table-cell office:value-type="float" office:value="486.816" calcext:value-type="float">
            <text:p>486.816</text:p>
          </table:table-cell>
        </table:table-row>
        <table:table-row table:style-name="ro1">
          <table:table-cell office:value-type="date" office:date-value="2024-02-02" calcext:value-type="date">
            <text:p>2024-02-02</text:p>
          </table:table-cell>
          <table:table-cell office:value-type="float" office:value="428.14" calcext:value-type="float">
            <text:p>428.14</text:p>
          </table:table-cell>
          <table:table-cell office:value-type="float" office:value="488.2" calcext:value-type="float">
            <text:p>488.2</text:p>
          </table:table-cell>
          <table:table-cell office:value-type="float" office:value="439.195" calcext:value-type="float">
            <text:p>439.195</text:p>
          </table:table-cell>
          <table:table-cell office:value-type="float" office:value="488.2" calcext:value-type="float">
            <text:p>488.2</text:p>
          </table:table-cell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428.52" calcext:value-type="float">
            <text:p>428.52</text:p>
          </table:table-cell>
          <table:table-cell office:value-type="float" office:value="488.45" calcext:value-type="float">
            <text:p>488.45</text:p>
          </table:table-cell>
          <table:table-cell office:value-type="float" office:value="439.609" calcext:value-type="float">
            <text:p>439.609</text:p>
          </table:table-cell>
          <table:table-cell office:value-type="float" office:value="488.454" calcext:value-type="float">
            <text:p>488.454</text:p>
          </table:table-cell>
        </table:table-row>
        <table:table-row table:style-name="ro1">
          <table:table-cell office:value-type="date" office:date-value="2024-02-06" calcext:value-type="date">
            <text:p>2024-02-06</text:p>
          </table:table-cell>
          <table:table-cell office:value-type="float" office:value="428.89" calcext:value-type="float">
            <text:p>428.89</text:p>
          </table:table-cell>
          <table:table-cell office:value-type="float" office:value="489.07" calcext:value-type="float">
            <text:p>489.07</text:p>
          </table:table-cell>
          <table:table-cell office:value-type="float" office:value="440.041" calcext:value-type="float">
            <text:p>440.041</text:p>
          </table:table-cell>
          <table:table-cell office:value-type="float" office:value="489.07" calcext:value-type="float">
            <text:p>489.07</text:p>
          </table:table-cell>
        </table:table-row>
        <table:table-row table:style-name="ro1">
          <table:table-cell office:value-type="date" office:date-value="2024-02-07" calcext:value-type="date">
            <text:p>2024-02-07</text:p>
          </table:table-cell>
          <table:table-cell office:value-type="float" office:value="429.24" calcext:value-type="float">
            <text:p>429.24</text:p>
          </table:table-cell>
          <table:table-cell office:value-type="float" office:value="492.11" calcext:value-type="float">
            <text:p>492.11</text:p>
          </table:table-cell>
          <table:table-cell office:value-type="float" office:value="440.492" calcext:value-type="float">
            <text:p>440.492</text:p>
          </table:table-cell>
          <table:table-cell office:value-type="float" office:value="492.106" calcext:value-type="float">
            <text:p>492.106</text:p>
          </table:table-cell>
        </table:table-row>
        <table:table-row table:style-name="ro1">
          <table:table-cell office:value-type="date" office:date-value="2024-02-08" calcext:value-type="date">
            <text:p>2024-02-08</text:p>
          </table:table-cell>
          <table:table-cell office:value-type="float" office:value="429.59" calcext:value-type="float">
            <text:p>429.59</text:p>
          </table:table-cell>
          <table:table-cell office:value-type="float" office:value="493.93" calcext:value-type="float">
            <text:p>493.93</text:p>
          </table:table-cell>
          <table:table-cell office:value-type="float" office:value="440.942" calcext:value-type="float">
            <text:p>440.942</text:p>
          </table:table-cell>
          <table:table-cell office:value-type="float" office:value="493.926" calcext:value-type="float">
            <text:p>493.926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float" office:value="429.96" calcext:value-type="float">
            <text:p>429.96</text:p>
          </table:table-cell>
          <table:table-cell office:value-type="float" office:value="495.29" calcext:value-type="float">
            <text:p>495.29</text:p>
          </table:table-cell>
          <table:table-cell office:value-type="float" office:value="441.439" calcext:value-type="float">
            <text:p>441.439</text:p>
          </table:table-cell>
          <table:table-cell office:value-type="float" office:value="495.292" calcext:value-type="float">
            <text:p>495.292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430.35" calcext:value-type="float">
            <text:p>430.35</text:p>
          </table:table-cell>
          <table:table-cell office:value-type="float" office:value="496.97" calcext:value-type="float">
            <text:p>496.97</text:p>
          </table:table-cell>
          <table:table-cell office:value-type="float" office:value="441.943" calcext:value-type="float">
            <text:p>441.943</text:p>
          </table:table-cell>
          <table:table-cell office:value-type="float" office:value="496.974" calcext:value-type="float">
            <text:p>496.974</text:p>
          </table:table-cell>
        </table:table-row>
        <table:table-row table:style-name="ro1">
          <table:table-cell office:value-type="date" office:date-value="2024-02-13" calcext:value-type="date">
            <text:p>2024-02-13</text:p>
          </table:table-cell>
          <table:table-cell office:value-type="float" office:value="430.71" calcext:value-type="float">
            <text:p>430.71</text:p>
          </table:table-cell>
          <table:table-cell office:value-type="float" office:value="496.99" calcext:value-type="float">
            <text:p>496.99</text:p>
          </table:table-cell>
          <table:table-cell office:value-type="float" office:value="442.374" calcext:value-type="float">
            <text:p>442.374</text:p>
          </table:table-cell>
          <table:table-cell office:value-type="float" office:value="496.994" calcext:value-type="float">
            <text:p>496.994</text:p>
          </table:table-cell>
        </table:table-row>
        <table:table-row table:style-name="ro1">
          <table:table-cell office:value-type="date" office:date-value="2024-02-14" calcext:value-type="date">
            <text:p>2024-02-14</text:p>
          </table:table-cell>
          <table:table-cell office:value-type="float" office:value="431.08" calcext:value-type="float">
            <text:p>431.08</text:p>
          </table:table-cell>
          <table:table-cell office:value-type="float" office:value="497.09" calcext:value-type="float">
            <text:p>497.09</text:p>
          </table:table-cell>
          <table:table-cell office:value-type="float" office:value="442.809" calcext:value-type="float">
            <text:p>442.809</text:p>
          </table:table-cell>
          <table:table-cell office:value-type="float" office:value="497.088" calcext:value-type="float">
            <text:p>497.088</text:p>
          </table:table-cell>
        </table:table-row>
        <table:table-row table:style-name="ro1">
          <table:table-cell office:value-type="date" office:date-value="2024-02-15" calcext:value-type="date">
            <text:p>2024-02-15</text:p>
          </table:table-cell>
          <table:table-cell office:value-type="float" office:value="431.42" calcext:value-type="float">
            <text:p>431.42</text:p>
          </table:table-cell>
          <table:table-cell office:value-type="float" office:value="497.82" calcext:value-type="float">
            <text:p>497.82</text:p>
          </table:table-cell>
          <table:table-cell office:value-type="float" office:value="443.263" calcext:value-type="float">
            <text:p>443.263</text:p>
          </table:table-cell>
          <table:table-cell office:value-type="float" office:value="497.824" calcext:value-type="float">
            <text:p>497.824</text:p>
          </table:table-cell>
        </table:table-row>
        <table:table-row table:style-name="ro1">
          <table:table-cell office:value-type="date" office:date-value="2024-02-16" calcext:value-type="date">
            <text:p>2024-02-16</text:p>
          </table:table-cell>
          <table:table-cell office:value-type="float" office:value="431.79" calcext:value-type="float">
            <text:p>431.79</text:p>
          </table:table-cell>
          <table:table-cell office:value-type="float" office:value="497.49" calcext:value-type="float">
            <text:p>497.49</text:p>
          </table:table-cell>
          <table:table-cell office:value-type="float" office:value="443.728" calcext:value-type="float">
            <text:p>443.728</text:p>
          </table:table-cell>
          <table:table-cell office:value-type="float" office:value="497.486" calcext:value-type="float">
            <text:p>497.486</text:p>
          </table:table-cell>
        </table:table-row>
        <table:table-row table:style-name="ro1">
          <table:table-cell office:value-type="date" office:date-value="2024-02-20" calcext:value-type="date">
            <text:p>2024-02-20</text:p>
          </table:table-cell>
          <table:table-cell office:value-type="float" office:value="432.17" calcext:value-type="float">
            <text:p>432.17</text:p>
          </table:table-cell>
          <table:table-cell office:value-type="float" office:value="496.64" calcext:value-type="float">
            <text:p>496.64</text:p>
          </table:table-cell>
          <table:table-cell office:value-type="float" office:value="444.193" calcext:value-type="float">
            <text:p>444.193</text:p>
          </table:table-cell>
          <table:table-cell office:value-type="float" office:value="496.644" calcext:value-type="float">
            <text:p>496.644</text:p>
          </table:table-cell>
        </table:table-row>
        <table:table-row table:style-name="ro1">
          <table:table-cell office:value-type="date" office:date-value="2024-02-21" calcext:value-type="date">
            <text:p>2024-02-21</text:p>
          </table:table-cell>
          <table:table-cell office:value-type="float" office:value="432.51" calcext:value-type="float">
            <text:p>432.51</text:p>
          </table:table-cell>
          <table:table-cell office:value-type="float" office:value="497.27" calcext:value-type="float">
            <text:p>497.27</text:p>
          </table:table-cell>
          <table:table-cell office:value-type="float" office:value="444.675" calcext:value-type="float">
            <text:p>444.675</text:p>
          </table:table-cell>
          <table:table-cell office:value-type="float" office:value="497.268" calcext:value-type="float">
            <text:p>497.268</text:p>
          </table:table-cell>
        </table:table-row>
        <table:table-row table:style-name="ro1">
          <table:table-cell office:value-type="date" office:date-value="2024-02-22" calcext:value-type="date">
            <text:p>2024-02-22</text:p>
          </table:table-cell>
          <table:table-cell office:value-type="float" office:value="432.87" calcext:value-type="float">
            <text:p>432.87</text:p>
          </table:table-cell>
          <table:table-cell office:value-type="float" office:value="499.05" calcext:value-type="float">
            <text:p>499.05</text:p>
          </table:table-cell>
          <table:table-cell office:value-type="float" office:value="445.171" calcext:value-type="float">
            <text:p>445.171</text:p>
          </table:table-cell>
          <table:table-cell office:value-type="float" office:value="499.048" calcext:value-type="float">
            <text:p>499.048</text:p>
          </table:table-cell>
        </table:table-row>
        <table:table-row table:style-name="ro1">
          <table:table-cell office:value-type="date" office:date-value="2024-02-23" calcext:value-type="date">
            <text:p>2024-02-23</text:p>
          </table:table-cell>
          <table:table-cell office:value-type="float" office:value="433.27" calcext:value-type="float">
            <text:p>433.27</text:p>
          </table:table-cell>
          <table:table-cell office:value-type="float" office:value="500.21" calcext:value-type="float">
            <text:p>500.21</text:p>
          </table:table-cell>
          <table:table-cell office:value-type="float" office:value="445.668" calcext:value-type="float">
            <text:p>445.668</text:p>
          </table:table-cell>
          <table:table-cell office:value-type="float" office:value="500.212" calcext:value-type="float">
            <text:p>500.212</text:p>
          </table:table-cell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433.65" calcext:value-type="float">
            <text:p>433.65</text:p>
          </table:table-cell>
          <table:table-cell office:value-type="float" office:value="501.5" calcext:value-type="float">
            <text:p>501.5</text:p>
          </table:table-cell>
          <table:table-cell office:value-type="float" office:value="446.165" calcext:value-type="float">
            <text:p>446.165</text:p>
          </table:table-cell>
          <table:table-cell office:value-type="float" office:value="501.504" calcext:value-type="float">
            <text:p>501.504</text:p>
          </table:table-cell>
        </table:table-row>
        <table:table-row table:style-name="ro1">
          <table:table-cell office:value-type="date" office:date-value="2024-02-27" calcext:value-type="date">
            <text:p>2024-02-27</text:p>
          </table:table-cell>
          <table:table-cell office:value-type="float" office:value="434" calcext:value-type="float">
            <text:p>434</text:p>
          </table:table-cell>
          <table:table-cell office:value-type="float" office:value="503.53" calcext:value-type="float">
            <text:p>503.53</text:p>
          </table:table-cell>
          <table:table-cell office:value-type="float" office:value="446.657" calcext:value-type="float">
            <text:p>446.657</text:p>
          </table:table-cell>
          <table:table-cell office:value-type="float" office:value="503.532" calcext:value-type="float">
            <text:p>503.532</text:p>
          </table:table-cell>
        </table:table-row>
        <table:table-row table:style-name="ro1">
          <table:table-cell office:value-type="date" office:date-value="2024-02-28" calcext:value-type="date">
            <text:p>2024-02-28</text:p>
          </table:table-cell>
          <table:table-cell office:value-type="float" office:value="434.36" calcext:value-type="float">
            <text:p>434.36</text:p>
          </table:table-cell>
          <table:table-cell office:value-type="float" office:value="505.34" calcext:value-type="float">
            <text:p>505.34</text:p>
          </table:table-cell>
          <table:table-cell office:value-type="float" office:value="447.149" calcext:value-type="float">
            <text:p>447.149</text:p>
          </table:table-cell>
          <table:table-cell office:value-type="float" office:value="505.336" calcext:value-type="float">
            <text:p>505.336</text:p>
          </table:table-cell>
        </table:table-row>
        <table:table-row table:style-name="ro1">
          <table:table-cell office:value-type="date" office:date-value="2024-02-29" calcext:value-type="date">
            <text:p>2024-02-29</text:p>
          </table:table-cell>
          <table:table-cell office:value-type="float" office:value="434.75" calcext:value-type="float">
            <text:p>434.75</text:p>
          </table:table-cell>
          <table:table-cell office:value-type="float" office:value="505.45" calcext:value-type="float">
            <text:p>505.45</text:p>
          </table:table-cell>
          <table:table-cell office:value-type="float" office:value="447.653" calcext:value-type="float">
            <text:p>447.653</text:p>
          </table:table-cell>
          <table:table-cell office:value-type="float" office:value="505.452" calcext:value-type="float">
            <text:p>505.452</text:p>
          </table:table-cell>
        </table:table-row>
        <table:table-row table:style-name="ro1">
          <table:table-cell office:value-type="date" office:date-value="2024-03-01" calcext:value-type="date">
            <text:p>2024-03-01</text:p>
          </table:table-cell>
          <table:table-cell office:value-type="float" office:value="435.16" calcext:value-type="float">
            <text:p>435.16</text:p>
          </table:table-cell>
          <table:table-cell office:value-type="float" office:value="506.45" calcext:value-type="float">
            <text:p>506.45</text:p>
          </table:table-cell>
          <table:table-cell office:value-type="float" office:value="448.174" calcext:value-type="float">
            <text:p>448.174</text:p>
          </table:table-cell>
          <table:table-cell office:value-type="float" office:value="506.448" calcext:value-type="float">
            <text:p>506.448</text:p>
          </table:table-cell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435.57" calcext:value-type="float">
            <text:p>435.57</text:p>
          </table:table-cell>
          <table:table-cell office:value-type="float" office:value="507.71" calcext:value-type="float">
            <text:p>507.71</text:p>
          </table:table-cell>
          <table:table-cell office:value-type="float" office:value="448.705" calcext:value-type="float">
            <text:p>448.705</text:p>
          </table:table-cell>
          <table:table-cell office:value-type="float" office:value="507.706" calcext:value-type="float">
            <text:p>507.706</text:p>
          </table:table-cell>
        </table:table-row>
        <table:table-row table:style-name="ro1">
          <table:table-cell office:value-type="date" office:date-value="2024-03-05" calcext:value-type="date">
            <text:p>2024-03-05</text:p>
          </table:table-cell>
          <table:table-cell office:value-type="float" office:value="436.01" calcext:value-type="float">
            <text:p>436.01</text:p>
          </table:table-cell>
          <table:table-cell office:value-type="float" office:value="507.76" calcext:value-type="float">
            <text:p>507.76</text:p>
          </table:table-cell>
          <table:table-cell office:value-type="float" office:value="449.187" calcext:value-type="float">
            <text:p>449.187</text:p>
          </table:table-cell>
          <table:table-cell office:value-type="float" office:value="507.756" calcext:value-type="float">
            <text:p>507.756</text:p>
          </table:table-cell>
        </table:table-row>
        <table:table-row table:style-name="ro1">
          <table:table-cell office:value-type="date" office:date-value="2024-03-06" calcext:value-type="date">
            <text:p>2024-03-06</text:p>
          </table:table-cell>
          <table:table-cell office:value-type="float" office:value="436.46" calcext:value-type="float">
            <text:p>436.46</text:p>
          </table:table-cell>
          <table:table-cell office:value-type="float" office:value="508.45" calcext:value-type="float">
            <text:p>508.45</text:p>
          </table:table-cell>
          <table:table-cell office:value-type="float" office:value="449.661" calcext:value-type="float">
            <text:p>449.661</text:p>
          </table:table-cell>
          <table:table-cell office:value-type="float" office:value="508.452" calcext:value-type="float">
            <text:p>508.452</text:p>
          </table:table-cell>
        </table:table-row>
        <table:table-row table:style-name="ro1">
          <table:table-cell office:value-type="date" office:date-value="2024-03-07" calcext:value-type="date">
            <text:p>2024-03-07</text:p>
          </table:table-cell>
          <table:table-cell office:value-type="float" office:value="436.9" calcext:value-type="float">
            <text:p>436.9</text:p>
          </table:table-cell>
          <table:table-cell office:value-type="float" office:value="509.79" calcext:value-type="float">
            <text:p>509.79</text:p>
          </table:table-cell>
          <table:table-cell office:value-type="float" office:value="450.164" calcext:value-type="float">
            <text:p>450.164</text:p>
          </table:table-cell>
          <table:table-cell office:value-type="float" office:value="509.794" calcext:value-type="float">
            <text:p>509.794</text:p>
          </table:table-cell>
        </table:table-row>
        <table:table-row table:style-name="ro1">
          <table:table-cell office:value-type="date" office:date-value="2024-03-08" calcext:value-type="date">
            <text:p>2024-03-08</text:p>
          </table:table-cell>
          <table:table-cell office:value-type="float" office:value="437.38" calcext:value-type="float">
            <text:p>437.38</text:p>
          </table:table-cell>
          <table:table-cell office:value-type="float" office:value="509.57" calcext:value-type="float">
            <text:p>509.57</text:p>
          </table:table-cell>
          <table:table-cell office:value-type="float" office:value="450.651" calcext:value-type="float">
            <text:p>450.651</text:p>
          </table:table-cell>
          <table:table-cell office:value-type="float" office:value="509.568" calcext:value-type="float">
            <text:p>509.568</text:p>
          </table:table-cell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437.85" calcext:value-type="float">
            <text:p>437.85</text:p>
          </table:table-cell>
          <table:table-cell office:value-type="float" office:value="509.37" calcext:value-type="float">
            <text:p>509.37</text:p>
          </table:table-cell>
          <table:table-cell office:value-type="float" office:value="451.159" calcext:value-type="float">
            <text:p>451.159</text:p>
          </table:table-cell>
          <table:table-cell office:value-type="float" office:value="509.366" calcext:value-type="float">
            <text:p>509.366</text:p>
          </table:table-cell>
        </table:table-row>
        <table:table-row table:style-name="ro1">
          <table:table-cell office:value-type="date" office:date-value="2024-03-12" calcext:value-type="date">
            <text:p>2024-03-12</text:p>
          </table:table-cell>
          <table:table-cell office:value-type="float" office:value="438.31" calcext:value-type="float">
            <text:p>438.31</text:p>
          </table:table-cell>
          <table:table-cell office:value-type="float" office:value="511.28" calcext:value-type="float">
            <text:p>511.28</text:p>
          </table:table-cell>
          <table:table-cell office:value-type="float" office:value="451.708" calcext:value-type="float">
            <text:p>451.708</text:p>
          </table:table-cell>
          <table:table-cell office:value-type="float" office:value="511.28" calcext:value-type="float">
            <text:p>511.28</text:p>
          </table:table-cell>
        </table:table-row>
        <table:table-row table:style-name="ro1">
          <table:table-cell office:value-type="date" office:date-value="2024-03-13" calcext:value-type="date">
            <text:p>2024-03-13</text:p>
          </table:table-cell>
          <table:table-cell office:value-type="float" office:value="438.78" calcext:value-type="float">
            <text:p>438.78</text:p>
          </table:table-cell>
          <table:table-cell office:value-type="float" office:value="512.52" calcext:value-type="float">
            <text:p>512.52</text:p>
          </table:table-cell>
          <table:table-cell office:value-type="float" office:value="452.236" calcext:value-type="float">
            <text:p>452.236</text:p>
          </table:table-cell>
          <table:table-cell office:value-type="float" office:value="512.52" calcext:value-type="float">
            <text:p>512.52</text:p>
          </table:table-cell>
        </table:table-row>
        <table:table-row table:style-name="ro1">
          <table:table-cell office:value-type="date" office:date-value="2024-03-14" calcext:value-type="date">
            <text:p>2024-03-14</text:p>
          </table:table-cell>
          <table:table-cell office:value-type="float" office:value="439.26" calcext:value-type="float">
            <text:p>439.26</text:p>
          </table:table-cell>
          <table:table-cell office:value-type="float" office:value="512.55" calcext:value-type="float">
            <text:p>512.55</text:p>
          </table:table-cell>
          <table:table-cell office:value-type="float" office:value="452.733" calcext:value-type="float">
            <text:p>452.733</text:p>
          </table:table-cell>
          <table:table-cell office:value-type="float" office:value="512.546" calcext:value-type="float">
            <text:p>512.546</text:p>
          </table:table-cell>
        </table:table-row>
        <table:table-row table:style-name="ro1">
          <table:table-cell office:value-type="date" office:date-value="2024-03-15" calcext:value-type="date">
            <text:p>2024-03-15</text:p>
          </table:table-cell>
          <table:table-cell office:value-type="float" office:value="439.71" calcext:value-type="float">
            <text:p>439.71</text:p>
          </table:table-cell>
          <table:table-cell office:value-type="float" office:value="512.49" calcext:value-type="float">
            <text:p>512.49</text:p>
          </table:table-cell>
          <table:table-cell office:value-type="float" office:value="453.211" calcext:value-type="float">
            <text:p>453.211</text:p>
          </table:table-cell>
          <table:table-cell office:value-type="float" office:value="512.486" calcext:value-type="float">
            <text:p>512.486</text:p>
          </table:table-cell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440.15" calcext:value-type="float">
            <text:p>440.15</text:p>
          </table:table-cell>
          <table:table-cell office:value-type="float" office:value="513.12" calcext:value-type="float">
            <text:p>513.12</text:p>
          </table:table-cell>
          <table:table-cell office:value-type="float" office:value="453.716" calcext:value-type="float">
            <text:p>453.716</text:p>
          </table:table-cell>
          <table:table-cell office:value-type="float" office:value="513.118" calcext:value-type="float">
            <text:p>513.118</text:p>
          </table:table-cell>
        </table:table-row>
        <table:table-row table:style-name="ro1">
          <table:table-cell office:value-type="date" office:date-value="2024-03-19" calcext:value-type="date">
            <text:p>2024-03-19</text:p>
          </table:table-cell>
          <table:table-cell office:value-type="float" office:value="440.63" calcext:value-type="float">
            <text:p>440.63</text:p>
          </table:table-cell>
          <table:table-cell office:value-type="float" office:value="513.22" calcext:value-type="float">
            <text:p>513.22</text:p>
          </table:table-cell>
          <table:table-cell office:value-type="float" office:value="454.216" calcext:value-type="float">
            <text:p>454.216</text:p>
          </table:table-cell>
          <table:table-cell office:value-type="float" office:value="513.224" calcext:value-type="float">
            <text:p>513.224</text:p>
          </table:table-cell>
        </table:table-row>
        <table:table-row table:style-name="ro1">
          <table:table-cell office:value-type="date" office:date-value="2024-03-20" calcext:value-type="date">
            <text:p>2024-03-20</text:p>
          </table:table-cell>
          <table:table-cell office:value-type="float" office:value="441.11" calcext:value-type="float">
            <text:p>441.11</text:p>
          </table:table-cell>
          <table:table-cell office:value-type="float" office:value="514.45" calcext:value-type="float">
            <text:p>514.45</text:p>
          </table:table-cell>
          <table:table-cell office:value-type="float" office:value="454.709" calcext:value-type="float">
            <text:p>454.709</text:p>
          </table:table-cell>
          <table:table-cell office:value-type="float" office:value="514.446" calcext:value-type="float">
            <text:p>514.446</text:p>
          </table:table-cell>
        </table:table-row>
        <table:table-row table:style-name="ro1">
          <table:table-cell office:value-type="date" office:date-value="2024-03-21" calcext:value-type="date">
            <text:p>2024-03-21</text:p>
          </table:table-cell>
          <table:table-cell office:value-type="float" office:value="441.62" calcext:value-type="float">
            <text:p>441.62</text:p>
          </table:table-cell>
          <table:table-cell office:value-type="float" office:value="516.22" calcext:value-type="float">
            <text:p>516.22</text:p>
          </table:table-cell>
          <table:table-cell office:value-type="float" office:value="455.215" calcext:value-type="float">
            <text:p>455.215</text:p>
          </table:table-cell>
          <table:table-cell office:value-type="float" office:value="516.216" calcext:value-type="float">
            <text:p>516.216</text:p>
          </table:table-cell>
        </table:table-row>
        <table:table-row table:style-name="ro1">
          <table:table-cell office:value-type="date" office:date-value="2024-03-22" calcext:value-type="date">
            <text:p>2024-03-22</text:p>
          </table:table-cell>
          <table:table-cell office:value-type="float" office:value="442.13" calcext:value-type="float">
            <text:p>442.13</text:p>
          </table:table-cell>
          <table:table-cell office:value-type="float" office:value="518.49" calcext:value-type="float">
            <text:p>518.49</text:p>
          </table:table-cell>
          <table:table-cell office:value-type="float" office:value="455.712" calcext:value-type="float">
            <text:p>455.712</text:p>
          </table:table-cell>
          <table:table-cell office:value-type="float" office:value="518.492" calcext:value-type="float">
            <text:p>518.492</text:p>
          </table:table-cell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442.66" calcext:value-type="float">
            <text:p>442.66</text:p>
          </table:table-cell>
          <table:table-cell office:value-type="float" office:value="519.87" calcext:value-type="float">
            <text:p>519.87</text:p>
          </table:table-cell>
          <table:table-cell office:value-type="float" office:value="456.208" calcext:value-type="float">
            <text:p>456.208</text:p>
          </table:table-cell>
          <table:table-cell office:value-type="float" office:value="519.874" calcext:value-type="float">
            <text:p>519.874</text:p>
          </table:table-cell>
        </table:table-row>
        <table:table-row table:style-name="ro1">
          <table:table-cell office:value-type="date" office:date-value="2024-03-26" calcext:value-type="date">
            <text:p>2024-03-26</text:p>
          </table:table-cell>
          <table:table-cell office:value-type="float" office:value="443.17" calcext:value-type="float">
            <text:p>443.17</text:p>
          </table:table-cell>
          <table:table-cell office:value-type="float" office:value="520.49" calcext:value-type="float">
            <text:p>520.49</text:p>
          </table:table-cell>
          <table:table-cell office:value-type="float" office:value="456.687" calcext:value-type="float">
            <text:p>456.687</text:p>
          </table:table-cell>
          <table:table-cell office:value-type="float" office:value="520.494" calcext:value-type="float">
            <text:p>520.494</text:p>
          </table:table-cell>
        </table:table-row>
        <table:table-row table:style-name="ro1">
          <table:table-cell office:value-type="date" office:date-value="2024-03-27" calcext:value-type="date">
            <text:p>2024-03-27</text:p>
          </table:table-cell>
          <table:table-cell office:value-type="float" office:value="443.72" calcext:value-type="float">
            <text:p>443.72</text:p>
          </table:table-cell>
          <table:table-cell office:value-type="float" office:value="521.03" calcext:value-type="float">
            <text:p>521.03</text:p>
          </table:table-cell>
          <table:table-cell office:value-type="float" office:value="457.184" calcext:value-type="float">
            <text:p>457.184</text:p>
          </table:table-cell>
          <table:table-cell office:value-type="float" office:value="521.032" calcext:value-type="float">
            <text:p>521.032</text:p>
          </table:table-cell>
        </table:table-row>
        <table:table-row table:style-name="ro1">
          <table:table-cell office:value-type="date" office:date-value="2024-03-28" calcext:value-type="date">
            <text:p>2024-03-28</text:p>
          </table:table-cell>
          <table:table-cell office:value-type="float" office:value="444.24" calcext:value-type="float">
            <text:p>444.24</text:p>
          </table:table-cell>
          <table:table-cell office:value-type="float" office:value="521.21" calcext:value-type="float">
            <text:p>521.21</text:p>
          </table:table-cell>
          <table:table-cell office:value-type="float" office:value="457.662" calcext:value-type="float">
            <text:p>457.662</text:p>
          </table:table-cell>
          <table:table-cell office:value-type="float" office:value="521.206" calcext:value-type="float">
            <text:p>521.206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444.78" calcext:value-type="float">
            <text:p>444.78</text:p>
          </table:table-cell>
          <table:table-cell office:value-type="float" office:value="521.4" calcext:value-type="float">
            <text:p>521.4</text:p>
          </table:table-cell>
          <table:table-cell office:value-type="float" office:value="458.12" calcext:value-type="float">
            <text:p>458.12</text:p>
          </table:table-cell>
          <table:table-cell office:value-type="float" office:value="521.396" calcext:value-type="float">
            <text:p>521.396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445.29" calcext:value-type="float">
            <text:p>445.29</text:p>
          </table:table-cell>
          <table:table-cell office:value-type="float" office:value="521.21" calcext:value-type="float">
            <text:p>521.21</text:p>
          </table:table-cell>
          <table:table-cell office:value-type="float" office:value="458.56" calcext:value-type="float">
            <text:p>458.56</text:p>
          </table:table-cell>
          <table:table-cell office:value-type="float" office:value="521.21" calcext:value-type="float">
            <text:p>521.21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445.78" calcext:value-type="float">
            <text:p>445.78</text:p>
          </table:table-cell>
          <table:table-cell office:value-type="float" office:value="521.33" calcext:value-type="float">
            <text:p>521.33</text:p>
          </table:table-cell>
          <table:table-cell office:value-type="float" office:value="458.975" calcext:value-type="float">
            <text:p>458.975</text:p>
          </table:table-cell>
          <table:table-cell office:value-type="float" office:value="521.33" calcext:value-type="float">
            <text:p>521.3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446.32" calcext:value-type="float">
            <text:p>446.32</text:p>
          </table:table-cell>
          <table:table-cell office:value-type="float" office:value="519.31" calcext:value-type="float">
            <text:p>519.31</text:p>
          </table:table-cell>
          <table:table-cell office:value-type="float" office:value="459.367" calcext:value-type="float">
            <text:p>459.367</text:p>
          </table:table-cell>
          <table:table-cell office:value-type="float" office:value="519.31" calcext:value-type="float">
            <text:p>519.31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446.85" calcext:value-type="float">
            <text:p>446.85</text:p>
          </table:table-cell>
          <table:table-cell office:value-type="float" office:value="518.38" calcext:value-type="float">
            <text:p>518.38</text:p>
          </table:table-cell>
          <table:table-cell office:value-type="float" office:value="459.796" calcext:value-type="float">
            <text:p>459.796</text:p>
          </table:table-cell>
          <table:table-cell office:value-type="float" office:value="518.382" calcext:value-type="float">
            <text:p>518.382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447.37" calcext:value-type="float">
            <text:p>447.37</text:p>
          </table:table-cell>
          <table:table-cell office:value-type="float" office:value="517.69" calcext:value-type="float">
            <text:p>517.69</text:p>
          </table:table-cell>
          <table:table-cell office:value-type="float" office:value="460.238" calcext:value-type="float">
            <text:p>460.238</text:p>
          </table:table-cell>
          <table:table-cell office:value-type="float" office:value="517.694" calcext:value-type="float">
            <text:p>517.694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447.87" calcext:value-type="float">
            <text:p>447.87</text:p>
          </table:table-cell>
          <table:table-cell office:value-type="float" office:value="517.79" calcext:value-type="float">
            <text:p>517.79</text:p>
          </table:table-cell>
          <table:table-cell office:value-type="float" office:value="460.675" calcext:value-type="float">
            <text:p>460.675</text:p>
          </table:table-cell>
          <table:table-cell office:value-type="float" office:value="517.79" calcext:value-type="float">
            <text:p>517.79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448.38" calcext:value-type="float">
            <text:p>448.38</text:p>
          </table:table-cell>
          <table:table-cell office:value-type="float" office:value="516.73" calcext:value-type="float">
            <text:p>516.73</text:p>
          </table:table-cell>
          <table:table-cell office:value-type="float" office:value="461.103" calcext:value-type="float">
            <text:p>461.103</text:p>
          </table:table-cell>
          <table:table-cell office:value-type="float" office:value="516.732" calcext:value-type="float">
            <text:p>516.73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448.84" calcext:value-type="float">
            <text:p>448.84</text:p>
          </table:table-cell>
          <table:table-cell office:value-type="float" office:value="517.72" calcext:value-type="float">
            <text:p>517.72</text:p>
          </table:table-cell>
          <table:table-cell office:value-type="float" office:value="461.559" calcext:value-type="float">
            <text:p>461.559</text:p>
          </table:table-cell>
          <table:table-cell office:value-type="float" office:value="517.718" calcext:value-type="float">
            <text:p>517.71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449.31" calcext:value-type="float">
            <text:p>449.31</text:p>
          </table:table-cell>
          <table:table-cell office:value-type="float" office:value="516.2" calcext:value-type="float">
            <text:p>516.2</text:p>
          </table:table-cell>
          <table:table-cell office:value-type="float" office:value="461.955" calcext:value-type="float">
            <text:p>461.955</text:p>
          </table:table-cell>
          <table:table-cell office:value-type="float" office:value="516.202" calcext:value-type="float">
            <text:p>516.202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449.76" calcext:value-type="float">
            <text:p>449.76</text:p>
          </table:table-cell>
          <table:table-cell office:value-type="float" office:value="513.35" calcext:value-type="float">
            <text:p>513.35</text:p>
          </table:table-cell>
          <table:table-cell office:value-type="float" office:value="462.319" calcext:value-type="float">
            <text:p>462.319</text:p>
          </table:table-cell>
          <table:table-cell office:value-type="float" office:value="513.348" calcext:value-type="float">
            <text:p>513.34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450.21" calcext:value-type="float">
            <text:p>450.21</text:p>
          </table:table-cell>
          <table:table-cell office:value-type="float" office:value="510.19" calcext:value-type="float">
            <text:p>510.19</text:p>
          </table:table-cell>
          <table:table-cell office:value-type="float" office:value="462.669" calcext:value-type="float">
            <text:p>462.669</text:p>
          </table:table-cell>
          <table:table-cell office:value-type="float" office:value="510.19" calcext:value-type="float">
            <text:p>510.19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450.65" calcext:value-type="float">
            <text:p>450.65</text:p>
          </table:table-cell>
          <table:table-cell office:value-type="float" office:value="507.48" calcext:value-type="float">
            <text:p>507.48</text:p>
          </table:table-cell>
          <table:table-cell office:value-type="float" office:value="462.979" calcext:value-type="float">
            <text:p>462.979</text:p>
          </table:table-cell>
          <table:table-cell office:value-type="float" office:value="507.476" calcext:value-type="float">
            <text:p>507.476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451.1" calcext:value-type="float">
            <text:p>451.1</text:p>
          </table:table-cell>
          <table:table-cell office:value-type="float" office:value="503.78" calcext:value-type="float">
            <text:p>503.78</text:p>
          </table:table-cell>
          <table:table-cell office:value-type="float" office:value="463.281" calcext:value-type="float">
            <text:p>463.281</text:p>
          </table:table-cell>
          <table:table-cell office:value-type="float" office:value="503.78" calcext:value-type="float">
            <text:p>503.7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451.53" calcext:value-type="float">
            <text:p>451.53</text:p>
          </table:table-cell>
          <table:table-cell office:value-type="float" office:value="500.64" calcext:value-type="float">
            <text:p>500.64</text:p>
          </table:table-cell>
          <table:table-cell office:value-type="float" office:value="463.565" calcext:value-type="float">
            <text:p>463.565</text:p>
          </table:table-cell>
          <table:table-cell office:value-type="float" office:value="500.642" calcext:value-type="float">
            <text:p>500.642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451.92" calcext:value-type="float">
            <text:p>451.92</text:p>
          </table:table-cell>
          <table:table-cell office:value-type="float" office:value="499.7" calcext:value-type="float">
            <text:p>499.7</text:p>
          </table:table-cell>
          <table:table-cell office:value-type="float" office:value="463.888" calcext:value-type="float">
            <text:p>463.888</text:p>
          </table:table-cell>
          <table:table-cell office:value-type="float" office:value="499.696" calcext:value-type="float">
            <text:p>499.696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452.31" calcext:value-type="float">
            <text:p>452.31</text:p>
          </table:table-cell>
          <table:table-cell office:value-type="float" office:value="500.12" calcext:value-type="float">
            <text:p>500.12</text:p>
          </table:table-cell>
          <table:table-cell office:value-type="float" office:value="464.247" calcext:value-type="float">
            <text:p>464.247</text:p>
          </table:table-cell>
          <table:table-cell office:value-type="float" office:value="500.12" calcext:value-type="float">
            <text:p>500.12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452.7" calcext:value-type="float">
            <text:p>452.7</text:p>
          </table:table-cell>
          <table:table-cell office:value-type="float" office:value="501.09" calcext:value-type="float">
            <text:p>501.09</text:p>
          </table:table-cell>
          <table:table-cell office:value-type="float" office:value="464.599" calcext:value-type="float">
            <text:p>464.599</text:p>
          </table:table-cell>
          <table:table-cell office:value-type="float" office:value="501.092" calcext:value-type="float">
            <text:p>501.092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453.06" calcext:value-type="float">
            <text:p>453.06</text:p>
          </table:table-cell>
          <table:table-cell office:value-type="float" office:value="501.89" calcext:value-type="float">
            <text:p>501.89</text:p>
          </table:table-cell>
          <table:table-cell office:value-type="float" office:value="464.928" calcext:value-type="float">
            <text:p>464.928</text:p>
          </table:table-cell>
          <table:table-cell office:value-type="float" office:value="501.886" calcext:value-type="float">
            <text:p>501.886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453.4" calcext:value-type="float">
            <text:p>453.4</text:p>
          </table:table-cell>
          <table:table-cell office:value-type="float" office:value="504.51" calcext:value-type="float">
            <text:p>504.51</text:p>
          </table:table-cell>
          <table:table-cell office:value-type="float" office:value="465.263" calcext:value-type="float">
            <text:p>465.263</text:p>
          </table:table-cell>
          <table:table-cell office:value-type="float" office:value="504.506" calcext:value-type="float">
            <text:p>504.506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453.76" calcext:value-type="float">
            <text:p>453.76</text:p>
          </table:table-cell>
          <table:table-cell office:value-type="float" office:value="506.57" calcext:value-type="float">
            <text:p>506.57</text:p>
          </table:table-cell>
          <table:table-cell office:value-type="float" office:value="465.589" calcext:value-type="float">
            <text:p>465.589</text:p>
          </table:table-cell>
          <table:table-cell office:value-type="float" office:value="506.574" calcext:value-type="float">
            <text:p>506.574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454.15" calcext:value-type="float">
            <text:p>454.15</text:p>
          </table:table-cell>
          <table:table-cell office:value-type="float" office:value="505.84" calcext:value-type="float">
            <text:p>505.84</text:p>
          </table:table-cell>
          <table:table-cell office:value-type="float" office:value="465.876" calcext:value-type="float">
            <text:p>465.876</text:p>
          </table:table-cell>
          <table:table-cell office:value-type="float" office:value="505.84" calcext:value-type="float">
            <text:p>505.84</text:p>
          </table:table-cell>
        </table:table-row>
        <table:table-row table:style-name="ro1">
          <table:table-cell office:value-type="date" office:date-value="2024-05-01" calcext:value-type="date">
            <text:p>2024-05-01</text:p>
          </table:table-cell>
          <table:table-cell office:value-type="float" office:value="454.53" calcext:value-type="float">
            <text:p>454.53</text:p>
          </table:table-cell>
          <table:table-cell office:value-type="float" office:value="504.83" calcext:value-type="float">
            <text:p>504.83</text:p>
          </table:table-cell>
          <table:table-cell office:value-type="float" office:value="466.148" calcext:value-type="float">
            <text:p>466.148</text:p>
          </table:table-cell>
          <table:table-cell office:value-type="float" office:value="504.828" calcext:value-type="float">
            <text:p>504.828</text:p>
          </table:table-cell>
        </table:table-row>
        <table:table-row table:style-name="ro1">
          <table:table-cell office:value-type="date" office:date-value="2024-05-02" calcext:value-type="date">
            <text:p>2024-05-02</text:p>
          </table:table-cell>
          <table:table-cell office:value-type="float" office:value="454.91" calcext:value-type="float">
            <text:p>454.91</text:p>
          </table:table-cell>
          <table:table-cell office:value-type="float" office:value="505.14" calcext:value-type="float">
            <text:p>505.14</text:p>
          </table:table-cell>
          <table:table-cell office:value-type="float" office:value="466.426" calcext:value-type="float">
            <text:p>466.426</text:p>
          </table:table-cell>
          <table:table-cell office:value-type="float" office:value="505.136" calcext:value-type="float">
            <text:p>505.136</text:p>
          </table:table-cell>
        </table:table-row>
        <table:table-row table:style-name="ro1">
          <table:table-cell office:value-type="date" office:date-value="2024-05-03" calcext:value-type="date">
            <text:p>2024-05-03</text:p>
          </table:table-cell>
          <table:table-cell office:value-type="float" office:value="455.31" calcext:value-type="float">
            <text:p>455.31</text:p>
          </table:table-cell>
          <table:table-cell office:value-type="float" office:value="505.74" calcext:value-type="float">
            <text:p>505.74</text:p>
          </table:table-cell>
          <table:table-cell office:value-type="float" office:value="466.731" calcext:value-type="float">
            <text:p>466.731</text:p>
          </table:table-cell>
          <table:table-cell office:value-type="float" office:value="505.742" calcext:value-type="float">
            <text:p>505.742</text:p>
          </table:table-cell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455.71" calcext:value-type="float">
            <text:p>455.71</text:p>
          </table:table-cell>
          <table:table-cell office:value-type="float" office:value="507.04" calcext:value-type="float">
            <text:p>507.04</text:p>
          </table:table-cell>
          <table:table-cell office:value-type="float" office:value="467.077" calcext:value-type="float">
            <text:p>467.077</text:p>
          </table:table-cell>
          <table:table-cell office:value-type="float" office:value="507.044" calcext:value-type="float">
            <text:p>507.044</text:p>
          </table:table-cell>
        </table:table-row>
        <table:table-row table:style-name="ro1">
          <table:table-cell office:value-type="date" office:date-value="2024-05-07" calcext:value-type="date">
            <text:p>2024-05-07</text:p>
          </table:table-cell>
          <table:table-cell office:value-type="float" office:value="456.11" calcext:value-type="float">
            <text:p>456.11</text:p>
          </table:table-cell>
          <table:table-cell office:value-type="float" office:value="510.08" calcext:value-type="float">
            <text:p>510.08</text:p>
          </table:table-cell>
          <table:table-cell office:value-type="float" office:value="467.425" calcext:value-type="float">
            <text:p>467.425</text:p>
          </table:table-cell>
          <table:table-cell office:value-type="float" office:value="510.076" calcext:value-type="float">
            <text:p>510.076</text:p>
          </table:table-cell>
        </table:table-row>
        <table:table-row table:style-name="ro1">
          <table:table-cell office:value-type="date" office:date-value="2024-05-08" calcext:value-type="date">
            <text:p>2024-05-08</text:p>
          </table:table-cell>
          <table:table-cell office:value-type="float" office:value="456.51" calcext:value-type="float">
            <text:p>456.51</text:p>
          </table:table-cell>
          <table:table-cell office:value-type="float" office:value="513.44" calcext:value-type="float">
            <text:p>513.44</text:p>
          </table:table-cell>
          <table:table-cell office:value-type="float" office:value="467.765" calcext:value-type="float">
            <text:p>467.765</text:p>
          </table:table-cell>
          <table:table-cell office:value-type="float" office:value="513.444" calcext:value-type="float">
            <text:p>513.444</text:p>
          </table:table-cell>
        </table:table-row>
        <table:table-row table:style-name="ro1">
          <table:table-cell office:value-type="date" office:date-value="2024-05-09" calcext:value-type="date">
            <text:p>2024-05-09</text:p>
          </table:table-cell>
          <table:table-cell office:value-type="float" office:value="456.9" calcext:value-type="float">
            <text:p>456.9</text:p>
          </table:table-cell>
          <table:table-cell office:value-type="float" office:value="516.47" calcext:value-type="float">
            <text:p>516.47</text:p>
          </table:table-cell>
          <table:table-cell office:value-type="float" office:value="468.112" calcext:value-type="float">
            <text:p>468.112</text:p>
          </table:table-cell>
          <table:table-cell office:value-type="float" office:value="516.472" calcext:value-type="float">
            <text:p>516.472</text:p>
          </table:table-cell>
        </table:table-row>
        <table:table-row table:style-name="ro1">
          <table:table-cell office:value-type="date" office:date-value="2024-05-10" calcext:value-type="date">
            <text:p>2024-05-10</text:p>
          </table:table-cell>
          <table:table-cell office:value-type="float" office:value="457.3" calcext:value-type="float">
            <text:p>457.3</text:p>
          </table:table-cell>
          <table:table-cell office:value-type="float" office:value="518.38" calcext:value-type="float">
            <text:p>518.38</text:p>
          </table:table-cell>
          <table:table-cell office:value-type="float" office:value="468.463" calcext:value-type="float">
            <text:p>468.463</text:p>
          </table:table-cell>
          <table:table-cell office:value-type="float" office:value="518.382" calcext:value-type="float">
            <text:p>518.382</text:p>
          </table:table-cell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457.72" calcext:value-type="float">
            <text:p>457.72</text:p>
          </table:table-cell>
          <table:table-cell office:value-type="float" office:value="519.25" calcext:value-type="float">
            <text:p>519.25</text:p>
          </table:table-cell>
          <table:table-cell office:value-type="float" office:value="468.829" calcext:value-type="float">
            <text:p>468.829</text:p>
          </table:table-cell>
          <table:table-cell office:value-type="float" office:value="519.25" calcext:value-type="float">
            <text:p>519.25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office:value-type="float" office:value="458.16" calcext:value-type="float">
            <text:p>458.16</text:p>
          </table:table-cell>
          <table:table-cell office:value-type="float" office:value="520.48" calcext:value-type="float">
            <text:p>520.48</text:p>
          </table:table-cell>
          <table:table-cell office:value-type="float" office:value="469.185" calcext:value-type="float">
            <text:p>469.185</text:p>
          </table:table-cell>
          <table:table-cell office:value-type="float" office:value="520.482" calcext:value-type="float">
            <text:p>520.482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office:value-type="float" office:value="458.61" calcext:value-type="float">
            <text:p>458.61</text:p>
          </table:table-cell>
          <table:table-cell office:value-type="float" office:value="523" calcext:value-type="float">
            <text:p>523</text:p>
          </table:table-cell>
          <table:table-cell office:value-type="float" office:value="469.57" calcext:value-type="float">
            <text:p>469.5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4-05-16" calcext:value-type="date">
            <text:p>2024-05-16</text:p>
          </table:table-cell>
          <table:table-cell office:value-type="float" office:value="459.08" calcext:value-type="float">
            <text:p>459.08</text:p>
          </table:table-cell>
          <table:table-cell office:value-type="float" office:value="524.7" calcext:value-type="float">
            <text:p>524.7</text:p>
          </table:table-cell>
          <table:table-cell office:value-type="float" office:value="469.955" calcext:value-type="float">
            <text:p>469.955</text:p>
          </table:table-cell>
          <table:table-cell office:value-type="float" office:value="524.704" calcext:value-type="float">
            <text:p>524.704</text:p>
          </table:table-cell>
        </table:table-row>
        <table:table-row table:style-name="ro1">
          <table:table-cell office:value-type="date" office:date-value="2024-05-17" calcext:value-type="date">
            <text:p>2024-05-17</text:p>
          </table:table-cell>
          <table:table-cell office:value-type="float" office:value="459.53" calcext:value-type="float">
            <text:p>459.53</text:p>
          </table:table-cell>
          <table:table-cell office:value-type="float" office:value="526.43" calcext:value-type="float">
            <text:p>526.43</text:p>
          </table:table-cell>
          <table:table-cell office:value-type="float" office:value="470.375" calcext:value-type="float">
            <text:p>470.375</text:p>
          </table:table-cell>
          <table:table-cell office:value-type="float" office:value="526.426" calcext:value-type="float">
            <text:p>526.426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459.97" calcext:value-type="float">
            <text:p>459.97</text:p>
          </table:table-cell>
          <table:table-cell office:value-type="float" office:value="528.26" calcext:value-type="float">
            <text:p>528.26</text:p>
          </table:table-cell>
          <table:table-cell office:value-type="float" office:value="470.805" calcext:value-type="float">
            <text:p>470.805</text:p>
          </table:table-cell>
          <table:table-cell office:value-type="float" office:value="528.256" calcext:value-type="float">
            <text:p>528.256</text:p>
          </table:table-cell>
        </table:table-row>
        <table:table-row table:style-name="ro1">
          <table:table-cell office:value-type="date" office:date-value="2024-05-21" calcext:value-type="date">
            <text:p>2024-05-21</text:p>
          </table:table-cell>
          <table:table-cell office:value-type="float" office:value="460.44" calcext:value-type="float">
            <text:p>460.44</text:p>
          </table:table-cell>
          <table:table-cell office:value-type="float" office:value="529.87" calcext:value-type="float">
            <text:p>529.87</text:p>
          </table:table-cell>
          <table:table-cell office:value-type="float" office:value="471.252" calcext:value-type="float">
            <text:p>471.252</text:p>
          </table:table-cell>
          <table:table-cell office:value-type="float" office:value="529.868" calcext:value-type="float">
            <text:p>529.868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office:value-type="float" office:value="460.92" calcext:value-type="float">
            <text:p>460.92</text:p>
          </table:table-cell>
          <table:table-cell office:value-type="float" office:value="529.88" calcext:value-type="float">
            <text:p>529.88</text:p>
          </table:table-cell>
          <table:table-cell office:value-type="float" office:value="471.671" calcext:value-type="float">
            <text:p>471.671</text:p>
          </table:table-cell>
          <table:table-cell office:value-type="float" office:value="529.878" calcext:value-type="float">
            <text:p>529.878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office:value-type="float" office:value="461.4" calcext:value-type="float">
            <text:p>461.4</text:p>
          </table:table-cell>
          <table:table-cell office:value-type="float" office:value="529.33" calcext:value-type="float">
            <text:p>529.33</text:p>
          </table:table-cell>
          <table:table-cell office:value-type="float" office:value="472.081" calcext:value-type="float">
            <text:p>472.081</text:p>
          </table:table-cell>
          <table:table-cell office:value-type="float" office:value="529.332" calcext:value-type="float">
            <text:p>529.332</text:p>
          </table:table-cell>
        </table:table-row>
        <table:table-row table:style-name="ro1">
          <table:table-cell office:value-type="date" office:date-value="2024-05-24" calcext:value-type="date">
            <text:p>2024-05-24</text:p>
          </table:table-cell>
          <table:table-cell office:value-type="float" office:value="461.89" calcext:value-type="float">
            <text:p>461.89</text:p>
          </table:table-cell>
          <table:table-cell office:value-type="float" office:value="529.33" calcext:value-type="float">
            <text:p>529.33</text:p>
          </table:table-cell>
          <table:table-cell office:value-type="float" office:value="472.523" calcext:value-type="float">
            <text:p>472.523</text:p>
          </table:table-cell>
          <table:table-cell office:value-type="float" office:value="529.33" calcext:value-type="float">
            <text:p>529.33</text:p>
          </table:table-cell>
        </table:table-row>
        <table:table-row table:style-name="ro1">
          <table:table-cell office:value-type="date" office:date-value="2024-05-28" calcext:value-type="date">
            <text:p>2024-05-28</text:p>
          </table:table-cell>
          <table:table-cell office:value-type="float" office:value="462.37" calcext:value-type="float">
            <text:p>462.37</text:p>
          </table:table-cell>
          <table:table-cell office:value-type="float" office:value="529.28" calcext:value-type="float">
            <text:p>529.28</text:p>
          </table:table-cell>
          <table:table-cell office:value-type="float" office:value="472.966" calcext:value-type="float">
            <text:p>472.966</text:p>
          </table:table-cell>
          <table:table-cell office:value-type="float" office:value="529.28" calcext:value-type="float">
            <text:p>529.28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office:value-type="float" office:value="462.87" calcext:value-type="float">
            <text:p>462.87</text:p>
          </table:table-cell>
          <table:table-cell office:value-type="float" office:value="528.23" calcext:value-type="float">
            <text:p>528.23</text:p>
          </table:table-cell>
          <table:table-cell office:value-type="float" office:value="473.392" calcext:value-type="float">
            <text:p>473.392</text:p>
          </table:table-cell>
          <table:table-cell office:value-type="float" office:value="528.228" calcext:value-type="float">
            <text:p>528.228</text:p>
          </table:table-cell>
        </table:table-row>
        <table:table-row table:style-name="ro1">
          <table:table-cell office:value-type="date" office:date-value="2024-05-30" calcext:value-type="date">
            <text:p>2024-05-30</text:p>
          </table:table-cell>
          <table:table-cell office:value-type="float" office:value="463.34" calcext:value-type="float">
            <text:p>463.34</text:p>
          </table:table-cell>
          <table:table-cell office:value-type="float" office:value="526.78" calcext:value-type="float">
            <text:p>526.78</text:p>
          </table:table-cell>
          <table:table-cell office:value-type="float" office:value="473.789" calcext:value-type="float">
            <text:p>473.789</text:p>
          </table:table-cell>
          <table:table-cell office:value-type="float" office:value="526.784" calcext:value-type="float">
            <text:p>526.784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float" office:value="463.78" calcext:value-type="float">
            <text:p>463.78</text:p>
          </table:table-cell>
          <table:table-cell office:value-type="float" office:value="527.07" calcext:value-type="float">
            <text:p>527.07</text:p>
          </table:table-cell>
          <table:table-cell office:value-type="float" office:value="474.234" calcext:value-type="float">
            <text:p>474.234</text:p>
          </table:table-cell>
          <table:table-cell office:value-type="float" office:value="527.066" calcext:value-type="float">
            <text:p>527.066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464.24" calcext:value-type="float">
            <text:p>464.24</text:p>
          </table:table-cell>
          <table:table-cell office:value-type="float" office:value="526.74" calcext:value-type="float">
            <text:p>526.74</text:p>
          </table:table-cell>
          <table:table-cell office:value-type="float" office:value="474.699" calcext:value-type="float">
            <text:p>474.699</text:p>
          </table:table-cell>
          <table:table-cell office:value-type="float" office:value="526.738" calcext:value-type="float">
            <text:p>526.738</text:p>
          </table:table-cell>
        </table:table-row>
        <table:table-row table:style-name="ro1">
          <table:table-cell office:value-type="date" office:date-value="2024-06-04" calcext:value-type="date">
            <text:p>2024-06-04</text:p>
          </table:table-cell>
          <table:table-cell office:value-type="float" office:value="464.7" calcext:value-type="float">
            <text:p>464.7</text:p>
          </table:table-cell>
          <table:table-cell office:value-type="float" office:value="526.45" calcext:value-type="float">
            <text:p>526.45</text:p>
          </table:table-cell>
          <table:table-cell office:value-type="float" office:value="475.182" calcext:value-type="float">
            <text:p>475.182</text:p>
          </table:table-cell>
          <table:table-cell office:value-type="float" office:value="526.454" calcext:value-type="float">
            <text:p>526.454</text:p>
          </table:table-cell>
        </table:table-row>
        <table:table-row table:style-name="ro1">
          <table:table-cell office:value-type="date" office:date-value="2024-06-05" calcext:value-type="date">
            <text:p>2024-06-05</text:p>
          </table:table-cell>
          <table:table-cell office:value-type="float" office:value="465.16" calcext:value-type="float">
            <text:p>465.16</text:p>
          </table:table-cell>
          <table:table-cell office:value-type="float" office:value="528.17" calcext:value-type="float">
            <text:p>528.17</text:p>
          </table:table-cell>
          <table:table-cell office:value-type="float" office:value="475.696" calcext:value-type="float">
            <text:p>475.696</text:p>
          </table:table-cell>
          <table:table-cell office:value-type="float" office:value="528.168" calcext:value-type="float">
            <text:p>528.168</text:p>
          </table:table-cell>
        </table:table-row>
        <table:table-row table:style-name="ro1">
          <table:table-cell office:value-type="date" office:date-value="2024-06-06" calcext:value-type="date">
            <text:p>2024-06-06</text:p>
          </table:table-cell>
          <table:table-cell office:value-type="float" office:value="465.62" calcext:value-type="float">
            <text:p>465.62</text:p>
          </table:table-cell>
          <table:table-cell office:value-type="float" office:value="530.58" calcext:value-type="float">
            <text:p>530.58</text:p>
          </table:table-cell>
          <table:table-cell office:value-type="float" office:value="476.196" calcext:value-type="float">
            <text:p>476.196</text:p>
          </table:table-cell>
          <table:table-cell office:value-type="float" office:value="530.578" calcext:value-type="float">
            <text:p>530.578</text:p>
          </table:table-cell>
        </table:table-row>
        <table:table-row table:style-name="ro1">
          <table:table-cell office:value-type="date" office:date-value="2024-06-07" calcext:value-type="date">
            <text:p>2024-06-07</text:p>
          </table:table-cell>
          <table:table-cell office:value-type="float" office:value="466.09" calcext:value-type="float">
            <text:p>466.09</text:p>
          </table:table-cell>
          <table:table-cell office:value-type="float" office:value="531.91" calcext:value-type="float">
            <text:p>531.91</text:p>
          </table:table-cell>
          <table:table-cell office:value-type="float" office:value="476.699" calcext:value-type="float">
            <text:p>476.699</text:p>
          </table:table-cell>
          <table:table-cell office:value-type="float" office:value="531.906" calcext:value-type="float">
            <text:p>531.906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466.53" calcext:value-type="float">
            <text:p>466.53</text:p>
          </table:table-cell>
          <table:table-cell office:value-type="float" office:value="533.48" calcext:value-type="float">
            <text:p>533.48</text:p>
          </table:table-cell>
          <table:table-cell office:value-type="float" office:value="477.185" calcext:value-type="float">
            <text:p>477.185</text:p>
          </table:table-cell>
          <table:table-cell office:value-type="float" office:value="533.478" calcext:value-type="float">
            <text:p>533.478</text:p>
          </table:table-cell>
        </table:table-row>
        <table:table-row table:style-name="ro1">
          <table:table-cell office:value-type="date" office:date-value="2024-06-11" calcext:value-type="date">
            <text:p>2024-06-11</text:p>
          </table:table-cell>
          <table:table-cell office:value-type="float" office:value="466.98" calcext:value-type="float">
            <text:p>466.98</text:p>
          </table:table-cell>
          <table:table-cell office:value-type="float" office:value="535.19" calcext:value-type="float">
            <text:p>535.19</text:p>
          </table:table-cell>
          <table:table-cell office:value-type="float" office:value="477.709" calcext:value-type="float">
            <text:p>477.709</text:p>
          </table:table-cell>
          <table:table-cell office:value-type="float" office:value="535.19" calcext:value-type="float">
            <text:p>535.19</text:p>
          </table:table-cell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 office:value-type="float" office:value="467.46" calcext:value-type="float">
            <text:p>467.46</text:p>
          </table:table-cell>
          <table:table-cell office:value-type="float" office:value="536.53" calcext:value-type="float">
            <text:p>536.53</text:p>
          </table:table-cell>
          <table:table-cell office:value-type="float" office:value="478.239" calcext:value-type="float">
            <text:p>478.239</text:p>
          </table:table-cell>
          <table:table-cell office:value-type="float" office:value="536.528" calcext:value-type="float">
            <text:p>536.528</text:p>
          </table:table-cell>
        </table:table-row>
        <table:table-row table:style-name="ro1">
          <table:table-cell office:value-type="date" office:date-value="2024-06-13" calcext:value-type="date">
            <text:p>2024-06-13</text:p>
          </table:table-cell>
          <table:table-cell office:value-type="float" office:value="467.93" calcext:value-type="float">
            <text:p>467.93</text:p>
          </table:table-cell>
          <table:table-cell office:value-type="float" office:value="538.09" calcext:value-type="float">
            <text:p>538.09</text:p>
          </table:table-cell>
          <table:table-cell office:value-type="float" office:value="478.761" calcext:value-type="float">
            <text:p>478.761</text:p>
          </table:table-cell>
          <table:table-cell office:value-type="float" office:value="538.086" calcext:value-type="float">
            <text:p>538.086</text:p>
          </table:table-cell>
        </table:table-row>
        <table:table-row table:style-name="ro1">
          <table:table-cell office:value-type="date" office:date-value="2024-06-14" calcext:value-type="date">
            <text:p>2024-06-14</text:p>
          </table:table-cell>
          <table:table-cell office:value-type="float" office:value="468.37" calcext:value-type="float">
            <text:p>468.37</text:p>
          </table:table-cell>
          <table:table-cell office:value-type="float" office:value="539.84" calcext:value-type="float">
            <text:p>539.84</text:p>
          </table:table-cell>
          <table:table-cell office:value-type="float" office:value="479.253" calcext:value-type="float">
            <text:p>479.253</text:p>
          </table:table-cell>
          <table:table-cell office:value-type="float" office:value="539.84" calcext:value-type="float">
            <text:p>539.84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468.82" calcext:value-type="float">
            <text:p>468.82</text:p>
          </table:table-cell>
          <table:table-cell office:value-type="float" office:value="542.13" calcext:value-type="float">
            <text:p>542.13</text:p>
          </table:table-cell>
          <table:table-cell office:value-type="float" office:value="479.757" calcext:value-type="float">
            <text:p>479.757</text:p>
          </table:table-cell>
          <table:table-cell office:value-type="float" office:value="542.128" calcext:value-type="float">
            <text:p>542.128</text:p>
          </table:table-cell>
        </table:table-row>
        <table:table-row table:style-name="ro1">
          <table:table-cell office:value-type="date" office:date-value="2024-06-18" calcext:value-type="date">
            <text:p>2024-06-18</text:p>
          </table:table-cell>
          <table:table-cell office:value-type="float" office:value="469.27" calcext:value-type="float">
            <text:p>469.27</text:p>
          </table:table-cell>
          <table:table-cell office:value-type="float" office:value="544.44" calcext:value-type="float">
            <text:p>544.44</text:p>
          </table:table-cell>
          <table:table-cell office:value-type="float" office:value="480.272" calcext:value-type="float">
            <text:p>480.272</text:p>
          </table:table-cell>
          <table:table-cell office:value-type="float" office:value="544.436" calcext:value-type="float">
            <text:p>544.436</text:p>
          </table:table-cell>
        </table:table-row>
        <table:table-row table:style-name="ro1">
          <table:table-cell office:value-type="date" office:date-value="2024-06-20" calcext:value-type="date">
            <text:p>2024-06-20</text:p>
          </table:table-cell>
          <table:table-cell office:value-type="float" office:value="469.74" calcext:value-type="float">
            <text:p>469.74</text:p>
          </table:table-cell>
          <table:table-cell office:value-type="float" office:value="545.56" calcext:value-type="float">
            <text:p>545.56</text:p>
          </table:table-cell>
          <table:table-cell office:value-type="float" office:value="480.775" calcext:value-type="float">
            <text:p>480.775</text:p>
          </table:table-cell>
          <table:table-cell office:value-type="float" office:value="545.564" calcext:value-type="float">
            <text:p>545.564</text:p>
          </table:table-cell>
        </table:table-row>
        <table:table-row table:style-name="ro1">
          <table:table-cell office:value-type="date" office:date-value="2024-06-21" calcext:value-type="date">
            <text:p>2024-06-21</text:p>
          </table:table-cell>
          <table:table-cell office:value-type="float" office:value="470.21" calcext:value-type="float">
            <text:p>470.21</text:p>
          </table:table-cell>
          <table:table-cell office:value-type="float" office:value="545.98" calcext:value-type="float">
            <text:p>545.98</text:p>
          </table:table-cell>
          <table:table-cell office:value-type="float" office:value="481.275" calcext:value-type="float">
            <text:p>481.275</text:p>
          </table:table-cell>
          <table:table-cell office:value-type="float" office:value="545.976" calcext:value-type="float">
            <text:p>545.976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470.68" calcext:value-type="float">
            <text:p>470.68</text:p>
          </table:table-cell>
          <table:table-cell office:value-type="float" office:value="545.97" calcext:value-type="float">
            <text:p>545.97</text:p>
          </table:table-cell>
          <table:table-cell office:value-type="float" office:value="481.782" calcext:value-type="float">
            <text:p>481.782</text:p>
          </table:table-cell>
          <table:table-cell office:value-type="float" office:value="545.968" calcext:value-type="float">
            <text:p>545.968</text:p>
          </table:table-cell>
        </table:table-row>
        <table:table-row table:style-name="ro1">
          <table:table-cell office:value-type="date" office:date-value="2024-06-25" calcext:value-type="date">
            <text:p>2024-06-25</text:p>
          </table:table-cell>
          <table:table-cell office:value-type="float" office:value="471.15" calcext:value-type="float">
            <text:p>471.15</text:p>
          </table:table-cell>
          <table:table-cell office:value-type="float" office:value="545.51" calcext:value-type="float">
            <text:p>545.51</text:p>
          </table:table-cell>
          <table:table-cell office:value-type="float" office:value="482.305" calcext:value-type="float">
            <text:p>482.305</text:p>
          </table:table-cell>
          <table:table-cell office:value-type="float" office:value="545.514" calcext:value-type="float">
            <text:p>545.514</text:p>
          </table:table-cell>
        </table:table-row>
        <table:table-row table:style-name="ro1">
          <table:table-cell office:value-type="date" office:date-value="2024-06-26" calcext:value-type="date">
            <text:p>2024-06-26</text:p>
          </table:table-cell>
          <table:table-cell office:value-type="float" office:value="471.61" calcext:value-type="float">
            <text:p>471.61</text:p>
          </table:table-cell>
          <table:table-cell office:value-type="float" office:value="544.92" calcext:value-type="float">
            <text:p>544.92</text:p>
          </table:table-cell>
          <table:table-cell office:value-type="float" office:value="482.829" calcext:value-type="float">
            <text:p>482.829</text:p>
          </table:table-cell>
          <table:table-cell office:value-type="float" office:value="544.918" calcext:value-type="float">
            <text:p>544.918</text:p>
          </table:table-cell>
        </table:table-row>
        <table:table-row table:style-name="ro1">
          <table:table-cell office:value-type="date" office:date-value="2024-06-27" calcext:value-type="date">
            <text:p>2024-06-27</text:p>
          </table:table-cell>
          <table:table-cell office:value-type="float" office:value="472.06" calcext:value-type="float">
            <text:p>472.06</text:p>
          </table:table-cell>
          <table:table-cell office:value-type="float" office:value="544.79" calcext:value-type="float">
            <text:p>544.79</text:p>
          </table:table-cell>
          <table:table-cell office:value-type="float" office:value="483.342" calcext:value-type="float">
            <text:p>483.342</text:p>
          </table:table-cell>
          <table:table-cell office:value-type="float" office:value="544.792" calcext:value-type="float">
            <text:p>544.792</text:p>
          </table:table-cell>
        </table:table-row>
        <table:table-row table:style-name="ro1">
          <table:table-cell office:value-type="date" office:date-value="2024-06-28" calcext:value-type="date">
            <text:p>2024-06-28</text:p>
          </table:table-cell>
          <table:table-cell office:value-type="float" office:value="472.49" calcext:value-type="float">
            <text:p>472.49</text:p>
          </table:table-cell>
          <table:table-cell office:value-type="float" office:value="544.73" calcext:value-type="float">
            <text:p>544.73</text:p>
          </table:table-cell>
          <table:table-cell office:value-type="float" office:value="483.857" calcext:value-type="float">
            <text:p>483.857</text:p>
          </table:table-cell>
          <table:table-cell office:value-type="float" office:value="544.734" calcext:value-type="float">
            <text:p>544.734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472.91" calcext:value-type="float">
            <text:p>472.91</text:p>
          </table:table-cell>
          <table:table-cell office:value-type="float" office:value="545.25" calcext:value-type="float">
            <text:p>545.25</text:p>
          </table:table-cell>
          <table:table-cell office:value-type="float" office:value="484.375" calcext:value-type="float">
            <text:p>484.375</text:p>
          </table:table-cell>
          <table:table-cell office:value-type="float" office:value="545.254" calcext:value-type="float">
            <text:p>545.254</text:p>
          </table:table-cell>
        </table:table-row>
        <table:table-row table:style-name="ro1">
          <table:table-cell office:value-type="date" office:date-value="2024-07-02" calcext:value-type="date">
            <text:p>2024-07-02</text:p>
          </table:table-cell>
          <table:table-cell office:value-type="float" office:value="473.35" calcext:value-type="float">
            <text:p>473.35</text:p>
          </table:table-cell>
          <table:table-cell office:value-type="float" office:value="546.09" calcext:value-type="float">
            <text:p>546.09</text:p>
          </table:table-cell>
          <table:table-cell office:value-type="float" office:value="484.892" calcext:value-type="float">
            <text:p>484.892</text:p>
          </table:table-cell>
          <table:table-cell office:value-type="float" office:value="546.09" calcext:value-type="float">
            <text:p>546.09</text:p>
          </table:table-cell>
        </table:table-row>
        <table:table-row table:style-name="ro1">
          <table:table-cell office:value-type="date" office:date-value="2024-07-03" calcext:value-type="date">
            <text:p>2024-07-03</text:p>
          </table:table-cell>
          <table:table-cell office:value-type="float" office:value="473.8" calcext:value-type="float">
            <text:p>473.8</text:p>
          </table:table-cell>
          <table:table-cell office:value-type="float" office:value="547.28" calcext:value-type="float">
            <text:p>547.28</text:p>
          </table:table-cell>
          <table:table-cell office:value-type="float" office:value="485.448" calcext:value-type="float">
            <text:p>485.448</text:p>
          </table:table-cell>
          <table:table-cell office:value-type="float" office:value="547.28" calcext:value-type="float">
            <text:p>547.28</text:p>
          </table:table-cell>
        </table:table-row>
        <table:table-row table:style-name="ro1">
          <table:table-cell office:value-type="date" office:date-value="2024-07-05" calcext:value-type="date">
            <text:p>2024-07-05</text:p>
          </table:table-cell>
          <table:table-cell office:value-type="float" office:value="474.25" calcext:value-type="float">
            <text:p>474.25</text:p>
          </table:table-cell>
          <table:table-cell office:value-type="float" office:value="548.93" calcext:value-type="float">
            <text:p>548.93</text:p>
          </table:table-cell>
          <table:table-cell office:value-type="float" office:value="486.019" calcext:value-type="float">
            <text:p>486.019</text:p>
          </table:table-cell>
          <table:table-cell office:value-type="float" office:value="548.934" calcext:value-type="float">
            <text:p>548.934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474.71" calcext:value-type="float">
            <text:p>474.71</text:p>
          </table:table-cell>
          <table:table-cell office:value-type="float" office:value="551.15" calcext:value-type="float">
            <text:p>551.15</text:p>
          </table:table-cell>
          <table:table-cell office:value-type="float" office:value="486.598" calcext:value-type="float">
            <text:p>486.598</text:p>
          </table:table-cell>
          <table:table-cell office:value-type="float" office:value="551.146" calcext:value-type="float">
            <text:p>551.146</text:p>
          </table:table-cell>
        </table:table-row>
        <table:table-row table:style-name="ro1">
          <table:table-cell office:value-type="date" office:date-value="2024-07-09" calcext:value-type="date">
            <text:p>2024-07-09</text:p>
          </table:table-cell>
          <table:table-cell office:value-type="float" office:value="475.17" calcext:value-type="float">
            <text:p>475.17</text:p>
          </table:table-cell>
          <table:table-cell office:value-type="float" office:value="553.24" calcext:value-type="float">
            <text:p>553.24</text:p>
          </table:table-cell>
          <table:table-cell office:value-type="float" office:value="487.199" calcext:value-type="float">
            <text:p>487.199</text:p>
          </table:table-cell>
          <table:table-cell office:value-type="float" office:value="553.242" calcext:value-type="float">
            <text:p>553.242</text:p>
          </table:table-cell>
        </table:table-row>
        <table:table-row table:style-name="ro1">
          <table:table-cell office:value-type="date" office:date-value="2024-07-10" calcext:value-type="date">
            <text:p>2024-07-10</text:p>
          </table:table-cell>
          <table:table-cell office:value-type="float" office:value="475.63" calcext:value-type="float">
            <text:p>475.63</text:p>
          </table:table-cell>
          <table:table-cell office:value-type="float" office:value="555.7" calcext:value-type="float">
            <text:p>555.7</text:p>
          </table:table-cell>
          <table:table-cell office:value-type="float" office:value="487.864" calcext:value-type="float">
            <text:p>487.864</text:p>
          </table:table-cell>
          <table:table-cell office:value-type="float" office:value="555.704" calcext:value-type="float">
            <text:p>555.704</text:p>
          </table:table-cell>
        </table:table-row>
        <table:table-row table:style-name="ro1">
          <table:table-cell office:value-type="date" office:date-value="2024-07-11" calcext:value-type="date">
            <text:p>2024-07-11</text:p>
          </table:table-cell>
          <table:table-cell office:value-type="float" office:value="476.1" calcext:value-type="float">
            <text:p>476.1</text:p>
          </table:table-cell>
          <table:table-cell office:value-type="float" office:value="556.71" calcext:value-type="float">
            <text:p>556.71</text:p>
          </table:table-cell>
          <table:table-cell office:value-type="float" office:value="488.51" calcext:value-type="float">
            <text:p>488.51</text:p>
          </table:table-cell>
          <table:table-cell office:value-type="float" office:value="556.708" calcext:value-type="float">
            <text:p>556.708</text:p>
          </table:table-cell>
        </table:table-row>
        <table:table-row table:style-name="ro1">
          <table:table-cell office:value-type="date" office:date-value="2024-07-12" calcext:value-type="date">
            <text:p>2024-07-12</text:p>
          </table:table-cell>
          <table:table-cell office:value-type="float" office:value="476.58" calcext:value-type="float">
            <text:p>476.58</text:p>
          </table:table-cell>
          <table:table-cell office:value-type="float" office:value="557.78" calcext:value-type="float">
            <text:p>557.78</text:p>
          </table:table-cell>
          <table:table-cell office:value-type="float" office:value="489.164" calcext:value-type="float">
            <text:p>489.164</text:p>
          </table:table-cell>
          <table:table-cell office:value-type="float" office:value="557.778" calcext:value-type="float">
            <text:p>557.778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477.03" calcext:value-type="float">
            <text:p>477.03</text:p>
          </table:table-cell>
          <table:table-cell office:value-type="float" office:value="559.03" calcext:value-type="float">
            <text:p>559.03</text:p>
          </table:table-cell>
          <table:table-cell office:value-type="float" office:value="489.857" calcext:value-type="float">
            <text:p>489.857</text:p>
          </table:table-cell>
          <table:table-cell office:value-type="float" office:value="559.028" calcext:value-type="float">
            <text:p>559.028</text:p>
          </table:table-cell>
        </table:table-row>
        <table:table-row table:style-name="ro1">
          <table:table-cell office:value-type="date" office:date-value="2024-07-16" calcext:value-type="date">
            <text:p>2024-07-16</text:p>
          </table:table-cell>
          <table:table-cell office:value-type="float" office:value="477.49" calcext:value-type="float">
            <text:p>477.49</text:p>
          </table:table-cell>
          <table:table-cell office:value-type="float" office:value="560.84" calcext:value-type="float">
            <text:p>560.84</text:p>
          </table:table-cell>
          <table:table-cell office:value-type="float" office:value="490.566" calcext:value-type="float">
            <text:p>490.566</text:p>
          </table:table-cell>
          <table:table-cell office:value-type="float" office:value="560.836" calcext:value-type="float">
            <text:p>560.836</text:p>
          </table:table-cell>
        </table:table-row>
        <table:table-row table:style-name="ro1">
          <table:table-cell office:value-type="date" office:date-value="2024-07-17" calcext:value-type="date">
            <text:p>2024-07-17</text:p>
          </table:table-cell>
          <table:table-cell office:value-type="float" office:value="477.97" calcext:value-type="float">
            <text:p>477.97</text:p>
          </table:table-cell>
          <table:table-cell office:value-type="float" office:value="559.96" calcext:value-type="float">
            <text:p>559.96</text:p>
          </table:table-cell>
          <table:table-cell office:value-type="float" office:value="491.224" calcext:value-type="float">
            <text:p>491.224</text:p>
          </table:table-cell>
          <table:table-cell office:value-type="float" office:value="559.96" calcext:value-type="float">
            <text:p>559.96</text:p>
          </table:table-cell>
        </table:table-row>
        <table:table-row table:style-name="ro1">
          <table:table-cell office:value-type="date" office:date-value="2024-07-18" calcext:value-type="date">
            <text:p>2024-07-18</text:p>
          </table:table-cell>
          <table:table-cell office:value-type="float" office:value="478.45" calcext:value-type="float">
            <text:p>478.45</text:p>
          </table:table-cell>
          <table:table-cell office:value-type="float" office:value="559.2" calcext:value-type="float">
            <text:p>559.2</text:p>
          </table:table-cell>
          <table:table-cell office:value-type="float" office:value="491.865" calcext:value-type="float">
            <text:p>491.865</text:p>
          </table:table-cell>
          <table:table-cell office:value-type="float" office:value="559.196" calcext:value-type="float">
            <text:p>559.196</text:p>
          </table:table-cell>
        </table:table-row>
        <table:table-row table:style-name="ro1">
          <table:table-cell office:value-type="date" office:date-value="2024-07-19" calcext:value-type="date">
            <text:p>2024-07-19</text:p>
          </table:table-cell>
          <table:table-cell office:value-type="float" office:value="478.94" calcext:value-type="float">
            <text:p>478.94</text:p>
          </table:table-cell>
          <table:table-cell office:value-type="float" office:value="557" calcext:value-type="float">
            <text:p>557</text:p>
          </table:table-cell>
          <table:table-cell office:value-type="float" office:value="492.489" calcext:value-type="float">
            <text:p>492.489</text:p>
          </table:table-cell>
          <table:table-cell office:value-type="float" office:value="556.996" calcext:value-type="float">
            <text:p>556.996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479.44" calcext:value-type="float">
            <text:p>479.44</text:p>
          </table:table-cell>
          <table:table-cell office:value-type="float" office:value="555.62" calcext:value-type="float">
            <text:p>555.62</text:p>
          </table:table-cell>
          <table:table-cell office:value-type="float" office:value="493.169" calcext:value-type="float">
            <text:p>493.169</text:p>
          </table:table-cell>
          <table:table-cell office:value-type="float" office:value="555.62" calcext:value-type="float">
            <text:p>555.62</text:p>
          </table:table-cell>
        </table:table-row>
        <table:table-row table:style-name="ro1">
          <table:table-cell office:value-type="date" office:date-value="2024-07-23" calcext:value-type="date">
            <text:p>2024-07-23</text:p>
          </table:table-cell>
          <table:table-cell office:value-type="float" office:value="479.94" calcext:value-type="float">
            <text:p>479.94</text:p>
          </table:table-cell>
          <table:table-cell office:value-type="float" office:value="553.4" calcext:value-type="float">
            <text:p>553.4</text:p>
          </table:table-cell>
          <table:table-cell office:value-type="float" office:value="493.83" calcext:value-type="float">
            <text:p>493.83</text:p>
          </table:table-cell>
          <table:table-cell office:value-type="float" office:value="553.404" calcext:value-type="float">
            <text:p>553.404</text:p>
          </table:table-cell>
        </table:table-row>
        <table:table-row table:style-name="ro1">
          <table:table-cell office:value-type="date" office:date-value="2024-07-24" calcext:value-type="date">
            <text:p>2024-07-24</text:p>
          </table:table-cell>
          <table:table-cell office:value-type="float" office:value="480.39" calcext:value-type="float">
            <text:p>480.39</text:p>
          </table:table-cell>
          <table:table-cell office:value-type="float" office:value="550.26" calcext:value-type="float">
            <text:p>550.26</text:p>
          </table:table-cell>
          <table:table-cell office:value-type="float" office:value="494.428" calcext:value-type="float">
            <text:p>494.428</text:p>
          </table:table-cell>
          <table:table-cell office:value-type="float" office:value="550.262" calcext:value-type="float">
            <text:p>550.262</text:p>
          </table:table-cell>
        </table:table-row>
        <table:table-row table:style-name="ro1">
          <table:table-cell office:value-type="date" office:date-value="2024-07-25" calcext:value-type="date">
            <text:p>2024-07-25</text:p>
          </table:table-cell>
          <table:table-cell office:value-type="float" office:value="480.82" calcext:value-type="float">
            <text:p>480.82</text:p>
          </table:table-cell>
          <table:table-cell office:value-type="float" office:value="547.41" calcext:value-type="float">
            <text:p>547.41</text:p>
          </table:table-cell>
          <table:table-cell office:value-type="float" office:value="494.988" calcext:value-type="float">
            <text:p>494.988</text:p>
          </table:table-cell>
          <table:table-cell office:value-type="float" office:value="547.412" calcext:value-type="float">
            <text:p>547.412</text:p>
          </table:table-cell>
        </table:table-row>
        <table:table-row table:style-name="ro1">
          <table:table-cell office:value-type="date" office:date-value="2024-07-26" calcext:value-type="date">
            <text:p>2024-07-26</text:p>
          </table:table-cell>
          <table:table-cell office:value-type="float" office:value="481.22" calcext:value-type="float">
            <text:p>481.22</text:p>
          </table:table-cell>
          <table:table-cell office:value-type="float" office:value="546.5" calcext:value-type="float">
            <text:p>546.5</text:p>
          </table:table-cell>
          <table:table-cell office:value-type="float" office:value="495.564" calcext:value-type="float">
            <text:p>495.564</text:p>
          </table:table-cell>
          <table:table-cell office:value-type="float" office:value="546.502" calcext:value-type="float">
            <text:p>546.502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481.65" calcext:value-type="float">
            <text:p>481.65</text:p>
          </table:table-cell>
          <table:table-cell office:value-type="float" office:value="544.52" calcext:value-type="float">
            <text:p>544.52</text:p>
          </table:table-cell>
          <table:table-cell office:value-type="float" office:value="496.131" calcext:value-type="float">
            <text:p>496.131</text:p>
          </table:table-cell>
          <table:table-cell office:value-type="float" office:value="544.524" calcext:value-type="float">
            <text:p>544.524</text:p>
          </table:table-cell>
        </table:table-row>
        <table:table-row table:style-name="ro1">
          <table:table-cell office:value-type="date" office:date-value="2024-07-30" calcext:value-type="date">
            <text:p>2024-07-30</text:p>
          </table:table-cell>
          <table:table-cell office:value-type="float" office:value="482.06" calcext:value-type="float">
            <text:p>482.06</text:p>
          </table:table-cell>
          <table:table-cell office:value-type="float" office:value="542.17" calcext:value-type="float">
            <text:p>542.17</text:p>
          </table:table-cell>
          <table:table-cell office:value-type="float" office:value="496.675" calcext:value-type="float">
            <text:p>496.675</text:p>
          </table:table-cell>
          <table:table-cell office:value-type="float" office:value="542.168" calcext:value-type="float">
            <text:p>542.168</text:p>
          </table:table-cell>
        </table:table-row>
        <table:table-row table:style-name="ro1">
          <table:table-cell office:value-type="date" office:date-value="2024-07-31" calcext:value-type="date">
            <text:p>2024-07-31</text:p>
          </table:table-cell>
          <table:table-cell office:value-type="float" office:value="482.42" calcext:value-type="float">
            <text:p>482.42</text:p>
          </table:table-cell>
          <table:table-cell office:value-type="float" office:value="544.08" calcext:value-type="float">
            <text:p>544.08</text:p>
          </table:table-cell>
          <table:table-cell office:value-type="float" office:value="497.276" calcext:value-type="float">
            <text:p>497.276</text:p>
          </table:table-cell>
          <table:table-cell office:value-type="float" office:value="544.084" calcext:value-type="float">
            <text:p>544.084</text:p>
          </table:table-cell>
        </table:table-row>
        <table:table-row table:style-name="ro1">
          <table:table-cell office:value-type="date" office:date-value="2024-08-01" calcext:value-type="date">
            <text:p>2024-08-01</text:p>
          </table:table-cell>
          <table:table-cell office:value-type="float" office:value="482.77" calcext:value-type="float">
            <text:p>482.77</text:p>
          </table:table-cell>
          <table:table-cell office:value-type="float" office:value="545" calcext:value-type="float">
            <text:p>545</text:p>
          </table:table-cell>
          <table:table-cell office:value-type="float" office:value="497.849" calcext:value-type="float">
            <text:p>497.849</text:p>
          </table:table-cell>
          <table:table-cell office:value-type="float" office:value="545.004" calcext:value-type="float">
            <text:p>545.004</text:p>
          </table:table-cell>
        </table:table-row>
        <table:table-row table:style-name="ro1">
          <table:table-cell office:value-type="date" office:date-value="2024-08-02" calcext:value-type="date">
            <text:p>2024-08-02</text:p>
          </table:table-cell>
          <table:table-cell office:value-type="float" office:value="483.15" calcext:value-type="float">
            <text:p>483.15</text:p>
          </table:table-cell>
          <table:table-cell office:value-type="float" office:value="542.7" calcext:value-type="float">
            <text:p>542.7</text:p>
          </table:table-cell>
          <table:table-cell office:value-type="float" office:value="498.349" calcext:value-type="float">
            <text:p>498.349</text:p>
          </table:table-cell>
          <table:table-cell office:value-type="float" office:value="542.696" calcext:value-type="float">
            <text:p>542.696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483.53" calcext:value-type="float">
            <text:p>483.53</text:p>
          </table:table-cell>
          <table:table-cell office:value-type="float" office:value="537.22" calcext:value-type="float">
            <text:p>537.22</text:p>
          </table:table-cell>
          <table:table-cell office:value-type="float" office:value="498.771" calcext:value-type="float">
            <text:p>498.771</text:p>
          </table:table-cell>
          <table:table-cell office:value-type="float" office:value="537.22" calcext:value-type="float">
            <text:p>537.22</text:p>
          </table:table-cell>
        </table:table-row>
        <table:table-row table:style-name="ro1">
          <table:table-cell office:value-type="date" office:date-value="2024-08-06" calcext:value-type="date">
            <text:p>2024-08-06</text:p>
          </table:table-cell>
          <table:table-cell office:value-type="float" office:value="483.89" calcext:value-type="float">
            <text:p>483.89</text:p>
          </table:table-cell>
          <table:table-cell office:value-type="float" office:value="533.25" calcext:value-type="float">
            <text:p>533.25</text:p>
          </table:table-cell>
          <table:table-cell office:value-type="float" office:value="499.246" calcext:value-type="float">
            <text:p>499.246</text:p>
          </table:table-cell>
          <table:table-cell office:value-type="float" office:value="533.25" calcext:value-type="float">
            <text:p>533.25</text:p>
          </table:table-cell>
        </table:table-row>
        <table:table-row table:style-name="ro1">
          <table:table-cell office:value-type="date" office:date-value="2024-08-07" calcext:value-type="date">
            <text:p>2024-08-07</text:p>
          </table:table-cell>
          <table:table-cell office:value-type="float" office:value="484.28" calcext:value-type="float">
            <text:p>484.28</text:p>
          </table:table-cell>
          <table:table-cell office:value-type="float" office:value="526.82" calcext:value-type="float">
            <text:p>526.82</text:p>
          </table:table-cell>
          <table:table-cell office:value-type="float" office:value="499.722" calcext:value-type="float">
            <text:p>499.722</text:p>
          </table:table-cell>
          <table:table-cell office:value-type="float" office:value="526.82" calcext:value-type="float">
            <text:p>526.82</text:p>
          </table:table-cell>
        </table:table-row>
        <table:table-row table:style-name="ro1">
          <table:table-cell office:value-type="date" office:date-value="2024-08-08" calcext:value-type="date">
            <text:p>2024-08-08</text:p>
          </table:table-cell>
          <table:table-cell office:value-type="float" office:value="484.65" calcext:value-type="float">
            <text:p>484.65</text:p>
          </table:table-cell>
          <table:table-cell office:value-type="float" office:value="524.35" calcext:value-type="float">
            <text:p>524.35</text:p>
          </table:table-cell>
          <table:table-cell office:value-type="float" office:value="500.285" calcext:value-type="float">
            <text:p>500.285</text:p>
          </table:table-cell>
          <table:table-cell office:value-type="float" office:value="524.348" calcext:value-type="float">
            <text:p>524.348</text:p>
          </table:table-cell>
        </table:table-row>
        <table:table-row table:style-name="ro1">
          <table:table-cell office:value-type="date" office:date-value="2024-08-09" calcext:value-type="date">
            <text:p>2024-08-09</text:p>
          </table:table-cell>
          <table:table-cell office:value-type="float" office:value="484.97" calcext:value-type="float">
            <text:p>484.97</text:p>
          </table:table-cell>
          <table:table-cell office:value-type="float" office:value="524.37" calcext:value-type="float">
            <text:p>524.37</text:p>
          </table:table-cell>
          <table:table-cell office:value-type="float" office:value="500.862" calcext:value-type="float">
            <text:p>500.862</text:p>
          </table:table-cell>
          <table:table-cell office:value-type="float" office:value="524.366" calcext:value-type="float">
            <text:p>524.366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485.22" calcext:value-type="float">
            <text:p>485.22</text:p>
          </table:table-cell>
          <table:table-cell office:value-type="float" office:value="527.54" calcext:value-type="float">
            <text:p>527.54</text:p>
          </table:table-cell>
          <table:table-cell office:value-type="float" office:value="501.425" calcext:value-type="float">
            <text:p>501.425</text:p>
          </table:table-cell>
          <table:table-cell office:value-type="float" office:value="527.544" calcext:value-type="float">
            <text:p>527.544</text:p>
          </table:table-cell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float" office:value="485.5" calcext:value-type="float">
            <text:p>485.5</text:p>
          </table:table-cell>
          <table:table-cell office:value-type="float" office:value="531.52" calcext:value-type="float">
            <text:p>531.52</text:p>
          </table:table-cell>
          <table:table-cell office:value-type="float" office:value="502.063" calcext:value-type="float">
            <text:p>502.063</text:p>
          </table:table-cell>
          <table:table-cell office:value-type="float" office:value="531.522" calcext:value-type="float">
            <text:p>531.522</text:p>
          </table:table-cell>
        </table:table-row>
        <table:table-row table:style-name="ro1">
          <table:table-cell office:value-type="date" office:date-value="2024-08-14" calcext:value-type="date">
            <text:p>2024-08-14</text:p>
          </table:table-cell>
          <table:table-cell office:value-type="float" office:value="485.79" calcext:value-type="float">
            <text:p>485.79</text:p>
          </table:table-cell>
          <table:table-cell office:value-type="float" office:value="536.54" calcext:value-type="float">
            <text:p>536.54</text:p>
          </table:table-cell>
          <table:table-cell office:value-type="float" office:value="502.733" calcext:value-type="float">
            <text:p>502.733</text:p>
          </table:table-cell>
          <table:table-cell office:value-type="float" office:value="536.54" calcext:value-type="float">
            <text:p>536.54</text:p>
          </table:table-cell>
        </table:table-row>
        <table:table-row table:style-name="ro1">
          <table:table-cell office:value-type="date" office:date-value="2024-08-15" calcext:value-type="date">
            <text:p>2024-08-15</text:p>
          </table:table-cell>
          <table:table-cell office:value-type="float" office:value="486.13" calcext:value-type="float">
            <text:p>486.13</text:p>
          </table:table-cell>
          <table:table-cell office:value-type="float" office:value="541.02" calcext:value-type="float">
            <text:p>541.02</text:p>
          </table:table-cell>
          <table:table-cell office:value-type="float" office:value="503.46" calcext:value-type="float">
            <text:p>503.46</text:p>
          </table:table-cell>
          <table:table-cell office:value-type="float" office:value="541.024" calcext:value-type="float">
            <text:p>541.024</text:p>
          </table:table-cell>
        </table:table-row>
        <table:table-row table:style-name="ro1">
          <table:table-cell office:value-type="date" office:date-value="2024-08-16" calcext:value-type="date">
            <text:p>2024-08-16</text:p>
          </table:table-cell>
          <table:table-cell office:value-type="float" office:value="486.48" calcext:value-type="float">
            <text:p>486.48</text:p>
          </table:table-cell>
          <table:table-cell office:value-type="float" office:value="545.29" calcext:value-type="float">
            <text:p>545.29</text:p>
          </table:table-cell>
          <table:table-cell office:value-type="float" office:value="504.168" calcext:value-type="float">
            <text:p>504.168</text:p>
          </table:table-cell>
          <table:table-cell office:value-type="float" office:value="545.288" calcext:value-type="float">
            <text:p>545.288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486.83" calcext:value-type="float">
            <text:p>486.83</text:p>
          </table:table-cell>
          <table:table-cell office:value-type="float" office:value="550.56" calcext:value-type="float">
            <text:p>550.56</text:p>
          </table:table-cell>
          <table:table-cell office:value-type="float" office:value="504.89" calcext:value-type="float">
            <text:p>504.89</text:p>
          </table:table-cell>
          <table:table-cell office:value-type="float" office:value="550.556" calcext:value-type="float">
            <text:p>550.556</text:p>
          </table:table-cell>
        </table:table-row>
        <table:table-row table:style-name="ro1">
          <table:table-cell office:value-type="date" office:date-value="2024-08-20" calcext:value-type="date">
            <text:p>2024-08-20</text:p>
          </table:table-cell>
          <table:table-cell office:value-type="float" office:value="487.21" calcext:value-type="float">
            <text:p>487.21</text:p>
          </table:table-cell>
          <table:table-cell office:value-type="float" office:value="553.89" calcext:value-type="float">
            <text:p>553.89</text:p>
          </table:table-cell>
          <table:table-cell office:value-type="float" office:value="505.586" calcext:value-type="float">
            <text:p>505.586</text:p>
          </table:table-cell>
          <table:table-cell office:value-type="float" office:value="553.888" calcext:value-type="float">
            <text:p>553.888</text:p>
          </table:table-cell>
        </table:table-row>
        <table:table-row table:style-name="ro1">
          <table:table-cell office:value-type="date" office:date-value="2024-08-21" calcext:value-type="date">
            <text:p>2024-08-21</text:p>
          </table:table-cell>
          <table:table-cell office:value-type="float" office:value="487.61" calcext:value-type="float">
            <text:p>487.61</text:p>
          </table:table-cell>
          <table:table-cell office:value-type="float" office:value="557.26" calcext:value-type="float">
            <text:p>557.26</text:p>
          </table:table-cell>
          <table:table-cell office:value-type="float" office:value="506.25" calcext:value-type="float">
            <text:p>506.25</text:p>
          </table:table-cell>
          <table:table-cell office:value-type="float" office:value="557.262" calcext:value-type="float">
            <text:p>557.262</text:p>
          </table:table-cell>
        </table:table-row>
        <table:table-row table:style-name="ro1">
          <table:table-cell office:value-type="date" office:date-value="2024-08-22" calcext:value-type="date">
            <text:p>2024-08-22</text:p>
          </table:table-cell>
          <table:table-cell office:value-type="float" office:value="488.05" calcext:value-type="float">
            <text:p>488.05</text:p>
          </table:table-cell>
          <table:table-cell office:value-type="float" office:value="557.89" calcext:value-type="float">
            <text:p>557.89</text:p>
          </table:table-cell>
          <table:table-cell office:value-type="float" office:value="506.873" calcext:value-type="float">
            <text:p>506.873</text:p>
          </table:table-cell>
          <table:table-cell office:value-type="float" office:value="557.892" calcext:value-type="float">
            <text:p>557.892</text:p>
          </table:table-cell>
        </table:table-row>
        <table:table-row table:style-name="ro1">
          <table:table-cell office:value-type="date" office:date-value="2024-08-23" calcext:value-type="date">
            <text:p>2024-08-23</text:p>
          </table:table-cell>
          <table:table-cell office:value-type="float" office:value="488.5" calcext:value-type="float">
            <text:p>488.5</text:p>
          </table:table-cell>
          <table:table-cell office:value-type="float" office:value="559.46" calcext:value-type="float">
            <text:p>559.46</text:p>
          </table:table-cell>
          <table:table-cell office:value-type="float" office:value="507.521" calcext:value-type="float">
            <text:p>507.521</text:p>
          </table:table-cell>
          <table:table-cell office:value-type="float" office:value="559.456" calcext:value-type="float">
            <text:p>559.456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488.95" calcext:value-type="float">
            <text:p>488.95</text:p>
          </table:table-cell>
          <table:table-cell office:value-type="float" office:value="559.69" calcext:value-type="float">
            <text:p>559.69</text:p>
          </table:table-cell>
          <table:table-cell office:value-type="float" office:value="508.156" calcext:value-type="float">
            <text:p>508.156</text:p>
          </table:table-cell>
          <table:table-cell office:value-type="float" office:value="559.692" calcext:value-type="float">
            <text:p>559.692</text:p>
          </table:table-cell>
        </table:table-row>
        <table:table-row table:style-name="ro1">
          <table:table-cell office:value-type="date" office:date-value="2024-08-27" calcext:value-type="date">
            <text:p>2024-08-27</text:p>
          </table:table-cell>
          <table:table-cell office:value-type="float" office:value="489.42" calcext:value-type="float">
            <text:p>489.42</text:p>
          </table:table-cell>
          <table:table-cell office:value-type="float" office:value="560.26" calcext:value-type="float">
            <text:p>560.26</text:p>
          </table:table-cell>
          <table:table-cell office:value-type="float" office:value="508.793" calcext:value-type="float">
            <text:p>508.793</text:p>
          </table:table-cell>
          <table:table-cell office:value-type="float" office:value="560.264" calcext:value-type="float">
            <text:p>560.264</text:p>
          </table:table-cell>
        </table:table-row>
        <table:table-row table:style-name="ro1">
          <table:table-cell office:value-type="date" office:date-value="2024-08-28" calcext:value-type="date">
            <text:p>2024-08-28</text:p>
          </table:table-cell>
          <table:table-cell office:value-type="float" office:value="489.92" calcext:value-type="float">
            <text:p>489.92</text:p>
          </table:table-cell>
          <table:table-cell office:value-type="float" office:value="559.8" calcext:value-type="float">
            <text:p>559.8</text:p>
          </table:table-cell>
          <table:table-cell office:value-type="float" office:value="509.431" calcext:value-type="float">
            <text:p>509.431</text:p>
          </table:table-cell>
          <table:table-cell office:value-type="float" office:value="559.8" calcext:value-type="float">
            <text:p>559.8</text:p>
          </table:table-cell>
        </table:table-row>
        <table:table-row table:style-name="ro1">
          <table:table-cell office:value-type="date" office:date-value="2024-08-29" calcext:value-type="date">
            <text:p>2024-08-29</text:p>
          </table:table-cell>
          <table:table-cell office:value-type="float" office:value="490.41" calcext:value-type="float">
            <text:p>490.41</text:p>
          </table:table-cell>
          <table:table-cell office:value-type="float" office:value="560.23" calcext:value-type="float">
            <text:p>560.23</text:p>
          </table:table-cell>
          <table:table-cell office:value-type="float" office:value="510.035" calcext:value-type="float">
            <text:p>510.035</text:p>
          </table:table-cell>
          <table:table-cell office:value-type="float" office:value="560.226" calcext:value-type="float">
            <text:p>560.226</text:p>
          </table:table-cell>
        </table:table-row>
        <table:table-row table:style-name="ro1">
          <table:table-cell office:value-type="date" office:date-value="2024-08-30" calcext:value-type="date">
            <text:p>2024-08-30</text:p>
          </table:table-cell>
          <table:table-cell office:value-type="float" office:value="490.92" calcext:value-type="float">
            <text:p>490.92</text:p>
          </table:table-cell>
          <table:table-cell office:value-type="float" office:value="560.54" calcext:value-type="float">
            <text:p>560.54</text:p>
          </table:table-cell>
          <table:table-cell office:value-type="float" office:value="510.668" calcext:value-type="float">
            <text:p>510.668</text:p>
          </table:table-cell>
          <table:table-cell office:value-type="float" office:value="560.536" calcext:value-type="float">
            <text:p>560.536</text:p>
          </table:table-cell>
        </table:table-row>
        <table:table-row table:style-name="ro1">
          <table:table-cell office:value-type="date" office:date-value="2024-09-03" calcext:value-type="date">
            <text:p>2024-09-03</text:p>
          </table:table-cell>
          <table:table-cell office:value-type="float" office:value="491.41" calcext:value-type="float">
            <text:p>491.41</text:p>
          </table:table-cell>
          <table:table-cell office:value-type="float" office:value="558.79" calcext:value-type="float">
            <text:p>558.79</text:p>
          </table:table-cell>
          <table:table-cell office:value-type="float" office:value="511.201" calcext:value-type="float">
            <text:p>511.201</text:p>
          </table:table-cell>
          <table:table-cell office:value-type="float" office:value="558.794" calcext:value-type="float">
            <text:p>558.794</text:p>
          </table:table-cell>
        </table:table-row>
        <table:table-row table:style-name="ro1">
          <table:table-cell office:value-type="date" office:date-value="2024-09-04" calcext:value-type="date">
            <text:p>2024-09-04</text:p>
          </table:table-cell>
          <table:table-cell office:value-type="float" office:value="491.91" calcext:value-type="float">
            <text:p>491.91</text:p>
          </table:table-cell>
          <table:table-cell office:value-type="float" office:value="556.67" calcext:value-type="float">
            <text:p>556.67</text:p>
          </table:table-cell>
          <table:table-cell office:value-type="float" office:value="511.724" calcext:value-type="float">
            <text:p>511.724</text:p>
          </table:table-cell>
          <table:table-cell office:value-type="float" office:value="556.672" calcext:value-type="float">
            <text:p>556.672</text:p>
          </table:table-cell>
        </table:table-row>
        <table:table-row table:style-name="ro1">
          <table:table-cell office:value-type="date" office:date-value="2024-09-05" calcext:value-type="date">
            <text:p>2024-09-05</text:p>
          </table:table-cell>
          <table:table-cell office:value-type="float" office:value="492.38" calcext:value-type="float">
            <text:p>492.38</text:p>
          </table:table-cell>
          <table:table-cell office:value-type="float" office:value="554.93" calcext:value-type="float">
            <text:p>554.93</text:p>
          </table:table-cell>
          <table:table-cell office:value-type="float" office:value="512.236" calcext:value-type="float">
            <text:p>512.236</text:p>
          </table:table-cell>
          <table:table-cell office:value-type="float" office:value="554.934" calcext:value-type="float">
            <text:p>554.934</text:p>
          </table:table-cell>
        </table:table-row>
        <table:table-row table:style-name="ro1">
          <table:table-cell office:value-type="date" office:date-value="2024-09-06" calcext:value-type="date">
            <text:p>2024-09-06</text:p>
          </table:table-cell>
          <table:table-cell office:value-type="float" office:value="492.88" calcext:value-type="float">
            <text:p>492.88</text:p>
          </table:table-cell>
          <table:table-cell office:value-type="float" office:value="551.34" calcext:value-type="float">
            <text:p>551.34</text:p>
          </table:table-cell>
          <table:table-cell office:value-type="float" office:value="512.7" calcext:value-type="float">
            <text:p>512.7</text:p>
          </table:table-cell>
          <table:table-cell office:value-type="float" office:value="551.336" calcext:value-type="float">
            <text:p>551.336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493.38" calcext:value-type="float">
            <text:p>493.38</text:p>
          </table:table-cell>
          <table:table-cell office:value-type="float" office:value="547.88" calcext:value-type="float">
            <text:p>547.88</text:p>
          </table:table-cell>
          <table:table-cell office:value-type="float" office:value="513.177" calcext:value-type="float">
            <text:p>513.177</text:p>
          </table:table-cell>
          <table:table-cell office:value-type="float" office:value="547.882" calcext:value-type="float">
            <text:p>547.882</text:p>
          </table:table-cell>
        </table:table-row>
        <table:table-row table:style-name="ro1">
          <table:table-cell office:value-type="date" office:date-value="2024-09-10" calcext:value-type="date">
            <text:p>2024-09-10</text:p>
          </table:table-cell>
          <table:table-cell office:value-type="float" office:value="493.83" calcext:value-type="float">
            <text:p>493.83</text:p>
          </table:table-cell>
          <table:table-cell office:value-type="float" office:value="547.22" calcext:value-type="float">
            <text:p>547.22</text:p>
          </table:table-cell>
          <table:table-cell office:value-type="float" office:value="513.671" calcext:value-type="float">
            <text:p>513.671</text:p>
          </table:table-cell>
          <table:table-cell office:value-type="float" office:value="547.224" calcext:value-type="float">
            <text:p>547.224</text:p>
          </table:table-cell>
        </table:table-row>
        <table:table-row table:style-name="ro1">
          <table:table-cell office:value-type="date" office:date-value="2024-09-11" calcext:value-type="date">
            <text:p>2024-09-11</text:p>
          </table:table-cell>
          <table:table-cell office:value-type="float" office:value="494.25" calcext:value-type="float">
            <text:p>494.25</text:p>
          </table:table-cell>
          <table:table-cell office:value-type="float" office:value="547.92" calcext:value-type="float">
            <text:p>547.92</text:p>
          </table:table-cell>
          <table:table-cell office:value-type="float" office:value="514.184" calcext:value-type="float">
            <text:p>514.184</text:p>
          </table:table-cell>
          <table:table-cell office:value-type="float" office:value="547.918" calcext:value-type="float">
            <text:p>547.918</text:p>
          </table:table-cell>
        </table:table-row>
        <table:table-row table:style-name="ro1">
          <table:table-cell office:value-type="date" office:date-value="2024-09-12" calcext:value-type="date">
            <text:p>2024-09-12</text:p>
          </table:table-cell>
          <table:table-cell office:value-type="float" office:value="494.65" calcext:value-type="float">
            <text:p>494.65</text:p>
          </table:table-cell>
          <table:table-cell office:value-type="float" office:value="549.81" calcext:value-type="float">
            <text:p>549.81</text:p>
          </table:table-cell>
          <table:table-cell office:value-type="float" office:value="514.719" calcext:value-type="float">
            <text:p>514.719</text:p>
          </table:table-cell>
          <table:table-cell office:value-type="float" office:value="549.814" calcext:value-type="float">
            <text:p>549.814</text:p>
          </table:table-cell>
        </table:table-row>
        <table:table-row table:style-name="ro1">
          <table:table-cell office:value-type="date" office:date-value="2024-09-13" calcext:value-type="date">
            <text:p>2024-09-13</text:p>
          </table:table-cell>
          <table:table-cell office:value-type="float" office:value="495.02" calcext:value-type="float">
            <text:p>495.02</text:p>
          </table:table-cell>
          <table:table-cell office:value-type="float" office:value="554.14" calcext:value-type="float">
            <text:p>554.14</text:p>
          </table:table-cell>
          <table:table-cell office:value-type="float" office:value="515.273" calcext:value-type="float">
            <text:p>515.273</text:p>
          </table:table-cell>
          <table:table-cell office:value-type="float" office:value="554.144" calcext:value-type="float">
            <text:p>554.144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495.42" calcext:value-type="float">
            <text:p>495.42</text:p>
          </table:table-cell>
          <table:table-cell office:value-type="float" office:value="557.43" calcext:value-type="float">
            <text:p>557.43</text:p>
          </table:table-cell>
          <table:table-cell office:value-type="float" office:value="515.829" calcext:value-type="float">
            <text:p>515.829</text:p>
          </table:table-cell>
          <table:table-cell office:value-type="float" office:value="557.43" calcext:value-type="float">
            <text:p>557.43</text:p>
          </table:table-cell>
        </table:table-row>
        <table:table-row table:style-name="ro1">
          <table:table-cell office:value-type="date" office:date-value="2024-09-17" calcext:value-type="date">
            <text:p>2024-09-17</text:p>
          </table:table-cell>
          <table:table-cell office:value-type="float" office:value="495.83" calcext:value-type="float">
            <text:p>495.83</text:p>
          </table:table-cell>
          <table:table-cell office:value-type="float" office:value="560.29" calcext:value-type="float">
            <text:p>560.29</text:p>
          </table:table-cell>
          <table:table-cell office:value-type="float" office:value="516.387" calcext:value-type="float">
            <text:p>516.387</text:p>
          </table:table-cell>
          <table:table-cell office:value-type="float" office:value="560.286" calcext:value-type="float">
            <text:p>560.286</text:p>
          </table:table-cell>
        </table:table-row>
        <table:table-row table:style-name="ro1">
          <table:table-cell office:value-type="date" office:date-value="2024-09-18" calcext:value-type="date">
            <text:p>2024-09-18</text:p>
          </table:table-cell>
          <table:table-cell office:value-type="float" office:value="496.27" calcext:value-type="float">
            <text:p>496.27</text:p>
          </table:table-cell>
          <table:table-cell office:value-type="float" office:value="561.68" calcext:value-type="float">
            <text:p>561.68</text:p>
          </table:table-cell>
          <table:table-cell office:value-type="float" office:value="516.929" calcext:value-type="float">
            <text:p>516.929</text:p>
          </table:table-cell>
          <table:table-cell office:value-type="float" office:value="561.682" calcext:value-type="float">
            <text:p>561.682</text:p>
          </table:table-cell>
        </table:table-row>
        <table:table-row table:style-name="ro1">
          <table:table-cell office:value-type="date" office:date-value="2024-09-19" calcext:value-type="date">
            <text:p>2024-09-19</text:p>
          </table:table-cell>
          <table:table-cell office:value-type="float" office:value="496.73" calcext:value-type="float">
            <text:p>496.73</text:p>
          </table:table-cell>
          <table:table-cell office:value-type="float" office:value="564.06" calcext:value-type="float">
            <text:p>564.06</text:p>
          </table:table-cell>
          <table:table-cell office:value-type="float" office:value="517.504" calcext:value-type="float">
            <text:p>517.504</text:p>
          </table:table-cell>
          <table:table-cell office:value-type="float" office:value="564.06" calcext:value-type="float">
            <text:p>564.06</text:p>
          </table:table-cell>
        </table:table-row>
        <table:table-row table:style-name="ro1">
          <table:table-cell office:value-type="date" office:date-value="2024-09-20" calcext:value-type="date">
            <text:p>2024-09-20</text:p>
          </table:table-cell>
          <table:table-cell office:value-type="float" office:value="497.21" calcext:value-type="float">
            <text:p>497.21</text:p>
          </table:table-cell>
          <table:table-cell office:value-type="float" office:value="565.31" calcext:value-type="float">
            <text:p>565.31</text:p>
          </table:table-cell>
          <table:table-cell office:value-type="float" office:value="518.079" calcext:value-type="float">
            <text:p>518.079</text:p>
          </table:table-cell>
          <table:table-cell office:value-type="float" office:value="565.308" calcext:value-type="float">
            <text:p>565.308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497.68" calcext:value-type="float">
            <text:p>497.68</text:p>
          </table:table-cell>
          <table:table-cell office:value-type="float" office:value="566.67" calcext:value-type="float">
            <text:p>566.67</text:p>
          </table:table-cell>
          <table:table-cell office:value-type="float" office:value="518.66" calcext:value-type="float">
            <text:p>518.66</text:p>
          </table:table-cell>
          <table:table-cell office:value-type="float" office:value="566.674" calcext:value-type="float">
            <text:p>566.674</text:p>
          </table:table-cell>
        </table:table-row>
        <table:table-row table:style-name="ro1">
          <table:table-cell office:value-type="date" office:date-value="2024-09-24" calcext:value-type="date">
            <text:p>2024-09-24</text:p>
          </table:table-cell>
          <table:table-cell office:value-type="float" office:value="498.16" calcext:value-type="float">
            <text:p>498.16</text:p>
          </table:table-cell>
          <table:table-cell office:value-type="float" office:value="568.32" calcext:value-type="float">
            <text:p>568.32</text:p>
          </table:table-cell>
          <table:table-cell office:value-type="float" office:value="519.259" calcext:value-type="float">
            <text:p>519.259</text:p>
          </table:table-cell>
          <table:table-cell office:value-type="float" office:value="568.32" calcext:value-type="float">
            <text:p>568.32</text:p>
          </table:table-cell>
        </table:table-row>
        <table:table-row table:style-name="ro1">
          <table:table-cell office:value-type="date" office:date-value="2024-09-25" calcext:value-type="date">
            <text:p>2024-09-25</text:p>
          </table:table-cell>
          <table:table-cell office:value-type="float" office:value="498.62" calcext:value-type="float">
            <text:p>498.62</text:p>
          </table:table-cell>
          <table:table-cell office:value-type="float" office:value="570.05" calcext:value-type="float">
            <text:p>570.05</text:p>
          </table:table-cell>
          <table:table-cell office:value-type="float" office:value="519.834" calcext:value-type="float">
            <text:p>519.834</text:p>
          </table:table-cell>
          <table:table-cell office:value-type="float" office:value="570.048" calcext:value-type="float">
            <text:p>570.048</text:p>
          </table:table-cell>
        </table:table-row>
        <table:table-row table:style-name="ro1">
          <table:table-cell office:value-type="date" office:date-value="2024-09-26" calcext:value-type="date">
            <text:p>2024-09-2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0.31" calcext:value-type="float">
            <text:p>570.31</text:p>
          </table:table-cell>
          <table:table-cell office:value-type="float" office:value="520.411" calcext:value-type="float">
            <text:p>520.411</text:p>
          </table:table-cell>
          <table:table-cell office:value-type="float" office:value="570.312" calcext:value-type="float">
            <text:p>570.312</text:p>
          </table:table-cell>
        </table:table-row>
        <table:table-row table:style-name="ro1">
          <table:table-cell office:value-type="date" office:date-value="2024-09-27" calcext:value-type="date">
            <text:p>2024-09-27</text:p>
          </table:table-cell>
          <table:table-cell office:value-type="float" office:value="499.62" calcext:value-type="float">
            <text:p>499.62</text:p>
          </table:table-cell>
          <table:table-cell office:value-type="float" office:value="570.96" calcext:value-type="float">
            <text:p>570.96</text:p>
          </table:table-cell>
          <table:table-cell office:value-type="float" office:value="520.975" calcext:value-type="float">
            <text:p>520.975</text:p>
          </table:table-cell>
          <table:table-cell office:value-type="float" office:value="570.956" calcext:value-type="float">
            <text:p>570.956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500.12" calcext:value-type="float">
            <text:p>500.12</text:p>
          </table:table-cell>
          <table:table-cell office:value-type="float" office:value="571.77" calcext:value-type="float">
            <text:p>571.77</text:p>
          </table:table-cell>
          <table:table-cell office:value-type="float" office:value="521.54" calcext:value-type="float">
            <text:p>521.54</text:p>
          </table:table-cell>
          <table:table-cell office:value-type="float" office:value="571.774" calcext:value-type="float">
            <text:p>571.774</text:p>
          </table:table-cell>
        </table:table-row>
        <table:table-row table:style-name="ro1">
          <table:table-cell office:value-type="date" office:date-value="2024-10-01" calcext:value-type="date">
            <text:p>2024-10-01</text:p>
          </table:table-cell>
          <table:table-cell office:value-type="float" office:value="500.64" calcext:value-type="float">
            <text:p>500.64</text:p>
          </table:table-cell>
          <table:table-cell office:value-type="float" office:value="571.24" calcext:value-type="float">
            <text:p>571.24</text:p>
          </table:table-cell>
          <table:table-cell office:value-type="float" office:value="522.047" calcext:value-type="float">
            <text:p>522.047</text:p>
          </table:table-cell>
          <table:table-cell office:value-type="float" office:value="571.238" calcext:value-type="float">
            <text:p>571.238</text:p>
          </table:table-cell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office:value-type="float" office:value="501.17" calcext:value-type="float">
            <text:p>501.17</text:p>
          </table:table-cell>
          <table:table-cell office:value-type="float" office:value="571" calcext:value-type="float">
            <text:p>571</text:p>
          </table:table-cell>
          <table:table-cell office:value-type="float" office:value="522.548" calcext:value-type="float">
            <text:p>522.548</text:p>
          </table:table-cell>
          <table:table-cell office:value-type="float" office:value="571.002" calcext:value-type="float">
            <text:p>571.002</text:p>
          </table:table-cell>
        </table:table-row>
        <table:table-row table:style-name="ro1">
          <table:table-cell office:value-type="date" office:date-value="2024-10-03" calcext:value-type="date">
            <text:p>2024-10-03</text:p>
          </table:table-cell>
          <table:table-cell office:value-type="float" office:value="501.73" calcext:value-type="float">
            <text:p>501.73</text:p>
          </table:table-cell>
          <table:table-cell office:value-type="float" office:value="570.11" calcext:value-type="float">
            <text:p>570.11</text:p>
          </table:table-cell>
          <table:table-cell office:value-type="float" office:value="523.048" calcext:value-type="float">
            <text:p>523.048</text:p>
          </table:table-cell>
          <table:table-cell office:value-type="float" office:value="570.106" calcext:value-type="float">
            <text:p>570.106</text:p>
          </table:table-cell>
        </table:table-row>
        <table:table-row table:style-name="ro1">
          <table:table-cell office:value-type="date" office:date-value="2024-10-04" calcext:value-type="date">
            <text:p>2024-10-04</text:p>
          </table:table-cell>
          <table:table-cell office:value-type="float" office:value="502.3" calcext:value-type="float">
            <text:p>502.3</text:p>
          </table:table-cell>
          <table:table-cell office:value-type="float" office:value="570.41" calcext:value-type="float">
            <text:p>570.41</text:p>
          </table:table-cell>
          <table:table-cell office:value-type="float" office:value="523.56" calcext:value-type="float">
            <text:p>523.56</text:p>
          </table:table-cell>
          <table:table-cell office:value-type="float" office:value="570.408" calcext:value-type="float">
            <text:p>570.408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502.87" calcext:value-type="float">
            <text:p>502.87</text:p>
          </table:table-cell>
          <table:table-cell office:value-type="float" office:value="569.22" calcext:value-type="float">
            <text:p>569.22</text:p>
          </table:table-cell>
          <table:table-cell office:value-type="float" office:value="524.033" calcext:value-type="float">
            <text:p>524.033</text:p>
          </table:table-cell>
          <table:table-cell office:value-type="float" office:value="569.216" calcext:value-type="float">
            <text:p>569.216</text:p>
          </table:table-cell>
        </table:table-row>
        <table:table-row table:style-name="ro1">
          <table:table-cell office:value-type="date" office:date-value="2024-10-08" calcext:value-type="date">
            <text:p>2024-10-08</text:p>
          </table:table-cell>
          <table:table-cell office:value-type="float" office:value="503.44" calcext:value-type="float">
            <text:p>503.44</text:p>
          </table:table-cell>
          <table:table-cell office:value-type="float" office:value="570.13" calcext:value-type="float">
            <text:p>570.13</text:p>
          </table:table-cell>
          <table:table-cell office:value-type="float" office:value="524.564" calcext:value-type="float">
            <text:p>524.564</text:p>
          </table:table-cell>
          <table:table-cell office:value-type="float" office:value="570.126" calcext:value-type="float">
            <text:p>570.126</text:p>
          </table:table-cell>
        </table:table-row>
        <table:table-row table:style-name="ro1">
          <table:table-cell office:value-type="date" office:date-value="2024-10-09" calcext:value-type="date">
            <text:p>2024-10-09</text:p>
          </table:table-cell>
          <table:table-cell office:value-type="float" office:value="504.01" calcext:value-type="float">
            <text:p>504.01</text:p>
          </table:table-cell>
          <table:table-cell office:value-type="float" office:value="571.78" calcext:value-type="float">
            <text:p>571.78</text:p>
          </table:table-cell>
          <table:table-cell office:value-type="float" office:value="525.094" calcext:value-type="float">
            <text:p>525.094</text:p>
          </table:table-cell>
          <table:table-cell office:value-type="float" office:value="571.782" calcext:value-type="float">
            <text:p>571.782</text:p>
          </table:table-cell>
        </table:table-row>
        <table:table-row table:style-name="ro1">
          <table:table-cell office:value-type="date" office:date-value="2024-10-10" calcext:value-type="date">
            <text:p>2024-10-10</text:p>
          </table:table-cell>
          <table:table-cell office:value-type="float" office:value="504.57" calcext:value-type="float">
            <text:p>504.57</text:p>
          </table:table-cell>
          <table:table-cell office:value-type="float" office:value="573.44" calcext:value-type="float">
            <text:p>573.44</text:p>
          </table:table-cell>
          <table:table-cell office:value-type="float" office:value="525.614" calcext:value-type="float">
            <text:p>525.614</text:p>
          </table:table-cell>
          <table:table-cell office:value-type="float" office:value="573.444" calcext:value-type="float">
            <text:p>573.444</text:p>
          </table:table-cell>
        </table:table-row>
        <table:table-row table:style-name="ro1">
          <table:table-cell office:value-type="date" office:date-value="2024-10-11" calcext:value-type="date">
            <text:p>2024-10-11</text:p>
          </table:table-cell>
          <table:table-cell office:value-type="float" office:value="505.15" calcext:value-type="float">
            <text:p>505.15</text:p>
          </table:table-cell>
          <table:table-cell office:value-type="float" office:value="574.76" calcext:value-type="float">
            <text:p>574.76</text:p>
          </table:table-cell>
          <table:table-cell office:value-type="float" office:value="526.141" calcext:value-type="float">
            <text:p>526.141</text:p>
          </table:table-cell>
          <table:table-cell office:value-type="float" office:value="574.764" calcext:value-type="float">
            <text:p>574.764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505.71" calcext:value-type="float">
            <text:p>505.71</text:p>
          </table:table-cell>
          <table:table-cell office:value-type="float" office:value="578.07" calcext:value-type="float">
            <text:p>578.07</text:p>
          </table:table-cell>
          <table:table-cell office:value-type="float" office:value="526.687" calcext:value-type="float">
            <text:p>526.687</text:p>
          </table:table-cell>
          <table:table-cell office:value-type="float" office:value="578.068" calcext:value-type="float">
            <text:p>578.068</text:p>
          </table:table-cell>
        </table:table-row>
        <table:table-row table:style-name="ro1">
          <table:table-cell office:value-type="date" office:date-value="2024-10-15" calcext:value-type="date">
            <text:p>2024-10-15</text:p>
          </table:table-cell>
          <table:table-cell office:value-type="float" office:value="506.32" calcext:value-type="float">
            <text:p>506.32</text:p>
          </table:table-cell>
          <table:table-cell office:value-type="float" office:value="579.39" calcext:value-type="float">
            <text:p>579.39</text:p>
          </table:table-cell>
          <table:table-cell office:value-type="float" office:value="527.21" calcext:value-type="float">
            <text:p>527.21</text:p>
          </table:table-cell>
          <table:table-cell office:value-type="float" office:value="579.39" calcext:value-type="float">
            <text:p>579.39</text:p>
          </table:table-cell>
        </table:table-row>
        <table:table-row table:style-name="ro1">
          <table:table-cell office:value-type="date" office:date-value="2024-10-16" calcext:value-type="date">
            <text:p>2024-10-16</text:p>
          </table:table-cell>
          <table:table-cell office:value-type="float" office:value="506.93" calcext:value-type="float">
            <text:p>506.93</text:p>
          </table:table-cell>
          <table:table-cell office:value-type="float" office:value="580.42" calcext:value-type="float">
            <text:p>580.42</text:p>
          </table:table-cell>
          <table:table-cell office:value-type="float" office:value="527.752" calcext:value-type="float">
            <text:p>527.752</text:p>
          </table:table-cell>
          <table:table-cell office:value-type="float" office:value="580.422" calcext:value-type="float">
            <text:p>580.422</text:p>
          </table:table-cell>
        </table:table-row>
        <table:table-row table:style-name="ro1">
          <table:table-cell office:value-type="date" office:date-value="2024-10-17" calcext:value-type="date">
            <text:p>2024-10-17</text:p>
          </table:table-cell>
          <table:table-cell office:value-type="float" office:value="507.54" calcext:value-type="float">
            <text:p>507.54</text:p>
          </table:table-cell>
          <table:table-cell office:value-type="float" office:value="581.67" calcext:value-type="float">
            <text:p>581.67</text:p>
          </table:table-cell>
          <table:table-cell office:value-type="float" office:value="528.308" calcext:value-type="float">
            <text:p>528.308</text:p>
          </table:table-cell>
          <table:table-cell office:value-type="float" office:value="581.666" calcext:value-type="float">
            <text:p>581.666</text:p>
          </table:table-cell>
        </table:table-row>
        <table:table-row table:style-name="ro1">
          <table:table-cell office:value-type="date" office:date-value="2024-10-18" calcext:value-type="date">
            <text:p>2024-10-18</text:p>
          </table:table-cell>
          <table:table-cell office:value-type="float" office:value="508.14" calcext:value-type="float">
            <text:p>508.14</text:p>
          </table:table-cell>
          <table:table-cell office:value-type="float" office:value="582.67" calcext:value-type="float">
            <text:p>582.67</text:p>
          </table:table-cell>
          <table:table-cell office:value-type="float" office:value="528.894" calcext:value-type="float">
            <text:p>528.894</text:p>
          </table:table-cell>
          <table:table-cell office:value-type="float" office:value="582.668" calcext:value-type="float">
            <text:p>582.668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508.74" calcext:value-type="float">
            <text:p>508.74</text:p>
          </table:table-cell>
          <table:table-cell office:value-type="float" office:value="582.53" calcext:value-type="float">
            <text:p>582.53</text:p>
          </table:table-cell>
          <table:table-cell office:value-type="float" office:value="529.483" calcext:value-type="float">
            <text:p>529.483</text:p>
          </table:table-cell>
          <table:table-cell office:value-type="float" office:value="582.53" calcext:value-type="float">
            <text:p>582.53</text:p>
          </table:table-cell>
        </table:table-row>
        <table:table-row table:style-name="ro1">
          <table:table-cell office:value-type="date" office:date-value="2024-10-22" calcext:value-type="date">
            <text:p>2024-10-22</text:p>
          </table:table-cell>
          <table:table-cell office:value-type="float" office:value="509.33" calcext:value-type="float">
            <text:p>509.33</text:p>
          </table:table-cell>
          <table:table-cell office:value-type="float" office:value="583.24" calcext:value-type="float">
            <text:p>583.24</text:p>
          </table:table-cell>
          <table:table-cell office:value-type="float" office:value="530.068" calcext:value-type="float">
            <text:p>530.068</text:p>
          </table:table-cell>
          <table:table-cell office:value-type="float" office:value="583.238" calcext:value-type="float">
            <text:p>583.238</text:p>
          </table:table-cell>
        </table:table-row>
        <table:table-row table:style-name="ro1">
          <table:table-cell office:value-type="date" office:date-value="2024-10-23" calcext:value-type="date">
            <text:p>2024-10-23</text:p>
          </table:table-cell>
          <table:table-cell office:value-type="float" office:value="509.91" calcext:value-type="float">
            <text:p>509.91</text:p>
          </table:table-cell>
          <table:table-cell office:value-type="float" office:value="582.38" calcext:value-type="float">
            <text:p>582.38</text:p>
          </table:table-cell>
          <table:table-cell office:value-type="float" office:value="530.592" calcext:value-type="float">
            <text:p>530.592</text:p>
          </table:table-cell>
          <table:table-cell office:value-type="float" office:value="582.376" calcext:value-type="float">
            <text:p>582.376</text:p>
          </table:table-cell>
        </table:table-row>
        <table:table-row table:style-name="ro1">
          <table:table-cell office:value-type="date" office:date-value="2024-10-24" calcext:value-type="date">
            <text:p>2024-10-24</text:p>
          </table:table-cell>
          <table:table-cell office:value-type="float" office:value="510.51" calcext:value-type="float">
            <text:p>510.51</text:p>
          </table:table-cell>
          <table:table-cell office:value-type="float" office:value="581.75" calcext:value-type="float">
            <text:p>581.75</text:p>
          </table:table-cell>
          <table:table-cell office:value-type="float" office:value="531.126" calcext:value-type="float">
            <text:p>531.126</text:p>
          </table:table-cell>
          <table:table-cell office:value-type="float" office:value="581.754" calcext:value-type="float">
            <text:p>581.754</text:p>
          </table:table-cell>
        </table:table-row>
        <table:table-row table:style-name="ro1">
          <table:table-cell office:value-type="date" office:date-value="2024-10-25" calcext:value-type="date">
            <text:p>2024-10-25</text:p>
          </table:table-cell>
          <table:table-cell office:value-type="float" office:value="511.12" calcext:value-type="float">
            <text:p>511.12</text:p>
          </table:table-cell>
          <table:table-cell office:value-type="float" office:value="580.64" calcext:value-type="float">
            <text:p>580.64</text:p>
          </table:table-cell>
          <table:table-cell office:value-type="float" office:value="531.646" calcext:value-type="float">
            <text:p>531.646</text:p>
          </table:table-cell>
          <table:table-cell office:value-type="float" office:value="580.644" calcext:value-type="float">
            <text:p>580.644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511.71" calcext:value-type="float">
            <text:p>511.71</text:p>
          </table:table-cell>
          <table:table-cell office:value-type="float" office:value="580.08" calcext:value-type="float">
            <text:p>580.08</text:p>
          </table:table-cell>
          <table:table-cell office:value-type="float" office:value="532.176" calcext:value-type="float">
            <text:p>532.176</text:p>
          </table:table-cell>
          <table:table-cell office:value-type="float" office:value="580.084" calcext:value-type="float">
            <text:p>580.084</text:p>
          </table:table-cell>
        </table:table-row>
        <table:table-row table:style-name="ro1">
          <table:table-cell office:value-type="date" office:date-value="2024-10-29" calcext:value-type="date">
            <text:p>2024-10-29</text:p>
          </table:table-cell>
          <table:table-cell office:value-type="float" office:value="512.3" calcext:value-type="float">
            <text:p>512.3</text:p>
          </table:table-cell>
          <table:table-cell office:value-type="float" office:value="579.77" calcext:value-type="float">
            <text:p>579.77</text:p>
          </table:table-cell>
          <table:table-cell office:value-type="float" office:value="532.708" calcext:value-type="float">
            <text:p>532.708</text:p>
          </table:table-cell>
          <table:table-cell office:value-type="float" office:value="579.774" calcext:value-type="float">
            <text:p>579.774</text:p>
          </table:table-cell>
        </table:table-row>
        <table:table-row table:style-name="ro1">
          <table:table-cell office:value-type="date" office:date-value="2024-10-30" calcext:value-type="date">
            <text:p>2024-10-30</text:p>
          </table:table-cell>
          <table:table-cell office:value-type="float" office:value="512.89" calcext:value-type="float">
            <text:p>512.89</text:p>
          </table:table-cell>
          <table:table-cell office:value-type="float" office:value="580.18" calcext:value-type="float">
            <text:p>580.18</text:p>
          </table:table-cell>
          <table:table-cell office:value-type="float" office:value="533.241" calcext:value-type="float">
            <text:p>533.241</text:p>
          </table:table-cell>
          <table:table-cell office:value-type="float" office:value="580.178" calcext:value-type="float">
            <text:p>580.178</text:p>
          </table:table-cell>
        </table:table-row>
        <table:table-row table:style-name="ro1">
          <table:table-cell office:value-type="date" office:date-value="2024-10-31" calcext:value-type="date">
            <text:p>2024-10-31</text:p>
          </table:table-cell>
          <table:table-cell office:value-type="float" office:value="513.5" calcext:value-type="float">
            <text:p>513.5</text:p>
          </table:table-cell>
          <table:table-cell office:value-type="float" office:value="578.06" calcext:value-type="float">
            <text:p>578.06</text:p>
          </table:table-cell>
          <table:table-cell office:value-type="float" office:value="533.73" calcext:value-type="float">
            <text:p>533.73</text:p>
          </table:table-cell>
          <table:table-cell office:value-type="float" office:value="578.058" calcext:value-type="float">
            <text:p>578.058</text:p>
          </table:table-cell>
        </table:table-row>
        <table:table-row table:style-name="ro1">
          <table:table-cell office:value-type="date" office:date-value="2024-11-01" calcext:value-type="date">
            <text:p>2024-11-01</text:p>
          </table:table-cell>
          <table:table-cell office:value-type="float" office:value="514.13" calcext:value-type="float">
            <text:p>514.13</text:p>
          </table:table-cell>
          <table:table-cell office:value-type="float" office:value="576.46" calcext:value-type="float">
            <text:p>576.46</text:p>
          </table:table-cell>
          <table:table-cell office:value-type="float" office:value="534.21" calcext:value-type="float">
            <text:p>534.21</text:p>
          </table:table-cell>
          <table:table-cell office:value-type="float" office:value="576.458" calcext:value-type="float">
            <text:p>576.458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514.77" calcext:value-type="float">
            <text:p>514.77</text:p>
          </table:table-cell>
          <table:table-cell office:value-type="float" office:value="574.25" calcext:value-type="float">
            <text:p>574.25</text:p>
          </table:table-cell>
          <table:table-cell office:value-type="float" office:value="534.655" calcext:value-type="float">
            <text:p>534.655</text:p>
          </table:table-cell>
          <table:table-cell office:value-type="float" office:value="574.254" calcext:value-type="float">
            <text:p>574.254</text:p>
          </table:table-cell>
        </table:table-row>
        <table:table-row table:style-name="ro1">
          <table:table-cell office:value-type="date" office:date-value="2024-11-05" calcext:value-type="date">
            <text:p>2024-11-05</text:p>
          </table:table-cell>
          <table:table-cell office:value-type="float" office:value="515.41" calcext:value-type="float">
            <text:p>515.41</text:p>
          </table:table-cell>
          <table:table-cell office:value-type="float" office:value="573.24" calcext:value-type="float">
            <text:p>573.24</text:p>
          </table:table-cell>
          <table:table-cell office:value-type="float" office:value="535.128" calcext:value-type="float">
            <text:p>535.128</text:p>
          </table:table-cell>
          <table:table-cell office:value-type="float" office:value="573.24" calcext:value-type="float">
            <text:p>573.24</text:p>
          </table:table-cell>
        </table:table-row>
        <table:table-row table:style-name="ro1">
          <table:table-cell office:value-type="date" office:date-value="2024-11-06" calcext:value-type="date">
            <text:p>2024-11-06</text:p>
          </table:table-cell>
          <table:table-cell office:value-type="float" office:value="516.05" calcext:value-type="float">
            <text:p>516.05</text:p>
          </table:table-cell>
          <table:table-cell office:value-type="float" office:value="575.45" calcext:value-type="float">
            <text:p>575.45</text:p>
          </table:table-cell>
          <table:table-cell office:value-type="float" office:value="535.667" calcext:value-type="float">
            <text:p>535.667</text:p>
          </table:table-cell>
          <table:table-cell office:value-type="float" office:value="575.446" calcext:value-type="float">
            <text:p>575.446</text:p>
          </table:table-cell>
        </table:table-row>
        <table:table-row table:style-name="ro1">
          <table:table-cell office:value-type="date" office:date-value="2024-11-07" calcext:value-type="date">
            <text:p>2024-11-07</text:p>
          </table:table-cell>
          <table:table-cell office:value-type="float" office:value="516.68" calcext:value-type="float">
            <text:p>516.68</text:p>
          </table:table-cell>
          <table:table-cell office:value-type="float" office:value="580.84" calcext:value-type="float">
            <text:p>580.84</text:p>
          </table:table-cell>
          <table:table-cell office:value-type="float" office:value="536.225" calcext:value-type="float">
            <text:p>536.225</text:p>
          </table:table-cell>
          <table:table-cell office:value-type="float" office:value="580.84" calcext:value-type="float">
            <text:p>580.84</text:p>
          </table:table-cell>
        </table:table-row>
        <table:table-row table:style-name="ro1">
          <table:table-cell office:value-type="date" office:date-value="2024-11-08" calcext:value-type="date">
            <text:p>2024-11-08</text:p>
          </table:table-cell>
          <table:table-cell office:value-type="float" office:value="517.32" calcext:value-type="float">
            <text:p>517.32</text:p>
          </table:table-cell>
          <table:table-cell office:value-type="float" office:value="586.27" calcext:value-type="float">
            <text:p>586.27</text:p>
          </table:table-cell>
          <table:table-cell office:value-type="float" office:value="536.784" calcext:value-type="float">
            <text:p>536.784</text:p>
          </table:table-cell>
          <table:table-cell office:value-type="float" office:value="586.27" calcext:value-type="float">
            <text:p>586.27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517.93" calcext:value-type="float">
            <text:p>517.93</text:p>
          </table:table-cell>
          <table:table-cell office:value-type="float" office:value="592.06" calcext:value-type="float">
            <text:p>592.06</text:p>
          </table:table-cell>
          <table:table-cell office:value-type="float" office:value="537.348" calcext:value-type="float">
            <text:p>537.348</text:p>
          </table:table-cell>
          <table:table-cell office:value-type="float" office:value="592.06" calcext:value-type="float">
            <text:p>592.06</text:p>
          </table:table-cell>
        </table:table-row>
        <table:table-row table:style-name="ro1">
          <table:table-cell office:value-type="date" office:date-value="2024-11-12" calcext:value-type="date">
            <text:p>2024-11-12</text:p>
          </table:table-cell>
          <table:table-cell office:value-type="float" office:value="518.57" calcext:value-type="float">
            <text:p>518.57</text:p>
          </table:table-cell>
          <table:table-cell office:value-type="float" office:value="596.1" calcext:value-type="float">
            <text:p>596.1</text:p>
          </table:table-cell>
          <table:table-cell office:value-type="float" office:value="537.884" calcext:value-type="float">
            <text:p>537.884</text:p>
          </table:table-cell>
          <table:table-cell office:value-type="float" office:value="596.1" calcext:value-type="float">
            <text:p>596.1</text:p>
          </table:table-cell>
        </table:table-row>
        <table:table-row table:style-name="ro1">
          <table:table-cell office:value-type="date" office:date-value="2024-11-13" calcext:value-type="date">
            <text:p>2024-11-13</text:p>
          </table:table-cell>
          <table:table-cell office:value-type="float" office:value="519.24" calcext:value-type="float">
            <text:p>519.24</text:p>
          </table:table-cell>
          <table:table-cell office:value-type="float" office:value="597.33" calcext:value-type="float">
            <text:p>597.33</text:p>
          </table:table-cell>
          <table:table-cell office:value-type="float" office:value="538.423" calcext:value-type="float">
            <text:p>538.423</text:p>
          </table:table-cell>
          <table:table-cell office:value-type="float" office:value="597.33" calcext:value-type="float">
            <text:p>597.33</text:p>
          </table:table-cell>
        </table:table-row>
        <table:table-row table:style-name="ro1">
          <table:table-cell office:value-type="date" office:date-value="2024-11-14" calcext:value-type="date">
            <text:p>2024-11-14</text:p>
          </table:table-cell>
          <table:table-cell office:value-type="float" office:value="519.9" calcext:value-type="float">
            <text:p>519.9</text:p>
          </table:table-cell>
          <table:table-cell office:value-type="float" office:value="596.88" calcext:value-type="float">
            <text:p>596.88</text:p>
          </table:table-cell>
          <table:table-cell office:value-type="float" office:value="538.983" calcext:value-type="float">
            <text:p>538.983</text:p>
          </table:table-cell>
          <table:table-cell office:value-type="float" office:value="596.878" calcext:value-type="float">
            <text:p>596.878</text:p>
          </table:table-cell>
        </table:table-row>
        <table:table-row table:style-name="ro1">
          <table:table-cell office:value-type="date" office:date-value="2024-11-15" calcext:value-type="date">
            <text:p>2024-11-15</text:p>
          </table:table-cell>
          <table:table-cell office:value-type="float" office:value="520.55" calcext:value-type="float">
            <text:p>520.55</text:p>
          </table:table-cell>
          <table:table-cell office:value-type="float" office:value="594.39" calcext:value-type="float">
            <text:p>594.39</text:p>
          </table:table-cell>
          <table:table-cell office:value-type="float" office:value="539.473" calcext:value-type="float">
            <text:p>539.473</text:p>
          </table:table-cell>
          <table:table-cell office:value-type="float" office:value="594.39" calcext:value-type="float">
            <text:p>594.39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521.2" calcext:value-type="float">
            <text:p>521.2</text:p>
          </table:table-cell>
          <table:table-cell office:value-type="float" office:value="592.27" calcext:value-type="float">
            <text:p>592.27</text:p>
          </table:table-cell>
          <table:table-cell office:value-type="float" office:value="539.95" calcext:value-type="float">
            <text:p>539.95</text:p>
          </table:table-cell>
          <table:table-cell office:value-type="float" office:value="592.268" calcext:value-type="float">
            <text:p>592.268</text:p>
          </table:table-cell>
        </table:table-row>
        <table:table-row table:style-name="ro1">
          <table:table-cell office:value-type="date" office:date-value="2024-11-19" calcext:value-type="date">
            <text:p>2024-11-19</text:p>
          </table:table-cell>
          <table:table-cell office:value-type="float" office:value="521.84" calcext:value-type="float">
            <text:p>521.84</text:p>
          </table:table-cell>
          <table:table-cell office:value-type="float" office:value="590.95" calcext:value-type="float">
            <text:p>590.95</text:p>
          </table:table-cell>
          <table:table-cell office:value-type="float" office:value="540.446" calcext:value-type="float">
            <text:p>540.446</text:p>
          </table:table-cell>
          <table:table-cell office:value-type="float" office:value="590.948" calcext:value-type="float">
            <text:p>590.948</text:p>
          </table:table-cell>
        </table:table-row>
        <table:table-row table:style-name="ro1">
          <table:table-cell office:value-type="date" office:date-value="2024-11-20" calcext:value-type="date">
            <text:p>2024-11-20</text:p>
          </table:table-cell>
          <table:table-cell office:value-type="float" office:value="522.48" calcext:value-type="float">
            <text:p>522.48</text:p>
          </table:table-cell>
          <table:table-cell office:value-type="float" office:value="589.61" calcext:value-type="float">
            <text:p>589.61</text:p>
          </table:table-cell>
          <table:table-cell office:value-type="float" office:value="540.937" calcext:value-type="float">
            <text:p>540.937</text:p>
          </table:table-cell>
          <table:table-cell office:value-type="float" office:value="589.61" calcext:value-type="float">
            <text:p>589.61</text:p>
          </table:table-cell>
        </table:table-row>
        <table:table-row table:style-name="ro1">
          <table:table-cell office:value-type="date" office:date-value="2024-11-21" calcext:value-type="date">
            <text:p>2024-11-21</text:p>
          </table:table-cell>
          <table:table-cell office:value-type="float" office:value="523.12" calcext:value-type="float">
            <text:p>523.12</text:p>
          </table:table-cell>
          <table:table-cell office:value-type="float" office:value="589.67" calcext:value-type="float">
            <text:p>589.67</text:p>
          </table:table-cell>
          <table:table-cell office:value-type="float" office:value="541.422" calcext:value-type="float">
            <text:p>541.422</text:p>
          </table:table-cell>
          <table:table-cell office:value-type="float" office:value="589.674" calcext:value-type="float">
            <text:p>589.674</text:p>
          </table:table-cell>
        </table:table-row>
        <table:table-row table:style-name="ro1">
          <table:table-cell office:value-type="date" office:date-value="2024-11-22" calcext:value-type="date">
            <text:p>2024-11-22</text:p>
          </table:table-cell>
          <table:table-cell office:value-type="float" office:value="523.7" calcext:value-type="float">
            <text:p>523.7</text:p>
          </table:table-cell>
          <table:table-cell office:value-type="float" office:value="591.63" calcext:value-type="float">
            <text:p>591.63</text:p>
          </table:table-cell>
          <table:table-cell office:value-type="float" office:value="541.916" calcext:value-type="float">
            <text:p>541.916</text:p>
          </table:table-cell>
          <table:table-cell office:value-type="float" office:value="591.626" calcext:value-type="float">
            <text:p>591.626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524.29" calcext:value-type="float">
            <text:p>524.29</text:p>
          </table:table-cell>
          <table:table-cell office:value-type="float" office:value="593.5" calcext:value-type="float">
            <text:p>593.5</text:p>
          </table:table-cell>
          <table:table-cell office:value-type="float" office:value="542.405" calcext:value-type="float">
            <text:p>542.405</text:p>
          </table:table-cell>
          <table:table-cell office:value-type="float" office:value="593.502" calcext:value-type="float">
            <text:p>593.502</text:p>
          </table:table-cell>
        </table:table-row>
        <table:table-row table:style-name="ro1">
          <table:table-cell office:value-type="date" office:date-value="2024-11-26" calcext:value-type="date">
            <text:p>2024-11-26</text:p>
          </table:table-cell>
          <table:table-cell office:value-type="float" office:value="524.86" calcext:value-type="float">
            <text:p>524.86</text:p>
          </table:table-cell>
          <table:table-cell office:value-type="float" office:value="595.57" calcext:value-type="float">
            <text:p>595.57</text:p>
          </table:table-cell>
          <table:table-cell office:value-type="float" office:value="542.911" calcext:value-type="float">
            <text:p>542.911</text:p>
          </table:table-cell>
          <table:table-cell office:value-type="float" office:value="595.572" calcext:value-type="float">
            <text:p>595.572</text:p>
          </table:table-cell>
        </table:table-row>
        <table:table-row table:style-name="ro1">
          <table:table-cell office:value-type="date" office:date-value="2024-11-27" calcext:value-type="date">
            <text:p>2024-11-27</text:p>
          </table:table-cell>
          <table:table-cell office:value-type="float" office:value="525.43" calcext:value-type="float">
            <text:p>525.43</text:p>
          </table:table-cell>
          <table:table-cell office:value-type="float" office:value="597.24" calcext:value-type="float">
            <text:p>597.24</text:p>
          </table:table-cell>
          <table:table-cell office:value-type="float" office:value="543.443" calcext:value-type="float">
            <text:p>543.443</text:p>
          </table:table-cell>
          <table:table-cell office:value-type="float" office:value="597.238" calcext:value-type="float">
            <text:p>597.238</text:p>
          </table:table-cell>
        </table:table-row>
        <table:table-row table:style-name="ro1">
          <table:table-cell office:value-type="date" office:date-value="2024-11-29" calcext:value-type="date">
            <text:p>2024-11-29</text:p>
          </table:table-cell>
          <table:table-cell office:value-type="float" office:value="526" calcext:value-type="float">
            <text:p>526</text:p>
          </table:table-cell>
          <table:table-cell office:value-type="float" office:value="599.01" calcext:value-type="float">
            <text:p>599.01</text:p>
          </table:table-cell>
          <table:table-cell office:value-type="float" office:value="543.97" calcext:value-type="float">
            <text:p>543.97</text:p>
          </table:table-cell>
          <table:table-cell office:value-type="float" office:value="599.014" calcext:value-type="float">
            <text:p>599.014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526.58" calcext:value-type="float">
            <text:p>526.58</text:p>
          </table:table-cell>
          <table:table-cell office:value-type="float" office:value="600.64" calcext:value-type="float">
            <text:p>600.64</text:p>
          </table:table-cell>
          <table:table-cell office:value-type="float" office:value="544.486" calcext:value-type="float">
            <text:p>544.486</text:p>
          </table:table-cell>
          <table:table-cell office:value-type="float" office:value="600.638" calcext:value-type="float">
            <text:p>600.638</text:p>
          </table:table-cell>
        </table:table-row>
        <table:table-row table:style-name="ro1">
          <table:table-cell office:value-type="date" office:date-value="2024-12-03" calcext:value-type="date">
            <text:p>2024-12-03</text:p>
          </table:table-cell>
          <table:table-cell office:value-type="float" office:value="527.16" calcext:value-type="float">
            <text:p>527.16</text:p>
          </table:table-cell>
          <table:table-cell office:value-type="float" office:value="601.91" calcext:value-type="float">
            <text:p>601.91</text:p>
          </table:table-cell>
          <table:table-cell office:value-type="float" office:value="545.016" calcext:value-type="float">
            <text:p>545.016</text:p>
          </table:table-cell>
          <table:table-cell office:value-type="float" office:value="601.914" calcext:value-type="float">
            <text:p>601.914</text:p>
          </table:table-cell>
        </table:table-row>
        <table:table-row table:style-name="ro1">
          <table:table-cell office:value-type="date" office:date-value="2024-12-04" calcext:value-type="date">
            <text:p>2024-12-04</text:p>
          </table:table-cell>
          <table:table-cell office:value-type="float" office:value="527.75" calcext:value-type="float">
            <text:p>527.75</text:p>
          </table:table-cell>
          <table:table-cell office:value-type="float" office:value="603.32" calcext:value-type="float">
            <text:p>603.32</text:p>
          </table:table-cell>
          <table:table-cell office:value-type="float" office:value="545.578" calcext:value-type="float">
            <text:p>545.578</text:p>
          </table:table-cell>
          <table:table-cell office:value-type="float" office:value="603.316" calcext:value-type="float">
            <text:p>603.316</text:p>
          </table:table-cell>
        </table:table-row>
        <table:table-row table:style-name="ro1">
          <table:table-cell office:value-type="date" office:date-value="2024-12-05" calcext:value-type="date">
            <text:p>2024-12-05</text:p>
          </table:table-cell>
          <table:table-cell office:value-type="float" office:value="528.32" calcext:value-type="float">
            <text:p>528.32</text:p>
          </table:table-cell>
          <table:table-cell office:value-type="float" office:value="604.88" calcext:value-type="float">
            <text:p>604.88</text:p>
          </table:table-cell>
          <table:table-cell office:value-type="float" office:value="546.133" calcext:value-type="float">
            <text:p>546.133</text:p>
          </table:table-cell>
          <table:table-cell office:value-type="float" office:value="604.882" calcext:value-type="float">
            <text:p>604.882</text:p>
          </table:table-cell>
        </table:table-row>
        <table:table-row table:style-name="ro1">
          <table:table-cell office:value-type="date" office:date-value="2024-12-06" calcext:value-type="date">
            <text:p>2024-12-06</text:p>
          </table:table-cell>
          <table:table-cell office:value-type="float" office:value="528.91" calcext:value-type="float">
            <text:p>528.91</text:p>
          </table:table-cell>
          <table:table-cell office:value-type="float" office:value="605.93" calcext:value-type="float">
            <text:p>605.93</text:p>
          </table:table-cell>
          <table:table-cell office:value-type="float" office:value="546.642" calcext:value-type="float">
            <text:p>546.642</text:p>
          </table:table-cell>
          <table:table-cell office:value-type="float" office:value="605.934" calcext:value-type="float">
            <text:p>605.934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529.51" calcext:value-type="float">
            <text:p>529.51</text:p>
          </table:table-cell>
          <table:table-cell office:value-type="float" office:value="606.14" calcext:value-type="float">
            <text:p>606.14</text:p>
          </table:table-cell>
          <table:table-cell office:value-type="float" office:value="547.134" calcext:value-type="float">
            <text:p>547.134</text:p>
          </table:table-cell>
          <table:table-cell office:value-type="float" office:value="606.144" calcext:value-type="float">
            <text:p>606.144</text:p>
          </table:table-cell>
        </table:table-row>
        <table:table-row table:style-name="ro1">
          <table:table-cell office:value-type="date" office:date-value="2024-12-10" calcext:value-type="date">
            <text:p>2024-12-10</text:p>
          </table:table-cell>
          <table:table-cell office:value-type="float" office:value="530.11" calcext:value-type="float">
            <text:p>530.11</text:p>
          </table:table-cell>
          <table:table-cell office:value-type="float" office:value="605.92" calcext:value-type="float">
            <text:p>605.92</text:p>
          </table:table-cell>
          <table:table-cell office:value-type="float" office:value="547.626" calcext:value-type="float">
            <text:p>547.626</text:p>
          </table:table-cell>
          <table:table-cell office:value-type="float" office:value="605.922" calcext:value-type="float">
            <text:p>605.922</text:p>
          </table:table-cell>
        </table:table-row>
        <table:table-row table:style-name="ro1">
          <table:table-cell office:value-type="date" office:date-value="2024-12-11" calcext:value-type="date">
            <text:p>2024-12-11</text:p>
          </table:table-cell>
          <table:table-cell office:value-type="float" office:value="530.72" calcext:value-type="float">
            <text:p>530.72</text:p>
          </table:table-cell>
          <table:table-cell office:value-type="float" office:value="605.88" calcext:value-type="float">
            <text:p>605.88</text:p>
          </table:table-cell>
          <table:table-cell office:value-type="float" office:value="548.137" calcext:value-type="float">
            <text:p>548.137</text:p>
          </table:table-cell>
          <table:table-cell office:value-type="float" office:value="605.882" calcext:value-type="float">
            <text:p>605.882</text:p>
          </table:table-cell>
        </table:table-row>
        <table:table-row table:style-name="ro1">
          <table:table-cell office:value-type="date" office:date-value="2024-12-12" calcext:value-type="date">
            <text:p>2024-12-12</text:p>
          </table:table-cell>
          <table:table-cell office:value-type="float" office:value="531.32" calcext:value-type="float">
            <text:p>531.32</text:p>
          </table:table-cell>
          <table:table-cell office:value-type="float" office:value="605.42" calcext:value-type="float">
            <text:p>605.42</text:p>
          </table:table-cell>
          <table:table-cell office:value-type="float" office:value="548.635" calcext:value-type="float">
            <text:p>548.635</text:p>
          </table:table-cell>
          <table:table-cell office:value-type="float" office:value="605.416" calcext:value-type="float">
            <text:p>605.416</text:p>
          </table:table-cell>
        </table:table-row>
        <table:table-row table:style-name="ro1">
          <table:table-cell office:value-type="date" office:date-value="2024-12-13" calcext:value-type="date">
            <text:p>2024-12-13</text:p>
          </table:table-cell>
          <table:table-cell office:value-type="float" office:value="531.92" calcext:value-type="float">
            <text:p>531.92</text:p>
          </table:table-cell>
          <table:table-cell office:value-type="float" office:value="604.7" calcext:value-type="float">
            <text:p>604.7</text:p>
          </table:table-cell>
          <table:table-cell office:value-type="float" office:value="549.123" calcext:value-type="float">
            <text:p>549.123</text:p>
          </table:table-cell>
          <table:table-cell office:value-type="float" office:value="604.696" calcext:value-type="float">
            <text:p>604.696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532.51" calcext:value-type="float">
            <text:p>532.51</text:p>
          </table:table-cell>
          <table:table-cell office:value-type="float" office:value="605.12" calcext:value-type="float">
            <text:p>605.12</text:p>
          </table:table-cell>
          <table:table-cell office:value-type="float" office:value="549.601" calcext:value-type="float">
            <text:p>549.601</text:p>
          </table:table-cell>
          <table:table-cell office:value-type="float" office:value="605.118" calcext:value-type="float">
            <text:p>605.118</text:p>
          </table:table-cell>
        </table:table-row>
        <table:table-row table:style-name="ro1">
          <table:table-cell office:value-type="date" office:date-value="2024-12-17" calcext:value-type="date">
            <text:p>2024-12-17</text:p>
          </table:table-cell>
          <table:table-cell office:value-type="float" office:value="533.1" calcext:value-type="float">
            <text:p>533.1</text:p>
          </table:table-cell>
          <table:table-cell office:value-type="float" office:value="605.42" calcext:value-type="float">
            <text:p>605.42</text:p>
          </table:table-cell>
          <table:table-cell office:value-type="float" office:value="550.069" calcext:value-type="float">
            <text:p>550.069</text:p>
          </table:table-cell>
          <table:table-cell office:value-type="float" office:value="605.416" calcext:value-type="float">
            <text:p>605.416</text:p>
          </table:table-cell>
        </table:table-row>
        <table:table-row table:style-name="ro1">
          <table:table-cell office:value-type="date" office:date-value="2024-12-18" calcext:value-type="date">
            <text:p>2024-12-18</text:p>
          </table:table-cell>
          <table:table-cell office:value-type="float" office:value="533.71" calcext:value-type="float">
            <text:p>533.71</text:p>
          </table:table-cell>
          <table:table-cell office:value-type="float" office:value="601.18" calcext:value-type="float">
            <text:p>601.18</text:p>
          </table:table-cell>
          <table:table-cell office:value-type="float" office:value="550.472" calcext:value-type="float">
            <text:p>550.472</text:p>
          </table:table-cell>
          <table:table-cell office:value-type="float" office:value="601.18" calcext:value-type="float">
            <text:p>601.18</text:p>
          </table:table-cell>
        </table:table-row>
        <table:table-row table:style-name="ro1">
          <table:table-cell office:value-type="date" office:date-value="2024-12-19" calcext:value-type="date">
            <text:p>2024-12-19</text:p>
          </table:table-cell>
          <table:table-cell office:value-type="float" office:value="534.3" calcext:value-type="float">
            <text:p>534.3</text:p>
          </table:table-cell>
          <table:table-cell office:value-type="float" office:value="597.53" calcext:value-type="float">
            <text:p>597.53</text:p>
          </table:table-cell>
          <table:table-cell office:value-type="float" office:value="550.862" calcext:value-type="float">
            <text:p>550.862</text:p>
          </table:table-cell>
          <table:table-cell office:value-type="float" office:value="597.534" calcext:value-type="float">
            <text:p>597.534</text:p>
          </table:table-cell>
        </table:table-row>
        <table:table-row table:style-name="ro1">
          <table:table-cell office:value-type="date" office:date-value="2024-12-20" calcext:value-type="date">
            <text:p>2024-12-20</text:p>
          </table:table-cell>
          <table:table-cell office:value-type="float" office:value="534.87" calcext:value-type="float">
            <text:p>534.87</text:p>
          </table:table-cell>
          <table:table-cell office:value-type="float" office:value="594.92" calcext:value-type="float">
            <text:p>594.92</text:p>
          </table:table-cell>
          <table:table-cell office:value-type="float" office:value="551.252" calcext:value-type="float">
            <text:p>551.252</text:p>
          </table:table-cell>
          <table:table-cell office:value-type="float" office:value="594.922" calcext:value-type="float">
            <text:p>594.922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535.45" calcext:value-type="float">
            <text:p>535.45</text:p>
          </table:table-cell>
          <table:table-cell office:value-type="float" office:value="592.5" calcext:value-type="float">
            <text:p>592.5</text:p>
          </table:table-cell>
          <table:table-cell office:value-type="float" office:value="551.674" calcext:value-type="float">
            <text:p>551.674</text:p>
          </table:table-cell>
          <table:table-cell office:value-type="float" office:value="592.502" calcext:value-type="float">
            <text:p>592.502</text:p>
          </table:table-cell>
        </table:table-row>
        <table:table-row table:style-name="ro1">
          <table:table-cell office:value-type="date" office:date-value="2024-12-24" calcext:value-type="date">
            <text:p>2024-12-24</text:p>
          </table:table-cell>
          <table:table-cell office:value-type="float" office:value="536.02" calcext:value-type="float">
            <text:p>536.02</text:p>
          </table:table-cell>
          <table:table-cell office:value-type="float" office:value="591.9" calcext:value-type="float">
            <text:p>591.9</text:p>
          </table:table-cell>
          <table:table-cell office:value-type="float" office:value="552.132" calcext:value-type="float">
            <text:p>552.132</text:p>
          </table:table-cell>
          <table:table-cell office:value-type="float" office:value="591.904" calcext:value-type="float">
            <text:p>591.904</text:p>
          </table:table-cell>
        </table:table-row>
        <table:table-row table:style-name="ro1">
          <table:table-cell office:value-type="date" office:date-value="2024-12-26" calcext:value-type="date">
            <text:p>2024-12-26</text:p>
          </table:table-cell>
          <table:table-cell office:value-type="float" office:value="536.48" calcext:value-type="float">
            <text:p>536.48</text:p>
          </table:table-cell>
          <table:table-cell office:value-type="float" office:value="594.92" calcext:value-type="float">
            <text:p>594.92</text:p>
          </table:table-cell>
          <table:table-cell office:value-type="float" office:value="552.563" calcext:value-type="float">
            <text:p>552.563</text:p>
          </table:table-cell>
          <table:table-cell office:value-type="float" office:value="594.916" calcext:value-type="float">
            <text:p>594.916</text:p>
          </table:table-cell>
        </table:table-row>
        <table:table-row table:style-name="ro1">
          <table:table-cell office:value-type="date" office:date-value="2024-12-27" calcext:value-type="date">
            <text:p>2024-12-27</text:p>
          </table:table-cell>
          <table:table-cell office:value-type="float" office:value="536.94" calcext:value-type="float">
            <text:p>536.94</text:p>
          </table:table-cell>
          <table:table-cell office:value-type="float" office:value="596.7" calcext:value-type="float">
            <text:p>596.7</text:p>
          </table:table-cell>
          <table:table-cell office:value-type="float" office:value="552.966" calcext:value-type="float">
            <text:p>552.966</text:p>
          </table:table-cell>
          <table:table-cell office:value-type="float" office:value="596.698" calcext:value-type="float">
            <text:p>596.698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537.43" calcext:value-type="float">
            <text:p>537.43</text:p>
          </table:table-cell>
          <table:table-cell office:value-type="float" office:value="596.11" calcext:value-type="float">
            <text:p>596.11</text:p>
          </table:table-cell>
          <table:table-cell office:value-type="float" office:value="553.341" calcext:value-type="float">
            <text:p>553.341</text:p>
          </table:table-cell>
          <table:table-cell office:value-type="float" office:value="596.112" calcext:value-type="float">
            <text:p>596.112</text:p>
          </table:table-cell>
        </table:table-row>
        <table:table-row table:style-name="ro1">
          <table:table-cell office:value-type="date" office:date-value="2024-12-31" calcext:value-type="date">
            <text:p>2024-12-31</text:p>
          </table:table-cell>
          <table:table-cell office:value-type="float" office:value="537.91" calcext:value-type="float">
            <text:p>537.91</text:p>
          </table:table-cell>
          <table:table-cell office:value-type="float" office:value="594.39" calcext:value-type="float">
            <text:p>594.39</text:p>
          </table:table-cell>
          <table:table-cell office:value-type="float" office:value="553.722" calcext:value-type="float">
            <text:p>553.722</text:p>
          </table:table-cell>
          <table:table-cell office:value-type="float" office:value="594.39" calcext:value-type="float">
            <text:p>594.39</text:p>
          </table:table-cell>
        </table:table-row>
        <table:table-row table:style-name="ro1">
          <table:table-cell office:value-type="date" office:date-value="2025-01-02" calcext:value-type="date">
            <text:p>2025-01-02</text:p>
          </table:table-cell>
          <table:table-cell office:value-type="float" office:value="538.42" calcext:value-type="float">
            <text:p>538.42</text:p>
          </table:table-cell>
          <table:table-cell office:value-type="float" office:value="591.06" calcext:value-type="float">
            <text:p>591.06</text:p>
          </table:table-cell>
          <table:table-cell office:value-type="float" office:value="554.081" calcext:value-type="float">
            <text:p>554.081</text:p>
          </table:table-cell>
          <table:table-cell office:value-type="float" office:value="591.058" calcext:value-type="float">
            <text:p>591.058</text:p>
          </table:table-cell>
        </table:table-row>
        <table:table-row table:style-name="ro1">
          <table:table-cell office:value-type="date" office:date-value="2025-01-03" calcext:value-type="date">
            <text:p>2025-01-03</text:p>
          </table:table-cell>
          <table:table-cell office:value-type="float" office:value="538.94" calcext:value-type="float">
            <text:p>538.94</text:p>
          </table:table-cell>
          <table:table-cell office:value-type="float" office:value="589.18" calcext:value-type="float">
            <text:p>589.18</text:p>
          </table:table-cell>
          <table:table-cell office:value-type="float" office:value="554.462" calcext:value-type="float">
            <text:p>554.462</text:p>
          </table:table-cell>
          <table:table-cell office:value-type="float" office:value="589.18" calcext:value-type="float">
            <text:p>589.18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539.43" calcext:value-type="float">
            <text:p>539.43</text:p>
          </table:table-cell>
          <table:table-cell office:value-type="float" office:value="589.25" calcext:value-type="float">
            <text:p>589.25</text:p>
          </table:table-cell>
          <table:table-cell office:value-type="float" office:value="554.837" calcext:value-type="float">
            <text:p>554.837</text:p>
          </table:table-cell>
          <table:table-cell office:value-type="float" office:value="589.25" calcext:value-type="float">
            <text:p>589.25</text:p>
          </table:table-cell>
        </table:table-row>
        <table:table-row table:style-name="ro1">
          <table:table-cell office:value-type="date" office:date-value="2025-01-07" calcext:value-type="date">
            <text:p>2025-01-07</text:p>
          </table:table-cell>
          <table:table-cell office:value-type="float" office:value="539.88" calcext:value-type="float">
            <text:p>539.88</text:p>
          </table:table-cell>
          <table:table-cell office:value-type="float" office:value="589.33" calcext:value-type="float">
            <text:p>589.33</text:p>
          </table:table-cell>
          <table:table-cell office:value-type="float" office:value="555.169" calcext:value-type="float">
            <text:p>555.169</text:p>
          </table:table-cell>
          <table:table-cell office:value-type="float" office:value="589.332" calcext:value-type="float">
            <text:p>589.332</text:p>
          </table:table-cell>
        </table:table-row>
        <table:table-row table:style-name="ro1">
          <table:table-cell office:value-type="date" office:date-value="2025-01-08" calcext:value-type="date">
            <text:p>2025-01-08</text:p>
          </table:table-cell>
          <table:table-cell office:value-type="float" office:value="540.32" calcext:value-type="float">
            <text:p>540.32</text:p>
          </table:table-cell>
          <table:table-cell office:value-type="float" office:value="590.01" calcext:value-type="float">
            <text:p>590.01</text:p>
          </table:table-cell>
          <table:table-cell office:value-type="float" office:value="555.51" calcext:value-type="float">
            <text:p>555.51</text:p>
          </table:table-cell>
          <table:table-cell office:value-type="float" office:value="590.014" calcext:value-type="float">
            <text:p>590.014</text:p>
          </table:table-cell>
        </table:table-row>
        <table:table-row table:style-name="ro1">
          <table:table-cell office:value-type="date" office:date-value="2025-01-10" calcext:value-type="date">
            <text:p>2025-01-10</text:p>
          </table:table-cell>
          <table:table-cell office:value-type="float" office:value="540.75" calcext:value-type="float">
            <text:p>540.75</text:p>
          </table:table-cell>
          <table:table-cell office:value-type="float" office:value="589.18" calcext:value-type="float">
            <text:p>589.18</text:p>
          </table:table-cell>
          <table:table-cell office:value-type="float" office:value="555.814" calcext:value-type="float">
            <text:p>555.814</text:p>
          </table:table-cell>
          <table:table-cell office:value-type="float" office:value="589.184" calcext:value-type="float">
            <text:p>589.184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541.21" calcext:value-type="float">
            <text:p>541.21</text:p>
          </table:table-cell>
          <table:table-cell office:value-type="float" office:value="587.07" calcext:value-type="float">
            <text:p>587.07</text:p>
          </table:table-cell>
          <table:table-cell office:value-type="float" office:value="556.127" calcext:value-type="float">
            <text:p>556.127</text:p>
          </table:table-cell>
          <table:table-cell office:value-type="float" office:value="587.072" calcext:value-type="float">
            <text:p>587.072</text:p>
          </table:table-cell>
        </table:table-row>
        <table:table-row table:style-name="ro1">
          <table:table-cell office:value-type="date" office:date-value="2025-01-14" calcext:value-type="date">
            <text:p>2025-01-14</text:p>
          </table:table-cell>
          <table:table-cell office:value-type="float" office:value="541.69" calcext:value-type="float">
            <text:p>541.69</text:p>
          </table:table-cell>
          <table:table-cell office:value-type="float" office:value="584.44" calcext:value-type="float">
            <text:p>584.44</text:p>
          </table:table-cell>
          <table:table-cell office:value-type="float" office:value="556.422" calcext:value-type="float">
            <text:p>556.422</text:p>
          </table:table-cell>
          <table:table-cell office:value-type="float" office:value="584.438" calcext:value-type="float">
            <text:p>584.438</text:p>
          </table:table-cell>
        </table:table-row>
        <table:table-row table:style-name="ro1">
          <table:table-cell office:value-type="date" office:date-value="2025-01-15" calcext:value-type="date">
            <text:p>2025-01-15</text:p>
          </table:table-cell>
          <table:table-cell office:value-type="float" office:value="542.15" calcext:value-type="float">
            <text:p>542.15</text:p>
          </table:table-cell>
          <table:table-cell office:value-type="float" office:value="585.27" calcext:value-type="float">
            <text:p>585.27</text:p>
          </table:table-cell>
          <table:table-cell office:value-type="float" office:value="556.77" calcext:value-type="float">
            <text:p>556.77</text:p>
          </table:table-cell>
          <table:table-cell office:value-type="float" office:value="585.268" calcext:value-type="float">
            <text:p>585.268</text:p>
          </table:table-cell>
        </table:table-row>
        <table:table-row table:style-name="ro1">
          <table:table-cell office:value-type="date" office:date-value="2025-01-16" calcext:value-type="date">
            <text:p>2025-01-16</text:p>
          </table:table-cell>
          <table:table-cell office:value-type="float" office:value="542.63" calcext:value-type="float">
            <text:p>542.63</text:p>
          </table:table-cell>
          <table:table-cell office:value-type="float" office:value="585.7" calcext:value-type="float">
            <text:p>585.7</text:p>
          </table:table-cell>
          <table:table-cell office:value-type="float" office:value="557.118" calcext:value-type="float">
            <text:p>557.118</text:p>
          </table:table-cell>
          <table:table-cell office:value-type="float" office:value="585.698" calcext:value-type="float">
            <text:p>585.698</text:p>
          </table:table-cell>
        </table:table-row>
        <table:table-row table:style-name="ro1">
          <table:table-cell office:value-type="date" office:date-value="2025-01-17" calcext:value-type="date">
            <text:p>2025-01-17</text:p>
          </table:table-cell>
          <table:table-cell office:value-type="float" office:value="543.08" calcext:value-type="float">
            <text:p>543.08</text:p>
          </table:table-cell>
          <table:table-cell office:value-type="float" office:value="589.12" calcext:value-type="float">
            <text:p>589.12</text:p>
          </table:table-cell>
          <table:table-cell office:value-type="float" office:value="557.511" calcext:value-type="float">
            <text:p>557.511</text:p>
          </table:table-cell>
          <table:table-cell office:value-type="float" office:value="589.116" calcext:value-type="float">
            <text:p>589.116</text:p>
          </table:table-cell>
        </table:table-row>
        <table:table-row table:style-name="ro1">
          <table:table-cell office:value-type="date" office:date-value="2025-01-21" calcext:value-type="date">
            <text:p>2025-01-21</text:p>
          </table:table-cell>
          <table:table-cell office:value-type="float" office:value="543.53" calcext:value-type="float">
            <text:p>543.53</text:p>
          </table:table-cell>
          <table:table-cell office:value-type="float" office:value="593.45" calcext:value-type="float">
            <text:p>593.45</text:p>
          </table:table-cell>
          <table:table-cell office:value-type="float" office:value="557.93" calcext:value-type="float">
            <text:p>557.93</text:p>
          </table:table-cell>
          <table:table-cell office:value-type="float" office:value="593.448" calcext:value-type="float">
            <text:p>593.448</text:p>
          </table:table-cell>
        </table:table-row>
        <table:table-row table:style-name="ro1">
          <table:table-cell office:value-type="date" office:date-value="2025-01-22" calcext:value-type="date">
            <text:p>2025-01-22</text:p>
          </table:table-cell>
          <table:table-cell office:value-type="float" office:value="543.95" calcext:value-type="float">
            <text:p>543.95</text:p>
          </table:table-cell>
          <table:table-cell office:value-type="float" office:value="598.3" calcext:value-type="float">
            <text:p>598.3</text:p>
          </table:table-cell>
          <table:table-cell office:value-type="float" office:value="558.396" calcext:value-type="float">
            <text:p>558.396</text:p>
          </table:table-cell>
          <table:table-cell office:value-type="float" office:value="598.298" calcext:value-type="float">
            <text:p>598.298</text:p>
          </table:table-cell>
        </table:table-row>
        <table:table-row table:style-name="ro1">
          <table:table-cell office:value-type="date" office:date-value="2025-01-23" calcext:value-type="date">
            <text:p>2025-01-23</text:p>
          </table:table-cell>
          <table:table-cell office:value-type="float" office:value="544.43" calcext:value-type="float">
            <text:p>544.43</text:p>
          </table:table-cell>
          <table:table-cell office:value-type="float" office:value="601.69" calcext:value-type="float">
            <text:p>601.69</text:p>
          </table:table-cell>
          <table:table-cell office:value-type="float" office:value="558.853" calcext:value-type="float">
            <text:p>558.853</text:p>
          </table:table-cell>
          <table:table-cell office:value-type="float" office:value="601.692" calcext:value-type="float">
            <text:p>601.692</text:p>
          </table:table-cell>
        </table:table-row>
        <table:table-row table:style-name="ro1">
          <table:table-cell office:value-type="date" office:date-value="2025-01-24" calcext:value-type="date">
            <text:p>2025-01-24</text:p>
          </table:table-cell>
          <table:table-cell office:value-type="float" office:value="544.88" calcext:value-type="float">
            <text:p>544.88</text:p>
          </table:table-cell>
          <table:table-cell office:value-type="float" office:value="604.96" calcext:value-type="float">
            <text:p>604.96</text:p>
          </table:table-cell>
          <table:table-cell office:value-type="float" office:value="559.299" calcext:value-type="float">
            <text:p>559.299</text:p>
          </table:table-cell>
          <table:table-cell office:value-type="float" office:value="604.958" calcext:value-type="float">
            <text:p>604.958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545.37" calcext:value-type="float">
            <text:p>545.37</text:p>
          </table:table-cell>
          <table:table-cell office:value-type="float" office:value="605.32" calcext:value-type="float">
            <text:p>605.32</text:p>
          </table:table-cell>
          <table:table-cell office:value-type="float" office:value="559.7" calcext:value-type="float">
            <text:p>559.7</text:p>
          </table:table-cell>
          <table:table-cell office:value-type="float" office:value="605.316" calcext:value-type="float">
            <text:p>605.316</text:p>
          </table:table-cell>
        </table:table-row>
        <table:table-row table:style-name="ro1">
          <table:table-cell office:value-type="date" office:date-value="2025-01-28" calcext:value-type="date">
            <text:p>2025-01-28</text:p>
          </table:table-cell>
          <table:table-cell office:value-type="float" office:value="545.87" calcext:value-type="float">
            <text:p>545.87</text:p>
          </table:table-cell>
          <table:table-cell office:value-type="float" office:value="605.61" calcext:value-type="float">
            <text:p>605.61</text:p>
          </table:table-cell>
          <table:table-cell office:value-type="float" office:value="560.152" calcext:value-type="float">
            <text:p>560.152</text:p>
          </table:table-cell>
          <table:table-cell office:value-type="float" office:value="605.61" calcext:value-type="float">
            <text:p>605.61</text:p>
          </table:table-cell>
        </table:table-row>
        <table:table-row table:style-name="ro1">
          <table:table-cell office:value-type="date" office:date-value="2025-01-29" calcext:value-type="date">
            <text:p>2025-01-29</text:p>
          </table:table-cell>
          <table:table-cell office:value-type="float" office:value="546.39" calcext:value-type="float">
            <text:p>546.39</text:p>
          </table:table-cell>
          <table:table-cell office:value-type="float" office:value="604.68" calcext:value-type="float">
            <text:p>604.68</text:p>
          </table:table-cell>
          <table:table-cell office:value-type="float" office:value="560.571" calcext:value-type="float">
            <text:p>560.571</text:p>
          </table:table-cell>
          <table:table-cell office:value-type="float" office:value="604.684" calcext:value-type="float">
            <text:p>604.684</text:p>
          </table:table-cell>
        </table:table-row>
        <table:table-row table:style-name="ro1">
          <table:table-cell office:value-type="date" office:date-value="2025-01-30" calcext:value-type="date">
            <text:p>2025-01-30</text:p>
          </table:table-cell>
          <table:table-cell office:value-type="float" office:value="546.93" calcext:value-type="float">
            <text:p>546.93</text:p>
          </table:table-cell>
          <table:table-cell office:value-type="float" office:value="603.74" calcext:value-type="float">
            <text:p>603.74</text:p>
          </table:table-cell>
          <table:table-cell office:value-type="float" office:value="561.042" calcext:value-type="float">
            <text:p>561.042</text:p>
          </table:table-cell>
          <table:table-cell office:value-type="float" office:value="603.742" calcext:value-type="float">
            <text:p>603.742</text:p>
          </table:table-cell>
        </table:table-row>
        <table:table-row table:style-name="ro1">
          <table:table-cell office:value-type="date" office:date-value="2025-01-31" calcext:value-type="date">
            <text:p>2025-01-31</text:p>
          </table:table-cell>
          <table:table-cell office:value-type="float" office:value="547.45" calcext:value-type="float">
            <text:p>547.45</text:p>
          </table:table-cell>
          <table:table-cell office:value-type="float" office:value="602.51" calcext:value-type="float">
            <text:p>602.51</text:p>
          </table:table-cell>
          <table:table-cell office:value-type="float" office:value="561.528" calcext:value-type="float">
            <text:p>561.528</text:p>
          </table:table-cell>
          <table:table-cell office:value-type="float" office:value="602.512" calcext:value-type="float">
            <text:p>602.512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547.92" calcext:value-type="float">
            <text:p>547.92</text:p>
          </table:table-cell>
          <table:table-cell office:value-type="float" office:value="602.19" calcext:value-type="float">
            <text:p>602.19</text:p>
          </table:table-cell>
          <table:table-cell office:value-type="float" office:value="562" calcext:value-type="float">
            <text:p>562</text:p>
          </table:table-cell>
          <table:table-cell office:value-type="float" office:value="602.192" calcext:value-type="float">
            <text:p>602.192</text:p>
          </table:table-cell>
        </table:table-row>
        <table:table-row table:style-name="ro1">
          <table:table-cell office:value-type="date" office:date-value="2025-02-04" calcext:value-type="date">
            <text:p>2025-02-04</text:p>
          </table:table-cell>
          <table:table-cell office:value-type="float" office:value="548.4" calcext:value-type="float">
            <text:p>548.4</text:p>
          </table:table-cell>
          <table:table-cell office:value-type="float" office:value="601.64" calcext:value-type="float">
            <text:p>601.64</text:p>
          </table:table-cell>
          <table:table-cell office:value-type="float" office:value="562.506" calcext:value-type="float">
            <text:p>562.506</text:p>
          </table:table-cell>
          <table:table-cell office:value-type="float" office:value="601.644" calcext:value-type="float">
            <text:p>601.644</text:p>
          </table:table-cell>
        </table:table-row>
        <table:table-row table:style-name="ro1">
          <table:table-cell office:value-type="date" office:date-value="2025-02-05" calcext:value-type="date">
            <text:p>2025-02-05</text:p>
          </table:table-cell>
          <table:table-cell office:value-type="float" office:value="548.86" calcext:value-type="float">
            <text:p>548.86</text:p>
          </table:table-cell>
          <table:table-cell office:value-type="float" office:value="602.13" calcext:value-type="float">
            <text:p>602.13</text:p>
          </table:table-cell>
          <table:table-cell office:value-type="float" office:value="563.029" calcext:value-type="float">
            <text:p>563.029</text:p>
          </table:table-cell>
          <table:table-cell office:value-type="float" office:value="602.126" calcext:value-type="float">
            <text:p>602.126</text:p>
          </table:table-cell>
        </table:table-row>
        <table:table-row table:style-name="ro1">
          <table:table-cell office:value-type="date" office:date-value="2025-02-06" calcext:value-type="date">
            <text:p>2025-02-06</text:p>
          </table:table-cell>
          <table:table-cell office:value-type="float" office:value="549.34" calcext:value-type="float">
            <text:p>549.34</text:p>
          </table:table-cell>
          <table:table-cell office:value-type="float" office:value="602.38" calcext:value-type="float">
            <text:p>602.38</text:p>
          </table:table-cell>
          <table:table-cell office:value-type="float" office:value="563.585" calcext:value-type="float">
            <text:p>563.585</text:p>
          </table:table-cell>
          <table:table-cell office:value-type="float" office:value="602.382" calcext:value-type="float">
            <text:p>602.382</text:p>
          </table:table-cell>
        </table:table-row>
        <table:table-row table:style-name="ro1">
          <table:table-cell office:value-type="date" office:date-value="2025-02-07" calcext:value-type="date">
            <text:p>2025-02-07</text:p>
          </table:table-cell>
          <table:table-cell office:value-type="float" office:value="549.79" calcext:value-type="float">
            <text:p>549.79</text:p>
          </table:table-cell>
          <table:table-cell office:value-type="float" office:value="602.17" calcext:value-type="float">
            <text:p>602.17</text:p>
          </table:table-cell>
          <table:table-cell office:value-type="float" office:value="564.09" calcext:value-type="float">
            <text:p>564.09</text:p>
          </table:table-cell>
          <table:table-cell office:value-type="float" office:value="602.172" calcext:value-type="float">
            <text:p>602.172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550.23" calcext:value-type="float">
            <text:p>550.23</text:p>
          </table:table-cell>
          <table:table-cell office:value-type="float" office:value="603.59" calcext:value-type="float">
            <text:p>603.59</text:p>
          </table:table-cell>
          <table:table-cell office:value-type="float" office:value="564.586" calcext:value-type="float">
            <text:p>564.586</text:p>
          </table:table-cell>
          <table:table-cell office:value-type="float" office:value="603.588" calcext:value-type="float">
            <text:p>603.588</text:p>
          </table:table-cell>
        </table:table-row>
        <table:table-row table:style-name="ro1">
          <table:table-cell office:value-type="date" office:date-value="2025-02-11" calcext:value-type="date">
            <text:p>2025-02-11</text:p>
          </table:table-cell>
          <table:table-cell office:value-type="float" office:value="550.67" calcext:value-type="float">
            <text:p>550.67</text:p>
          </table:table-cell>
          <table:table-cell office:value-type="float" office:value="604.29" calcext:value-type="float">
            <text:p>604.29</text:p>
          </table:table-cell>
          <table:table-cell office:value-type="float" office:value="565.086" calcext:value-type="float">
            <text:p>565.086</text:p>
          </table:table-cell>
          <table:table-cell office:value-type="float" office:value="604.294" calcext:value-type="float">
            <text:p>604.294</text:p>
          </table:table-cell>
        </table:table-row>
        <table:table-row table:style-name="ro1">
          <table:table-cell office:value-type="date" office:date-value="2025-02-12" calcext:value-type="date">
            <text:p>2025-02-12</text:p>
          </table:table-cell>
          <table:table-cell office:value-type="float" office:value="551.12" calcext:value-type="float">
            <text:p>551.12</text:p>
          </table:table-cell>
          <table:table-cell office:value-type="float" office:value="604.12" calcext:value-type="float">
            <text:p>604.12</text:p>
          </table:table-cell>
          <table:table-cell office:value-type="float" office:value="565.585" calcext:value-type="float">
            <text:p>565.585</text:p>
          </table:table-cell>
          <table:table-cell office:value-type="float" office:value="604.122" calcext:value-type="float">
            <text:p>604.122</text:p>
          </table:table-cell>
        </table:table-row>
        <table:table-row table:style-name="ro1">
          <table:table-cell office:value-type="date" office:date-value="2025-02-13" calcext:value-type="date">
            <text:p>2025-02-13</text:p>
          </table:table-cell>
          <table:table-cell office:value-type="float" office:value="551.61" calcext:value-type="float">
            <text:p>551.61</text:p>
          </table:table-cell>
          <table:table-cell office:value-type="float" office:value="604.8" calcext:value-type="float">
            <text:p>604.8</text:p>
          </table:table-cell>
          <table:table-cell office:value-type="float" office:value="566.092" calcext:value-type="float">
            <text:p>566.092</text:p>
          </table:table-cell>
          <table:table-cell office:value-type="float" office:value="604.804" calcext:value-type="float">
            <text:p>604.804</text:p>
          </table:table-cell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float" office:value="552.05" calcext:value-type="float">
            <text:p>552.05</text:p>
          </table:table-cell>
          <table:table-cell office:value-type="float" office:value="606.59" calcext:value-type="float">
            <text:p>606.59</text:p>
          </table:table-cell>
          <table:table-cell office:value-type="float" office:value="566.591" calcext:value-type="float">
            <text:p>566.591</text:p>
          </table:table-cell>
          <table:table-cell office:value-type="float" office:value="606.59" calcext:value-type="float">
            <text:p>606.59</text:p>
          </table:table-cell>
        </table:table-row>
        <table:table-row table:style-name="ro1">
          <table:table-cell office:value-type="date" office:date-value="2025-02-18" calcext:value-type="date">
            <text:p>2025-02-18</text:p>
          </table:table-cell>
          <table:table-cell office:value-type="float" office:value="552.49" calcext:value-type="float">
            <text:p>552.49</text:p>
          </table:table-cell>
          <table:table-cell office:value-type="float" office:value="607.92" calcext:value-type="float">
            <text:p>607.92</text:p>
          </table:table-cell>
          <table:table-cell office:value-type="float" office:value="567.138" calcext:value-type="float">
            <text:p>567.138</text:p>
          </table:table-cell>
          <table:table-cell office:value-type="float" office:value="607.918" calcext:value-type="float">
            <text:p>607.918</text:p>
          </table:table-cell>
        </table:table-row>
        <table:table-row table:style-name="ro1">
          <table:table-cell office:value-type="date" office:date-value="2025-02-19" calcext:value-type="date">
            <text:p>2025-02-19</text:p>
          </table:table-cell>
          <table:table-cell office:value-type="float" office:value="552.94" calcext:value-type="float">
            <text:p>552.94</text:p>
          </table:table-cell>
          <table:table-cell office:value-type="float" office:value="609.44" calcext:value-type="float">
            <text:p>609.44</text:p>
          </table:table-cell>
          <table:table-cell office:value-type="float" office:value="567.701" calcext:value-type="float">
            <text:p>567.701</text:p>
          </table:table-cell>
          <table:table-cell office:value-type="float" office:value="609.442" calcext:value-type="float">
            <text:p>609.442</text:p>
          </table:table-cell>
        </table:table-row>
        <table:table-row table:style-name="ro1">
          <table:table-cell office:value-type="date" office:date-value="2025-02-20" calcext:value-type="date">
            <text:p>2025-02-20</text:p>
          </table:table-cell>
          <table:table-cell office:value-type="float" office:value="553.38" calcext:value-type="float">
            <text:p>553.38</text:p>
          </table:table-cell>
          <table:table-cell office:value-type="float" office:value="610.85" calcext:value-type="float">
            <text:p>610.85</text:p>
          </table:table-cell>
          <table:table-cell office:value-type="float" office:value="568.228" calcext:value-type="float">
            <text:p>568.228</text:p>
          </table:table-cell>
          <table:table-cell office:value-type="float" office:value="610.846" calcext:value-type="float">
            <text:p>610.846</text:p>
          </table:table-cell>
        </table:table-row>
        <table:table-row table:style-name="ro1">
          <table:table-cell office:value-type="date" office:date-value="2025-02-21" calcext:value-type="date">
            <text:p>2025-02-21</text:p>
          </table:table-cell>
          <table:table-cell office:value-type="float" office:value="553.82" calcext:value-type="float">
            <text:p>553.82</text:p>
          </table:table-cell>
          <table:table-cell office:value-type="float" office:value="608.89" calcext:value-type="float">
            <text:p>608.89</text:p>
          </table:table-cell>
          <table:table-cell office:value-type="float" office:value="568.671" calcext:value-type="float">
            <text:p>568.671</text:p>
          </table:table-cell>
          <table:table-cell office:value-type="float" office:value="608.888" calcext:value-type="float">
            <text:p>608.888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554.26" calcext:value-type="float">
            <text:p>554.26</text:p>
          </table:table-cell>
          <table:table-cell office:value-type="float" office:value="606.39" calcext:value-type="float">
            <text:p>606.39</text:p>
          </table:table-cell>
          <table:table-cell office:value-type="float" office:value="569.074" calcext:value-type="float">
            <text:p>569.074</text:p>
          </table:table-cell>
          <table:table-cell office:value-type="float" office:value="606.39" calcext:value-type="float">
            <text:p>606.39</text:p>
          </table:table-cell>
        </table:table-row>
        <table:table-row table:style-name="ro1">
          <table:table-cell office:value-type="date" office:date-value="2025-02-25" calcext:value-type="date">
            <text:p>2025-02-25</text:p>
          </table:table-cell>
          <table:table-cell office:value-type="float" office:value="554.7" calcext:value-type="float">
            <text:p>554.7</text:p>
          </table:table-cell>
          <table:table-cell office:value-type="float" office:value="602.94" calcext:value-type="float">
            <text:p>602.94</text:p>
          </table:table-cell>
          <table:table-cell office:value-type="float" office:value="569.46" calcext:value-type="float">
            <text:p>569.46</text:p>
          </table:table-cell>
          <table:table-cell office:value-type="float" office:value="602.94" calcext:value-type="float">
            <text:p>602.94</text:p>
          </table:table-cell>
        </table:table-row>
        <table:table-row table:style-name="ro1">
          <table:table-cell office:value-type="date" office:date-value="2025-02-26" calcext:value-type="date">
            <text:p>2025-02-26</text:p>
          </table:table-cell>
          <table:table-cell office:value-type="float" office:value="555.15" calcext:value-type="float">
            <text:p>555.15</text:p>
          </table:table-cell>
          <table:table-cell office:value-type="float" office:value="599.26" calcext:value-type="float">
            <text:p>599.26</text:p>
          </table:table-cell>
          <table:table-cell office:value-type="float" office:value="569.847" calcext:value-type="float">
            <text:p>569.847</text:p>
          </table:table-cell>
          <table:table-cell office:value-type="float" office:value="599.262" calcext:value-type="float">
            <text:p>599.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5-02-28T10:32:25.429787920</dc:date>
    <meta:editing-duration>PT7M28S</meta:editing-duration>
    <meta:editing-cycles>1</meta:editing-cycles>
    <meta:document-statistic meta:table-count="1" meta:cell-count="2662" meta:object-count="1"/>
    <meta:generator>LibreOffice/7.3.1.3$MacOSX_X86_64 LibreOffice_project/a69ca51ded25f3eefd52d7bf9a5fad8c90b8795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916cm" svg:height="8.998cm" xlink:href=".." xlink:type="simple" chart:class="chart:line" chart:style-name="ch1">
        <chart:legend chart:legend-position="end" svg:x="29.043cm" svg:y="3.447cm" style:legend-expansion="high" chart:style-name="ch2"/>
        <chart:plot-area chart:style-name="ch3" table:cell-range-address="x1.A3:x1.E533" chart:data-source-has-labels="column" svg:x="0.638cm" svg:y="0.179cm" svg:width="27.767cm" svg:height="8.64cm">
          <chart:coordinate-region svg:x="2.011cm" svg:y="0.179cm" svg:width="26.394cm" svg:height="6.675cm"/>
          <chart:axis chart:dimension="x" chart:name="primary-x" chart:style-name="ch4" chartooo:axis-type="auto">
            <chartooo:date-scale/>
            <chart:categories table:cell-range-address="x1.A3:x1.A5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x1.B3:x1.B533" chart:class="chart:line">
            <chart:data-point chart:repeated="531"/>
          </chart:series>
          <chart:series chart:style-name="ch8" chart:values-cell-range-address="x1.C3:x1.C533" chart:class="chart:line">
            <chart:data-point chart:repeated="531"/>
          </chart:series>
          <chart:series chart:style-name="ch9" chart:values-cell-range-address="x1.D3:x1.D533" chart:class="chart:line">
            <chart:data-point chart:repeated="531"/>
          </chart:series>
          <chart:series chart:style-name="ch10" chart:values-cell-range-address="x1.E3:x1.E533" chart:class="chart:line">
            <chart:data-point chart:repeated="5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4939">
                <text:p>44939</text:p>
                <draw:g>
                  <svg:desc>x1.A3:x1.A533</svg:desc>
                </draw:g>
              </table:table-cell>
              <table:table-cell office:value-type="float" office:value="397.14">
                <text:p>397.14</text:p>
                <draw:g>
                  <svg:desc>x1.B3:x1.B533</svg:desc>
                </draw:g>
              </table:table-cell>
              <table:table-cell office:value-type="float" office:value="386.79">
                <text:p>386.79</text:p>
                <draw:g>
                  <svg:desc>x1.C3:x1.C533</svg:desc>
                </draw:g>
              </table:table-cell>
              <table:table-cell office:value-type="float" office:value="386.998">
                <text:p>386.998</text:p>
                <draw:g>
                  <svg:desc>x1.D3:x1.D533</svg:desc>
                </draw:g>
              </table:table-cell>
              <table:table-cell office:value-type="float" office:value="386.786">
                <text:p>386.786</text:p>
                <draw:g>
                  <svg:desc>x1.E3:x1.E533</svg:desc>
                </draw:g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396.82">
                <text:p>396.82</text:p>
              </table:table-cell>
              <table:table-cell office:value-type="float" office:value="388.73">
                <text:p>388.73</text:p>
              </table:table-cell>
              <table:table-cell office:value-type="float" office:value="386.727">
                <text:p>386.727</text:p>
              </table:table-cell>
              <table:table-cell office:value-type="float" office:value="388.732">
                <text:p>388.732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396.51">
                <text:p>396.51</text:p>
              </table:table-cell>
              <table:table-cell office:value-type="float" office:value="388.91">
                <text:p>388.91</text:p>
              </table:table-cell>
              <table:table-cell office:value-type="float" office:value="386.461">
                <text:p>386.461</text:p>
              </table:table-cell>
              <table:table-cell office:value-type="float" office:value="388.91">
                <text:p>388.91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396.26">
                <text:p>396.26</text:p>
              </table:table-cell>
              <table:table-cell office:value-type="float" office:value="387.56">
                <text:p>387.56</text:p>
              </table:table-cell>
              <table:table-cell office:value-type="float" office:value="386.174">
                <text:p>386.174</text:p>
              </table:table-cell>
              <table:table-cell office:value-type="float" office:value="387.56">
                <text:p>387.56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396.02">
                <text:p>396.02</text:p>
              </table:table-cell>
              <table:table-cell office:value-type="float" office:value="387.35">
                <text:p>387.35</text:p>
              </table:table-cell>
              <table:table-cell office:value-type="float" office:value="385.904">
                <text:p>385.904</text:p>
              </table:table-cell>
              <table:table-cell office:value-type="float" office:value="387.348">
                <text:p>387.348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395.78">
                <text:p>395.78</text:p>
              </table:table-cell>
              <table:table-cell office:value-type="float" office:value="387.77">
                <text:p>387.77</text:p>
              </table:table-cell>
              <table:table-cell office:value-type="float" office:value="385.685">
                <text:p>385.685</text:p>
              </table:table-cell>
              <table:table-cell office:value-type="float" office:value="387.766">
                <text:p>387.766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395.55">
                <text:p>395.55</text:p>
              </table:table-cell>
              <table:table-cell office:value-type="float" office:value="388.24">
                <text:p>388.24</text:p>
              </table:table-cell>
              <table:table-cell office:value-type="float" office:value="385.486">
                <text:p>385.486</text:p>
              </table:table-cell>
              <table:table-cell office:value-type="float" office:value="388.244">
                <text:p>388.244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395.28">
                <text:p>395.28</text:p>
              </table:table-cell>
              <table:table-cell office:value-type="float" office:value="389.98">
                <text:p>389.98</text:p>
              </table:table-cell>
              <table:table-cell office:value-type="float" office:value="385.276">
                <text:p>385.276</text:p>
              </table:table-cell>
              <table:table-cell office:value-type="float" office:value="389.984">
                <text:p>389.984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394.99">
                <text:p>394.99</text:p>
              </table:table-cell>
              <table:table-cell office:value-type="float" office:value="393.15">
                <text:p>393.15</text:p>
              </table:table-cell>
              <table:table-cell office:value-type="float" office:value="385.095">
                <text:p>385.095</text:p>
              </table:table-cell>
              <table:table-cell office:value-type="float" office:value="393.148">
                <text:p>393.148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394.76">
                <text:p>394.76</text:p>
              </table:table-cell>
              <table:table-cell office:value-type="float" office:value="395.07">
                <text:p>395.07</text:p>
              </table:table-cell>
              <table:table-cell office:value-type="float" office:value="384.954">
                <text:p>384.954</text:p>
              </table:table-cell>
              <table:table-cell office:value-type="float" office:value="395.072">
                <text:p>395.072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394.54">
                <text:p>394.54</text:p>
              </table:table-cell>
              <table:table-cell office:value-type="float" office:value="395.06">
                <text:p>395.06</text:p>
              </table:table-cell>
              <table:table-cell office:value-type="float" office:value="384.797">
                <text:p>384.797</text:p>
              </table:table-cell>
              <table:table-cell office:value-type="float" office:value="395.064">
                <text:p>395.064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394.35">
                <text:p>394.35</text:p>
              </table:table-cell>
              <table:table-cell office:value-type="float" office:value="396.3">
                <text:p>396.3</text:p>
              </table:table-cell>
              <table:table-cell office:value-type="float" office:value="384.644">
                <text:p>384.644</text:p>
              </table:table-cell>
              <table:table-cell office:value-type="float" office:value="396.296">
                <text:p>396.296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394.18">
                <text:p>394.18</text:p>
              </table:table-cell>
              <table:table-cell office:value-type="float" office:value="398.35">
                <text:p>398.35</text:p>
              </table:table-cell>
              <table:table-cell office:value-type="float" office:value="384.539">
                <text:p>384.539</text:p>
              </table:table-cell>
              <table:table-cell office:value-type="float" office:value="398.35">
                <text:p>398.35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394.04">
                <text:p>394.04</text:p>
              </table:table-cell>
              <table:table-cell office:value-type="float" office:value="400.71">
                <text:p>400.71</text:p>
              </table:table-cell>
              <table:table-cell office:value-type="float" office:value="384.463">
                <text:p>384.463</text:p>
              </table:table-cell>
              <table:table-cell office:value-type="float" office:value="400.712">
                <text:p>400.712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393.95">
                <text:p>393.95</text:p>
              </table:table-cell>
              <table:table-cell office:value-type="float" office:value="402.02">
                <text:p>402.02</text:p>
              </table:table-cell>
              <table:table-cell office:value-type="float" office:value="384.331">
                <text:p>384.331</text:p>
              </table:table-cell>
              <table:table-cell office:value-type="float" office:value="402.022">
                <text:p>402.022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393.82">
                <text:p>393.82</text:p>
              </table:table-cell>
              <table:table-cell office:value-type="float" office:value="403.84">
                <text:p>403.84</text:p>
              </table:table-cell>
              <table:table-cell office:value-type="float" office:value="384.188">
                <text:p>384.188</text:p>
              </table:table-cell>
              <table:table-cell office:value-type="float" office:value="403.836">
                <text:p>403.836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393.74">
                <text:p>393.74</text:p>
              </table:table-cell>
              <table:table-cell office:value-type="float" office:value="405.55">
                <text:p>405.55</text:p>
              </table:table-cell>
              <table:table-cell office:value-type="float" office:value="384.103">
                <text:p>384.103</text:p>
              </table:table-cell>
              <table:table-cell office:value-type="float" office:value="405.548">
                <text:p>405.548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393.68">
                <text:p>393.68</text:p>
              </table:table-cell>
              <table:table-cell office:value-type="float" office:value="405.52">
                <text:p>405.52</text:p>
              </table:table-cell>
              <table:table-cell office:value-type="float" office:value="384.055">
                <text:p>384.055</text:p>
              </table:table-cell>
              <table:table-cell office:value-type="float" office:value="405.518">
                <text:p>405.518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393.65">
                <text:p>393.65</text:p>
              </table:table-cell>
              <table:table-cell office:value-type="float" office:value="403.61">
                <text:p>403.61</text:p>
              </table:table-cell>
              <table:table-cell office:value-type="float" office:value="383.977">
                <text:p>383.977</text:p>
              </table:table-cell>
              <table:table-cell office:value-type="float" office:value="403.614">
                <text:p>403.614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393.57">
                <text:p>393.57</text:p>
              </table:table-cell>
              <table:table-cell office:value-type="float" office:value="402.77">
                <text:p>402.77</text:p>
              </table:table-cell>
              <table:table-cell office:value-type="float" office:value="383.963">
                <text:p>383.963</text:p>
              </table:table-cell>
              <table:table-cell office:value-type="float" office:value="402.768">
                <text:p>402.768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393.44">
                <text:p>393.44</text:p>
              </table:table-cell>
              <table:table-cell office:value-type="float" office:value="403.36">
                <text:p>403.36</text:p>
              </table:table-cell>
              <table:table-cell office:value-type="float" office:value="383.968">
                <text:p>383.968</text:p>
              </table:table-cell>
              <table:table-cell office:value-type="float" office:value="403.358">
                <text:p>403.358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393.32">
                <text:p>393.32</text:p>
              </table:table-cell>
              <table:table-cell office:value-type="float" office:value="402.86">
                <text:p>402.86</text:p>
              </table:table-cell>
              <table:table-cell office:value-type="float" office:value="383.921">
                <text:p>383.921</text:p>
              </table:table-cell>
              <table:table-cell office:value-type="float" office:value="402.856">
                <text:p>402.856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393.17">
                <text:p>393.17</text:p>
              </table:table-cell>
              <table:table-cell office:value-type="float" office:value="403.51">
                <text:p>403.51</text:p>
              </table:table-cell>
              <table:table-cell office:value-type="float" office:value="383.957">
                <text:p>383.957</text:p>
              </table:table-cell>
              <table:table-cell office:value-type="float" office:value="403.51">
                <text:p>403.51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393.04">
                <text:p>393.04</text:p>
              </table:table-cell>
              <table:table-cell office:value-type="float" office:value="403.74">
                <text:p>403.74</text:p>
              </table:table-cell>
              <table:table-cell office:value-type="float" office:value="383.952">
                <text:p>383.952</text:p>
              </table:table-cell>
              <table:table-cell office:value-type="float" office:value="403.744">
                <text:p>403.744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392.92">
                <text:p>392.92</text:p>
              </table:table-cell>
              <table:table-cell office:value-type="float" office:value="403.59">
                <text:p>403.59</text:p>
              </table:table-cell>
              <table:table-cell office:value-type="float" office:value="383.934">
                <text:p>383.934</text:p>
              </table:table-cell>
              <table:table-cell office:value-type="float" office:value="403.59">
                <text:p>403.59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392.81">
                <text:p>392.81</text:p>
              </table:table-cell>
              <table:table-cell office:value-type="float" office:value="400.89">
                <text:p>400.89</text:p>
              </table:table-cell>
              <table:table-cell office:value-type="float" office:value="383.814">
                <text:p>383.814</text:p>
              </table:table-cell>
              <table:table-cell office:value-type="float" office:value="400.892">
                <text:p>400.892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392.69">
                <text:p>392.69</text:p>
              </table:table-cell>
              <table:table-cell office:value-type="float" office:value="398.12">
                <text:p>398.12</text:p>
              </table:table-cell>
              <table:table-cell office:value-type="float" office:value="383.765">
                <text:p>383.765</text:p>
              </table:table-cell>
              <table:table-cell office:value-type="float" office:value="398.124">
                <text:p>398.124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392.55">
                <text:p>392.55</text:p>
              </table:table-cell>
              <table:table-cell office:value-type="float" office:value="395.51">
                <text:p>395.51</text:p>
              </table:table-cell>
              <table:table-cell office:value-type="float" office:value="383.739">
                <text:p>383.739</text:p>
              </table:table-cell>
              <table:table-cell office:value-type="float" office:value="395.508">
                <text:p>395.508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392.42">
                <text:p>392.42</text:p>
              </table:table-cell>
              <table:table-cell office:value-type="float" office:value="393.17">
                <text:p>393.17</text:p>
              </table:table-cell>
              <table:table-cell office:value-type="float" office:value="383.755">
                <text:p>383.755</text:p>
              </table:table-cell>
              <table:table-cell office:value-type="float" office:value="393.172">
                <text:p>393.172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392.32">
                <text:p>392.32</text:p>
              </table:table-cell>
              <table:table-cell office:value-type="float" office:value="391.3">
                <text:p>391.3</text:p>
              </table:table-cell>
              <table:table-cell office:value-type="float" office:value="383.774">
                <text:p>383.774</text:p>
              </table:table-cell>
              <table:table-cell office:value-type="float" office:value="391.3">
                <text:p>391.3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392.19">
                <text:p>392.19</text:p>
              </table:table-cell>
              <table:table-cell office:value-type="float" office:value="390.74">
                <text:p>390.74</text:p>
              </table:table-cell>
              <table:table-cell office:value-type="float" office:value="383.816">
                <text:p>383.816</text:p>
              </table:table-cell>
              <table:table-cell office:value-type="float" office:value="390.744">
                <text:p>390.744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392.04">
                <text:p>392.04</text:p>
              </table:table-cell>
              <table:table-cell office:value-type="float" office:value="390">
                <text:p>390</text:p>
              </table:table-cell>
              <table:table-cell office:value-type="float" office:value="383.853">
                <text:p>383.853</text:p>
              </table:table-cell>
              <table:table-cell office:value-type="float" office:value="389.998">
                <text:p>389.998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391.89">
                <text:p>391.89</text:p>
              </table:table-cell>
              <table:table-cell office:value-type="float" office:value="389.44">
                <text:p>389.44</text:p>
              </table:table-cell>
              <table:table-cell office:value-type="float" office:value="383.859">
                <text:p>383.859</text:p>
              </table:table-cell>
              <table:table-cell office:value-type="float" office:value="389.438">
                <text:p>389.438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391.76">
                <text:p>391.76</text:p>
              </table:table-cell>
              <table:table-cell office:value-type="float" office:value="390.97">
                <text:p>390.97</text:p>
              </table:table-cell>
              <table:table-cell office:value-type="float" office:value="383.905">
                <text:p>383.905</text:p>
              </table:table-cell>
              <table:table-cell office:value-type="float" office:value="390.972">
                <text:p>390.972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391.64">
                <text:p>391.64</text:p>
              </table:table-cell>
              <table:table-cell office:value-type="float" office:value="392.3">
                <text:p>392.3</text:p>
              </table:table-cell>
              <table:table-cell office:value-type="float" office:value="383.911">
                <text:p>383.911</text:p>
              </table:table-cell>
              <table:table-cell office:value-type="float" office:value="392.296">
                <text:p>392.296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391.54">
                <text:p>391.54</text:p>
              </table:table-cell>
              <table:table-cell office:value-type="float" office:value="392.69">
                <text:p>392.69</text:p>
              </table:table-cell>
              <table:table-cell office:value-type="float" office:value="383.968">
                <text:p>383.968</text:p>
              </table:table-cell>
              <table:table-cell office:value-type="float" office:value="392.69">
                <text:p>392.69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391.46">
                <text:p>391.46</text:p>
              </table:table-cell>
              <table:table-cell office:value-type="float" office:value="393.51">
                <text:p>393.51</text:p>
              </table:table-cell>
              <table:table-cell office:value-type="float" office:value="384.039">
                <text:p>384.039</text:p>
              </table:table-cell>
              <table:table-cell office:value-type="float" office:value="393.51">
                <text:p>393.51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391.37">
                <text:p>391.37</text:p>
              </table:table-cell>
              <table:table-cell office:value-type="float" office:value="392.28">
                <text:p>392.28</text:p>
              </table:table-cell>
              <table:table-cell office:value-type="float" office:value="384.073">
                <text:p>384.073</text:p>
              </table:table-cell>
              <table:table-cell office:value-type="float" office:value="392.282">
                <text:p>392.282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391.27">
                <text:p>391.27</text:p>
              </table:table-cell>
              <table:table-cell office:value-type="float" office:value="388.69">
                <text:p>388.69</text:p>
              </table:table-cell>
              <table:table-cell office:value-type="float" office:value="384.044">
                <text:p>384.044</text:p>
              </table:table-cell>
              <table:table-cell office:value-type="float" office:value="388.692">
                <text:p>388.692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391.17">
                <text:p>391.17</text:p>
              </table:table-cell>
              <table:table-cell office:value-type="float" office:value="384.94">
                <text:p>384.94</text:p>
              </table:table-cell>
              <table:table-cell office:value-type="float" office:value="384.027">
                <text:p>384.027</text:p>
              </table:table-cell>
              <table:table-cell office:value-type="float" office:value="384.938">
                <text:p>384.938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391.08">
                <text:p>391.08</text:p>
              </table:table-cell>
              <table:table-cell office:value-type="float" office:value="383.65">
                <text:p>383.65</text:p>
              </table:table-cell>
              <table:table-cell office:value-type="float" office:value="384.025">
                <text:p>384.025</text:p>
              </table:table-cell>
              <table:table-cell office:value-type="float" office:value="383.654">
                <text:p>383.65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90.95">
                <text:p>390.95</text:p>
              </table:table-cell>
              <table:table-cell office:value-type="float" office:value="381.76">
                <text:p>381.76</text:p>
              </table:table-cell>
              <table:table-cell office:value-type="float" office:value="383.972">
                <text:p>383.972</text:p>
              </table:table-cell>
              <table:table-cell office:value-type="float" office:value="381.76">
                <text:p>381.76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390.81">
                <text:p>390.81</text:p>
              </table:table-cell>
              <table:table-cell office:value-type="float" office:value="382.65">
                <text:p>382.65</text:p>
              </table:table-cell>
              <table:table-cell office:value-type="float" office:value="383.904">
                <text:p>383.904</text:p>
              </table:table-cell>
              <table:table-cell office:value-type="float" office:value="382.654">
                <text:p>382.654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390.66">
                <text:p>390.66</text:p>
              </table:table-cell>
              <table:table-cell office:value-type="float" office:value="383.75">
                <text:p>383.75</text:p>
              </table:table-cell>
              <table:table-cell office:value-type="float" office:value="383.825">
                <text:p>383.825</text:p>
              </table:table-cell>
              <table:table-cell office:value-type="float" office:value="383.746">
                <text:p>383.746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390.55">
                <text:p>390.55</text:p>
              </table:table-cell>
              <table:table-cell office:value-type="float" office:value="385.69">
                <text:p>385.69</text:p>
              </table:table-cell>
              <table:table-cell office:value-type="float" office:value="383.78">
                <text:p>383.78</text:p>
              </table:table-cell>
              <table:table-cell office:value-type="float" office:value="385.688">
                <text:p>385.688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390.49">
                <text:p>390.49</text:p>
              </table:table-cell>
              <table:table-cell office:value-type="float" office:value="387.4">
                <text:p>387.4</text:p>
              </table:table-cell>
              <table:table-cell office:value-type="float" office:value="383.723">
                <text:p>383.723</text:p>
              </table:table-cell>
              <table:table-cell office:value-type="float" office:value="387.398">
                <text:p>387.398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390.37">
                <text:p>390.37</text:p>
              </table:table-cell>
              <table:table-cell office:value-type="float" office:value="388.25">
                <text:p>388.25</text:p>
              </table:table-cell>
              <table:table-cell office:value-type="float" office:value="383.666">
                <text:p>383.666</text:p>
              </table:table-cell>
              <table:table-cell office:value-type="float" office:value="388.248">
                <text:p>388.248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390.28">
                <text:p>390.28</text:p>
              </table:table-cell>
              <table:table-cell office:value-type="float" office:value="387.97">
                <text:p>387.97</text:p>
              </table:table-cell>
              <table:table-cell office:value-type="float" office:value="383.608">
                <text:p>383.608</text:p>
              </table:table-cell>
              <table:table-cell office:value-type="float" office:value="387.966">
                <text:p>387.966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390.19">
                <text:p>390.19</text:p>
              </table:table-cell>
              <table:table-cell office:value-type="float" office:value="389.1">
                <text:p>389.1</text:p>
              </table:table-cell>
              <table:table-cell office:value-type="float" office:value="383.544">
                <text:p>383.544</text:p>
              </table:table-cell>
              <table:table-cell office:value-type="float" office:value="389.102">
                <text:p>389.102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390.14">
                <text:p>390.14</text:p>
              </table:table-cell>
              <table:table-cell office:value-type="float" office:value="389.64">
                <text:p>389.64</text:p>
              </table:table-cell>
              <table:table-cell office:value-type="float" office:value="383.505">
                <text:p>383.505</text:p>
              </table:table-cell>
              <table:table-cell office:value-type="float" office:value="389.644">
                <text:p>389.644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390.06">
                <text:p>390.06</text:p>
              </table:table-cell>
              <table:table-cell office:value-type="float" office:value="388.99">
                <text:p>388.99</text:p>
              </table:table-cell>
              <table:table-cell office:value-type="float" office:value="383.509">
                <text:p>383.509</text:p>
              </table:table-cell>
              <table:table-cell office:value-type="float" office:value="388.99">
                <text:p>388.99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389.93">
                <text:p>389.93</text:p>
              </table:table-cell>
              <table:table-cell office:value-type="float" office:value="390.81">
                <text:p>390.81</text:p>
              </table:table-cell>
              <table:table-cell office:value-type="float" office:value="383.598">
                <text:p>383.598</text:p>
              </table:table-cell>
              <table:table-cell office:value-type="float" office:value="390.812">
                <text:p>390.812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389.78">
                <text:p>389.78</text:p>
              </table:table-cell>
              <table:table-cell office:value-type="float" office:value="392.89">
                <text:p>392.89</text:p>
              </table:table-cell>
              <table:table-cell office:value-type="float" office:value="383.77">
                <text:p>383.77</text:p>
              </table:table-cell>
              <table:table-cell office:value-type="float" office:value="392.888">
                <text:p>392.888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389.62">
                <text:p>389.62</text:p>
              </table:table-cell>
              <table:table-cell office:value-type="float" office:value="395.58">
                <text:p>395.58</text:p>
              </table:table-cell>
              <table:table-cell office:value-type="float" office:value="383.976">
                <text:p>383.976</text:p>
              </table:table-cell>
              <table:table-cell office:value-type="float" office:value="395.578">
                <text:p>395.578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389.46">
                <text:p>389.46</text:p>
              </table:table-cell>
              <table:table-cell office:value-type="float" office:value="398.43">
                <text:p>398.43</text:p>
              </table:table-cell>
              <table:table-cell office:value-type="float" office:value="384.164">
                <text:p>384.164</text:p>
              </table:table-cell>
              <table:table-cell office:value-type="float" office:value="398.428">
                <text:p>398.428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389.28">
                <text:p>389.28</text:p>
              </table:table-cell>
              <table:table-cell office:value-type="float" office:value="401.01">
                <text:p>401.01</text:p>
              </table:table-cell>
              <table:table-cell office:value-type="float" office:value="384.401">
                <text:p>384.401</text:p>
              </table:table-cell>
              <table:table-cell office:value-type="float" office:value="401.006">
                <text:p>401.006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389.14">
                <text:p>389.14</text:p>
              </table:table-cell>
              <table:table-cell office:value-type="float" office:value="402.24">
                <text:p>402.24</text:p>
              </table:table-cell>
              <table:table-cell office:value-type="float" office:value="384.629">
                <text:p>384.629</text:p>
              </table:table-cell>
              <table:table-cell office:value-type="float" office:value="402.238">
                <text:p>402.238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388.99">
                <text:p>388.99</text:p>
              </table:table-cell>
              <table:table-cell office:value-type="float" office:value="403.32">
                <text:p>403.32</text:p>
              </table:table-cell>
              <table:table-cell office:value-type="float" office:value="384.82">
                <text:p>384.82</text:p>
              </table:table-cell>
              <table:table-cell office:value-type="float" office:value="403.32">
                <text:p>403.32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388.85">
                <text:p>388.85</text:p>
              </table:table-cell>
              <table:table-cell office:value-type="float" office:value="403.36">
                <text:p>403.36</text:p>
              </table:table-cell>
              <table:table-cell office:value-type="float" office:value="385.017">
                <text:p>385.017</text:p>
              </table:table-cell>
              <table:table-cell office:value-type="float" office:value="403.362">
                <text:p>403.362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388.71">
                <text:p>388.71</text:p>
              </table:table-cell>
              <table:table-cell office:value-type="float" office:value="403.12">
                <text:p>403.12</text:p>
              </table:table-cell>
              <table:table-cell office:value-type="float" office:value="385.196">
                <text:p>385.196</text:p>
              </table:table-cell>
              <table:table-cell office:value-type="float" office:value="403.12">
                <text:p>403.12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388.54">
                <text:p>388.54</text:p>
              </table:table-cell>
              <table:table-cell office:value-type="float" office:value="403">
                <text:p>403</text:p>
              </table:table-cell>
              <table:table-cell office:value-type="float" office:value="385.308">
                <text:p>385.308</text:p>
              </table:table-cell>
              <table:table-cell office:value-type="float" office:value="402.998">
                <text:p>402.998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388.37">
                <text:p>388.37</text:p>
              </table:table-cell>
              <table:table-cell office:value-type="float" office:value="404.16">
                <text:p>404.16</text:p>
              </table:table-cell>
              <table:table-cell office:value-type="float" office:value="385.455">
                <text:p>385.455</text:p>
              </table:table-cell>
              <table:table-cell office:value-type="float" office:value="404.156">
                <text:p>404.156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388.23">
                <text:p>388.23</text:p>
              </table:table-cell>
              <table:table-cell office:value-type="float" office:value="404.8">
                <text:p>404.8</text:p>
              </table:table-cell>
              <table:table-cell office:value-type="float" office:value="385.635">
                <text:p>385.635</text:p>
              </table:table-cell>
              <table:table-cell office:value-type="float" office:value="404.8">
                <text:p>404.8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388.09">
                <text:p>388.09</text:p>
              </table:table-cell>
              <table:table-cell office:value-type="float" office:value="405.65">
                <text:p>405.65</text:p>
              </table:table-cell>
              <table:table-cell office:value-type="float" office:value="385.824">
                <text:p>385.824</text:p>
              </table:table-cell>
              <table:table-cell office:value-type="float" office:value="405.654">
                <text:p>405.654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387.94">
                <text:p>387.94</text:p>
              </table:table-cell>
              <table:table-cell office:value-type="float" office:value="406.54">
                <text:p>406.54</text:p>
              </table:table-cell>
              <table:table-cell office:value-type="float" office:value="386.029">
                <text:p>386.029</text:p>
              </table:table-cell>
              <table:table-cell office:value-type="float" office:value="406.54">
                <text:p>406.54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387.8">
                <text:p>387.8</text:p>
              </table:table-cell>
              <table:table-cell office:value-type="float" office:value="407.74">
                <text:p>407.74</text:p>
              </table:table-cell>
              <table:table-cell office:value-type="float" office:value="386.214">
                <text:p>386.214</text:p>
              </table:table-cell>
              <table:table-cell office:value-type="float" office:value="407.74">
                <text:p>407.74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387.71">
                <text:p>387.71</text:p>
              </table:table-cell>
              <table:table-cell office:value-type="float" office:value="407.43">
                <text:p>407.43</text:p>
              </table:table-cell>
              <table:table-cell office:value-type="float" office:value="386.385">
                <text:p>386.385</text:p>
              </table:table-cell>
              <table:table-cell office:value-type="float" office:value="407.426">
                <text:p>407.426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387.59">
                <text:p>387.59</text:p>
              </table:table-cell>
              <table:table-cell office:value-type="float" office:value="407.38">
                <text:p>407.38</text:p>
              </table:table-cell>
              <table:table-cell office:value-type="float" office:value="386.551">
                <text:p>386.551</text:p>
              </table:table-cell>
              <table:table-cell office:value-type="float" office:value="407.376">
                <text:p>407.376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387.49">
                <text:p>387.49</text:p>
              </table:table-cell>
              <table:table-cell office:value-type="float" office:value="407.12">
                <text:p>407.12</text:p>
              </table:table-cell>
              <table:table-cell office:value-type="float" office:value="386.692">
                <text:p>386.692</text:p>
              </table:table-cell>
              <table:table-cell office:value-type="float" office:value="407.118">
                <text:p>407.118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387.42">
                <text:p>387.42</text:p>
              </table:table-cell>
              <table:table-cell office:value-type="float" office:value="405.51">
                <text:p>405.51</text:p>
              </table:table-cell>
              <table:table-cell office:value-type="float" office:value="386.801">
                <text:p>386.801</text:p>
              </table:table-cell>
              <table:table-cell office:value-type="float" office:value="405.514">
                <text:p>405.514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387.36">
                <text:p>387.36</text:p>
              </table:table-cell>
              <table:table-cell office:value-type="float" office:value="403.59">
                <text:p>403.59</text:p>
              </table:table-cell>
              <table:table-cell office:value-type="float" office:value="386.924">
                <text:p>386.924</text:p>
              </table:table-cell>
              <table:table-cell office:value-type="float" office:value="403.586">
                <text:p>403.586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387.26">
                <text:p>387.26</text:p>
              </table:table-cell>
              <table:table-cell office:value-type="float" office:value="403.69">
                <text:p>403.69</text:p>
              </table:table-cell>
              <table:table-cell office:value-type="float" office:value="387.103">
                <text:p>387.103</text:p>
              </table:table-cell>
              <table:table-cell office:value-type="float" office:value="403.69">
                <text:p>403.69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387.19">
                <text:p>387.19</text:p>
              </table:table-cell>
              <table:table-cell office:value-type="float" office:value="404.42">
                <text:p>404.42</text:p>
              </table:table-cell>
              <table:table-cell office:value-type="float" office:value="387.309">
                <text:p>387.309</text:p>
              </table:table-cell>
              <table:table-cell office:value-type="float" office:value="404.424">
                <text:p>404.424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387.12">
                <text:p>387.12</text:p>
              </table:table-cell>
              <table:table-cell office:value-type="float" office:value="404.99">
                <text:p>404.99</text:p>
              </table:table-cell>
              <table:table-cell office:value-type="float" office:value="387.517">
                <text:p>387.517</text:p>
              </table:table-cell>
              <table:table-cell office:value-type="float" office:value="404.992">
                <text:p>404.992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387">
                <text:p>387</text:p>
              </table:table-cell>
              <table:table-cell office:value-type="float" office:value="405.93">
                <text:p>405.93</text:p>
              </table:table-cell>
              <table:table-cell office:value-type="float" office:value="387.668">
                <text:p>387.668</text:p>
              </table:table-cell>
              <table:table-cell office:value-type="float" office:value="405.932">
                <text:p>405.932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386.87">
                <text:p>386.87</text:p>
              </table:table-cell>
              <table:table-cell office:value-type="float" office:value="406.65">
                <text:p>406.65</text:p>
              </table:table-cell>
              <table:table-cell office:value-type="float" office:value="387.82">
                <text:p>387.82</text:p>
              </table:table-cell>
              <table:table-cell office:value-type="float" office:value="406.654">
                <text:p>406.654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386.8">
                <text:p>386.8</text:p>
              </table:table-cell>
              <table:table-cell office:value-type="float" office:value="405.22">
                <text:p>405.22</text:p>
              </table:table-cell>
              <table:table-cell office:value-type="float" office:value="387.907">
                <text:p>387.907</text:p>
              </table:table-cell>
              <table:table-cell office:value-type="float" office:value="405.22">
                <text:p>405.22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386.79">
                <text:p>386.79</text:p>
              </table:table-cell>
              <table:table-cell office:value-type="float" office:value="404.57">
                <text:p>404.57</text:p>
              </table:table-cell>
              <table:table-cell office:value-type="float" office:value="388.019">
                <text:p>388.019</text:p>
              </table:table-cell>
              <table:table-cell office:value-type="float" office:value="404.57">
                <text:p>404.57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386.77">
                <text:p>386.77</text:p>
              </table:table-cell>
              <table:table-cell office:value-type="float" office:value="404.02">
                <text:p>404.02</text:p>
              </table:table-cell>
              <table:table-cell office:value-type="float" office:value="388.112">
                <text:p>388.112</text:p>
              </table:table-cell>
              <table:table-cell office:value-type="float" office:value="404.024">
                <text:p>404.024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386.78">
                <text:p>386.78</text:p>
              </table:table-cell>
              <table:table-cell office:value-type="float" office:value="404.04">
                <text:p>404.04</text:p>
              </table:table-cell>
              <table:table-cell office:value-type="float" office:value="388.215">
                <text:p>388.215</text:p>
              </table:table-cell>
              <table:table-cell office:value-type="float" office:value="404.04">
                <text:p>404.04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386.77">
                <text:p>386.77</text:p>
              </table:table-cell>
              <table:table-cell office:value-type="float" office:value="404.99">
                <text:p>404.99</text:p>
              </table:table-cell>
              <table:table-cell office:value-type="float" office:value="388.324">
                <text:p>388.324</text:p>
              </table:table-cell>
              <table:table-cell office:value-type="float" office:value="404.992">
                <text:p>404.992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386.71">
                <text:p>386.71</text:p>
              </table:table-cell>
              <table:table-cell office:value-type="float" office:value="406.37">
                <text:p>406.37</text:p>
              </table:table-cell>
              <table:table-cell office:value-type="float" office:value="388.453">
                <text:p>388.453</text:p>
              </table:table-cell>
              <table:table-cell office:value-type="float" office:value="406.372">
                <text:p>406.372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386.74">
                <text:p>386.74</text:p>
              </table:table-cell>
              <table:table-cell office:value-type="float" office:value="406.17">
                <text:p>406.17</text:p>
              </table:table-cell>
              <table:table-cell office:value-type="float" office:value="388.529">
                <text:p>388.529</text:p>
              </table:table-cell>
              <table:table-cell office:value-type="float" office:value="406.166">
                <text:p>406.166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386.76">
                <text:p>386.76</text:p>
              </table:table-cell>
              <table:table-cell office:value-type="float" office:value="406.22">
                <text:p>406.22</text:p>
              </table:table-cell>
              <table:table-cell office:value-type="float" office:value="388.588">
                <text:p>388.588</text:p>
              </table:table-cell>
              <table:table-cell office:value-type="float" office:value="406.218">
                <text:p>406.218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386.76">
                <text:p>386.76</text:p>
              </table:table-cell>
              <table:table-cell office:value-type="float" office:value="406.08">
                <text:p>406.08</text:p>
              </table:table-cell>
              <table:table-cell office:value-type="float" office:value="388.605">
                <text:p>388.605</text:p>
              </table:table-cell>
              <table:table-cell office:value-type="float" office:value="406.084">
                <text:p>406.084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386.73">
                <text:p>386.73</text:p>
              </table:table-cell>
              <table:table-cell office:value-type="float" office:value="406.55">
                <text:p>406.55</text:p>
              </table:table-cell>
              <table:table-cell office:value-type="float" office:value="388.652">
                <text:p>388.652</text:p>
              </table:table-cell>
              <table:table-cell office:value-type="float" office:value="406.552">
                <text:p>406.552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386.75">
                <text:p>386.75</text:p>
              </table:table-cell>
              <table:table-cell office:value-type="float" office:value="407.95">
                <text:p>407.95</text:p>
              </table:table-cell>
              <table:table-cell office:value-type="float" office:value="388.732">
                <text:p>388.732</text:p>
              </table:table-cell>
              <table:table-cell office:value-type="float" office:value="407.952">
                <text:p>407.952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386.77">
                <text:p>386.77</text:p>
              </table:table-cell>
              <table:table-cell office:value-type="float" office:value="409.34">
                <text:p>409.34</text:p>
              </table:table-cell>
              <table:table-cell office:value-type="float" office:value="388.778">
                <text:p>388.778</text:p>
              </table:table-cell>
              <table:table-cell office:value-type="float" office:value="409.338">
                <text:p>409.338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386.86">
                <text:p>386.86</text:p>
              </table:table-cell>
              <table:table-cell office:value-type="float" office:value="410.48">
                <text:p>410.48</text:p>
              </table:table-cell>
              <table:table-cell office:value-type="float" office:value="388.826">
                <text:p>388.826</text:p>
              </table:table-cell>
              <table:table-cell office:value-type="float" office:value="410.478">
                <text:p>410.478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386.93">
                <text:p>386.93</text:p>
              </table:table-cell>
              <table:table-cell office:value-type="float" office:value="411.24">
                <text:p>411.24</text:p>
              </table:table-cell>
              <table:table-cell office:value-type="float" office:value="388.854">
                <text:p>388.854</text:p>
              </table:table-cell>
              <table:table-cell office:value-type="float" office:value="411.236">
                <text:p>411.236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387.04">
                <text:p>387.04</text:p>
              </table:table-cell>
              <table:table-cell office:value-type="float" office:value="410.42">
                <text:p>410.42</text:p>
              </table:table-cell>
              <table:table-cell office:value-type="float" office:value="388.87">
                <text:p>388.87</text:p>
              </table:table-cell>
              <table:table-cell office:value-type="float" office:value="410.42">
                <text:p>410.42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387.17">
                <text:p>387.17</text:p>
              </table:table-cell>
              <table:table-cell office:value-type="float" office:value="409.52">
                <text:p>409.52</text:p>
              </table:table-cell>
              <table:table-cell office:value-type="float" office:value="388.912">
                <text:p>388.912</text:p>
              </table:table-cell>
              <table:table-cell office:value-type="float" office:value="409.516">
                <text:p>409.516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387.26">
                <text:p>387.26</text:p>
              </table:table-cell>
              <table:table-cell office:value-type="float" office:value="409.79">
                <text:p>409.79</text:p>
              </table:table-cell>
              <table:table-cell office:value-type="float" office:value="388.937">
                <text:p>388.937</text:p>
              </table:table-cell>
              <table:table-cell office:value-type="float" office:value="409.792">
                <text:p>409.792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387.36">
                <text:p>387.36</text:p>
              </table:table-cell>
              <table:table-cell office:value-type="float" office:value="410.07">
                <text:p>410.07</text:p>
              </table:table-cell>
              <table:table-cell office:value-type="float" office:value="388.964">
                <text:p>388.964</text:p>
              </table:table-cell>
              <table:table-cell office:value-type="float" office:value="410.066">
                <text:p>410.066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387.4">
                <text:p>387.4</text:p>
              </table:table-cell>
              <table:table-cell office:value-type="float" office:value="410.81">
                <text:p>410.81</text:p>
              </table:table-cell>
              <table:table-cell office:value-type="float" office:value="388.944">
                <text:p>388.944</text:p>
              </table:table-cell>
              <table:table-cell office:value-type="float" office:value="410.808">
                <text:p>410.808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387.5">
                <text:p>387.5</text:p>
              </table:table-cell>
              <table:table-cell office:value-type="float" office:value="412.92">
                <text:p>412.92</text:p>
              </table:table-cell>
              <table:table-cell office:value-type="float" office:value="388.936">
                <text:p>388.936</text:p>
              </table:table-cell>
              <table:table-cell office:value-type="float" office:value="412.924">
                <text:p>412.924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387.63">
                <text:p>387.63</text:p>
              </table:table-cell>
              <table:table-cell office:value-type="float" office:value="415.54">
                <text:p>415.54</text:p>
              </table:table-cell>
              <table:table-cell office:value-type="float" office:value="388.954">
                <text:p>388.954</text:p>
              </table:table-cell>
              <table:table-cell office:value-type="float" office:value="415.54">
                <text:p>415.54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387.77">
                <text:p>387.77</text:p>
              </table:table-cell>
              <table:table-cell office:value-type="float" office:value="416.94">
                <text:p>416.94</text:p>
              </table:table-cell>
              <table:table-cell office:value-type="float" office:value="388.982">
                <text:p>388.982</text:p>
              </table:table-cell>
              <table:table-cell office:value-type="float" office:value="416.936">
                <text:p>416.936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387.88">
                <text:p>387.88</text:p>
              </table:table-cell>
              <table:table-cell office:value-type="float" office:value="418.48">
                <text:p>418.48</text:p>
              </table:table-cell>
              <table:table-cell office:value-type="float" office:value="389.009">
                <text:p>389.009</text:p>
              </table:table-cell>
              <table:table-cell office:value-type="float" office:value="418.484">
                <text:p>418.484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388">
                <text:p>388</text:p>
              </table:table-cell>
              <table:table-cell office:value-type="float" office:value="420.2">
                <text:p>420.2</text:p>
              </table:table-cell>
              <table:table-cell office:value-type="float" office:value="389.056">
                <text:p>389.056</text:p>
              </table:table-cell>
              <table:table-cell office:value-type="float" office:value="420.198">
                <text:p>420.198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388.12">
                <text:p>388.12</text:p>
              </table:table-cell>
              <table:table-cell office:value-type="float" office:value="421.64">
                <text:p>421.64</text:p>
              </table:table-cell>
              <table:table-cell office:value-type="float" office:value="389.159">
                <text:p>389.159</text:p>
              </table:table-cell>
              <table:table-cell office:value-type="float" office:value="421.638">
                <text:p>421.638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388.24">
                <text:p>388.24</text:p>
              </table:table-cell>
              <table:table-cell office:value-type="float" office:value="422.03">
                <text:p>422.03</text:p>
              </table:table-cell>
              <table:table-cell office:value-type="float" office:value="389.271">
                <text:p>389.271</text:p>
              </table:table-cell>
              <table:table-cell office:value-type="float" office:value="422.028">
                <text:p>422.028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388.31">
                <text:p>388.31</text:p>
              </table:table-cell>
              <table:table-cell office:value-type="float" office:value="423.35">
                <text:p>423.35</text:p>
              </table:table-cell>
              <table:table-cell office:value-type="float" office:value="389.396">
                <text:p>389.396</text:p>
              </table:table-cell>
              <table:table-cell office:value-type="float" office:value="423.35">
                <text:p>423.35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388.39">
                <text:p>388.39</text:p>
              </table:table-cell>
              <table:table-cell office:value-type="float" office:value="425.05">
                <text:p>425.05</text:p>
              </table:table-cell>
              <table:table-cell office:value-type="float" office:value="389.506">
                <text:p>389.506</text:p>
              </table:table-cell>
              <table:table-cell office:value-type="float" office:value="425.052">
                <text:p>425.052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388.49">
                <text:p>388.49</text:p>
              </table:table-cell>
              <table:table-cell office:value-type="float" office:value="427.15">
                <text:p>427.15</text:p>
              </table:table-cell>
              <table:table-cell office:value-type="float" office:value="389.688">
                <text:p>389.688</text:p>
              </table:table-cell>
              <table:table-cell office:value-type="float" office:value="427.148">
                <text:p>427.148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388.56">
                <text:p>388.56</text:p>
              </table:table-cell>
              <table:table-cell office:value-type="float" office:value="429.8">
                <text:p>429.8</text:p>
              </table:table-cell>
              <table:table-cell office:value-type="float" office:value="389.909">
                <text:p>389.909</text:p>
              </table:table-cell>
              <table:table-cell office:value-type="float" office:value="429.804">
                <text:p>429.804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388.66">
                <text:p>388.66</text:p>
              </table:table-cell>
              <table:table-cell office:value-type="float" office:value="432.01">
                <text:p>432.01</text:p>
              </table:table-cell>
              <table:table-cell office:value-type="float" office:value="390.145">
                <text:p>390.145</text:p>
              </table:table-cell>
              <table:table-cell office:value-type="float" office:value="432.012">
                <text:p>432.012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388.77">
                <text:p>388.77</text:p>
              </table:table-cell>
              <table:table-cell office:value-type="float" office:value="433">
                <text:p>433</text:p>
              </table:table-cell>
              <table:table-cell office:value-type="float" office:value="390.384">
                <text:p>390.384</text:p>
              </table:table-cell>
              <table:table-cell office:value-type="float" office:value="432.998">
                <text:p>432.998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388.88">
                <text:p>388.88</text:p>
              </table:table-cell>
              <table:table-cell office:value-type="float" office:value="432.98">
                <text:p>432.98</text:p>
              </table:table-cell>
              <table:table-cell office:value-type="float" office:value="390.606">
                <text:p>390.606</text:p>
              </table:table-cell>
              <table:table-cell office:value-type="float" office:value="432.976">
                <text:p>432.976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389">
                <text:p>389</text:p>
              </table:table-cell>
              <table:table-cell office:value-type="float" office:value="433.16">
                <text:p>433.16</text:p>
              </table:table-cell>
              <table:table-cell office:value-type="float" office:value="390.856">
                <text:p>390.856</text:p>
              </table:table-cell>
              <table:table-cell office:value-type="float" office:value="433.164">
                <text:p>433.164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389.19">
                <text:p>389.19</text:p>
              </table:table-cell>
              <table:table-cell office:value-type="float" office:value="431.63">
                <text:p>431.63</text:p>
              </table:table-cell>
              <table:table-cell office:value-type="float" office:value="391.097">
                <text:p>391.097</text:p>
              </table:table-cell>
              <table:table-cell office:value-type="float" office:value="431.63">
                <text:p>431.63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389.41">
                <text:p>389.41</text:p>
              </table:table-cell>
              <table:table-cell office:value-type="float" office:value="430.04">
                <text:p>430.04</text:p>
              </table:table-cell>
              <table:table-cell office:value-type="float" office:value="391.296">
                <text:p>391.296</text:p>
              </table:table-cell>
              <table:table-cell office:value-type="float" office:value="430.042">
                <text:p>430.042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389.68">
                <text:p>389.68</text:p>
              </table:table-cell>
              <table:table-cell office:value-type="float" office:value="429.84">
                <text:p>429.84</text:p>
              </table:table-cell>
              <table:table-cell office:value-type="float" office:value="391.504">
                <text:p>391.504</text:p>
              </table:table-cell>
              <table:table-cell office:value-type="float" office:value="429.842">
                <text:p>429.842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389.95">
                <text:p>389.95</text:p>
              </table:table-cell>
              <table:table-cell office:value-type="float" office:value="430.13">
                <text:p>430.13</text:p>
              </table:table-cell>
              <table:table-cell office:value-type="float" office:value="391.684">
                <text:p>391.684</text:p>
              </table:table-cell>
              <table:table-cell office:value-type="float" office:value="430.13">
                <text:p>430.13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390.2">
                <text:p>390.2</text:p>
              </table:table-cell>
              <table:table-cell office:value-type="float" office:value="430.45">
                <text:p>430.45</text:p>
              </table:table-cell>
              <table:table-cell office:value-type="float" office:value="391.851">
                <text:p>391.851</text:p>
              </table:table-cell>
              <table:table-cell office:value-type="float" office:value="430.446">
                <text:p>430.446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390.49">
                <text:p>390.49</text:p>
              </table:table-cell>
              <table:table-cell office:value-type="float" office:value="432.44">
                <text:p>432.44</text:p>
              </table:table-cell>
              <table:table-cell office:value-type="float" office:value="392.13">
                <text:p>392.13</text:p>
              </table:table-cell>
              <table:table-cell office:value-type="float" office:value="432.44">
                <text:p>432.44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390.77">
                <text:p>390.77</text:p>
              </table:table-cell>
              <table:table-cell office:value-type="float" office:value="434.88">
                <text:p>434.88</text:p>
              </table:table-cell>
              <table:table-cell office:value-type="float" office:value="392.405">
                <text:p>392.405</text:p>
              </table:table-cell>
              <table:table-cell office:value-type="float" office:value="434.884">
                <text:p>434.884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391.03">
                <text:p>391.03</text:p>
              </table:table-cell>
              <table:table-cell office:value-type="float" office:value="436.26">
                <text:p>436.26</text:p>
              </table:table-cell>
              <table:table-cell office:value-type="float" office:value="392.698">
                <text:p>392.698</text:p>
              </table:table-cell>
              <table:table-cell office:value-type="float" office:value="436.262">
                <text:p>436.262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391.29">
                <text:p>391.29</text:p>
              </table:table-cell>
              <table:table-cell office:value-type="float" office:value="436.91">
                <text:p>436.91</text:p>
              </table:table-cell>
              <table:table-cell office:value-type="float" office:value="392.989">
                <text:p>392.989</text:p>
              </table:table-cell>
              <table:table-cell office:value-type="float" office:value="436.908">
                <text:p>436.908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391.55">
                <text:p>391.55</text:p>
              </table:table-cell>
              <table:table-cell office:value-type="float" office:value="437">
                <text:p>437</text:p>
              </table:table-cell>
              <table:table-cell office:value-type="float" office:value="393.259">
                <text:p>393.259</text:p>
              </table:table-cell>
              <table:table-cell office:value-type="float" office:value="436.996">
                <text:p>436.996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391.78">
                <text:p>391.78</text:p>
              </table:table-cell>
              <table:table-cell office:value-type="float" office:value="436.28">
                <text:p>436.28</text:p>
              </table:table-cell>
              <table:table-cell office:value-type="float" office:value="393.557">
                <text:p>393.557</text:p>
              </table:table-cell>
              <table:table-cell office:value-type="float" office:value="436.278">
                <text:p>436.278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392.02">
                <text:p>392.02</text:p>
              </table:table-cell>
              <table:table-cell office:value-type="float" office:value="436.01">
                <text:p>436.01</text:p>
              </table:table-cell>
              <table:table-cell office:value-type="float" office:value="393.902">
                <text:p>393.902</text:p>
              </table:table-cell>
              <table:table-cell office:value-type="float" office:value="436.014">
                <text:p>436.014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392.28">
                <text:p>392.28</text:p>
              </table:table-cell>
              <table:table-cell office:value-type="float" office:value="436.59">
                <text:p>436.59</text:p>
              </table:table-cell>
              <table:table-cell office:value-type="float" office:value="394.279">
                <text:p>394.279</text:p>
              </table:table-cell>
              <table:table-cell office:value-type="float" office:value="436.586">
                <text:p>436.586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392.54">
                <text:p>392.54</text:p>
              </table:table-cell>
              <table:table-cell office:value-type="float" office:value="438.55">
                <text:p>438.55</text:p>
              </table:table-cell>
              <table:table-cell office:value-type="float" office:value="394.705">
                <text:p>394.705</text:p>
              </table:table-cell>
              <table:table-cell office:value-type="float" office:value="438.546">
                <text:p>438.546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392.8">
                <text:p>392.8</text:p>
              </table:table-cell>
              <table:table-cell office:value-type="float" office:value="440.67">
                <text:p>440.67</text:p>
              </table:table-cell>
              <table:table-cell office:value-type="float" office:value="395.147">
                <text:p>395.147</text:p>
              </table:table-cell>
              <table:table-cell office:value-type="float" office:value="440.668">
                <text:p>440.668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393.05">
                <text:p>393.05</text:p>
              </table:table-cell>
              <table:table-cell office:value-type="float" office:value="442.88">
                <text:p>442.88</text:p>
              </table:table-cell>
              <table:table-cell office:value-type="float" office:value="395.601">
                <text:p>395.601</text:p>
              </table:table-cell>
              <table:table-cell office:value-type="float" office:value="442.882">
                <text:p>442.882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393.31">
                <text:p>393.31</text:p>
              </table:table-cell>
              <table:table-cell office:value-type="float" office:value="445.2">
                <text:p>445.2</text:p>
              </table:table-cell>
              <table:table-cell office:value-type="float" office:value="396.037">
                <text:p>396.037</text:p>
              </table:table-cell>
              <table:table-cell office:value-type="float" office:value="445.204">
                <text:p>445.204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393.57">
                <text:p>393.57</text:p>
              </table:table-cell>
              <table:table-cell office:value-type="float" office:value="447.02">
                <text:p>447.02</text:p>
              </table:table-cell>
              <table:table-cell office:value-type="float" office:value="396.516">
                <text:p>396.516</text:p>
              </table:table-cell>
              <table:table-cell office:value-type="float" office:value="447.02">
                <text:p>447.02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393.83">
                <text:p>393.83</text:p>
              </table:table-cell>
              <table:table-cell office:value-type="float" office:value="447.54">
                <text:p>447.54</text:p>
              </table:table-cell>
              <table:table-cell office:value-type="float" office:value="397.007">
                <text:p>397.007</text:p>
              </table:table-cell>
              <table:table-cell office:value-type="float" office:value="447.538">
                <text:p>447.538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394.09">
                <text:p>394.09</text:p>
              </table:table-cell>
              <table:table-cell office:value-type="float" office:value="448.11">
                <text:p>448.11</text:p>
              </table:table-cell>
              <table:table-cell office:value-type="float" office:value="397.452">
                <text:p>397.452</text:p>
              </table:table-cell>
              <table:table-cell office:value-type="float" office:value="448.112">
                <text:p>448.112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394.38">
                <text:p>394.38</text:p>
              </table:table-cell>
              <table:table-cell office:value-type="float" office:value="448.78">
                <text:p>448.78</text:p>
              </table:table-cell>
              <table:table-cell office:value-type="float" office:value="397.851">
                <text:p>397.851</text:p>
              </table:table-cell>
              <table:table-cell office:value-type="float" office:value="448.776">
                <text:p>448.776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394.68">
                <text:p>394.68</text:p>
              </table:table-cell>
              <table:table-cell office:value-type="float" office:value="449.02">
                <text:p>449.02</text:p>
              </table:table-cell>
              <table:table-cell office:value-type="float" office:value="398.262">
                <text:p>398.262</text:p>
              </table:table-cell>
              <table:table-cell office:value-type="float" office:value="449.024">
                <text:p>449.024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395">
                <text:p>395</text:p>
              </table:table-cell>
              <table:table-cell office:value-type="float" office:value="449.09">
                <text:p>449.09</text:p>
              </table:table-cell>
              <table:table-cell office:value-type="float" office:value="398.691">
                <text:p>398.691</text:p>
              </table:table-cell>
              <table:table-cell office:value-type="float" office:value="449.086">
                <text:p>449.086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395.32">
                <text:p>395.32</text:p>
              </table:table-cell>
              <table:table-cell office:value-type="float" office:value="449.15">
                <text:p>449.15</text:p>
              </table:table-cell>
              <table:table-cell office:value-type="float" office:value="399.156">
                <text:p>399.156</text:p>
              </table:table-cell>
              <table:table-cell office:value-type="float" office:value="449.148">
                <text:p>449.148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395.6">
                <text:p>395.6</text:p>
              </table:table-cell>
              <table:table-cell office:value-type="float" office:value="450.09">
                <text:p>450.09</text:p>
              </table:table-cell>
              <table:table-cell office:value-type="float" office:value="399.657">
                <text:p>399.657</text:p>
              </table:table-cell>
              <table:table-cell office:value-type="float" office:value="450.086">
                <text:p>450.086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395.9">
                <text:p>395.9</text:p>
              </table:table-cell>
              <table:table-cell office:value-type="float" office:value="450.8">
                <text:p>450.8</text:p>
              </table:table-cell>
              <table:table-cell office:value-type="float" office:value="400.173">
                <text:p>400.173</text:p>
              </table:table-cell>
              <table:table-cell office:value-type="float" office:value="450.796">
                <text:p>450.796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396.17">
                <text:p>396.17</text:p>
              </table:table-cell>
              <table:table-cell office:value-type="float" office:value="451">
                <text:p>451</text:p>
              </table:table-cell>
              <table:table-cell office:value-type="float" office:value="400.689">
                <text:p>400.689</text:p>
              </table:table-cell>
              <table:table-cell office:value-type="float" office:value="451.002">
                <text:p>451.002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396.43">
                <text:p>396.43</text:p>
              </table:table-cell>
              <table:table-cell office:value-type="float" office:value="449.94">
                <text:p>449.94</text:p>
              </table:table-cell>
              <table:table-cell office:value-type="float" office:value="401.127">
                <text:p>401.127</text:p>
              </table:table-cell>
              <table:table-cell office:value-type="float" office:value="449.936">
                <text:p>449.936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396.67">
                <text:p>396.67</text:p>
              </table:table-cell>
              <table:table-cell office:value-type="float" office:value="449.21">
                <text:p>449.21</text:p>
              </table:table-cell>
              <table:table-cell office:value-type="float" office:value="401.599">
                <text:p>401.599</text:p>
              </table:table-cell>
              <table:table-cell office:value-type="float" office:value="449.214">
                <text:p>449.214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396.93">
                <text:p>396.93</text:p>
              </table:table-cell>
              <table:table-cell office:value-type="float" office:value="447.21">
                <text:p>447.21</text:p>
              </table:table-cell>
              <table:table-cell office:value-type="float" office:value="402.017">
                <text:p>402.017</text:p>
              </table:table-cell>
              <table:table-cell office:value-type="float" office:value="447.214">
                <text:p>447.214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397.2">
                <text:p>397.2</text:p>
              </table:table-cell>
              <table:table-cell office:value-type="float" office:value="445.81">
                <text:p>445.81</text:p>
              </table:table-cell>
              <table:table-cell office:value-type="float" office:value="402.433">
                <text:p>402.433</text:p>
              </table:table-cell>
              <table:table-cell office:value-type="float" office:value="445.814">
                <text:p>445.814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397.48">
                <text:p>397.48</text:p>
              </table:table-cell>
              <table:table-cell office:value-type="float" office:value="444.28">
                <text:p>444.28</text:p>
              </table:table-cell>
              <table:table-cell office:value-type="float" office:value="402.852">
                <text:p>402.852</text:p>
              </table:table-cell>
              <table:table-cell office:value-type="float" office:value="444.284">
                <text:p>444.284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397.69">
                <text:p>397.69</text:p>
              </table:table-cell>
              <table:table-cell office:value-type="float" office:value="443.42">
                <text:p>443.42</text:p>
              </table:table-cell>
              <table:table-cell office:value-type="float" office:value="403.271">
                <text:p>403.271</text:p>
              </table:table-cell>
              <table:table-cell office:value-type="float" office:value="443.418">
                <text:p>443.418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397.88">
                <text:p>397.88</text:p>
              </table:table-cell>
              <table:table-cell office:value-type="float" office:value="442.84">
                <text:p>442.84</text:p>
              </table:table-cell>
              <table:table-cell office:value-type="float" office:value="403.647">
                <text:p>403.647</text:p>
              </table:table-cell>
              <table:table-cell office:value-type="float" office:value="442.838">
                <text:p>442.838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398.04">
                <text:p>398.04</text:p>
              </table:table-cell>
              <table:table-cell office:value-type="float" office:value="442.61">
                <text:p>442.61</text:p>
              </table:table-cell>
              <table:table-cell office:value-type="float" office:value="404">
                <text:p>404</text:p>
              </table:table-cell>
              <table:table-cell office:value-type="float" office:value="442.608">
                <text:p>442.608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398.22">
                <text:p>398.22</text:p>
              </table:table-cell>
              <table:table-cell office:value-type="float" office:value="442.09">
                <text:p>442.09</text:p>
              </table:table-cell>
              <table:table-cell office:value-type="float" office:value="404.336">
                <text:p>404.336</text:p>
              </table:table-cell>
              <table:table-cell office:value-type="float" office:value="442.092">
                <text:p>442.092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398.41">
                <text:p>398.41</text:p>
              </table:table-cell>
              <table:table-cell office:value-type="float" office:value="440.93">
                <text:p>440.93</text:p>
              </table:table-cell>
              <table:table-cell office:value-type="float" office:value="404.66">
                <text:p>404.66</text:p>
              </table:table-cell>
              <table:table-cell office:value-type="float" office:value="440.932">
                <text:p>440.932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398.56">
                <text:p>398.56</text:p>
              </table:table-cell>
              <table:table-cell office:value-type="float" office:value="439.72">
                <text:p>439.72</text:p>
              </table:table-cell>
              <table:table-cell office:value-type="float" office:value="404.977">
                <text:p>404.977</text:p>
              </table:table-cell>
              <table:table-cell office:value-type="float" office:value="439.722">
                <text:p>439.722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398.7">
                <text:p>398.7</text:p>
              </table:table-cell>
              <table:table-cell office:value-type="float" office:value="437.82">
                <text:p>437.82</text:p>
              </table:table-cell>
              <table:table-cell office:value-type="float" office:value="405.234">
                <text:p>405.234</text:p>
              </table:table-cell>
              <table:table-cell office:value-type="float" office:value="437.818">
                <text:p>437.818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398.86">
                <text:p>398.86</text:p>
              </table:table-cell>
              <table:table-cell office:value-type="float" office:value="436.01">
                <text:p>436.01</text:p>
              </table:table-cell>
              <table:table-cell office:value-type="float" office:value="405.506">
                <text:p>405.506</text:p>
              </table:table-cell>
              <table:table-cell office:value-type="float" office:value="436.008">
                <text:p>436.008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399.02">
                <text:p>399.02</text:p>
              </table:table-cell>
              <table:table-cell office:value-type="float" office:value="434.27">
                <text:p>434.27</text:p>
              </table:table-cell>
              <table:table-cell office:value-type="float" office:value="405.8">
                <text:p>405.8</text:p>
              </table:table-cell>
              <table:table-cell office:value-type="float" office:value="434.274">
                <text:p>434.274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399.17">
                <text:p>399.17</text:p>
              </table:table-cell>
              <table:table-cell office:value-type="float" office:value="433.34">
                <text:p>433.34</text:p>
              </table:table-cell>
              <table:table-cell office:value-type="float" office:value="406.136">
                <text:p>406.136</text:p>
              </table:table-cell>
              <table:table-cell office:value-type="float" office:value="433.336">
                <text:p>433.336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399.27">
                <text:p>399.27</text:p>
              </table:table-cell>
              <table:table-cell office:value-type="float" office:value="434.01">
                <text:p>434.01</text:p>
              </table:table-cell>
              <table:table-cell office:value-type="float" office:value="406.514">
                <text:p>406.514</text:p>
              </table:table-cell>
              <table:table-cell office:value-type="float" office:value="434.008">
                <text:p>434.008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399.36">
                <text:p>399.36</text:p>
              </table:table-cell>
              <table:table-cell office:value-type="float" office:value="434.13">
                <text:p>434.13</text:p>
              </table:table-cell>
              <table:table-cell office:value-type="float" office:value="406.836">
                <text:p>406.836</text:p>
              </table:table-cell>
              <table:table-cell office:value-type="float" office:value="434.126">
                <text:p>434.126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399.42">
                <text:p>399.42</text:p>
              </table:table-cell>
              <table:table-cell office:value-type="float" office:value="434.81">
                <text:p>434.81</text:p>
              </table:table-cell>
              <table:table-cell office:value-type="float" office:value="407.155">
                <text:p>407.155</text:p>
              </table:table-cell>
              <table:table-cell office:value-type="float" office:value="434.812">
                <text:p>434.812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399.49">
                <text:p>399.49</text:p>
              </table:table-cell>
              <table:table-cell office:value-type="float" office:value="435.49">
                <text:p>435.49</text:p>
              </table:table-cell>
              <table:table-cell office:value-type="float" office:value="407.479">
                <text:p>407.479</text:p>
              </table:table-cell>
              <table:table-cell office:value-type="float" office:value="435.488">
                <text:p>435.488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399.55">
                <text:p>399.55</text:p>
              </table:table-cell>
              <table:table-cell office:value-type="float" office:value="437.67">
                <text:p>437.67</text:p>
              </table:table-cell>
              <table:table-cell office:value-type="float" office:value="407.872">
                <text:p>407.872</text:p>
              </table:table-cell>
              <table:table-cell office:value-type="float" office:value="437.666">
                <text:p>437.666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399.64">
                <text:p>399.64</text:p>
              </table:table-cell>
              <table:table-cell office:value-type="float" office:value="439.24">
                <text:p>439.24</text:p>
              </table:table-cell>
              <table:table-cell office:value-type="float" office:value="408.174">
                <text:p>408.174</text:p>
              </table:table-cell>
              <table:table-cell office:value-type="float" office:value="439.244">
                <text:p>439.244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399.7">
                <text:p>399.7</text:p>
              </table:table-cell>
              <table:table-cell office:value-type="float" office:value="441.91">
                <text:p>441.91</text:p>
              </table:table-cell>
              <table:table-cell office:value-type="float" office:value="408.454">
                <text:p>408.454</text:p>
              </table:table-cell>
              <table:table-cell office:value-type="float" office:value="441.908">
                <text:p>441.908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399.79">
                <text:p>399.79</text:p>
              </table:table-cell>
              <table:table-cell office:value-type="float" office:value="444.13">
                <text:p>444.13</text:p>
              </table:table-cell>
              <table:table-cell office:value-type="float" office:value="408.755">
                <text:p>408.755</text:p>
              </table:table-cell>
              <table:table-cell office:value-type="float" office:value="444.128">
                <text:p>444.128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399.93">
                <text:p>399.93</text:p>
              </table:table-cell>
              <table:table-cell office:value-type="float" office:value="445.41">
                <text:p>445.41</text:p>
              </table:table-cell>
              <table:table-cell office:value-type="float" office:value="409.03">
                <text:p>409.03</text:p>
              </table:table-cell>
              <table:table-cell office:value-type="float" office:value="445.41">
                <text:p>445.41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400.1">
                <text:p>400.1</text:p>
              </table:table-cell>
              <table:table-cell office:value-type="float" office:value="444.83">
                <text:p>444.83</text:p>
              </table:table-cell>
              <table:table-cell office:value-type="float" office:value="409.304">
                <text:p>409.304</text:p>
              </table:table-cell>
              <table:table-cell office:value-type="float" office:value="444.828">
                <text:p>444.828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400.27">
                <text:p>400.27</text:p>
              </table:table-cell>
              <table:table-cell office:value-type="float" office:value="443.61">
                <text:p>443.61</text:p>
              </table:table-cell>
              <table:table-cell office:value-type="float" office:value="409.578">
                <text:p>409.578</text:p>
              </table:table-cell>
              <table:table-cell office:value-type="float" office:value="443.61">
                <text:p>443.61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400.42">
                <text:p>400.42</text:p>
              </table:table-cell>
              <table:table-cell office:value-type="float" office:value="442.65">
                <text:p>442.65</text:p>
              </table:table-cell>
              <table:table-cell office:value-type="float" office:value="409.847">
                <text:p>409.847</text:p>
              </table:table-cell>
              <table:table-cell office:value-type="float" office:value="442.654">
                <text:p>442.654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400.62">
                <text:p>400.62</text:p>
              </table:table-cell>
              <table:table-cell office:value-type="float" office:value="442.11">
                <text:p>442.11</text:p>
              </table:table-cell>
              <table:table-cell office:value-type="float" office:value="410.136">
                <text:p>410.136</text:p>
              </table:table-cell>
              <table:table-cell office:value-type="float" office:value="442.112">
                <text:p>442.112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400.83">
                <text:p>400.83</text:p>
              </table:table-cell>
              <table:table-cell office:value-type="float" office:value="441.47">
                <text:p>441.47</text:p>
              </table:table-cell>
              <table:table-cell office:value-type="float" office:value="410.388">
                <text:p>410.388</text:p>
              </table:table-cell>
              <table:table-cell office:value-type="float" office:value="441.47">
                <text:p>441.47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401.04">
                <text:p>401.04</text:p>
              </table:table-cell>
              <table:table-cell office:value-type="float" office:value="441.53">
                <text:p>441.53</text:p>
              </table:table-cell>
              <table:table-cell office:value-type="float" office:value="410.63">
                <text:p>410.63</text:p>
              </table:table-cell>
              <table:table-cell office:value-type="float" office:value="441.528">
                <text:p>441.528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401.26">
                <text:p>401.26</text:p>
              </table:table-cell>
              <table:table-cell office:value-type="float" office:value="442.62">
                <text:p>442.62</text:p>
              </table:table-cell>
              <table:table-cell office:value-type="float" office:value="410.892">
                <text:p>410.892</text:p>
              </table:table-cell>
              <table:table-cell office:value-type="float" office:value="442.618">
                <text:p>442.618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401.47">
                <text:p>401.47</text:p>
              </table:table-cell>
              <table:table-cell office:value-type="float" office:value="442.5">
                <text:p>442.5</text:p>
              </table:table-cell>
              <table:table-cell office:value-type="float" office:value="411.158">
                <text:p>411.158</text:p>
              </table:table-cell>
              <table:table-cell office:value-type="float" office:value="442.502">
                <text:p>442.502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401.71">
                <text:p>401.71</text:p>
              </table:table-cell>
              <table:table-cell office:value-type="float" office:value="441.86">
                <text:p>441.86</text:p>
              </table:table-cell>
              <table:table-cell office:value-type="float" office:value="411.429">
                <text:p>411.429</text:p>
              </table:table-cell>
              <table:table-cell office:value-type="float" office:value="441.858">
                <text:p>441.858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401.95">
                <text:p>401.95</text:p>
              </table:table-cell>
              <table:table-cell office:value-type="float" office:value="441.52">
                <text:p>441.52</text:p>
              </table:table-cell>
              <table:table-cell office:value-type="float" office:value="411.634">
                <text:p>411.634</text:p>
              </table:table-cell>
              <table:table-cell office:value-type="float" office:value="441.518">
                <text:p>441.518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402.17">
                <text:p>402.17</text:p>
              </table:table-cell>
              <table:table-cell office:value-type="float" office:value="440.27">
                <text:p>440.27</text:p>
              </table:table-cell>
              <table:table-cell office:value-type="float" office:value="411.82">
                <text:p>411.82</text:p>
              </table:table-cell>
              <table:table-cell office:value-type="float" office:value="440.268">
                <text:p>440.268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402.39">
                <text:p>402.39</text:p>
              </table:table-cell>
              <table:table-cell office:value-type="float" office:value="436.82">
                <text:p>436.82</text:p>
              </table:table-cell>
              <table:table-cell office:value-type="float" office:value="411.973">
                <text:p>411.973</text:p>
              </table:table-cell>
              <table:table-cell office:value-type="float" office:value="436.816">
                <text:p>436.816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402.56">
                <text:p>402.56</text:p>
              </table:table-cell>
              <table:table-cell office:value-type="float" office:value="434.24">
                <text:p>434.24</text:p>
              </table:table-cell>
              <table:table-cell office:value-type="float" office:value="412.157">
                <text:p>412.157</text:p>
              </table:table-cell>
              <table:table-cell office:value-type="float" office:value="434.244">
                <text:p>434.244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402.72">
                <text:p>402.72</text:p>
              </table:table-cell>
              <table:table-cell office:value-type="float" office:value="431.98">
                <text:p>431.98</text:p>
              </table:table-cell>
              <table:table-cell office:value-type="float" office:value="412.378">
                <text:p>412.378</text:p>
              </table:table-cell>
              <table:table-cell office:value-type="float" office:value="431.98">
                <text:p>431.98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402.94">
                <text:p>402.94</text:p>
              </table:table-cell>
              <table:table-cell office:value-type="float" office:value="428.64">
                <text:p>428.64</text:p>
              </table:table-cell>
              <table:table-cell office:value-type="float" office:value="412.571">
                <text:p>412.571</text:p>
              </table:table-cell>
              <table:table-cell office:value-type="float" office:value="428.638">
                <text:p>428.638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403.14">
                <text:p>403.14</text:p>
              </table:table-cell>
              <table:table-cell office:value-type="float" office:value="426.14">
                <text:p>426.14</text:p>
              </table:table-cell>
              <table:table-cell office:value-type="float" office:value="412.749">
                <text:p>412.749</text:p>
              </table:table-cell>
              <table:table-cell office:value-type="float" office:value="426.138">
                <text:p>426.138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403.33">
                <text:p>403.33</text:p>
              </table:table-cell>
              <table:table-cell office:value-type="float" office:value="425.57">
                <text:p>425.57</text:p>
              </table:table-cell>
              <table:table-cell office:value-type="float" office:value="412.954">
                <text:p>412.954</text:p>
              </table:table-cell>
              <table:table-cell office:value-type="float" office:value="425.568">
                <text:p>425.568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403.53">
                <text:p>403.53</text:p>
              </table:table-cell>
              <table:table-cell office:value-type="float" office:value="424.99">
                <text:p>424.99</text:p>
              </table:table-cell>
              <table:table-cell office:value-type="float" office:value="413.127">
                <text:p>413.127</text:p>
              </table:table-cell>
              <table:table-cell office:value-type="float" office:value="424.986">
                <text:p>424.986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403.72">
                <text:p>403.72</text:p>
              </table:table-cell>
              <table:table-cell office:value-type="float" office:value="424.01">
                <text:p>424.01</text:p>
              </table:table-cell>
              <table:table-cell office:value-type="float" office:value="413.284">
                <text:p>413.284</text:p>
              </table:table-cell>
              <table:table-cell office:value-type="float" office:value="424.01">
                <text:p>424.01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403.91">
                <text:p>403.91</text:p>
              </table:table-cell>
              <table:table-cell office:value-type="float" office:value="423.16">
                <text:p>423.16</text:p>
              </table:table-cell>
              <table:table-cell office:value-type="float" office:value="413.424">
                <text:p>413.424</text:p>
              </table:table-cell>
              <table:table-cell office:value-type="float" office:value="423.158">
                <text:p>423.158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404.12">
                <text:p>404.12</text:p>
              </table:table-cell>
              <table:table-cell office:value-type="float" office:value="422.88">
                <text:p>422.88</text:p>
              </table:table-cell>
              <table:table-cell office:value-type="float" office:value="413.628">
                <text:p>413.628</text:p>
              </table:table-cell>
              <table:table-cell office:value-type="float" office:value="422.882">
                <text:p>422.882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404.36">
                <text:p>404.36</text:p>
              </table:table-cell>
              <table:table-cell office:value-type="float" office:value="422.08">
                <text:p>422.08</text:p>
              </table:table-cell>
              <table:table-cell office:value-type="float" office:value="413.854">
                <text:p>413.854</text:p>
              </table:table-cell>
              <table:table-cell office:value-type="float" office:value="422.084">
                <text:p>422.084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404.61">
                <text:p>404.61</text:p>
              </table:table-cell>
              <table:table-cell office:value-type="float" office:value="422.49">
                <text:p>422.49</text:p>
              </table:table-cell>
              <table:table-cell office:value-type="float" office:value="414.121">
                <text:p>414.121</text:p>
              </table:table-cell>
              <table:table-cell office:value-type="float" office:value="422.492">
                <text:p>422.492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404.88">
                <text:p>404.88</text:p>
              </table:table-cell>
              <table:table-cell office:value-type="float" office:value="423.48">
                <text:p>423.48</text:p>
              </table:table-cell>
              <table:table-cell office:value-type="float" office:value="414.398">
                <text:p>414.398</text:p>
              </table:table-cell>
              <table:table-cell office:value-type="float" office:value="423.48">
                <text:p>423.48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405.13">
                <text:p>405.13</text:p>
              </table:table-cell>
              <table:table-cell office:value-type="float" office:value="426.05">
                <text:p>426.05</text:p>
              </table:table-cell>
              <table:table-cell office:value-type="float" office:value="414.659">
                <text:p>414.659</text:p>
              </table:table-cell>
              <table:table-cell office:value-type="float" office:value="426.05">
                <text:p>426.05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405.36">
                <text:p>405.36</text:p>
              </table:table-cell>
              <table:table-cell office:value-type="float" office:value="428.36">
                <text:p>428.36</text:p>
              </table:table-cell>
              <table:table-cell office:value-type="float" office:value="414.956">
                <text:p>414.956</text:p>
              </table:table-cell>
              <table:table-cell office:value-type="float" office:value="428.364">
                <text:p>428.364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405.62">
                <text:p>405.62</text:p>
              </table:table-cell>
              <table:table-cell office:value-type="float" office:value="430.18">
                <text:p>430.18</text:p>
              </table:table-cell>
              <table:table-cell office:value-type="float" office:value="415.229">
                <text:p>415.229</text:p>
              </table:table-cell>
              <table:table-cell office:value-type="float" office:value="430.182">
                <text:p>430.182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405.93">
                <text:p>405.93</text:p>
              </table:table-cell>
              <table:table-cell office:value-type="float" office:value="430.57">
                <text:p>430.57</text:p>
              </table:table-cell>
              <table:table-cell office:value-type="float" office:value="415.498">
                <text:p>415.498</text:p>
              </table:table-cell>
              <table:table-cell office:value-type="float" office:value="430.572">
                <text:p>430.572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406.2">
                <text:p>406.2</text:p>
              </table:table-cell>
              <table:table-cell office:value-type="float" office:value="431.32">
                <text:p>431.32</text:p>
              </table:table-cell>
              <table:table-cell office:value-type="float" office:value="415.813">
                <text:p>415.813</text:p>
              </table:table-cell>
              <table:table-cell office:value-type="float" office:value="431.316">
                <text:p>431.316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406.45">
                <text:p>406.45</text:p>
              </table:table-cell>
              <table:table-cell office:value-type="float" office:value="431.61">
                <text:p>431.61</text:p>
              </table:table-cell>
              <table:table-cell office:value-type="float" office:value="416.095">
                <text:p>416.095</text:p>
              </table:table-cell>
              <table:table-cell office:value-type="float" office:value="431.61">
                <text:p>431.61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406.7">
                <text:p>406.7</text:p>
              </table:table-cell>
              <table:table-cell office:value-type="float" office:value="430.4">
                <text:p>430.4</text:p>
              </table:table-cell>
              <table:table-cell office:value-type="float" office:value="416.353">
                <text:p>416.353</text:p>
              </table:table-cell>
              <table:table-cell office:value-type="float" office:value="430.398">
                <text:p>430.398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406.96">
                <text:p>406.96</text:p>
              </table:table-cell>
              <table:table-cell office:value-type="float" office:value="428.96">
                <text:p>428.96</text:p>
              </table:table-cell>
              <table:table-cell office:value-type="float" office:value="416.6">
                <text:p>416.6</text:p>
              </table:table-cell>
              <table:table-cell office:value-type="float" office:value="428.962">
                <text:p>428.962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407.25">
                <text:p>407.25</text:p>
              </table:table-cell>
              <table:table-cell office:value-type="float" office:value="426.91">
                <text:p>426.91</text:p>
              </table:table-cell>
              <table:table-cell office:value-type="float" office:value="416.807">
                <text:p>416.807</text:p>
              </table:table-cell>
              <table:table-cell office:value-type="float" office:value="426.914">
                <text:p>426.914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407.56">
                <text:p>407.56</text:p>
              </table:table-cell>
              <table:table-cell office:value-type="float" office:value="423.82">
                <text:p>423.82</text:p>
              </table:table-cell>
              <table:table-cell office:value-type="float" office:value="417.032">
                <text:p>417.032</text:p>
              </table:table-cell>
              <table:table-cell office:value-type="float" office:value="423.822">
                <text:p>423.822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407.89">
                <text:p>407.89</text:p>
              </table:table-cell>
              <table:table-cell office:value-type="float" office:value="421.36">
                <text:p>421.36</text:p>
              </table:table-cell>
              <table:table-cell office:value-type="float" office:value="417.229">
                <text:p>417.229</text:p>
              </table:table-cell>
              <table:table-cell office:value-type="float" office:value="421.362">
                <text:p>421.362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408.2">
                <text:p>408.2</text:p>
              </table:table-cell>
              <table:table-cell office:value-type="float" office:value="418.85">
                <text:p>418.85</text:p>
              </table:table-cell>
              <table:table-cell office:value-type="float" office:value="417.398">
                <text:p>417.398</text:p>
              </table:table-cell>
              <table:table-cell office:value-type="float" office:value="418.848">
                <text:p>418.848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408.46">
                <text:p>408.46</text:p>
              </table:table-cell>
              <table:table-cell office:value-type="float" office:value="416.09">
                <text:p>416.09</text:p>
              </table:table-cell>
              <table:table-cell office:value-type="float" office:value="417.528">
                <text:p>417.528</text:p>
              </table:table-cell>
              <table:table-cell office:value-type="float" office:value="416.092">
                <text:p>416.092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408.73">
                <text:p>408.73</text:p>
              </table:table-cell>
              <table:table-cell office:value-type="float" office:value="414">
                <text:p>414</text:p>
              </table:table-cell>
              <table:table-cell office:value-type="float" office:value="417.625">
                <text:p>417.625</text:p>
              </table:table-cell>
              <table:table-cell office:value-type="float" office:value="414.004">
                <text:p>414.004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408.96">
                <text:p>408.96</text:p>
              </table:table-cell>
              <table:table-cell office:value-type="float" office:value="413.04">
                <text:p>413.04</text:p>
              </table:table-cell>
              <table:table-cell office:value-type="float" office:value="417.739">
                <text:p>417.739</text:p>
              </table:table-cell>
              <table:table-cell office:value-type="float" office:value="413.036">
                <text:p>413.036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409.18">
                <text:p>409.18</text:p>
              </table:table-cell>
              <table:table-cell office:value-type="float" office:value="411.96">
                <text:p>411.96</text:p>
              </table:table-cell>
              <table:table-cell office:value-type="float" office:value="417.859">
                <text:p>417.859</text:p>
              </table:table-cell>
              <table:table-cell office:value-type="float" office:value="411.958">
                <text:p>411.958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409.4">
                <text:p>409.4</text:p>
              </table:table-cell>
              <table:table-cell office:value-type="float" office:value="412.97">
                <text:p>412.97</text:p>
              </table:table-cell>
              <table:table-cell office:value-type="float" office:value="418.004">
                <text:p>418.004</text:p>
              </table:table-cell>
              <table:table-cell office:value-type="float" office:value="412.972">
                <text:p>412.972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409.6">
                <text:p>409.6</text:p>
              </table:table-cell>
              <table:table-cell office:value-type="float" office:value="416.59">
                <text:p>416.59</text:p>
              </table:table-cell>
              <table:table-cell office:value-type="float" office:value="418.22">
                <text:p>418.22</text:p>
              </table:table-cell>
              <table:table-cell office:value-type="float" office:value="416.588">
                <text:p>416.588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409.77">
                <text:p>409.77</text:p>
              </table:table-cell>
              <table:table-cell office:value-type="float" office:value="421.36">
                <text:p>421.36</text:p>
              </table:table-cell>
              <table:table-cell office:value-type="float" office:value="418.47">
                <text:p>418.47</text:p>
              </table:table-cell>
              <table:table-cell office:value-type="float" office:value="421.356">
                <text:p>421.356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409.93">
                <text:p>409.93</text:p>
              </table:table-cell>
              <table:table-cell office:value-type="float" office:value="425.35">
                <text:p>425.35</text:p>
              </table:table-cell>
              <table:table-cell office:value-type="float" office:value="418.689">
                <text:p>418.689</text:p>
              </table:table-cell>
              <table:table-cell office:value-type="float" office:value="425.348">
                <text:p>425.348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410.09">
                <text:p>410.09</text:p>
              </table:table-cell>
              <table:table-cell office:value-type="float" office:value="429.07">
                <text:p>429.07</text:p>
              </table:table-cell>
              <table:table-cell office:value-type="float" office:value="418.891">
                <text:p>418.891</text:p>
              </table:table-cell>
              <table:table-cell office:value-type="float" office:value="429.068">
                <text:p>429.068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410.27">
                <text:p>410.27</text:p>
              </table:table-cell>
              <table:table-cell office:value-type="float" office:value="431.97">
                <text:p>431.97</text:p>
              </table:table-cell>
              <table:table-cell office:value-type="float" office:value="419.097">
                <text:p>419.097</text:p>
              </table:table-cell>
              <table:table-cell office:value-type="float" office:value="431.966">
                <text:p>431.966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410.49">
                <text:p>410.49</text:p>
              </table:table-cell>
              <table:table-cell office:value-type="float" office:value="432.58">
                <text:p>432.58</text:p>
              </table:table-cell>
              <table:table-cell office:value-type="float" office:value="419.285">
                <text:p>419.285</text:p>
              </table:table-cell>
              <table:table-cell office:value-type="float" office:value="432.578">
                <text:p>432.578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410.69">
                <text:p>410.69</text:p>
              </table:table-cell>
              <table:table-cell office:value-type="float" office:value="433.75">
                <text:p>433.75</text:p>
              </table:table-cell>
              <table:table-cell office:value-type="float" office:value="419.485">
                <text:p>419.485</text:p>
              </table:table-cell>
              <table:table-cell office:value-type="float" office:value="433.754">
                <text:p>433.754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410.9">
                <text:p>410.9</text:p>
              </table:table-cell>
              <table:table-cell office:value-type="float" office:value="434.65">
                <text:p>434.65</text:p>
              </table:table-cell>
              <table:table-cell office:value-type="float" office:value="419.679">
                <text:p>419.679</text:p>
              </table:table-cell>
              <table:table-cell office:value-type="float" office:value="434.646">
                <text:p>434.646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411.13">
                <text:p>411.13</text:p>
              </table:table-cell>
              <table:table-cell office:value-type="float" office:value="436.99">
                <text:p>436.99</text:p>
              </table:table-cell>
              <table:table-cell office:value-type="float" office:value="419.939">
                <text:p>419.939</text:p>
              </table:table-cell>
              <table:table-cell office:value-type="float" office:value="436.988">
                <text:p>436.988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411.4">
                <text:p>411.4</text:p>
              </table:table-cell>
              <table:table-cell office:value-type="float" office:value="439.46">
                <text:p>439.46</text:p>
              </table:table-cell>
              <table:table-cell office:value-type="float" office:value="420.176">
                <text:p>420.176</text:p>
              </table:table-cell>
              <table:table-cell office:value-type="float" office:value="439.456">
                <text:p>439.456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411.66">
                <text:p>411.66</text:p>
              </table:table-cell>
              <table:table-cell office:value-type="float" office:value="442.71">
                <text:p>442.71</text:p>
              </table:table-cell>
              <table:table-cell office:value-type="float" office:value="420.394">
                <text:p>420.394</text:p>
              </table:table-cell>
              <table:table-cell office:value-type="float" office:value="442.71">
                <text:p>442.71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411.94">
                <text:p>411.94</text:p>
              </table:table-cell>
              <table:table-cell office:value-type="float" office:value="444.73">
                <text:p>444.73</text:p>
              </table:table-cell>
              <table:table-cell office:value-type="float" office:value="420.586">
                <text:p>420.586</text:p>
              </table:table-cell>
              <table:table-cell office:value-type="float" office:value="444.732">
                <text:p>444.732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412.2">
                <text:p>412.2</text:p>
              </table:table-cell>
              <table:table-cell office:value-type="float" office:value="447.53">
                <text:p>447.53</text:p>
              </table:table-cell>
              <table:table-cell office:value-type="float" office:value="420.816">
                <text:p>420.816</text:p>
              </table:table-cell>
              <table:table-cell office:value-type="float" office:value="447.526">
                <text:p>447.526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412.48">
                <text:p>412.48</text:p>
              </table:table-cell>
              <table:table-cell office:value-type="float" office:value="448.43">
                <text:p>448.43</text:p>
              </table:table-cell>
              <table:table-cell office:value-type="float" office:value="421.054">
                <text:p>421.054</text:p>
              </table:table-cell>
              <table:table-cell office:value-type="float" office:value="448.428">
                <text:p>448.428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412.79">
                <text:p>412.79</text:p>
              </table:table-cell>
              <table:table-cell office:value-type="float" office:value="449.49">
                <text:p>449.49</text:p>
              </table:table-cell>
              <table:table-cell office:value-type="float" office:value="421.275">
                <text:p>421.275</text:p>
              </table:table-cell>
              <table:table-cell office:value-type="float" office:value="449.488">
                <text:p>449.488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413.03">
                <text:p>413.03</text:p>
              </table:table-cell>
              <table:table-cell office:value-type="float" office:value="450.5">
                <text:p>450.5</text:p>
              </table:table-cell>
              <table:table-cell office:value-type="float" office:value="421.519">
                <text:p>421.519</text:p>
              </table:table-cell>
              <table:table-cell office:value-type="float" office:value="450.496">
                <text:p>450.496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413.26">
                <text:p>413.26</text:p>
              </table:table-cell>
              <table:table-cell office:value-type="float" office:value="451.23">
                <text:p>451.23</text:p>
              </table:table-cell>
              <table:table-cell office:value-type="float" office:value="421.776">
                <text:p>421.776</text:p>
              </table:table-cell>
              <table:table-cell office:value-type="float" office:value="451.228">
                <text:p>451.228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413.52">
                <text:p>413.52</text:p>
              </table:table-cell>
              <table:table-cell office:value-type="float" office:value="451.36">
                <text:p>451.36</text:p>
              </table:table-cell>
              <table:table-cell office:value-type="float" office:value="422.031">
                <text:p>422.031</text:p>
              </table:table-cell>
              <table:table-cell office:value-type="float" office:value="451.362">
                <text:p>451.362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413.75">
                <text:p>413.75</text:p>
              </table:table-cell>
              <table:table-cell office:value-type="float" office:value="451.63">
                <text:p>451.63</text:p>
              </table:table-cell>
              <table:table-cell office:value-type="float" office:value="422.261">
                <text:p>422.261</text:p>
              </table:table-cell>
              <table:table-cell office:value-type="float" office:value="451.628">
                <text:p>451.628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414.01">
                <text:p>414.01</text:p>
              </table:table-cell>
              <table:table-cell office:value-type="float" office:value="451.9">
                <text:p>451.9</text:p>
              </table:table-cell>
              <table:table-cell office:value-type="float" office:value="422.501">
                <text:p>422.501</text:p>
              </table:table-cell>
              <table:table-cell office:value-type="float" office:value="451.902">
                <text:p>451.902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414.27">
                <text:p>414.27</text:p>
              </table:table-cell>
              <table:table-cell office:value-type="float" office:value="452.66">
                <text:p>452.66</text:p>
              </table:table-cell>
              <table:table-cell office:value-type="float" office:value="422.747">
                <text:p>422.747</text:p>
              </table:table-cell>
              <table:table-cell office:value-type="float" office:value="452.656">
                <text:p>452.656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414.52">
                <text:p>414.52</text:p>
              </table:table-cell>
              <table:table-cell office:value-type="float" office:value="453.1">
                <text:p>453.1</text:p>
              </table:table-cell>
              <table:table-cell office:value-type="float" office:value="423.01">
                <text:p>423.01</text:p>
              </table:table-cell>
              <table:table-cell office:value-type="float" office:value="453.096">
                <text:p>453.096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414.78">
                <text:p>414.78</text:p>
              </table:table-cell>
              <table:table-cell office:value-type="float" office:value="453.43">
                <text:p>453.43</text:p>
              </table:table-cell>
              <table:table-cell office:value-type="float" office:value="423.277">
                <text:p>423.277</text:p>
              </table:table-cell>
              <table:table-cell office:value-type="float" office:value="453.428">
                <text:p>453.428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415.02">
                <text:p>415.02</text:p>
              </table:table-cell>
              <table:table-cell office:value-type="float" office:value="453.46">
                <text:p>453.46</text:p>
              </table:table-cell>
              <table:table-cell office:value-type="float" office:value="423.575">
                <text:p>423.575</text:p>
              </table:table-cell>
              <table:table-cell office:value-type="float" office:value="453.458">
                <text:p>453.458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415.25">
                <text:p>415.25</text:p>
              </table:table-cell>
              <table:table-cell office:value-type="float" office:value="453.82">
                <text:p>453.82</text:p>
              </table:table-cell>
              <table:table-cell office:value-type="float" office:value="423.893">
                <text:p>423.893</text:p>
              </table:table-cell>
              <table:table-cell office:value-type="float" office:value="453.822">
                <text:p>453.822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415.5">
                <text:p>415.5</text:p>
              </table:table-cell>
              <table:table-cell office:value-type="float" office:value="454.04">
                <text:p>454.04</text:p>
              </table:table-cell>
              <table:table-cell office:value-type="float" office:value="424.211">
                <text:p>424.211</text:p>
              </table:table-cell>
              <table:table-cell office:value-type="float" office:value="454.04">
                <text:p>454.04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415.76">
                <text:p>415.76</text:p>
              </table:table-cell>
              <table:table-cell office:value-type="float" office:value="455.09">
                <text:p>455.09</text:p>
              </table:table-cell>
              <table:table-cell office:value-type="float" office:value="424.558">
                <text:p>424.558</text:p>
              </table:table-cell>
              <table:table-cell office:value-type="float" office:value="455.092">
                <text:p>455.092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416.02">
                <text:p>416.02</text:p>
              </table:table-cell>
              <table:table-cell office:value-type="float" office:value="456.58">
                <text:p>456.58</text:p>
              </table:table-cell>
              <table:table-cell office:value-type="float" office:value="424.909">
                <text:p>424.909</text:p>
              </table:table-cell>
              <table:table-cell office:value-type="float" office:value="456.58">
                <text:p>456.58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416.23">
                <text:p>416.23</text:p>
              </table:table-cell>
              <table:table-cell office:value-type="float" office:value="459.71">
                <text:p>459.71</text:p>
              </table:table-cell>
              <table:table-cell office:value-type="float" office:value="425.299">
                <text:p>425.299</text:p>
              </table:table-cell>
              <table:table-cell office:value-type="float" office:value="459.706">
                <text:p>459.706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416.45">
                <text:p>416.45</text:p>
              </table:table-cell>
              <table:table-cell office:value-type="float" office:value="462.44">
                <text:p>462.44</text:p>
              </table:table-cell>
              <table:table-cell office:value-type="float" office:value="425.704">
                <text:p>425.704</text:p>
              </table:table-cell>
              <table:table-cell office:value-type="float" office:value="462.442">
                <text:p>462.442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416.68">
                <text:p>416.68</text:p>
              </table:table-cell>
              <table:table-cell office:value-type="float" office:value="464.63">
                <text:p>464.63</text:p>
              </table:table-cell>
              <table:table-cell office:value-type="float" office:value="426.09">
                <text:p>426.09</text:p>
              </table:table-cell>
              <table:table-cell office:value-type="float" office:value="464.634">
                <text:p>464.634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416.95">
                <text:p>416.95</text:p>
              </table:table-cell>
              <table:table-cell office:value-type="float" office:value="467">
                <text:p>467</text:p>
              </table:table-cell>
              <table:table-cell office:value-type="float" office:value="426.458">
                <text:p>426.458</text:p>
              </table:table-cell>
              <table:table-cell office:value-type="float" office:value="466.996">
                <text:p>466.996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417.25">
                <text:p>417.25</text:p>
              </table:table-cell>
              <table:table-cell office:value-type="float" office:value="469.51">
                <text:p>469.51</text:p>
              </table:table-cell>
              <table:table-cell office:value-type="float" office:value="426.839">
                <text:p>426.839</text:p>
              </table:table-cell>
              <table:table-cell office:value-type="float" office:value="469.512">
                <text:p>469.512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417.57">
                <text:p>417.57</text:p>
              </table:table-cell>
              <table:table-cell office:value-type="float" office:value="469.44">
                <text:p>469.44</text:p>
              </table:table-cell>
              <table:table-cell office:value-type="float" office:value="427.218">
                <text:p>427.218</text:p>
              </table:table-cell>
              <table:table-cell office:value-type="float" office:value="469.444">
                <text:p>469.444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417.89">
                <text:p>417.89</text:p>
              </table:table-cell>
              <table:table-cell office:value-type="float" office:value="469.96">
                <text:p>469.96</text:p>
              </table:table-cell>
              <table:table-cell office:value-type="float" office:value="427.616">
                <text:p>427.616</text:p>
              </table:table-cell>
              <table:table-cell office:value-type="float" office:value="469.962">
                <text:p>469.962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418.22">
                <text:p>418.22</text:p>
              </table:table-cell>
              <table:table-cell office:value-type="float" office:value="470.82">
                <text:p>470.82</text:p>
              </table:table-cell>
              <table:table-cell office:value-type="float" office:value="428.054">
                <text:p>428.054</text:p>
              </table:table-cell>
              <table:table-cell office:value-type="float" office:value="470.822">
                <text:p>470.822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418.54">
                <text:p>418.54</text:p>
              </table:table-cell>
              <table:table-cell office:value-type="float" office:value="471.56">
                <text:p>471.56</text:p>
              </table:table-cell>
              <table:table-cell office:value-type="float" office:value="428.53">
                <text:p>428.53</text:p>
              </table:table-cell>
              <table:table-cell office:value-type="float" office:value="471.556">
                <text:p>471.556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418.85">
                <text:p>418.85</text:p>
              </table:table-cell>
              <table:table-cell office:value-type="float" office:value="471.89">
                <text:p>471.89</text:p>
              </table:table-cell>
              <table:table-cell office:value-type="float" office:value="429.013">
                <text:p>429.013</text:p>
              </table:table-cell>
              <table:table-cell office:value-type="float" office:value="471.888">
                <text:p>471.888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419.15">
                <text:p>419.15</text:p>
              </table:table-cell>
              <table:table-cell office:value-type="float" office:value="473.57">
                <text:p>473.57</text:p>
              </table:table-cell>
              <table:table-cell office:value-type="float" office:value="429.466">
                <text:p>429.466</text:p>
              </table:table-cell>
              <table:table-cell office:value-type="float" office:value="473.568">
                <text:p>473.568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419.5">
                <text:p>419.5</text:p>
              </table:table-cell>
              <table:table-cell office:value-type="float" office:value="474.09">
                <text:p>474.09</text:p>
              </table:table-cell>
              <table:table-cell office:value-type="float" office:value="429.924">
                <text:p>429.924</text:p>
              </table:table-cell>
              <table:table-cell office:value-type="float" office:value="474.088">
                <text:p>474.088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419.88">
                <text:p>419.88</text:p>
              </table:table-cell>
              <table:table-cell office:value-type="float" office:value="473.89">
                <text:p>473.89</text:p>
              </table:table-cell>
              <table:table-cell office:value-type="float" office:value="430.335">
                <text:p>430.335</text:p>
              </table:table-cell>
              <table:table-cell office:value-type="float" office:value="473.89">
                <text:p>473.89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420.28">
                <text:p>420.28</text:p>
              </table:table-cell>
              <table:table-cell office:value-type="float" office:value="472.52">
                <text:p>472.52</text:p>
              </table:table-cell>
              <table:table-cell office:value-type="float" office:value="430.749">
                <text:p>430.749</text:p>
              </table:table-cell>
              <table:table-cell office:value-type="float" office:value="472.522">
                <text:p>472.522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420.67">
                <text:p>420.67</text:p>
              </table:table-cell>
              <table:table-cell office:value-type="float" office:value="470.68">
                <text:p>470.68</text:p>
              </table:table-cell>
              <table:table-cell office:value-type="float" office:value="431.138">
                <text:p>431.138</text:p>
              </table:table-cell>
              <table:table-cell office:value-type="float" office:value="470.682">
                <text:p>470.682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421.05">
                <text:p>421.05</text:p>
              </table:table-cell>
              <table:table-cell office:value-type="float" office:value="468.93">
                <text:p>468.93</text:p>
              </table:table-cell>
              <table:table-cell office:value-type="float" office:value="431.504">
                <text:p>431.504</text:p>
              </table:table-cell>
              <table:table-cell office:value-type="float" office:value="468.934">
                <text:p>468.934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421.44">
                <text:p>421.44</text:p>
              </table:table-cell>
              <table:table-cell office:value-type="float" office:value="468.79">
                <text:p>468.79</text:p>
              </table:table-cell>
              <table:table-cell office:value-type="float" office:value="431.937">
                <text:p>431.937</text:p>
              </table:table-cell>
              <table:table-cell office:value-type="float" office:value="468.792">
                <text:p>468.792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421.82">
                <text:p>421.82</text:p>
              </table:table-cell>
              <table:table-cell office:value-type="float" office:value="469.04">
                <text:p>469.04</text:p>
              </table:table-cell>
              <table:table-cell office:value-type="float" office:value="432.362">
                <text:p>432.362</text:p>
              </table:table-cell>
              <table:table-cell office:value-type="float" office:value="469.036">
                <text:p>469.036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422.18">
                <text:p>422.18</text:p>
              </table:table-cell>
              <table:table-cell office:value-type="float" office:value="470.58">
                <text:p>470.58</text:p>
              </table:table-cell>
              <table:table-cell office:value-type="float" office:value="432.786">
                <text:p>432.786</text:p>
              </table:table-cell>
              <table:table-cell office:value-type="float" office:value="470.584">
                <text:p>470.584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422.56">
                <text:p>422.56</text:p>
              </table:table-cell>
              <table:table-cell office:value-type="float" office:value="472.39">
                <text:p>472.39</text:p>
              </table:table-cell>
              <table:table-cell office:value-type="float" office:value="433.207">
                <text:p>433.207</text:p>
              </table:table-cell>
              <table:table-cell office:value-type="float" office:value="472.392">
                <text:p>472.392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422.91">
                <text:p>422.91</text:p>
              </table:table-cell>
              <table:table-cell office:value-type="float" office:value="474.14">
                <text:p>474.14</text:p>
              </table:table-cell>
              <table:table-cell office:value-type="float" office:value="433.633">
                <text:p>433.633</text:p>
              </table:table-cell>
              <table:table-cell office:value-type="float" office:value="474.138">
                <text:p>474.138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423.29">
                <text:p>423.29</text:p>
              </table:table-cell>
              <table:table-cell office:value-type="float" office:value="474.2">
                <text:p>474.2</text:p>
              </table:table-cell>
              <table:table-cell office:value-type="float" office:value="434.022">
                <text:p>434.022</text:p>
              </table:table-cell>
              <table:table-cell office:value-type="float" office:value="474.204">
                <text:p>474.204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423.68">
                <text:p>423.68</text:p>
              </table:table-cell>
              <table:table-cell office:value-type="float" office:value="473.89">
                <text:p>473.89</text:p>
              </table:table-cell>
              <table:table-cell office:value-type="float" office:value="434.387">
                <text:p>434.387</text:p>
              </table:table-cell>
              <table:table-cell office:value-type="float" office:value="473.888">
                <text:p>473.888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424.06">
                <text:p>424.06</text:p>
              </table:table-cell>
              <table:table-cell office:value-type="float" office:value="473.87">
                <text:p>473.87</text:p>
              </table:table-cell>
              <table:table-cell office:value-type="float" office:value="434.744">
                <text:p>434.744</text:p>
              </table:table-cell>
              <table:table-cell office:value-type="float" office:value="473.874">
                <text:p>473.874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424.46">
                <text:p>424.46</text:p>
              </table:table-cell>
              <table:table-cell office:value-type="float" office:value="475.09">
                <text:p>475.09</text:p>
              </table:table-cell>
              <table:table-cell office:value-type="float" office:value="435.123">
                <text:p>435.123</text:p>
              </table:table-cell>
              <table:table-cell office:value-type="float" office:value="475.088">
                <text:p>475.088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424.83">
                <text:p>424.83</text:p>
              </table:table-cell>
              <table:table-cell office:value-type="float" office:value="476.44">
                <text:p>476.44</text:p>
              </table:table-cell>
              <table:table-cell office:value-type="float" office:value="435.519">
                <text:p>435.519</text:p>
              </table:table-cell>
              <table:table-cell office:value-type="float" office:value="476.438">
                <text:p>476.438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425.2">
                <text:p>425.2</text:p>
              </table:table-cell>
              <table:table-cell office:value-type="float" office:value="478.42">
                <text:p>478.42</text:p>
              </table:table-cell>
              <table:table-cell office:value-type="float" office:value="435.927">
                <text:p>435.927</text:p>
              </table:table-cell>
              <table:table-cell office:value-type="float" office:value="478.418">
                <text:p>478.418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425.54">
                <text:p>425.54</text:p>
              </table:table-cell>
              <table:table-cell office:value-type="float" office:value="481.03">
                <text:p>481.03</text:p>
              </table:table-cell>
              <table:table-cell office:value-type="float" office:value="436.329">
                <text:p>436.329</text:p>
              </table:table-cell>
              <table:table-cell office:value-type="float" office:value="481.03">
                <text:p>481.03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425.88">
                <text:p>425.88</text:p>
              </table:table-cell>
              <table:table-cell office:value-type="float" office:value="483.33">
                <text:p>483.33</text:p>
              </table:table-cell>
              <table:table-cell office:value-type="float" office:value="436.743">
                <text:p>436.743</text:p>
              </table:table-cell>
              <table:table-cell office:value-type="float" office:value="483.332">
                <text:p>483.332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426.24">
                <text:p>426.24</text:p>
              </table:table-cell>
              <table:table-cell office:value-type="float" office:value="484.32">
                <text:p>484.32</text:p>
              </table:table-cell>
              <table:table-cell office:value-type="float" office:value="437.153">
                <text:p>437.153</text:p>
              </table:table-cell>
              <table:table-cell office:value-type="float" office:value="484.324">
                <text:p>484.324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426.59">
                <text:p>426.59</text:p>
              </table:table-cell>
              <table:table-cell office:value-type="float" office:value="485.88">
                <text:p>485.88</text:p>
              </table:table-cell>
              <table:table-cell office:value-type="float" office:value="437.591">
                <text:p>437.591</text:p>
              </table:table-cell>
              <table:table-cell office:value-type="float" office:value="485.884">
                <text:p>485.884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426.95">
                <text:p>426.95</text:p>
              </table:table-cell>
              <table:table-cell office:value-type="float" office:value="487.09">
                <text:p>487.09</text:p>
              </table:table-cell>
              <table:table-cell office:value-type="float" office:value="438">
                <text:p>438</text:p>
              </table:table-cell>
              <table:table-cell office:value-type="float" office:value="487.086">
                <text:p>487.086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427.34">
                <text:p>427.34</text:p>
              </table:table-cell>
              <table:table-cell office:value-type="float" office:value="486.58">
                <text:p>486.58</text:p>
              </table:table-cell>
              <table:table-cell office:value-type="float" office:value="438.374">
                <text:p>438.374</text:p>
              </table:table-cell>
              <table:table-cell office:value-type="float" office:value="486.584">
                <text:p>486.584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427.76">
                <text:p>427.76</text:p>
              </table:table-cell>
              <table:table-cell office:value-type="float" office:value="486.82">
                <text:p>486.82</text:p>
              </table:table-cell>
              <table:table-cell office:value-type="float" office:value="438.772">
                <text:p>438.772</text:p>
              </table:table-cell>
              <table:table-cell office:value-type="float" office:value="486.816">
                <text:p>486.816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428.14">
                <text:p>428.14</text:p>
              </table:table-cell>
              <table:table-cell office:value-type="float" office:value="488.2">
                <text:p>488.2</text:p>
              </table:table-cell>
              <table:table-cell office:value-type="float" office:value="439.195">
                <text:p>439.195</text:p>
              </table:table-cell>
              <table:table-cell office:value-type="float" office:value="488.2">
                <text:p>488.2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428.52">
                <text:p>428.52</text:p>
              </table:table-cell>
              <table:table-cell office:value-type="float" office:value="488.45">
                <text:p>488.45</text:p>
              </table:table-cell>
              <table:table-cell office:value-type="float" office:value="439.609">
                <text:p>439.609</text:p>
              </table:table-cell>
              <table:table-cell office:value-type="float" office:value="488.454">
                <text:p>488.454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428.89">
                <text:p>428.89</text:p>
              </table:table-cell>
              <table:table-cell office:value-type="float" office:value="489.07">
                <text:p>489.07</text:p>
              </table:table-cell>
              <table:table-cell office:value-type="float" office:value="440.041">
                <text:p>440.041</text:p>
              </table:table-cell>
              <table:table-cell office:value-type="float" office:value="489.07">
                <text:p>489.07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429.24">
                <text:p>429.24</text:p>
              </table:table-cell>
              <table:table-cell office:value-type="float" office:value="492.11">
                <text:p>492.11</text:p>
              </table:table-cell>
              <table:table-cell office:value-type="float" office:value="440.492">
                <text:p>440.492</text:p>
              </table:table-cell>
              <table:table-cell office:value-type="float" office:value="492.106">
                <text:p>492.106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429.59">
                <text:p>429.59</text:p>
              </table:table-cell>
              <table:table-cell office:value-type="float" office:value="493.93">
                <text:p>493.93</text:p>
              </table:table-cell>
              <table:table-cell office:value-type="float" office:value="440.942">
                <text:p>440.942</text:p>
              </table:table-cell>
              <table:table-cell office:value-type="float" office:value="493.926">
                <text:p>493.926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429.96">
                <text:p>429.96</text:p>
              </table:table-cell>
              <table:table-cell office:value-type="float" office:value="495.29">
                <text:p>495.29</text:p>
              </table:table-cell>
              <table:table-cell office:value-type="float" office:value="441.439">
                <text:p>441.439</text:p>
              </table:table-cell>
              <table:table-cell office:value-type="float" office:value="495.292">
                <text:p>495.292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430.35">
                <text:p>430.35</text:p>
              </table:table-cell>
              <table:table-cell office:value-type="float" office:value="496.97">
                <text:p>496.97</text:p>
              </table:table-cell>
              <table:table-cell office:value-type="float" office:value="441.943">
                <text:p>441.943</text:p>
              </table:table-cell>
              <table:table-cell office:value-type="float" office:value="496.974">
                <text:p>496.974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430.71">
                <text:p>430.71</text:p>
              </table:table-cell>
              <table:table-cell office:value-type="float" office:value="496.99">
                <text:p>496.99</text:p>
              </table:table-cell>
              <table:table-cell office:value-type="float" office:value="442.374">
                <text:p>442.374</text:p>
              </table:table-cell>
              <table:table-cell office:value-type="float" office:value="496.994">
                <text:p>496.994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431.08">
                <text:p>431.08</text:p>
              </table:table-cell>
              <table:table-cell office:value-type="float" office:value="497.09">
                <text:p>497.09</text:p>
              </table:table-cell>
              <table:table-cell office:value-type="float" office:value="442.809">
                <text:p>442.809</text:p>
              </table:table-cell>
              <table:table-cell office:value-type="float" office:value="497.088">
                <text:p>497.088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431.42">
                <text:p>431.42</text:p>
              </table:table-cell>
              <table:table-cell office:value-type="float" office:value="497.82">
                <text:p>497.82</text:p>
              </table:table-cell>
              <table:table-cell office:value-type="float" office:value="443.263">
                <text:p>443.263</text:p>
              </table:table-cell>
              <table:table-cell office:value-type="float" office:value="497.824">
                <text:p>497.824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431.79">
                <text:p>431.79</text:p>
              </table:table-cell>
              <table:table-cell office:value-type="float" office:value="497.49">
                <text:p>497.49</text:p>
              </table:table-cell>
              <table:table-cell office:value-type="float" office:value="443.728">
                <text:p>443.728</text:p>
              </table:table-cell>
              <table:table-cell office:value-type="float" office:value="497.486">
                <text:p>497.486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432.17">
                <text:p>432.17</text:p>
              </table:table-cell>
              <table:table-cell office:value-type="float" office:value="496.64">
                <text:p>496.64</text:p>
              </table:table-cell>
              <table:table-cell office:value-type="float" office:value="444.193">
                <text:p>444.193</text:p>
              </table:table-cell>
              <table:table-cell office:value-type="float" office:value="496.644">
                <text:p>496.644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432.51">
                <text:p>432.51</text:p>
              </table:table-cell>
              <table:table-cell office:value-type="float" office:value="497.27">
                <text:p>497.27</text:p>
              </table:table-cell>
              <table:table-cell office:value-type="float" office:value="444.675">
                <text:p>444.675</text:p>
              </table:table-cell>
              <table:table-cell office:value-type="float" office:value="497.268">
                <text:p>497.268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432.87">
                <text:p>432.87</text:p>
              </table:table-cell>
              <table:table-cell office:value-type="float" office:value="499.05">
                <text:p>499.05</text:p>
              </table:table-cell>
              <table:table-cell office:value-type="float" office:value="445.171">
                <text:p>445.171</text:p>
              </table:table-cell>
              <table:table-cell office:value-type="float" office:value="499.048">
                <text:p>499.048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433.27">
                <text:p>433.27</text:p>
              </table:table-cell>
              <table:table-cell office:value-type="float" office:value="500.21">
                <text:p>500.21</text:p>
              </table:table-cell>
              <table:table-cell office:value-type="float" office:value="445.668">
                <text:p>445.668</text:p>
              </table:table-cell>
              <table:table-cell office:value-type="float" office:value="500.212">
                <text:p>500.212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433.65">
                <text:p>433.65</text:p>
              </table:table-cell>
              <table:table-cell office:value-type="float" office:value="501.5">
                <text:p>501.5</text:p>
              </table:table-cell>
              <table:table-cell office:value-type="float" office:value="446.165">
                <text:p>446.165</text:p>
              </table:table-cell>
              <table:table-cell office:value-type="float" office:value="501.504">
                <text:p>501.504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434">
                <text:p>434</text:p>
              </table:table-cell>
              <table:table-cell office:value-type="float" office:value="503.53">
                <text:p>503.53</text:p>
              </table:table-cell>
              <table:table-cell office:value-type="float" office:value="446.657">
                <text:p>446.657</text:p>
              </table:table-cell>
              <table:table-cell office:value-type="float" office:value="503.532">
                <text:p>503.532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434.36">
                <text:p>434.36</text:p>
              </table:table-cell>
              <table:table-cell office:value-type="float" office:value="505.34">
                <text:p>505.34</text:p>
              </table:table-cell>
              <table:table-cell office:value-type="float" office:value="447.149">
                <text:p>447.149</text:p>
              </table:table-cell>
              <table:table-cell office:value-type="float" office:value="505.336">
                <text:p>505.336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434.75">
                <text:p>434.75</text:p>
              </table:table-cell>
              <table:table-cell office:value-type="float" office:value="505.45">
                <text:p>505.45</text:p>
              </table:table-cell>
              <table:table-cell office:value-type="float" office:value="447.653">
                <text:p>447.653</text:p>
              </table:table-cell>
              <table:table-cell office:value-type="float" office:value="505.452">
                <text:p>505.452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435.16">
                <text:p>435.16</text:p>
              </table:table-cell>
              <table:table-cell office:value-type="float" office:value="506.45">
                <text:p>506.45</text:p>
              </table:table-cell>
              <table:table-cell office:value-type="float" office:value="448.174">
                <text:p>448.174</text:p>
              </table:table-cell>
              <table:table-cell office:value-type="float" office:value="506.448">
                <text:p>506.448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435.57">
                <text:p>435.57</text:p>
              </table:table-cell>
              <table:table-cell office:value-type="float" office:value="507.71">
                <text:p>507.71</text:p>
              </table:table-cell>
              <table:table-cell office:value-type="float" office:value="448.705">
                <text:p>448.705</text:p>
              </table:table-cell>
              <table:table-cell office:value-type="float" office:value="507.706">
                <text:p>507.706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36.01">
                <text:p>436.01</text:p>
              </table:table-cell>
              <table:table-cell office:value-type="float" office:value="507.76">
                <text:p>507.76</text:p>
              </table:table-cell>
              <table:table-cell office:value-type="float" office:value="449.187">
                <text:p>449.187</text:p>
              </table:table-cell>
              <table:table-cell office:value-type="float" office:value="507.756">
                <text:p>507.756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436.46">
                <text:p>436.46</text:p>
              </table:table-cell>
              <table:table-cell office:value-type="float" office:value="508.45">
                <text:p>508.45</text:p>
              </table:table-cell>
              <table:table-cell office:value-type="float" office:value="449.661">
                <text:p>449.661</text:p>
              </table:table-cell>
              <table:table-cell office:value-type="float" office:value="508.452">
                <text:p>508.452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436.9">
                <text:p>436.9</text:p>
              </table:table-cell>
              <table:table-cell office:value-type="float" office:value="509.79">
                <text:p>509.79</text:p>
              </table:table-cell>
              <table:table-cell office:value-type="float" office:value="450.164">
                <text:p>450.164</text:p>
              </table:table-cell>
              <table:table-cell office:value-type="float" office:value="509.794">
                <text:p>509.794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437.38">
                <text:p>437.38</text:p>
              </table:table-cell>
              <table:table-cell office:value-type="float" office:value="509.57">
                <text:p>509.57</text:p>
              </table:table-cell>
              <table:table-cell office:value-type="float" office:value="450.651">
                <text:p>450.651</text:p>
              </table:table-cell>
              <table:table-cell office:value-type="float" office:value="509.568">
                <text:p>509.568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437.85">
                <text:p>437.85</text:p>
              </table:table-cell>
              <table:table-cell office:value-type="float" office:value="509.37">
                <text:p>509.37</text:p>
              </table:table-cell>
              <table:table-cell office:value-type="float" office:value="451.159">
                <text:p>451.159</text:p>
              </table:table-cell>
              <table:table-cell office:value-type="float" office:value="509.366">
                <text:p>509.366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438.31">
                <text:p>438.31</text:p>
              </table:table-cell>
              <table:table-cell office:value-type="float" office:value="511.28">
                <text:p>511.28</text:p>
              </table:table-cell>
              <table:table-cell office:value-type="float" office:value="451.708">
                <text:p>451.708</text:p>
              </table:table-cell>
              <table:table-cell office:value-type="float" office:value="511.28">
                <text:p>511.28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438.78">
                <text:p>438.78</text:p>
              </table:table-cell>
              <table:table-cell office:value-type="float" office:value="512.52">
                <text:p>512.52</text:p>
              </table:table-cell>
              <table:table-cell office:value-type="float" office:value="452.236">
                <text:p>452.236</text:p>
              </table:table-cell>
              <table:table-cell office:value-type="float" office:value="512.52">
                <text:p>512.52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439.26">
                <text:p>439.26</text:p>
              </table:table-cell>
              <table:table-cell office:value-type="float" office:value="512.55">
                <text:p>512.55</text:p>
              </table:table-cell>
              <table:table-cell office:value-type="float" office:value="452.733">
                <text:p>452.733</text:p>
              </table:table-cell>
              <table:table-cell office:value-type="float" office:value="512.546">
                <text:p>512.546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439.71">
                <text:p>439.71</text:p>
              </table:table-cell>
              <table:table-cell office:value-type="float" office:value="512.49">
                <text:p>512.49</text:p>
              </table:table-cell>
              <table:table-cell office:value-type="float" office:value="453.211">
                <text:p>453.211</text:p>
              </table:table-cell>
              <table:table-cell office:value-type="float" office:value="512.486">
                <text:p>512.486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440.15">
                <text:p>440.15</text:p>
              </table:table-cell>
              <table:table-cell office:value-type="float" office:value="513.12">
                <text:p>513.12</text:p>
              </table:table-cell>
              <table:table-cell office:value-type="float" office:value="453.716">
                <text:p>453.716</text:p>
              </table:table-cell>
              <table:table-cell office:value-type="float" office:value="513.118">
                <text:p>513.118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440.63">
                <text:p>440.63</text:p>
              </table:table-cell>
              <table:table-cell office:value-type="float" office:value="513.22">
                <text:p>513.22</text:p>
              </table:table-cell>
              <table:table-cell office:value-type="float" office:value="454.216">
                <text:p>454.216</text:p>
              </table:table-cell>
              <table:table-cell office:value-type="float" office:value="513.224">
                <text:p>513.224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441.11">
                <text:p>441.11</text:p>
              </table:table-cell>
              <table:table-cell office:value-type="float" office:value="514.45">
                <text:p>514.45</text:p>
              </table:table-cell>
              <table:table-cell office:value-type="float" office:value="454.709">
                <text:p>454.709</text:p>
              </table:table-cell>
              <table:table-cell office:value-type="float" office:value="514.446">
                <text:p>514.446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441.62">
                <text:p>441.62</text:p>
              </table:table-cell>
              <table:table-cell office:value-type="float" office:value="516.22">
                <text:p>516.22</text:p>
              </table:table-cell>
              <table:table-cell office:value-type="float" office:value="455.215">
                <text:p>455.215</text:p>
              </table:table-cell>
              <table:table-cell office:value-type="float" office:value="516.216">
                <text:p>516.216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442.13">
                <text:p>442.13</text:p>
              </table:table-cell>
              <table:table-cell office:value-type="float" office:value="518.49">
                <text:p>518.49</text:p>
              </table:table-cell>
              <table:table-cell office:value-type="float" office:value="455.712">
                <text:p>455.712</text:p>
              </table:table-cell>
              <table:table-cell office:value-type="float" office:value="518.492">
                <text:p>518.492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442.66">
                <text:p>442.66</text:p>
              </table:table-cell>
              <table:table-cell office:value-type="float" office:value="519.87">
                <text:p>519.87</text:p>
              </table:table-cell>
              <table:table-cell office:value-type="float" office:value="456.208">
                <text:p>456.208</text:p>
              </table:table-cell>
              <table:table-cell office:value-type="float" office:value="519.874">
                <text:p>519.874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443.17">
                <text:p>443.17</text:p>
              </table:table-cell>
              <table:table-cell office:value-type="float" office:value="520.49">
                <text:p>520.49</text:p>
              </table:table-cell>
              <table:table-cell office:value-type="float" office:value="456.687">
                <text:p>456.687</text:p>
              </table:table-cell>
              <table:table-cell office:value-type="float" office:value="520.494">
                <text:p>520.494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443.72">
                <text:p>443.72</text:p>
              </table:table-cell>
              <table:table-cell office:value-type="float" office:value="521.03">
                <text:p>521.03</text:p>
              </table:table-cell>
              <table:table-cell office:value-type="float" office:value="457.184">
                <text:p>457.184</text:p>
              </table:table-cell>
              <table:table-cell office:value-type="float" office:value="521.032">
                <text:p>521.032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444.24">
                <text:p>444.24</text:p>
              </table:table-cell>
              <table:table-cell office:value-type="float" office:value="521.21">
                <text:p>521.21</text:p>
              </table:table-cell>
              <table:table-cell office:value-type="float" office:value="457.662">
                <text:p>457.662</text:p>
              </table:table-cell>
              <table:table-cell office:value-type="float" office:value="521.206">
                <text:p>521.206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444.78">
                <text:p>444.78</text:p>
              </table:table-cell>
              <table:table-cell office:value-type="float" office:value="521.4">
                <text:p>521.4</text:p>
              </table:table-cell>
              <table:table-cell office:value-type="float" office:value="458.12">
                <text:p>458.12</text:p>
              </table:table-cell>
              <table:table-cell office:value-type="float" office:value="521.396">
                <text:p>521.396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445.29">
                <text:p>445.29</text:p>
              </table:table-cell>
              <table:table-cell office:value-type="float" office:value="521.21">
                <text:p>521.21</text:p>
              </table:table-cell>
              <table:table-cell office:value-type="float" office:value="458.56">
                <text:p>458.56</text:p>
              </table:table-cell>
              <table:table-cell office:value-type="float" office:value="521.21">
                <text:p>521.21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445.78">
                <text:p>445.78</text:p>
              </table:table-cell>
              <table:table-cell office:value-type="float" office:value="521.33">
                <text:p>521.33</text:p>
              </table:table-cell>
              <table:table-cell office:value-type="float" office:value="458.975">
                <text:p>458.975</text:p>
              </table:table-cell>
              <table:table-cell office:value-type="float" office:value="521.33">
                <text:p>521.33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446.32">
                <text:p>446.32</text:p>
              </table:table-cell>
              <table:table-cell office:value-type="float" office:value="519.31">
                <text:p>519.31</text:p>
              </table:table-cell>
              <table:table-cell office:value-type="float" office:value="459.367">
                <text:p>459.367</text:p>
              </table:table-cell>
              <table:table-cell office:value-type="float" office:value="519.31">
                <text:p>519.31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446.85">
                <text:p>446.85</text:p>
              </table:table-cell>
              <table:table-cell office:value-type="float" office:value="518.38">
                <text:p>518.38</text:p>
              </table:table-cell>
              <table:table-cell office:value-type="float" office:value="459.796">
                <text:p>459.796</text:p>
              </table:table-cell>
              <table:table-cell office:value-type="float" office:value="518.382">
                <text:p>518.382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447.37">
                <text:p>447.37</text:p>
              </table:table-cell>
              <table:table-cell office:value-type="float" office:value="517.69">
                <text:p>517.69</text:p>
              </table:table-cell>
              <table:table-cell office:value-type="float" office:value="460.238">
                <text:p>460.238</text:p>
              </table:table-cell>
              <table:table-cell office:value-type="float" office:value="517.694">
                <text:p>517.694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447.87">
                <text:p>447.87</text:p>
              </table:table-cell>
              <table:table-cell office:value-type="float" office:value="517.79">
                <text:p>517.79</text:p>
              </table:table-cell>
              <table:table-cell office:value-type="float" office:value="460.675">
                <text:p>460.675</text:p>
              </table:table-cell>
              <table:table-cell office:value-type="float" office:value="517.79">
                <text:p>517.79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448.38">
                <text:p>448.38</text:p>
              </table:table-cell>
              <table:table-cell office:value-type="float" office:value="516.73">
                <text:p>516.73</text:p>
              </table:table-cell>
              <table:table-cell office:value-type="float" office:value="461.103">
                <text:p>461.103</text:p>
              </table:table-cell>
              <table:table-cell office:value-type="float" office:value="516.732">
                <text:p>516.732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448.84">
                <text:p>448.84</text:p>
              </table:table-cell>
              <table:table-cell office:value-type="float" office:value="517.72">
                <text:p>517.72</text:p>
              </table:table-cell>
              <table:table-cell office:value-type="float" office:value="461.559">
                <text:p>461.559</text:p>
              </table:table-cell>
              <table:table-cell office:value-type="float" office:value="517.718">
                <text:p>517.718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449.31">
                <text:p>449.31</text:p>
              </table:table-cell>
              <table:table-cell office:value-type="float" office:value="516.2">
                <text:p>516.2</text:p>
              </table:table-cell>
              <table:table-cell office:value-type="float" office:value="461.955">
                <text:p>461.955</text:p>
              </table:table-cell>
              <table:table-cell office:value-type="float" office:value="516.202">
                <text:p>516.202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449.76">
                <text:p>449.76</text:p>
              </table:table-cell>
              <table:table-cell office:value-type="float" office:value="513.35">
                <text:p>513.35</text:p>
              </table:table-cell>
              <table:table-cell office:value-type="float" office:value="462.319">
                <text:p>462.319</text:p>
              </table:table-cell>
              <table:table-cell office:value-type="float" office:value="513.348">
                <text:p>513.348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450.21">
                <text:p>450.21</text:p>
              </table:table-cell>
              <table:table-cell office:value-type="float" office:value="510.19">
                <text:p>510.19</text:p>
              </table:table-cell>
              <table:table-cell office:value-type="float" office:value="462.669">
                <text:p>462.669</text:p>
              </table:table-cell>
              <table:table-cell office:value-type="float" office:value="510.19">
                <text:p>510.19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450.65">
                <text:p>450.65</text:p>
              </table:table-cell>
              <table:table-cell office:value-type="float" office:value="507.48">
                <text:p>507.48</text:p>
              </table:table-cell>
              <table:table-cell office:value-type="float" office:value="462.979">
                <text:p>462.979</text:p>
              </table:table-cell>
              <table:table-cell office:value-type="float" office:value="507.476">
                <text:p>507.476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451.1">
                <text:p>451.1</text:p>
              </table:table-cell>
              <table:table-cell office:value-type="float" office:value="503.78">
                <text:p>503.78</text:p>
              </table:table-cell>
              <table:table-cell office:value-type="float" office:value="463.281">
                <text:p>463.281</text:p>
              </table:table-cell>
              <table:table-cell office:value-type="float" office:value="503.78">
                <text:p>503.78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451.53">
                <text:p>451.53</text:p>
              </table:table-cell>
              <table:table-cell office:value-type="float" office:value="500.64">
                <text:p>500.64</text:p>
              </table:table-cell>
              <table:table-cell office:value-type="float" office:value="463.565">
                <text:p>463.565</text:p>
              </table:table-cell>
              <table:table-cell office:value-type="float" office:value="500.642">
                <text:p>500.642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451.92">
                <text:p>451.92</text:p>
              </table:table-cell>
              <table:table-cell office:value-type="float" office:value="499.7">
                <text:p>499.7</text:p>
              </table:table-cell>
              <table:table-cell office:value-type="float" office:value="463.888">
                <text:p>463.888</text:p>
              </table:table-cell>
              <table:table-cell office:value-type="float" office:value="499.696">
                <text:p>499.696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452.31">
                <text:p>452.31</text:p>
              </table:table-cell>
              <table:table-cell office:value-type="float" office:value="500.12">
                <text:p>500.12</text:p>
              </table:table-cell>
              <table:table-cell office:value-type="float" office:value="464.247">
                <text:p>464.247</text:p>
              </table:table-cell>
              <table:table-cell office:value-type="float" office:value="500.12">
                <text:p>500.12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452.7">
                <text:p>452.7</text:p>
              </table:table-cell>
              <table:table-cell office:value-type="float" office:value="501.09">
                <text:p>501.09</text:p>
              </table:table-cell>
              <table:table-cell office:value-type="float" office:value="464.599">
                <text:p>464.599</text:p>
              </table:table-cell>
              <table:table-cell office:value-type="float" office:value="501.092">
                <text:p>501.092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453.06">
                <text:p>453.06</text:p>
              </table:table-cell>
              <table:table-cell office:value-type="float" office:value="501.89">
                <text:p>501.89</text:p>
              </table:table-cell>
              <table:table-cell office:value-type="float" office:value="464.928">
                <text:p>464.928</text:p>
              </table:table-cell>
              <table:table-cell office:value-type="float" office:value="501.886">
                <text:p>501.886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453.4">
                <text:p>453.4</text:p>
              </table:table-cell>
              <table:table-cell office:value-type="float" office:value="504.51">
                <text:p>504.51</text:p>
              </table:table-cell>
              <table:table-cell office:value-type="float" office:value="465.263">
                <text:p>465.263</text:p>
              </table:table-cell>
              <table:table-cell office:value-type="float" office:value="504.506">
                <text:p>504.506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453.76">
                <text:p>453.76</text:p>
              </table:table-cell>
              <table:table-cell office:value-type="float" office:value="506.57">
                <text:p>506.57</text:p>
              </table:table-cell>
              <table:table-cell office:value-type="float" office:value="465.589">
                <text:p>465.589</text:p>
              </table:table-cell>
              <table:table-cell office:value-type="float" office:value="506.574">
                <text:p>506.574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454.15">
                <text:p>454.15</text:p>
              </table:table-cell>
              <table:table-cell office:value-type="float" office:value="505.84">
                <text:p>505.84</text:p>
              </table:table-cell>
              <table:table-cell office:value-type="float" office:value="465.876">
                <text:p>465.876</text:p>
              </table:table-cell>
              <table:table-cell office:value-type="float" office:value="505.84">
                <text:p>505.84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454.53">
                <text:p>454.53</text:p>
              </table:table-cell>
              <table:table-cell office:value-type="float" office:value="504.83">
                <text:p>504.83</text:p>
              </table:table-cell>
              <table:table-cell office:value-type="float" office:value="466.148">
                <text:p>466.148</text:p>
              </table:table-cell>
              <table:table-cell office:value-type="float" office:value="504.828">
                <text:p>504.828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454.91">
                <text:p>454.91</text:p>
              </table:table-cell>
              <table:table-cell office:value-type="float" office:value="505.14">
                <text:p>505.14</text:p>
              </table:table-cell>
              <table:table-cell office:value-type="float" office:value="466.426">
                <text:p>466.426</text:p>
              </table:table-cell>
              <table:table-cell office:value-type="float" office:value="505.136">
                <text:p>505.136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455.31">
                <text:p>455.31</text:p>
              </table:table-cell>
              <table:table-cell office:value-type="float" office:value="505.74">
                <text:p>505.74</text:p>
              </table:table-cell>
              <table:table-cell office:value-type="float" office:value="466.731">
                <text:p>466.731</text:p>
              </table:table-cell>
              <table:table-cell office:value-type="float" office:value="505.742">
                <text:p>505.742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455.71">
                <text:p>455.71</text:p>
              </table:table-cell>
              <table:table-cell office:value-type="float" office:value="507.04">
                <text:p>507.04</text:p>
              </table:table-cell>
              <table:table-cell office:value-type="float" office:value="467.077">
                <text:p>467.077</text:p>
              </table:table-cell>
              <table:table-cell office:value-type="float" office:value="507.044">
                <text:p>507.044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456.11">
                <text:p>456.11</text:p>
              </table:table-cell>
              <table:table-cell office:value-type="float" office:value="510.08">
                <text:p>510.08</text:p>
              </table:table-cell>
              <table:table-cell office:value-type="float" office:value="467.425">
                <text:p>467.425</text:p>
              </table:table-cell>
              <table:table-cell office:value-type="float" office:value="510.076">
                <text:p>510.076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456.51">
                <text:p>456.51</text:p>
              </table:table-cell>
              <table:table-cell office:value-type="float" office:value="513.44">
                <text:p>513.44</text:p>
              </table:table-cell>
              <table:table-cell office:value-type="float" office:value="467.765">
                <text:p>467.765</text:p>
              </table:table-cell>
              <table:table-cell office:value-type="float" office:value="513.444">
                <text:p>513.444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456.9">
                <text:p>456.9</text:p>
              </table:table-cell>
              <table:table-cell office:value-type="float" office:value="516.47">
                <text:p>516.47</text:p>
              </table:table-cell>
              <table:table-cell office:value-type="float" office:value="468.112">
                <text:p>468.112</text:p>
              </table:table-cell>
              <table:table-cell office:value-type="float" office:value="516.472">
                <text:p>516.472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457.3">
                <text:p>457.3</text:p>
              </table:table-cell>
              <table:table-cell office:value-type="float" office:value="518.38">
                <text:p>518.38</text:p>
              </table:table-cell>
              <table:table-cell office:value-type="float" office:value="468.463">
                <text:p>468.463</text:p>
              </table:table-cell>
              <table:table-cell office:value-type="float" office:value="518.382">
                <text:p>518.382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457.72">
                <text:p>457.72</text:p>
              </table:table-cell>
              <table:table-cell office:value-type="float" office:value="519.25">
                <text:p>519.25</text:p>
              </table:table-cell>
              <table:table-cell office:value-type="float" office:value="468.829">
                <text:p>468.829</text:p>
              </table:table-cell>
              <table:table-cell office:value-type="float" office:value="519.25">
                <text:p>519.25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458.16">
                <text:p>458.16</text:p>
              </table:table-cell>
              <table:table-cell office:value-type="float" office:value="520.48">
                <text:p>520.48</text:p>
              </table:table-cell>
              <table:table-cell office:value-type="float" office:value="469.185">
                <text:p>469.185</text:p>
              </table:table-cell>
              <table:table-cell office:value-type="float" office:value="520.482">
                <text:p>520.482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458.61">
                <text:p>458.61</text:p>
              </table:table-cell>
              <table:table-cell office:value-type="float" office:value="523">
                <text:p>523</text:p>
              </table:table-cell>
              <table:table-cell office:value-type="float" office:value="469.57">
                <text:p>469.5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459.08">
                <text:p>459.08</text:p>
              </table:table-cell>
              <table:table-cell office:value-type="float" office:value="524.7">
                <text:p>524.7</text:p>
              </table:table-cell>
              <table:table-cell office:value-type="float" office:value="469.955">
                <text:p>469.955</text:p>
              </table:table-cell>
              <table:table-cell office:value-type="float" office:value="524.704">
                <text:p>524.704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459.53">
                <text:p>459.53</text:p>
              </table:table-cell>
              <table:table-cell office:value-type="float" office:value="526.43">
                <text:p>526.43</text:p>
              </table:table-cell>
              <table:table-cell office:value-type="float" office:value="470.375">
                <text:p>470.375</text:p>
              </table:table-cell>
              <table:table-cell office:value-type="float" office:value="526.426">
                <text:p>526.426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459.97">
                <text:p>459.97</text:p>
              </table:table-cell>
              <table:table-cell office:value-type="float" office:value="528.26">
                <text:p>528.26</text:p>
              </table:table-cell>
              <table:table-cell office:value-type="float" office:value="470.805">
                <text:p>470.805</text:p>
              </table:table-cell>
              <table:table-cell office:value-type="float" office:value="528.256">
                <text:p>528.256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460.44">
                <text:p>460.44</text:p>
              </table:table-cell>
              <table:table-cell office:value-type="float" office:value="529.87">
                <text:p>529.87</text:p>
              </table:table-cell>
              <table:table-cell office:value-type="float" office:value="471.252">
                <text:p>471.252</text:p>
              </table:table-cell>
              <table:table-cell office:value-type="float" office:value="529.868">
                <text:p>529.868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460.92">
                <text:p>460.92</text:p>
              </table:table-cell>
              <table:table-cell office:value-type="float" office:value="529.88">
                <text:p>529.88</text:p>
              </table:table-cell>
              <table:table-cell office:value-type="float" office:value="471.671">
                <text:p>471.671</text:p>
              </table:table-cell>
              <table:table-cell office:value-type="float" office:value="529.878">
                <text:p>529.878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461.4">
                <text:p>461.4</text:p>
              </table:table-cell>
              <table:table-cell office:value-type="float" office:value="529.33">
                <text:p>529.33</text:p>
              </table:table-cell>
              <table:table-cell office:value-type="float" office:value="472.081">
                <text:p>472.081</text:p>
              </table:table-cell>
              <table:table-cell office:value-type="float" office:value="529.332">
                <text:p>529.332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461.89">
                <text:p>461.89</text:p>
              </table:table-cell>
              <table:table-cell office:value-type="float" office:value="529.33">
                <text:p>529.33</text:p>
              </table:table-cell>
              <table:table-cell office:value-type="float" office:value="472.523">
                <text:p>472.523</text:p>
              </table:table-cell>
              <table:table-cell office:value-type="float" office:value="529.33">
                <text:p>529.33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462.37">
                <text:p>462.37</text:p>
              </table:table-cell>
              <table:table-cell office:value-type="float" office:value="529.28">
                <text:p>529.28</text:p>
              </table:table-cell>
              <table:table-cell office:value-type="float" office:value="472.966">
                <text:p>472.966</text:p>
              </table:table-cell>
              <table:table-cell office:value-type="float" office:value="529.28">
                <text:p>529.28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462.87">
                <text:p>462.87</text:p>
              </table:table-cell>
              <table:table-cell office:value-type="float" office:value="528.23">
                <text:p>528.23</text:p>
              </table:table-cell>
              <table:table-cell office:value-type="float" office:value="473.392">
                <text:p>473.392</text:p>
              </table:table-cell>
              <table:table-cell office:value-type="float" office:value="528.228">
                <text:p>528.228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463.34">
                <text:p>463.34</text:p>
              </table:table-cell>
              <table:table-cell office:value-type="float" office:value="526.78">
                <text:p>526.78</text:p>
              </table:table-cell>
              <table:table-cell office:value-type="float" office:value="473.789">
                <text:p>473.789</text:p>
              </table:table-cell>
              <table:table-cell office:value-type="float" office:value="526.784">
                <text:p>526.784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463.78">
                <text:p>463.78</text:p>
              </table:table-cell>
              <table:table-cell office:value-type="float" office:value="527.07">
                <text:p>527.07</text:p>
              </table:table-cell>
              <table:table-cell office:value-type="float" office:value="474.234">
                <text:p>474.234</text:p>
              </table:table-cell>
              <table:table-cell office:value-type="float" office:value="527.066">
                <text:p>527.066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464.24">
                <text:p>464.24</text:p>
              </table:table-cell>
              <table:table-cell office:value-type="float" office:value="526.74">
                <text:p>526.74</text:p>
              </table:table-cell>
              <table:table-cell office:value-type="float" office:value="474.699">
                <text:p>474.699</text:p>
              </table:table-cell>
              <table:table-cell office:value-type="float" office:value="526.738">
                <text:p>526.738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464.7">
                <text:p>464.7</text:p>
              </table:table-cell>
              <table:table-cell office:value-type="float" office:value="526.45">
                <text:p>526.45</text:p>
              </table:table-cell>
              <table:table-cell office:value-type="float" office:value="475.182">
                <text:p>475.182</text:p>
              </table:table-cell>
              <table:table-cell office:value-type="float" office:value="526.454">
                <text:p>526.454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465.16">
                <text:p>465.16</text:p>
              </table:table-cell>
              <table:table-cell office:value-type="float" office:value="528.17">
                <text:p>528.17</text:p>
              </table:table-cell>
              <table:table-cell office:value-type="float" office:value="475.696">
                <text:p>475.696</text:p>
              </table:table-cell>
              <table:table-cell office:value-type="float" office:value="528.168">
                <text:p>528.168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465.62">
                <text:p>465.62</text:p>
              </table:table-cell>
              <table:table-cell office:value-type="float" office:value="530.58">
                <text:p>530.58</text:p>
              </table:table-cell>
              <table:table-cell office:value-type="float" office:value="476.196">
                <text:p>476.196</text:p>
              </table:table-cell>
              <table:table-cell office:value-type="float" office:value="530.578">
                <text:p>530.578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466.09">
                <text:p>466.09</text:p>
              </table:table-cell>
              <table:table-cell office:value-type="float" office:value="531.91">
                <text:p>531.91</text:p>
              </table:table-cell>
              <table:table-cell office:value-type="float" office:value="476.699">
                <text:p>476.699</text:p>
              </table:table-cell>
              <table:table-cell office:value-type="float" office:value="531.906">
                <text:p>531.906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466.53">
                <text:p>466.53</text:p>
              </table:table-cell>
              <table:table-cell office:value-type="float" office:value="533.48">
                <text:p>533.48</text:p>
              </table:table-cell>
              <table:table-cell office:value-type="float" office:value="477.185">
                <text:p>477.185</text:p>
              </table:table-cell>
              <table:table-cell office:value-type="float" office:value="533.478">
                <text:p>533.478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466.98">
                <text:p>466.98</text:p>
              </table:table-cell>
              <table:table-cell office:value-type="float" office:value="535.19">
                <text:p>535.19</text:p>
              </table:table-cell>
              <table:table-cell office:value-type="float" office:value="477.709">
                <text:p>477.709</text:p>
              </table:table-cell>
              <table:table-cell office:value-type="float" office:value="535.19">
                <text:p>535.19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467.46">
                <text:p>467.46</text:p>
              </table:table-cell>
              <table:table-cell office:value-type="float" office:value="536.53">
                <text:p>536.53</text:p>
              </table:table-cell>
              <table:table-cell office:value-type="float" office:value="478.239">
                <text:p>478.239</text:p>
              </table:table-cell>
              <table:table-cell office:value-type="float" office:value="536.528">
                <text:p>536.528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467.93">
                <text:p>467.93</text:p>
              </table:table-cell>
              <table:table-cell office:value-type="float" office:value="538.09">
                <text:p>538.09</text:p>
              </table:table-cell>
              <table:table-cell office:value-type="float" office:value="478.761">
                <text:p>478.761</text:p>
              </table:table-cell>
              <table:table-cell office:value-type="float" office:value="538.086">
                <text:p>538.086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468.37">
                <text:p>468.37</text:p>
              </table:table-cell>
              <table:table-cell office:value-type="float" office:value="539.84">
                <text:p>539.84</text:p>
              </table:table-cell>
              <table:table-cell office:value-type="float" office:value="479.253">
                <text:p>479.253</text:p>
              </table:table-cell>
              <table:table-cell office:value-type="float" office:value="539.84">
                <text:p>539.84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468.82">
                <text:p>468.82</text:p>
              </table:table-cell>
              <table:table-cell office:value-type="float" office:value="542.13">
                <text:p>542.13</text:p>
              </table:table-cell>
              <table:table-cell office:value-type="float" office:value="479.757">
                <text:p>479.757</text:p>
              </table:table-cell>
              <table:table-cell office:value-type="float" office:value="542.128">
                <text:p>542.128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469.27">
                <text:p>469.27</text:p>
              </table:table-cell>
              <table:table-cell office:value-type="float" office:value="544.44">
                <text:p>544.44</text:p>
              </table:table-cell>
              <table:table-cell office:value-type="float" office:value="480.272">
                <text:p>480.272</text:p>
              </table:table-cell>
              <table:table-cell office:value-type="float" office:value="544.436">
                <text:p>544.436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469.74">
                <text:p>469.74</text:p>
              </table:table-cell>
              <table:table-cell office:value-type="float" office:value="545.56">
                <text:p>545.56</text:p>
              </table:table-cell>
              <table:table-cell office:value-type="float" office:value="480.775">
                <text:p>480.775</text:p>
              </table:table-cell>
              <table:table-cell office:value-type="float" office:value="545.564">
                <text:p>545.564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470.21">
                <text:p>470.21</text:p>
              </table:table-cell>
              <table:table-cell office:value-type="float" office:value="545.98">
                <text:p>545.98</text:p>
              </table:table-cell>
              <table:table-cell office:value-type="float" office:value="481.275">
                <text:p>481.275</text:p>
              </table:table-cell>
              <table:table-cell office:value-type="float" office:value="545.976">
                <text:p>545.976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470.68">
                <text:p>470.68</text:p>
              </table:table-cell>
              <table:table-cell office:value-type="float" office:value="545.97">
                <text:p>545.97</text:p>
              </table:table-cell>
              <table:table-cell office:value-type="float" office:value="481.782">
                <text:p>481.782</text:p>
              </table:table-cell>
              <table:table-cell office:value-type="float" office:value="545.968">
                <text:p>545.968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471.15">
                <text:p>471.15</text:p>
              </table:table-cell>
              <table:table-cell office:value-type="float" office:value="545.51">
                <text:p>545.51</text:p>
              </table:table-cell>
              <table:table-cell office:value-type="float" office:value="482.305">
                <text:p>482.305</text:p>
              </table:table-cell>
              <table:table-cell office:value-type="float" office:value="545.514">
                <text:p>545.514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471.61">
                <text:p>471.61</text:p>
              </table:table-cell>
              <table:table-cell office:value-type="float" office:value="544.92">
                <text:p>544.92</text:p>
              </table:table-cell>
              <table:table-cell office:value-type="float" office:value="482.829">
                <text:p>482.829</text:p>
              </table:table-cell>
              <table:table-cell office:value-type="float" office:value="544.918">
                <text:p>544.918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472.06">
                <text:p>472.06</text:p>
              </table:table-cell>
              <table:table-cell office:value-type="float" office:value="544.79">
                <text:p>544.79</text:p>
              </table:table-cell>
              <table:table-cell office:value-type="float" office:value="483.342">
                <text:p>483.342</text:p>
              </table:table-cell>
              <table:table-cell office:value-type="float" office:value="544.792">
                <text:p>544.79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472.49">
                <text:p>472.49</text:p>
              </table:table-cell>
              <table:table-cell office:value-type="float" office:value="544.73">
                <text:p>544.73</text:p>
              </table:table-cell>
              <table:table-cell office:value-type="float" office:value="483.857">
                <text:p>483.857</text:p>
              </table:table-cell>
              <table:table-cell office:value-type="float" office:value="544.734">
                <text:p>544.734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472.91">
                <text:p>472.91</text:p>
              </table:table-cell>
              <table:table-cell office:value-type="float" office:value="545.25">
                <text:p>545.25</text:p>
              </table:table-cell>
              <table:table-cell office:value-type="float" office:value="484.375">
                <text:p>484.375</text:p>
              </table:table-cell>
              <table:table-cell office:value-type="float" office:value="545.254">
                <text:p>545.254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473.35">
                <text:p>473.35</text:p>
              </table:table-cell>
              <table:table-cell office:value-type="float" office:value="546.09">
                <text:p>546.09</text:p>
              </table:table-cell>
              <table:table-cell office:value-type="float" office:value="484.892">
                <text:p>484.892</text:p>
              </table:table-cell>
              <table:table-cell office:value-type="float" office:value="546.09">
                <text:p>546.09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473.8">
                <text:p>473.8</text:p>
              </table:table-cell>
              <table:table-cell office:value-type="float" office:value="547.28">
                <text:p>547.28</text:p>
              </table:table-cell>
              <table:table-cell office:value-type="float" office:value="485.448">
                <text:p>485.448</text:p>
              </table:table-cell>
              <table:table-cell office:value-type="float" office:value="547.28">
                <text:p>547.28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474.25">
                <text:p>474.25</text:p>
              </table:table-cell>
              <table:table-cell office:value-type="float" office:value="548.93">
                <text:p>548.93</text:p>
              </table:table-cell>
              <table:table-cell office:value-type="float" office:value="486.019">
                <text:p>486.019</text:p>
              </table:table-cell>
              <table:table-cell office:value-type="float" office:value="548.934">
                <text:p>548.934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474.71">
                <text:p>474.71</text:p>
              </table:table-cell>
              <table:table-cell office:value-type="float" office:value="551.15">
                <text:p>551.15</text:p>
              </table:table-cell>
              <table:table-cell office:value-type="float" office:value="486.598">
                <text:p>486.598</text:p>
              </table:table-cell>
              <table:table-cell office:value-type="float" office:value="551.146">
                <text:p>551.146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475.17">
                <text:p>475.17</text:p>
              </table:table-cell>
              <table:table-cell office:value-type="float" office:value="553.24">
                <text:p>553.24</text:p>
              </table:table-cell>
              <table:table-cell office:value-type="float" office:value="487.199">
                <text:p>487.199</text:p>
              </table:table-cell>
              <table:table-cell office:value-type="float" office:value="553.242">
                <text:p>553.242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475.63">
                <text:p>475.63</text:p>
              </table:table-cell>
              <table:table-cell office:value-type="float" office:value="555.7">
                <text:p>555.7</text:p>
              </table:table-cell>
              <table:table-cell office:value-type="float" office:value="487.864">
                <text:p>487.864</text:p>
              </table:table-cell>
              <table:table-cell office:value-type="float" office:value="555.704">
                <text:p>555.704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476.1">
                <text:p>476.1</text:p>
              </table:table-cell>
              <table:table-cell office:value-type="float" office:value="556.71">
                <text:p>556.71</text:p>
              </table:table-cell>
              <table:table-cell office:value-type="float" office:value="488.51">
                <text:p>488.51</text:p>
              </table:table-cell>
              <table:table-cell office:value-type="float" office:value="556.708">
                <text:p>556.708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476.58">
                <text:p>476.58</text:p>
              </table:table-cell>
              <table:table-cell office:value-type="float" office:value="557.78">
                <text:p>557.78</text:p>
              </table:table-cell>
              <table:table-cell office:value-type="float" office:value="489.164">
                <text:p>489.164</text:p>
              </table:table-cell>
              <table:table-cell office:value-type="float" office:value="557.778">
                <text:p>557.778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477.03">
                <text:p>477.03</text:p>
              </table:table-cell>
              <table:table-cell office:value-type="float" office:value="559.03">
                <text:p>559.03</text:p>
              </table:table-cell>
              <table:table-cell office:value-type="float" office:value="489.857">
                <text:p>489.857</text:p>
              </table:table-cell>
              <table:table-cell office:value-type="float" office:value="559.028">
                <text:p>559.028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477.49">
                <text:p>477.49</text:p>
              </table:table-cell>
              <table:table-cell office:value-type="float" office:value="560.84">
                <text:p>560.84</text:p>
              </table:table-cell>
              <table:table-cell office:value-type="float" office:value="490.566">
                <text:p>490.566</text:p>
              </table:table-cell>
              <table:table-cell office:value-type="float" office:value="560.836">
                <text:p>560.836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477.97">
                <text:p>477.97</text:p>
              </table:table-cell>
              <table:table-cell office:value-type="float" office:value="559.96">
                <text:p>559.96</text:p>
              </table:table-cell>
              <table:table-cell office:value-type="float" office:value="491.224">
                <text:p>491.224</text:p>
              </table:table-cell>
              <table:table-cell office:value-type="float" office:value="559.96">
                <text:p>559.96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478.45">
                <text:p>478.45</text:p>
              </table:table-cell>
              <table:table-cell office:value-type="float" office:value="559.2">
                <text:p>559.2</text:p>
              </table:table-cell>
              <table:table-cell office:value-type="float" office:value="491.865">
                <text:p>491.865</text:p>
              </table:table-cell>
              <table:table-cell office:value-type="float" office:value="559.196">
                <text:p>559.196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478.94">
                <text:p>478.94</text:p>
              </table:table-cell>
              <table:table-cell office:value-type="float" office:value="557">
                <text:p>557</text:p>
              </table:table-cell>
              <table:table-cell office:value-type="float" office:value="492.489">
                <text:p>492.489</text:p>
              </table:table-cell>
              <table:table-cell office:value-type="float" office:value="556.996">
                <text:p>556.996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479.44">
                <text:p>479.44</text:p>
              </table:table-cell>
              <table:table-cell office:value-type="float" office:value="555.62">
                <text:p>555.62</text:p>
              </table:table-cell>
              <table:table-cell office:value-type="float" office:value="493.169">
                <text:p>493.169</text:p>
              </table:table-cell>
              <table:table-cell office:value-type="float" office:value="555.62">
                <text:p>555.62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479.94">
                <text:p>479.94</text:p>
              </table:table-cell>
              <table:table-cell office:value-type="float" office:value="553.4">
                <text:p>553.4</text:p>
              </table:table-cell>
              <table:table-cell office:value-type="float" office:value="493.83">
                <text:p>493.83</text:p>
              </table:table-cell>
              <table:table-cell office:value-type="float" office:value="553.404">
                <text:p>553.404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480.39">
                <text:p>480.39</text:p>
              </table:table-cell>
              <table:table-cell office:value-type="float" office:value="550.26">
                <text:p>550.26</text:p>
              </table:table-cell>
              <table:table-cell office:value-type="float" office:value="494.428">
                <text:p>494.428</text:p>
              </table:table-cell>
              <table:table-cell office:value-type="float" office:value="550.262">
                <text:p>550.262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480.82">
                <text:p>480.82</text:p>
              </table:table-cell>
              <table:table-cell office:value-type="float" office:value="547.41">
                <text:p>547.41</text:p>
              </table:table-cell>
              <table:table-cell office:value-type="float" office:value="494.988">
                <text:p>494.988</text:p>
              </table:table-cell>
              <table:table-cell office:value-type="float" office:value="547.412">
                <text:p>547.412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481.22">
                <text:p>481.22</text:p>
              </table:table-cell>
              <table:table-cell office:value-type="float" office:value="546.5">
                <text:p>546.5</text:p>
              </table:table-cell>
              <table:table-cell office:value-type="float" office:value="495.564">
                <text:p>495.564</text:p>
              </table:table-cell>
              <table:table-cell office:value-type="float" office:value="546.502">
                <text:p>546.502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481.65">
                <text:p>481.65</text:p>
              </table:table-cell>
              <table:table-cell office:value-type="float" office:value="544.52">
                <text:p>544.52</text:p>
              </table:table-cell>
              <table:table-cell office:value-type="float" office:value="496.131">
                <text:p>496.131</text:p>
              </table:table-cell>
              <table:table-cell office:value-type="float" office:value="544.524">
                <text:p>544.524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482.06">
                <text:p>482.06</text:p>
              </table:table-cell>
              <table:table-cell office:value-type="float" office:value="542.17">
                <text:p>542.17</text:p>
              </table:table-cell>
              <table:table-cell office:value-type="float" office:value="496.675">
                <text:p>496.675</text:p>
              </table:table-cell>
              <table:table-cell office:value-type="float" office:value="542.168">
                <text:p>542.168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482.42">
                <text:p>482.42</text:p>
              </table:table-cell>
              <table:table-cell office:value-type="float" office:value="544.08">
                <text:p>544.08</text:p>
              </table:table-cell>
              <table:table-cell office:value-type="float" office:value="497.276">
                <text:p>497.276</text:p>
              </table:table-cell>
              <table:table-cell office:value-type="float" office:value="544.084">
                <text:p>544.084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482.77">
                <text:p>482.77</text:p>
              </table:table-cell>
              <table:table-cell office:value-type="float" office:value="545">
                <text:p>545</text:p>
              </table:table-cell>
              <table:table-cell office:value-type="float" office:value="497.849">
                <text:p>497.849</text:p>
              </table:table-cell>
              <table:table-cell office:value-type="float" office:value="545.004">
                <text:p>545.004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483.15">
                <text:p>483.15</text:p>
              </table:table-cell>
              <table:table-cell office:value-type="float" office:value="542.7">
                <text:p>542.7</text:p>
              </table:table-cell>
              <table:table-cell office:value-type="float" office:value="498.349">
                <text:p>498.349</text:p>
              </table:table-cell>
              <table:table-cell office:value-type="float" office:value="542.696">
                <text:p>542.696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483.53">
                <text:p>483.53</text:p>
              </table:table-cell>
              <table:table-cell office:value-type="float" office:value="537.22">
                <text:p>537.22</text:p>
              </table:table-cell>
              <table:table-cell office:value-type="float" office:value="498.771">
                <text:p>498.771</text:p>
              </table:table-cell>
              <table:table-cell office:value-type="float" office:value="537.22">
                <text:p>537.22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483.89">
                <text:p>483.89</text:p>
              </table:table-cell>
              <table:table-cell office:value-type="float" office:value="533.25">
                <text:p>533.25</text:p>
              </table:table-cell>
              <table:table-cell office:value-type="float" office:value="499.246">
                <text:p>499.246</text:p>
              </table:table-cell>
              <table:table-cell office:value-type="float" office:value="533.25">
                <text:p>533.25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484.28">
                <text:p>484.28</text:p>
              </table:table-cell>
              <table:table-cell office:value-type="float" office:value="526.82">
                <text:p>526.82</text:p>
              </table:table-cell>
              <table:table-cell office:value-type="float" office:value="499.722">
                <text:p>499.722</text:p>
              </table:table-cell>
              <table:table-cell office:value-type="float" office:value="526.82">
                <text:p>526.82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484.65">
                <text:p>484.65</text:p>
              </table:table-cell>
              <table:table-cell office:value-type="float" office:value="524.35">
                <text:p>524.35</text:p>
              </table:table-cell>
              <table:table-cell office:value-type="float" office:value="500.285">
                <text:p>500.285</text:p>
              </table:table-cell>
              <table:table-cell office:value-type="float" office:value="524.348">
                <text:p>524.348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484.97">
                <text:p>484.97</text:p>
              </table:table-cell>
              <table:table-cell office:value-type="float" office:value="524.37">
                <text:p>524.37</text:p>
              </table:table-cell>
              <table:table-cell office:value-type="float" office:value="500.862">
                <text:p>500.862</text:p>
              </table:table-cell>
              <table:table-cell office:value-type="float" office:value="524.366">
                <text:p>524.366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485.22">
                <text:p>485.22</text:p>
              </table:table-cell>
              <table:table-cell office:value-type="float" office:value="527.54">
                <text:p>527.54</text:p>
              </table:table-cell>
              <table:table-cell office:value-type="float" office:value="501.425">
                <text:p>501.425</text:p>
              </table:table-cell>
              <table:table-cell office:value-type="float" office:value="527.544">
                <text:p>527.54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485.5">
                <text:p>485.5</text:p>
              </table:table-cell>
              <table:table-cell office:value-type="float" office:value="531.52">
                <text:p>531.52</text:p>
              </table:table-cell>
              <table:table-cell office:value-type="float" office:value="502.063">
                <text:p>502.063</text:p>
              </table:table-cell>
              <table:table-cell office:value-type="float" office:value="531.522">
                <text:p>531.522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485.79">
                <text:p>485.79</text:p>
              </table:table-cell>
              <table:table-cell office:value-type="float" office:value="536.54">
                <text:p>536.54</text:p>
              </table:table-cell>
              <table:table-cell office:value-type="float" office:value="502.733">
                <text:p>502.733</text:p>
              </table:table-cell>
              <table:table-cell office:value-type="float" office:value="536.54">
                <text:p>536.54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486.13">
                <text:p>486.13</text:p>
              </table:table-cell>
              <table:table-cell office:value-type="float" office:value="541.02">
                <text:p>541.02</text:p>
              </table:table-cell>
              <table:table-cell office:value-type="float" office:value="503.46">
                <text:p>503.46</text:p>
              </table:table-cell>
              <table:table-cell office:value-type="float" office:value="541.024">
                <text:p>541.024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486.48">
                <text:p>486.48</text:p>
              </table:table-cell>
              <table:table-cell office:value-type="float" office:value="545.29">
                <text:p>545.29</text:p>
              </table:table-cell>
              <table:table-cell office:value-type="float" office:value="504.168">
                <text:p>504.168</text:p>
              </table:table-cell>
              <table:table-cell office:value-type="float" office:value="545.288">
                <text:p>545.288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486.83">
                <text:p>486.83</text:p>
              </table:table-cell>
              <table:table-cell office:value-type="float" office:value="550.56">
                <text:p>550.56</text:p>
              </table:table-cell>
              <table:table-cell office:value-type="float" office:value="504.89">
                <text:p>504.89</text:p>
              </table:table-cell>
              <table:table-cell office:value-type="float" office:value="550.556">
                <text:p>550.556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487.21">
                <text:p>487.21</text:p>
              </table:table-cell>
              <table:table-cell office:value-type="float" office:value="553.89">
                <text:p>553.89</text:p>
              </table:table-cell>
              <table:table-cell office:value-type="float" office:value="505.586">
                <text:p>505.586</text:p>
              </table:table-cell>
              <table:table-cell office:value-type="float" office:value="553.888">
                <text:p>553.888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487.61">
                <text:p>487.61</text:p>
              </table:table-cell>
              <table:table-cell office:value-type="float" office:value="557.26">
                <text:p>557.26</text:p>
              </table:table-cell>
              <table:table-cell office:value-type="float" office:value="506.25">
                <text:p>506.25</text:p>
              </table:table-cell>
              <table:table-cell office:value-type="float" office:value="557.262">
                <text:p>557.262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488.05">
                <text:p>488.05</text:p>
              </table:table-cell>
              <table:table-cell office:value-type="float" office:value="557.89">
                <text:p>557.89</text:p>
              </table:table-cell>
              <table:table-cell office:value-type="float" office:value="506.873">
                <text:p>506.873</text:p>
              </table:table-cell>
              <table:table-cell office:value-type="float" office:value="557.892">
                <text:p>557.892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488.5">
                <text:p>488.5</text:p>
              </table:table-cell>
              <table:table-cell office:value-type="float" office:value="559.46">
                <text:p>559.46</text:p>
              </table:table-cell>
              <table:table-cell office:value-type="float" office:value="507.521">
                <text:p>507.521</text:p>
              </table:table-cell>
              <table:table-cell office:value-type="float" office:value="559.456">
                <text:p>559.456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488.95">
                <text:p>488.95</text:p>
              </table:table-cell>
              <table:table-cell office:value-type="float" office:value="559.69">
                <text:p>559.69</text:p>
              </table:table-cell>
              <table:table-cell office:value-type="float" office:value="508.156">
                <text:p>508.156</text:p>
              </table:table-cell>
              <table:table-cell office:value-type="float" office:value="559.692">
                <text:p>559.692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489.42">
                <text:p>489.42</text:p>
              </table:table-cell>
              <table:table-cell office:value-type="float" office:value="560.26">
                <text:p>560.26</text:p>
              </table:table-cell>
              <table:table-cell office:value-type="float" office:value="508.793">
                <text:p>508.793</text:p>
              </table:table-cell>
              <table:table-cell office:value-type="float" office:value="560.264">
                <text:p>560.264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489.92">
                <text:p>489.92</text:p>
              </table:table-cell>
              <table:table-cell office:value-type="float" office:value="559.8">
                <text:p>559.8</text:p>
              </table:table-cell>
              <table:table-cell office:value-type="float" office:value="509.431">
                <text:p>509.431</text:p>
              </table:table-cell>
              <table:table-cell office:value-type="float" office:value="559.8">
                <text:p>559.8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490.41">
                <text:p>490.41</text:p>
              </table:table-cell>
              <table:table-cell office:value-type="float" office:value="560.23">
                <text:p>560.23</text:p>
              </table:table-cell>
              <table:table-cell office:value-type="float" office:value="510.035">
                <text:p>510.035</text:p>
              </table:table-cell>
              <table:table-cell office:value-type="float" office:value="560.226">
                <text:p>560.226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490.92">
                <text:p>490.92</text:p>
              </table:table-cell>
              <table:table-cell office:value-type="float" office:value="560.54">
                <text:p>560.54</text:p>
              </table:table-cell>
              <table:table-cell office:value-type="float" office:value="510.668">
                <text:p>510.668</text:p>
              </table:table-cell>
              <table:table-cell office:value-type="float" office:value="560.536">
                <text:p>560.536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491.41">
                <text:p>491.41</text:p>
              </table:table-cell>
              <table:table-cell office:value-type="float" office:value="558.79">
                <text:p>558.79</text:p>
              </table:table-cell>
              <table:table-cell office:value-type="float" office:value="511.201">
                <text:p>511.201</text:p>
              </table:table-cell>
              <table:table-cell office:value-type="float" office:value="558.794">
                <text:p>558.794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491.91">
                <text:p>491.91</text:p>
              </table:table-cell>
              <table:table-cell office:value-type="float" office:value="556.67">
                <text:p>556.67</text:p>
              </table:table-cell>
              <table:table-cell office:value-type="float" office:value="511.724">
                <text:p>511.724</text:p>
              </table:table-cell>
              <table:table-cell office:value-type="float" office:value="556.672">
                <text:p>556.672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492.38">
                <text:p>492.38</text:p>
              </table:table-cell>
              <table:table-cell office:value-type="float" office:value="554.93">
                <text:p>554.93</text:p>
              </table:table-cell>
              <table:table-cell office:value-type="float" office:value="512.236">
                <text:p>512.236</text:p>
              </table:table-cell>
              <table:table-cell office:value-type="float" office:value="554.934">
                <text:p>554.934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492.88">
                <text:p>492.88</text:p>
              </table:table-cell>
              <table:table-cell office:value-type="float" office:value="551.34">
                <text:p>551.34</text:p>
              </table:table-cell>
              <table:table-cell office:value-type="float" office:value="512.7">
                <text:p>512.7</text:p>
              </table:table-cell>
              <table:table-cell office:value-type="float" office:value="551.336">
                <text:p>551.336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493.38">
                <text:p>493.38</text:p>
              </table:table-cell>
              <table:table-cell office:value-type="float" office:value="547.88">
                <text:p>547.88</text:p>
              </table:table-cell>
              <table:table-cell office:value-type="float" office:value="513.177">
                <text:p>513.177</text:p>
              </table:table-cell>
              <table:table-cell office:value-type="float" office:value="547.882">
                <text:p>547.882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493.83">
                <text:p>493.83</text:p>
              </table:table-cell>
              <table:table-cell office:value-type="float" office:value="547.22">
                <text:p>547.22</text:p>
              </table:table-cell>
              <table:table-cell office:value-type="float" office:value="513.671">
                <text:p>513.671</text:p>
              </table:table-cell>
              <table:table-cell office:value-type="float" office:value="547.224">
                <text:p>547.224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494.25">
                <text:p>494.25</text:p>
              </table:table-cell>
              <table:table-cell office:value-type="float" office:value="547.92">
                <text:p>547.92</text:p>
              </table:table-cell>
              <table:table-cell office:value-type="float" office:value="514.184">
                <text:p>514.184</text:p>
              </table:table-cell>
              <table:table-cell office:value-type="float" office:value="547.918">
                <text:p>547.918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494.65">
                <text:p>494.65</text:p>
              </table:table-cell>
              <table:table-cell office:value-type="float" office:value="549.81">
                <text:p>549.81</text:p>
              </table:table-cell>
              <table:table-cell office:value-type="float" office:value="514.719">
                <text:p>514.719</text:p>
              </table:table-cell>
              <table:table-cell office:value-type="float" office:value="549.814">
                <text:p>549.814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495.02">
                <text:p>495.02</text:p>
              </table:table-cell>
              <table:table-cell office:value-type="float" office:value="554.14">
                <text:p>554.14</text:p>
              </table:table-cell>
              <table:table-cell office:value-type="float" office:value="515.273">
                <text:p>515.273</text:p>
              </table:table-cell>
              <table:table-cell office:value-type="float" office:value="554.144">
                <text:p>554.144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495.42">
                <text:p>495.42</text:p>
              </table:table-cell>
              <table:table-cell office:value-type="float" office:value="557.43">
                <text:p>557.43</text:p>
              </table:table-cell>
              <table:table-cell office:value-type="float" office:value="515.829">
                <text:p>515.829</text:p>
              </table:table-cell>
              <table:table-cell office:value-type="float" office:value="557.43">
                <text:p>557.43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495.83">
                <text:p>495.83</text:p>
              </table:table-cell>
              <table:table-cell office:value-type="float" office:value="560.29">
                <text:p>560.29</text:p>
              </table:table-cell>
              <table:table-cell office:value-type="float" office:value="516.387">
                <text:p>516.387</text:p>
              </table:table-cell>
              <table:table-cell office:value-type="float" office:value="560.286">
                <text:p>560.286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496.27">
                <text:p>496.27</text:p>
              </table:table-cell>
              <table:table-cell office:value-type="float" office:value="561.68">
                <text:p>561.68</text:p>
              </table:table-cell>
              <table:table-cell office:value-type="float" office:value="516.929">
                <text:p>516.929</text:p>
              </table:table-cell>
              <table:table-cell office:value-type="float" office:value="561.682">
                <text:p>561.682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496.73">
                <text:p>496.73</text:p>
              </table:table-cell>
              <table:table-cell office:value-type="float" office:value="564.06">
                <text:p>564.06</text:p>
              </table:table-cell>
              <table:table-cell office:value-type="float" office:value="517.504">
                <text:p>517.504</text:p>
              </table:table-cell>
              <table:table-cell office:value-type="float" office:value="564.06">
                <text:p>564.06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497.21">
                <text:p>497.21</text:p>
              </table:table-cell>
              <table:table-cell office:value-type="float" office:value="565.31">
                <text:p>565.31</text:p>
              </table:table-cell>
              <table:table-cell office:value-type="float" office:value="518.079">
                <text:p>518.079</text:p>
              </table:table-cell>
              <table:table-cell office:value-type="float" office:value="565.308">
                <text:p>565.308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497.68">
                <text:p>497.68</text:p>
              </table:table-cell>
              <table:table-cell office:value-type="float" office:value="566.67">
                <text:p>566.67</text:p>
              </table:table-cell>
              <table:table-cell office:value-type="float" office:value="518.66">
                <text:p>518.66</text:p>
              </table:table-cell>
              <table:table-cell office:value-type="float" office:value="566.674">
                <text:p>566.674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498.16">
                <text:p>498.16</text:p>
              </table:table-cell>
              <table:table-cell office:value-type="float" office:value="568.32">
                <text:p>568.32</text:p>
              </table:table-cell>
              <table:table-cell office:value-type="float" office:value="519.259">
                <text:p>519.259</text:p>
              </table:table-cell>
              <table:table-cell office:value-type="float" office:value="568.32">
                <text:p>568.32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498.62">
                <text:p>498.62</text:p>
              </table:table-cell>
              <table:table-cell office:value-type="float" office:value="570.05">
                <text:p>570.05</text:p>
              </table:table-cell>
              <table:table-cell office:value-type="float" office:value="519.834">
                <text:p>519.834</text:p>
              </table:table-cell>
              <table:table-cell office:value-type="float" office:value="570.048">
                <text:p>570.048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499.12">
                <text:p>499.12</text:p>
              </table:table-cell>
              <table:table-cell office:value-type="float" office:value="570.31">
                <text:p>570.31</text:p>
              </table:table-cell>
              <table:table-cell office:value-type="float" office:value="520.411">
                <text:p>520.411</text:p>
              </table:table-cell>
              <table:table-cell office:value-type="float" office:value="570.312">
                <text:p>570.312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499.62">
                <text:p>499.62</text:p>
              </table:table-cell>
              <table:table-cell office:value-type="float" office:value="570.96">
                <text:p>570.96</text:p>
              </table:table-cell>
              <table:table-cell office:value-type="float" office:value="520.975">
                <text:p>520.975</text:p>
              </table:table-cell>
              <table:table-cell office:value-type="float" office:value="570.956">
                <text:p>570.956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500.12">
                <text:p>500.12</text:p>
              </table:table-cell>
              <table:table-cell office:value-type="float" office:value="571.77">
                <text:p>571.77</text:p>
              </table:table-cell>
              <table:table-cell office:value-type="float" office:value="521.54">
                <text:p>521.54</text:p>
              </table:table-cell>
              <table:table-cell office:value-type="float" office:value="571.774">
                <text:p>571.774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500.64">
                <text:p>500.64</text:p>
              </table:table-cell>
              <table:table-cell office:value-type="float" office:value="571.24">
                <text:p>571.24</text:p>
              </table:table-cell>
              <table:table-cell office:value-type="float" office:value="522.047">
                <text:p>522.047</text:p>
              </table:table-cell>
              <table:table-cell office:value-type="float" office:value="571.238">
                <text:p>571.238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501.17">
                <text:p>501.17</text:p>
              </table:table-cell>
              <table:table-cell office:value-type="float" office:value="571">
                <text:p>571</text:p>
              </table:table-cell>
              <table:table-cell office:value-type="float" office:value="522.548">
                <text:p>522.548</text:p>
              </table:table-cell>
              <table:table-cell office:value-type="float" office:value="571.002">
                <text:p>571.002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501.73">
                <text:p>501.73</text:p>
              </table:table-cell>
              <table:table-cell office:value-type="float" office:value="570.11">
                <text:p>570.11</text:p>
              </table:table-cell>
              <table:table-cell office:value-type="float" office:value="523.048">
                <text:p>523.048</text:p>
              </table:table-cell>
              <table:table-cell office:value-type="float" office:value="570.106">
                <text:p>570.106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502.3">
                <text:p>502.3</text:p>
              </table:table-cell>
              <table:table-cell office:value-type="float" office:value="570.41">
                <text:p>570.41</text:p>
              </table:table-cell>
              <table:table-cell office:value-type="float" office:value="523.56">
                <text:p>523.56</text:p>
              </table:table-cell>
              <table:table-cell office:value-type="float" office:value="570.408">
                <text:p>570.408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502.87">
                <text:p>502.87</text:p>
              </table:table-cell>
              <table:table-cell office:value-type="float" office:value="569.22">
                <text:p>569.22</text:p>
              </table:table-cell>
              <table:table-cell office:value-type="float" office:value="524.033">
                <text:p>524.033</text:p>
              </table:table-cell>
              <table:table-cell office:value-type="float" office:value="569.216">
                <text:p>569.216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503.44">
                <text:p>503.44</text:p>
              </table:table-cell>
              <table:table-cell office:value-type="float" office:value="570.13">
                <text:p>570.13</text:p>
              </table:table-cell>
              <table:table-cell office:value-type="float" office:value="524.564">
                <text:p>524.564</text:p>
              </table:table-cell>
              <table:table-cell office:value-type="float" office:value="570.126">
                <text:p>570.126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504.01">
                <text:p>504.01</text:p>
              </table:table-cell>
              <table:table-cell office:value-type="float" office:value="571.78">
                <text:p>571.78</text:p>
              </table:table-cell>
              <table:table-cell office:value-type="float" office:value="525.094">
                <text:p>525.094</text:p>
              </table:table-cell>
              <table:table-cell office:value-type="float" office:value="571.782">
                <text:p>571.782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504.57">
                <text:p>504.57</text:p>
              </table:table-cell>
              <table:table-cell office:value-type="float" office:value="573.44">
                <text:p>573.44</text:p>
              </table:table-cell>
              <table:table-cell office:value-type="float" office:value="525.614">
                <text:p>525.614</text:p>
              </table:table-cell>
              <table:table-cell office:value-type="float" office:value="573.444">
                <text:p>573.444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505.15">
                <text:p>505.15</text:p>
              </table:table-cell>
              <table:table-cell office:value-type="float" office:value="574.76">
                <text:p>574.76</text:p>
              </table:table-cell>
              <table:table-cell office:value-type="float" office:value="526.141">
                <text:p>526.141</text:p>
              </table:table-cell>
              <table:table-cell office:value-type="float" office:value="574.764">
                <text:p>574.764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505.71">
                <text:p>505.71</text:p>
              </table:table-cell>
              <table:table-cell office:value-type="float" office:value="578.07">
                <text:p>578.07</text:p>
              </table:table-cell>
              <table:table-cell office:value-type="float" office:value="526.687">
                <text:p>526.687</text:p>
              </table:table-cell>
              <table:table-cell office:value-type="float" office:value="578.068">
                <text:p>578.068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506.32">
                <text:p>506.32</text:p>
              </table:table-cell>
              <table:table-cell office:value-type="float" office:value="579.39">
                <text:p>579.39</text:p>
              </table:table-cell>
              <table:table-cell office:value-type="float" office:value="527.21">
                <text:p>527.21</text:p>
              </table:table-cell>
              <table:table-cell office:value-type="float" office:value="579.39">
                <text:p>579.39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506.93">
                <text:p>506.93</text:p>
              </table:table-cell>
              <table:table-cell office:value-type="float" office:value="580.42">
                <text:p>580.42</text:p>
              </table:table-cell>
              <table:table-cell office:value-type="float" office:value="527.752">
                <text:p>527.752</text:p>
              </table:table-cell>
              <table:table-cell office:value-type="float" office:value="580.422">
                <text:p>580.422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507.54">
                <text:p>507.54</text:p>
              </table:table-cell>
              <table:table-cell office:value-type="float" office:value="581.67">
                <text:p>581.67</text:p>
              </table:table-cell>
              <table:table-cell office:value-type="float" office:value="528.308">
                <text:p>528.308</text:p>
              </table:table-cell>
              <table:table-cell office:value-type="float" office:value="581.666">
                <text:p>581.666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508.14">
                <text:p>508.14</text:p>
              </table:table-cell>
              <table:table-cell office:value-type="float" office:value="582.67">
                <text:p>582.67</text:p>
              </table:table-cell>
              <table:table-cell office:value-type="float" office:value="528.894">
                <text:p>528.894</text:p>
              </table:table-cell>
              <table:table-cell office:value-type="float" office:value="582.668">
                <text:p>582.668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508.74">
                <text:p>508.74</text:p>
              </table:table-cell>
              <table:table-cell office:value-type="float" office:value="582.53">
                <text:p>582.53</text:p>
              </table:table-cell>
              <table:table-cell office:value-type="float" office:value="529.483">
                <text:p>529.483</text:p>
              </table:table-cell>
              <table:table-cell office:value-type="float" office:value="582.53">
                <text:p>582.53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509.33">
                <text:p>509.33</text:p>
              </table:table-cell>
              <table:table-cell office:value-type="float" office:value="583.24">
                <text:p>583.24</text:p>
              </table:table-cell>
              <table:table-cell office:value-type="float" office:value="530.068">
                <text:p>530.068</text:p>
              </table:table-cell>
              <table:table-cell office:value-type="float" office:value="583.238">
                <text:p>583.238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509.91">
                <text:p>509.91</text:p>
              </table:table-cell>
              <table:table-cell office:value-type="float" office:value="582.38">
                <text:p>582.38</text:p>
              </table:table-cell>
              <table:table-cell office:value-type="float" office:value="530.592">
                <text:p>530.592</text:p>
              </table:table-cell>
              <table:table-cell office:value-type="float" office:value="582.376">
                <text:p>582.376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510.51">
                <text:p>510.51</text:p>
              </table:table-cell>
              <table:table-cell office:value-type="float" office:value="581.75">
                <text:p>581.75</text:p>
              </table:table-cell>
              <table:table-cell office:value-type="float" office:value="531.126">
                <text:p>531.126</text:p>
              </table:table-cell>
              <table:table-cell office:value-type="float" office:value="581.754">
                <text:p>581.754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511.12">
                <text:p>511.12</text:p>
              </table:table-cell>
              <table:table-cell office:value-type="float" office:value="580.64">
                <text:p>580.64</text:p>
              </table:table-cell>
              <table:table-cell office:value-type="float" office:value="531.646">
                <text:p>531.646</text:p>
              </table:table-cell>
              <table:table-cell office:value-type="float" office:value="580.644">
                <text:p>580.644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511.71">
                <text:p>511.71</text:p>
              </table:table-cell>
              <table:table-cell office:value-type="float" office:value="580.08">
                <text:p>580.08</text:p>
              </table:table-cell>
              <table:table-cell office:value-type="float" office:value="532.176">
                <text:p>532.176</text:p>
              </table:table-cell>
              <table:table-cell office:value-type="float" office:value="580.084">
                <text:p>580.084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512.3">
                <text:p>512.3</text:p>
              </table:table-cell>
              <table:table-cell office:value-type="float" office:value="579.77">
                <text:p>579.77</text:p>
              </table:table-cell>
              <table:table-cell office:value-type="float" office:value="532.708">
                <text:p>532.708</text:p>
              </table:table-cell>
              <table:table-cell office:value-type="float" office:value="579.774">
                <text:p>579.774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512.89">
                <text:p>512.89</text:p>
              </table:table-cell>
              <table:table-cell office:value-type="float" office:value="580.18">
                <text:p>580.18</text:p>
              </table:table-cell>
              <table:table-cell office:value-type="float" office:value="533.241">
                <text:p>533.241</text:p>
              </table:table-cell>
              <table:table-cell office:value-type="float" office:value="580.178">
                <text:p>580.178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513.5">
                <text:p>513.5</text:p>
              </table:table-cell>
              <table:table-cell office:value-type="float" office:value="578.06">
                <text:p>578.06</text:p>
              </table:table-cell>
              <table:table-cell office:value-type="float" office:value="533.73">
                <text:p>533.73</text:p>
              </table:table-cell>
              <table:table-cell office:value-type="float" office:value="578.058">
                <text:p>578.058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514.13">
                <text:p>514.13</text:p>
              </table:table-cell>
              <table:table-cell office:value-type="float" office:value="576.46">
                <text:p>576.46</text:p>
              </table:table-cell>
              <table:table-cell office:value-type="float" office:value="534.21">
                <text:p>534.21</text:p>
              </table:table-cell>
              <table:table-cell office:value-type="float" office:value="576.458">
                <text:p>576.458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514.77">
                <text:p>514.77</text:p>
              </table:table-cell>
              <table:table-cell office:value-type="float" office:value="574.25">
                <text:p>574.25</text:p>
              </table:table-cell>
              <table:table-cell office:value-type="float" office:value="534.655">
                <text:p>534.655</text:p>
              </table:table-cell>
              <table:table-cell office:value-type="float" office:value="574.254">
                <text:p>574.254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515.41">
                <text:p>515.41</text:p>
              </table:table-cell>
              <table:table-cell office:value-type="float" office:value="573.24">
                <text:p>573.24</text:p>
              </table:table-cell>
              <table:table-cell office:value-type="float" office:value="535.128">
                <text:p>535.128</text:p>
              </table:table-cell>
              <table:table-cell office:value-type="float" office:value="573.24">
                <text:p>573.24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516.05">
                <text:p>516.05</text:p>
              </table:table-cell>
              <table:table-cell office:value-type="float" office:value="575.45">
                <text:p>575.45</text:p>
              </table:table-cell>
              <table:table-cell office:value-type="float" office:value="535.667">
                <text:p>535.667</text:p>
              </table:table-cell>
              <table:table-cell office:value-type="float" office:value="575.446">
                <text:p>575.446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516.68">
                <text:p>516.68</text:p>
              </table:table-cell>
              <table:table-cell office:value-type="float" office:value="580.84">
                <text:p>580.84</text:p>
              </table:table-cell>
              <table:table-cell office:value-type="float" office:value="536.225">
                <text:p>536.225</text:p>
              </table:table-cell>
              <table:table-cell office:value-type="float" office:value="580.84">
                <text:p>580.84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517.32">
                <text:p>517.32</text:p>
              </table:table-cell>
              <table:table-cell office:value-type="float" office:value="586.27">
                <text:p>586.27</text:p>
              </table:table-cell>
              <table:table-cell office:value-type="float" office:value="536.784">
                <text:p>536.784</text:p>
              </table:table-cell>
              <table:table-cell office:value-type="float" office:value="586.27">
                <text:p>586.27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517.93">
                <text:p>517.93</text:p>
              </table:table-cell>
              <table:table-cell office:value-type="float" office:value="592.06">
                <text:p>592.06</text:p>
              </table:table-cell>
              <table:table-cell office:value-type="float" office:value="537.348">
                <text:p>537.348</text:p>
              </table:table-cell>
              <table:table-cell office:value-type="float" office:value="592.06">
                <text:p>592.06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518.57">
                <text:p>518.57</text:p>
              </table:table-cell>
              <table:table-cell office:value-type="float" office:value="596.1">
                <text:p>596.1</text:p>
              </table:table-cell>
              <table:table-cell office:value-type="float" office:value="537.884">
                <text:p>537.884</text:p>
              </table:table-cell>
              <table:table-cell office:value-type="float" office:value="596.1">
                <text:p>596.1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519.24">
                <text:p>519.24</text:p>
              </table:table-cell>
              <table:table-cell office:value-type="float" office:value="597.33">
                <text:p>597.33</text:p>
              </table:table-cell>
              <table:table-cell office:value-type="float" office:value="538.423">
                <text:p>538.423</text:p>
              </table:table-cell>
              <table:table-cell office:value-type="float" office:value="597.33">
                <text:p>597.33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519.9">
                <text:p>519.9</text:p>
              </table:table-cell>
              <table:table-cell office:value-type="float" office:value="596.88">
                <text:p>596.88</text:p>
              </table:table-cell>
              <table:table-cell office:value-type="float" office:value="538.983">
                <text:p>538.983</text:p>
              </table:table-cell>
              <table:table-cell office:value-type="float" office:value="596.878">
                <text:p>596.878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520.55">
                <text:p>520.55</text:p>
              </table:table-cell>
              <table:table-cell office:value-type="float" office:value="594.39">
                <text:p>594.39</text:p>
              </table:table-cell>
              <table:table-cell office:value-type="float" office:value="539.473">
                <text:p>539.473</text:p>
              </table:table-cell>
              <table:table-cell office:value-type="float" office:value="594.39">
                <text:p>594.39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521.2">
                <text:p>521.2</text:p>
              </table:table-cell>
              <table:table-cell office:value-type="float" office:value="592.27">
                <text:p>592.27</text:p>
              </table:table-cell>
              <table:table-cell office:value-type="float" office:value="539.95">
                <text:p>539.95</text:p>
              </table:table-cell>
              <table:table-cell office:value-type="float" office:value="592.268">
                <text:p>592.268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521.84">
                <text:p>521.84</text:p>
              </table:table-cell>
              <table:table-cell office:value-type="float" office:value="590.95">
                <text:p>590.95</text:p>
              </table:table-cell>
              <table:table-cell office:value-type="float" office:value="540.446">
                <text:p>540.446</text:p>
              </table:table-cell>
              <table:table-cell office:value-type="float" office:value="590.948">
                <text:p>590.948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522.48">
                <text:p>522.48</text:p>
              </table:table-cell>
              <table:table-cell office:value-type="float" office:value="589.61">
                <text:p>589.61</text:p>
              </table:table-cell>
              <table:table-cell office:value-type="float" office:value="540.937">
                <text:p>540.937</text:p>
              </table:table-cell>
              <table:table-cell office:value-type="float" office:value="589.61">
                <text:p>589.61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523.12">
                <text:p>523.12</text:p>
              </table:table-cell>
              <table:table-cell office:value-type="float" office:value="589.67">
                <text:p>589.67</text:p>
              </table:table-cell>
              <table:table-cell office:value-type="float" office:value="541.422">
                <text:p>541.422</text:p>
              </table:table-cell>
              <table:table-cell office:value-type="float" office:value="589.674">
                <text:p>589.674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523.7">
                <text:p>523.7</text:p>
              </table:table-cell>
              <table:table-cell office:value-type="float" office:value="591.63">
                <text:p>591.63</text:p>
              </table:table-cell>
              <table:table-cell office:value-type="float" office:value="541.916">
                <text:p>541.916</text:p>
              </table:table-cell>
              <table:table-cell office:value-type="float" office:value="591.626">
                <text:p>591.626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524.29">
                <text:p>524.29</text:p>
              </table:table-cell>
              <table:table-cell office:value-type="float" office:value="593.5">
                <text:p>593.5</text:p>
              </table:table-cell>
              <table:table-cell office:value-type="float" office:value="542.405">
                <text:p>542.405</text:p>
              </table:table-cell>
              <table:table-cell office:value-type="float" office:value="593.502">
                <text:p>593.502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524.86">
                <text:p>524.86</text:p>
              </table:table-cell>
              <table:table-cell office:value-type="float" office:value="595.57">
                <text:p>595.57</text:p>
              </table:table-cell>
              <table:table-cell office:value-type="float" office:value="542.911">
                <text:p>542.911</text:p>
              </table:table-cell>
              <table:table-cell office:value-type="float" office:value="595.572">
                <text:p>595.572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525.43">
                <text:p>525.43</text:p>
              </table:table-cell>
              <table:table-cell office:value-type="float" office:value="597.24">
                <text:p>597.24</text:p>
              </table:table-cell>
              <table:table-cell office:value-type="float" office:value="543.443">
                <text:p>543.443</text:p>
              </table:table-cell>
              <table:table-cell office:value-type="float" office:value="597.238">
                <text:p>597.238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526">
                <text:p>526</text:p>
              </table:table-cell>
              <table:table-cell office:value-type="float" office:value="599.01">
                <text:p>599.01</text:p>
              </table:table-cell>
              <table:table-cell office:value-type="float" office:value="543.97">
                <text:p>543.97</text:p>
              </table:table-cell>
              <table:table-cell office:value-type="float" office:value="599.014">
                <text:p>599.014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526.58">
                <text:p>526.58</text:p>
              </table:table-cell>
              <table:table-cell office:value-type="float" office:value="600.64">
                <text:p>600.64</text:p>
              </table:table-cell>
              <table:table-cell office:value-type="float" office:value="544.486">
                <text:p>544.486</text:p>
              </table:table-cell>
              <table:table-cell office:value-type="float" office:value="600.638">
                <text:p>600.638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527.16">
                <text:p>527.16</text:p>
              </table:table-cell>
              <table:table-cell office:value-type="float" office:value="601.91">
                <text:p>601.91</text:p>
              </table:table-cell>
              <table:table-cell office:value-type="float" office:value="545.016">
                <text:p>545.016</text:p>
              </table:table-cell>
              <table:table-cell office:value-type="float" office:value="601.914">
                <text:p>601.914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527.75">
                <text:p>527.75</text:p>
              </table:table-cell>
              <table:table-cell office:value-type="float" office:value="603.32">
                <text:p>603.32</text:p>
              </table:table-cell>
              <table:table-cell office:value-type="float" office:value="545.578">
                <text:p>545.578</text:p>
              </table:table-cell>
              <table:table-cell office:value-type="float" office:value="603.316">
                <text:p>603.316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528.32">
                <text:p>528.32</text:p>
              </table:table-cell>
              <table:table-cell office:value-type="float" office:value="604.88">
                <text:p>604.88</text:p>
              </table:table-cell>
              <table:table-cell office:value-type="float" office:value="546.133">
                <text:p>546.133</text:p>
              </table:table-cell>
              <table:table-cell office:value-type="float" office:value="604.882">
                <text:p>604.882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528.91">
                <text:p>528.91</text:p>
              </table:table-cell>
              <table:table-cell office:value-type="float" office:value="605.93">
                <text:p>605.93</text:p>
              </table:table-cell>
              <table:table-cell office:value-type="float" office:value="546.642">
                <text:p>546.642</text:p>
              </table:table-cell>
              <table:table-cell office:value-type="float" office:value="605.934">
                <text:p>605.934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529.51">
                <text:p>529.51</text:p>
              </table:table-cell>
              <table:table-cell office:value-type="float" office:value="606.14">
                <text:p>606.14</text:p>
              </table:table-cell>
              <table:table-cell office:value-type="float" office:value="547.134">
                <text:p>547.134</text:p>
              </table:table-cell>
              <table:table-cell office:value-type="float" office:value="606.144">
                <text:p>606.144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530.11">
                <text:p>530.11</text:p>
              </table:table-cell>
              <table:table-cell office:value-type="float" office:value="605.92">
                <text:p>605.92</text:p>
              </table:table-cell>
              <table:table-cell office:value-type="float" office:value="547.626">
                <text:p>547.626</text:p>
              </table:table-cell>
              <table:table-cell office:value-type="float" office:value="605.922">
                <text:p>605.922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530.72">
                <text:p>530.72</text:p>
              </table:table-cell>
              <table:table-cell office:value-type="float" office:value="605.88">
                <text:p>605.88</text:p>
              </table:table-cell>
              <table:table-cell office:value-type="float" office:value="548.137">
                <text:p>548.137</text:p>
              </table:table-cell>
              <table:table-cell office:value-type="float" office:value="605.882">
                <text:p>605.882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531.32">
                <text:p>531.32</text:p>
              </table:table-cell>
              <table:table-cell office:value-type="float" office:value="605.42">
                <text:p>605.42</text:p>
              </table:table-cell>
              <table:table-cell office:value-type="float" office:value="548.635">
                <text:p>548.635</text:p>
              </table:table-cell>
              <table:table-cell office:value-type="float" office:value="605.416">
                <text:p>605.416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531.92">
                <text:p>531.92</text:p>
              </table:table-cell>
              <table:table-cell office:value-type="float" office:value="604.7">
                <text:p>604.7</text:p>
              </table:table-cell>
              <table:table-cell office:value-type="float" office:value="549.123">
                <text:p>549.123</text:p>
              </table:table-cell>
              <table:table-cell office:value-type="float" office:value="604.696">
                <text:p>604.696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532.51">
                <text:p>532.51</text:p>
              </table:table-cell>
              <table:table-cell office:value-type="float" office:value="605.12">
                <text:p>605.12</text:p>
              </table:table-cell>
              <table:table-cell office:value-type="float" office:value="549.601">
                <text:p>549.601</text:p>
              </table:table-cell>
              <table:table-cell office:value-type="float" office:value="605.118">
                <text:p>605.118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533.1">
                <text:p>533.1</text:p>
              </table:table-cell>
              <table:table-cell office:value-type="float" office:value="605.42">
                <text:p>605.42</text:p>
              </table:table-cell>
              <table:table-cell office:value-type="float" office:value="550.069">
                <text:p>550.069</text:p>
              </table:table-cell>
              <table:table-cell office:value-type="float" office:value="605.416">
                <text:p>605.416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533.71">
                <text:p>533.71</text:p>
              </table:table-cell>
              <table:table-cell office:value-type="float" office:value="601.18">
                <text:p>601.18</text:p>
              </table:table-cell>
              <table:table-cell office:value-type="float" office:value="550.472">
                <text:p>550.472</text:p>
              </table:table-cell>
              <table:table-cell office:value-type="float" office:value="601.18">
                <text:p>601.18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534.3">
                <text:p>534.3</text:p>
              </table:table-cell>
              <table:table-cell office:value-type="float" office:value="597.53">
                <text:p>597.53</text:p>
              </table:table-cell>
              <table:table-cell office:value-type="float" office:value="550.862">
                <text:p>550.862</text:p>
              </table:table-cell>
              <table:table-cell office:value-type="float" office:value="597.534">
                <text:p>597.534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534.87">
                <text:p>534.87</text:p>
              </table:table-cell>
              <table:table-cell office:value-type="float" office:value="594.92">
                <text:p>594.92</text:p>
              </table:table-cell>
              <table:table-cell office:value-type="float" office:value="551.252">
                <text:p>551.252</text:p>
              </table:table-cell>
              <table:table-cell office:value-type="float" office:value="594.922">
                <text:p>594.922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535.45">
                <text:p>535.45</text:p>
              </table:table-cell>
              <table:table-cell office:value-type="float" office:value="592.5">
                <text:p>592.5</text:p>
              </table:table-cell>
              <table:table-cell office:value-type="float" office:value="551.674">
                <text:p>551.674</text:p>
              </table:table-cell>
              <table:table-cell office:value-type="float" office:value="592.502">
                <text:p>592.502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536.02">
                <text:p>536.02</text:p>
              </table:table-cell>
              <table:table-cell office:value-type="float" office:value="591.9">
                <text:p>591.9</text:p>
              </table:table-cell>
              <table:table-cell office:value-type="float" office:value="552.132">
                <text:p>552.132</text:p>
              </table:table-cell>
              <table:table-cell office:value-type="float" office:value="591.904">
                <text:p>591.904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536.48">
                <text:p>536.48</text:p>
              </table:table-cell>
              <table:table-cell office:value-type="float" office:value="594.92">
                <text:p>594.92</text:p>
              </table:table-cell>
              <table:table-cell office:value-type="float" office:value="552.563">
                <text:p>552.563</text:p>
              </table:table-cell>
              <table:table-cell office:value-type="float" office:value="594.916">
                <text:p>594.916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536.94">
                <text:p>536.94</text:p>
              </table:table-cell>
              <table:table-cell office:value-type="float" office:value="596.7">
                <text:p>596.7</text:p>
              </table:table-cell>
              <table:table-cell office:value-type="float" office:value="552.966">
                <text:p>552.966</text:p>
              </table:table-cell>
              <table:table-cell office:value-type="float" office:value="596.698">
                <text:p>596.698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537.43">
                <text:p>537.43</text:p>
              </table:table-cell>
              <table:table-cell office:value-type="float" office:value="596.11">
                <text:p>596.11</text:p>
              </table:table-cell>
              <table:table-cell office:value-type="float" office:value="553.341">
                <text:p>553.341</text:p>
              </table:table-cell>
              <table:table-cell office:value-type="float" office:value="596.112">
                <text:p>596.112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537.91">
                <text:p>537.91</text:p>
              </table:table-cell>
              <table:table-cell office:value-type="float" office:value="594.39">
                <text:p>594.39</text:p>
              </table:table-cell>
              <table:table-cell office:value-type="float" office:value="553.722">
                <text:p>553.722</text:p>
              </table:table-cell>
              <table:table-cell office:value-type="float" office:value="594.39">
                <text:p>594.39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538.42">
                <text:p>538.42</text:p>
              </table:table-cell>
              <table:table-cell office:value-type="float" office:value="591.06">
                <text:p>591.06</text:p>
              </table:table-cell>
              <table:table-cell office:value-type="float" office:value="554.081">
                <text:p>554.081</text:p>
              </table:table-cell>
              <table:table-cell office:value-type="float" office:value="591.058">
                <text:p>591.058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538.94">
                <text:p>538.94</text:p>
              </table:table-cell>
              <table:table-cell office:value-type="float" office:value="589.18">
                <text:p>589.18</text:p>
              </table:table-cell>
              <table:table-cell office:value-type="float" office:value="554.462">
                <text:p>554.462</text:p>
              </table:table-cell>
              <table:table-cell office:value-type="float" office:value="589.18">
                <text:p>589.18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539.43">
                <text:p>539.43</text:p>
              </table:table-cell>
              <table:table-cell office:value-type="float" office:value="589.25">
                <text:p>589.25</text:p>
              </table:table-cell>
              <table:table-cell office:value-type="float" office:value="554.837">
                <text:p>554.837</text:p>
              </table:table-cell>
              <table:table-cell office:value-type="float" office:value="589.25">
                <text:p>589.25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539.88">
                <text:p>539.88</text:p>
              </table:table-cell>
              <table:table-cell office:value-type="float" office:value="589.33">
                <text:p>589.33</text:p>
              </table:table-cell>
              <table:table-cell office:value-type="float" office:value="555.169">
                <text:p>555.169</text:p>
              </table:table-cell>
              <table:table-cell office:value-type="float" office:value="589.332">
                <text:p>589.332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540.32">
                <text:p>540.32</text:p>
              </table:table-cell>
              <table:table-cell office:value-type="float" office:value="590.01">
                <text:p>590.01</text:p>
              </table:table-cell>
              <table:table-cell office:value-type="float" office:value="555.51">
                <text:p>555.51</text:p>
              </table:table-cell>
              <table:table-cell office:value-type="float" office:value="590.014">
                <text:p>590.014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540.75">
                <text:p>540.75</text:p>
              </table:table-cell>
              <table:table-cell office:value-type="float" office:value="589.18">
                <text:p>589.18</text:p>
              </table:table-cell>
              <table:table-cell office:value-type="float" office:value="555.814">
                <text:p>555.814</text:p>
              </table:table-cell>
              <table:table-cell office:value-type="float" office:value="589.184">
                <text:p>589.184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541.21">
                <text:p>541.21</text:p>
              </table:table-cell>
              <table:table-cell office:value-type="float" office:value="587.07">
                <text:p>587.07</text:p>
              </table:table-cell>
              <table:table-cell office:value-type="float" office:value="556.127">
                <text:p>556.127</text:p>
              </table:table-cell>
              <table:table-cell office:value-type="float" office:value="587.072">
                <text:p>587.072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541.69">
                <text:p>541.69</text:p>
              </table:table-cell>
              <table:table-cell office:value-type="float" office:value="584.44">
                <text:p>584.44</text:p>
              </table:table-cell>
              <table:table-cell office:value-type="float" office:value="556.422">
                <text:p>556.422</text:p>
              </table:table-cell>
              <table:table-cell office:value-type="float" office:value="584.438">
                <text:p>584.438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542.15">
                <text:p>542.15</text:p>
              </table:table-cell>
              <table:table-cell office:value-type="float" office:value="585.27">
                <text:p>585.27</text:p>
              </table:table-cell>
              <table:table-cell office:value-type="float" office:value="556.77">
                <text:p>556.77</text:p>
              </table:table-cell>
              <table:table-cell office:value-type="float" office:value="585.268">
                <text:p>585.268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542.63">
                <text:p>542.63</text:p>
              </table:table-cell>
              <table:table-cell office:value-type="float" office:value="585.7">
                <text:p>585.7</text:p>
              </table:table-cell>
              <table:table-cell office:value-type="float" office:value="557.118">
                <text:p>557.118</text:p>
              </table:table-cell>
              <table:table-cell office:value-type="float" office:value="585.698">
                <text:p>585.698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543.08">
                <text:p>543.08</text:p>
              </table:table-cell>
              <table:table-cell office:value-type="float" office:value="589.12">
                <text:p>589.12</text:p>
              </table:table-cell>
              <table:table-cell office:value-type="float" office:value="557.511">
                <text:p>557.511</text:p>
              </table:table-cell>
              <table:table-cell office:value-type="float" office:value="589.116">
                <text:p>589.116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543.53">
                <text:p>543.53</text:p>
              </table:table-cell>
              <table:table-cell office:value-type="float" office:value="593.45">
                <text:p>593.45</text:p>
              </table:table-cell>
              <table:table-cell office:value-type="float" office:value="557.93">
                <text:p>557.93</text:p>
              </table:table-cell>
              <table:table-cell office:value-type="float" office:value="593.448">
                <text:p>593.448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543.95">
                <text:p>543.95</text:p>
              </table:table-cell>
              <table:table-cell office:value-type="float" office:value="598.3">
                <text:p>598.3</text:p>
              </table:table-cell>
              <table:table-cell office:value-type="float" office:value="558.396">
                <text:p>558.396</text:p>
              </table:table-cell>
              <table:table-cell office:value-type="float" office:value="598.298">
                <text:p>598.298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544.43">
                <text:p>544.43</text:p>
              </table:table-cell>
              <table:table-cell office:value-type="float" office:value="601.69">
                <text:p>601.69</text:p>
              </table:table-cell>
              <table:table-cell office:value-type="float" office:value="558.853">
                <text:p>558.853</text:p>
              </table:table-cell>
              <table:table-cell office:value-type="float" office:value="601.692">
                <text:p>601.692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544.88">
                <text:p>544.88</text:p>
              </table:table-cell>
              <table:table-cell office:value-type="float" office:value="604.96">
                <text:p>604.96</text:p>
              </table:table-cell>
              <table:table-cell office:value-type="float" office:value="559.299">
                <text:p>559.299</text:p>
              </table:table-cell>
              <table:table-cell office:value-type="float" office:value="604.958">
                <text:p>604.958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545.37">
                <text:p>545.37</text:p>
              </table:table-cell>
              <table:table-cell office:value-type="float" office:value="605.32">
                <text:p>605.32</text:p>
              </table:table-cell>
              <table:table-cell office:value-type="float" office:value="559.7">
                <text:p>559.7</text:p>
              </table:table-cell>
              <table:table-cell office:value-type="float" office:value="605.316">
                <text:p>605.316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545.87">
                <text:p>545.87</text:p>
              </table:table-cell>
              <table:table-cell office:value-type="float" office:value="605.61">
                <text:p>605.61</text:p>
              </table:table-cell>
              <table:table-cell office:value-type="float" office:value="560.152">
                <text:p>560.152</text:p>
              </table:table-cell>
              <table:table-cell office:value-type="float" office:value="605.61">
                <text:p>605.61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546.39">
                <text:p>546.39</text:p>
              </table:table-cell>
              <table:table-cell office:value-type="float" office:value="604.68">
                <text:p>604.68</text:p>
              </table:table-cell>
              <table:table-cell office:value-type="float" office:value="560.571">
                <text:p>560.571</text:p>
              </table:table-cell>
              <table:table-cell office:value-type="float" office:value="604.684">
                <text:p>604.684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546.93">
                <text:p>546.93</text:p>
              </table:table-cell>
              <table:table-cell office:value-type="float" office:value="603.74">
                <text:p>603.74</text:p>
              </table:table-cell>
              <table:table-cell office:value-type="float" office:value="561.042">
                <text:p>561.042</text:p>
              </table:table-cell>
              <table:table-cell office:value-type="float" office:value="603.742">
                <text:p>603.742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547.45">
                <text:p>547.45</text:p>
              </table:table-cell>
              <table:table-cell office:value-type="float" office:value="602.51">
                <text:p>602.51</text:p>
              </table:table-cell>
              <table:table-cell office:value-type="float" office:value="561.528">
                <text:p>561.528</text:p>
              </table:table-cell>
              <table:table-cell office:value-type="float" office:value="602.512">
                <text:p>602.512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547.92">
                <text:p>547.92</text:p>
              </table:table-cell>
              <table:table-cell office:value-type="float" office:value="602.19">
                <text:p>602.19</text:p>
              </table:table-cell>
              <table:table-cell office:value-type="float" office:value="562">
                <text:p>562</text:p>
              </table:table-cell>
              <table:table-cell office:value-type="float" office:value="602.192">
                <text:p>602.192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548.4">
                <text:p>548.4</text:p>
              </table:table-cell>
              <table:table-cell office:value-type="float" office:value="601.64">
                <text:p>601.64</text:p>
              </table:table-cell>
              <table:table-cell office:value-type="float" office:value="562.506">
                <text:p>562.506</text:p>
              </table:table-cell>
              <table:table-cell office:value-type="float" office:value="601.644">
                <text:p>601.644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548.86">
                <text:p>548.86</text:p>
              </table:table-cell>
              <table:table-cell office:value-type="float" office:value="602.13">
                <text:p>602.13</text:p>
              </table:table-cell>
              <table:table-cell office:value-type="float" office:value="563.029">
                <text:p>563.029</text:p>
              </table:table-cell>
              <table:table-cell office:value-type="float" office:value="602.126">
                <text:p>602.126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549.34">
                <text:p>549.34</text:p>
              </table:table-cell>
              <table:table-cell office:value-type="float" office:value="602.38">
                <text:p>602.38</text:p>
              </table:table-cell>
              <table:table-cell office:value-type="float" office:value="563.585">
                <text:p>563.585</text:p>
              </table:table-cell>
              <table:table-cell office:value-type="float" office:value="602.382">
                <text:p>602.382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549.79">
                <text:p>549.79</text:p>
              </table:table-cell>
              <table:table-cell office:value-type="float" office:value="602.17">
                <text:p>602.17</text:p>
              </table:table-cell>
              <table:table-cell office:value-type="float" office:value="564.09">
                <text:p>564.09</text:p>
              </table:table-cell>
              <table:table-cell office:value-type="float" office:value="602.172">
                <text:p>602.172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550.23">
                <text:p>550.23</text:p>
              </table:table-cell>
              <table:table-cell office:value-type="float" office:value="603.59">
                <text:p>603.59</text:p>
              </table:table-cell>
              <table:table-cell office:value-type="float" office:value="564.586">
                <text:p>564.586</text:p>
              </table:table-cell>
              <table:table-cell office:value-type="float" office:value="603.588">
                <text:p>603.588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550.67">
                <text:p>550.67</text:p>
              </table:table-cell>
              <table:table-cell office:value-type="float" office:value="604.29">
                <text:p>604.29</text:p>
              </table:table-cell>
              <table:table-cell office:value-type="float" office:value="565.086">
                <text:p>565.086</text:p>
              </table:table-cell>
              <table:table-cell office:value-type="float" office:value="604.294">
                <text:p>604.294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551.12">
                <text:p>551.12</text:p>
              </table:table-cell>
              <table:table-cell office:value-type="float" office:value="604.12">
                <text:p>604.12</text:p>
              </table:table-cell>
              <table:table-cell office:value-type="float" office:value="565.585">
                <text:p>565.585</text:p>
              </table:table-cell>
              <table:table-cell office:value-type="float" office:value="604.122">
                <text:p>604.122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551.61">
                <text:p>551.61</text:p>
              </table:table-cell>
              <table:table-cell office:value-type="float" office:value="604.8">
                <text:p>604.8</text:p>
              </table:table-cell>
              <table:table-cell office:value-type="float" office:value="566.092">
                <text:p>566.092</text:p>
              </table:table-cell>
              <table:table-cell office:value-type="float" office:value="604.804">
                <text:p>604.804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552.05">
                <text:p>552.05</text:p>
              </table:table-cell>
              <table:table-cell office:value-type="float" office:value="606.59">
                <text:p>606.59</text:p>
              </table:table-cell>
              <table:table-cell office:value-type="float" office:value="566.591">
                <text:p>566.591</text:p>
              </table:table-cell>
              <table:table-cell office:value-type="float" office:value="606.59">
                <text:p>606.59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552.49">
                <text:p>552.49</text:p>
              </table:table-cell>
              <table:table-cell office:value-type="float" office:value="607.92">
                <text:p>607.92</text:p>
              </table:table-cell>
              <table:table-cell office:value-type="float" office:value="567.138">
                <text:p>567.138</text:p>
              </table:table-cell>
              <table:table-cell office:value-type="float" office:value="607.918">
                <text:p>607.918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552.94">
                <text:p>552.94</text:p>
              </table:table-cell>
              <table:table-cell office:value-type="float" office:value="609.44">
                <text:p>609.44</text:p>
              </table:table-cell>
              <table:table-cell office:value-type="float" office:value="567.701">
                <text:p>567.701</text:p>
              </table:table-cell>
              <table:table-cell office:value-type="float" office:value="609.442">
                <text:p>609.442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553.38">
                <text:p>553.38</text:p>
              </table:table-cell>
              <table:table-cell office:value-type="float" office:value="610.85">
                <text:p>610.85</text:p>
              </table:table-cell>
              <table:table-cell office:value-type="float" office:value="568.228">
                <text:p>568.228</text:p>
              </table:table-cell>
              <table:table-cell office:value-type="float" office:value="610.846">
                <text:p>610.846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553.82">
                <text:p>553.82</text:p>
              </table:table-cell>
              <table:table-cell office:value-type="float" office:value="608.89">
                <text:p>608.89</text:p>
              </table:table-cell>
              <table:table-cell office:value-type="float" office:value="568.671">
                <text:p>568.671</text:p>
              </table:table-cell>
              <table:table-cell office:value-type="float" office:value="608.888">
                <text:p>608.888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554.26">
                <text:p>554.26</text:p>
              </table:table-cell>
              <table:table-cell office:value-type="float" office:value="606.39">
                <text:p>606.39</text:p>
              </table:table-cell>
              <table:table-cell office:value-type="float" office:value="569.074">
                <text:p>569.074</text:p>
              </table:table-cell>
              <table:table-cell office:value-type="float" office:value="606.39">
                <text:p>606.39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554.7">
                <text:p>554.7</text:p>
              </table:table-cell>
              <table:table-cell office:value-type="float" office:value="602.94">
                <text:p>602.94</text:p>
              </table:table-cell>
              <table:table-cell office:value-type="float" office:value="569.46">
                <text:p>569.46</text:p>
              </table:table-cell>
              <table:table-cell office:value-type="float" office:value="602.94">
                <text:p>602.94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555.15">
                <text:p>555.15</text:p>
              </table:table-cell>
              <table:table-cell office:value-type="float" office:value="599.26">
                <text:p>599.26</text:p>
              </table:table-cell>
              <table:table-cell office:value-type="float" office:value="569.847">
                <text:p>569.847</text:p>
              </table:table-cell>
              <table:table-cell office:value-type="float" office:value="599.262">
                <text:p>599.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